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_withbutton_train_noposeobs_GRUrewards_10-4_13-2021GRU_lookahead_pos2rewardifbuttonpress10_23_2021" table:style-name="ta1">
        <table:shapes>
          <draw:frame draw:z-index="0" draw:style-name="gr1" draw:text-style-name="P1" svg:width="6.2988in" svg:height="3.5429in" svg:x="18.0488in" svg:y="0.1228in">
            <draw:object draw:notify-on-update-of-ranges="'rewardlist_cylinder_withbutton_train_noposeobs_GRUrewards_10-4_13-2021GRU_lookahead_pos2rewardifbuttonpress10_23_2021'.B2:'rewardlist_cylinder_withbutton_train_noposeobs_GRUrewards_10-4_13-2021GRU_lookahead_pos2rewardifbuttonpress10_23_2021'.B5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7in" svg:height="3.5453in" svg:x="11.4126in" svg:y="0in">
            <draw:object draw:notify-on-update-of-ranges="'rewardlist_cylinder_withbutton_train_noposeobs_GRUrewards_10-4_13-2021GRU_lookahead_pos2rewardifbuttonpress10_23_2021'.A1:'rewardlist_cylinder_withbutton_train_noposeobs_GRUrewards_10-4_13-2021GRU_lookahead_pos2rewardifbuttonpress10_23_2021'.A1 'rewardlist_cylinder_withbutton_train_noposeobs_GRUrewards_10-4_13-2021GRU_lookahead_pos2rewardifbuttonpress10_23_2021'.A2:'rewardlist_cylinder_withbutton_train_noposeobs_GRUrewards_10-4_13-2021GRU_lookahead_pos2rewardifbuttonpress10_23_2021'.A5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57in" svg:height="3.5449in" svg:x="18.0543in" svg:y="4.1098in">
            <draw:object draw:notify-on-update-of-ranges="'rewardlist_cylinder_withbutton_train_noposeobs_GRUrewards_10-4_13-2021GRU_lookahead_pos2rewardifbuttonpress10_23_2021'.G2:'rewardlist_cylinder_withbutton_train_noposeobs_GRUrewards_10-4_13-2021GRU_lookahead_pos2rewardifbuttonpress10_23_2021'.G5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57in" svg:height="3.5453in" svg:x="11.4343in" svg:y="3.9528in">
            <draw:object draw:notify-on-update-of-ranges="'rewardlist_cylinder_withbutton_train_noposeobs_GRUrewards_10-4_13-2021GRU_lookahead_pos2rewardifbuttonpress10_23_2021'.F1:'rewardlist_cylinder_withbutton_train_noposeobs_GRUrewards_10-4_13-2021GRU_lookahead_pos2rewardifbuttonpress10_23_2021'.F1 'rewardlist_cylinder_withbutton_train_noposeobs_GRUrewards_10-4_13-2021GRU_lookahead_pos2rewardifbuttonpress10_23_2021'.F2:'rewardlist_cylinder_withbutton_train_noposeobs_GRUrewards_10-4_13-2021GRU_lookahead_pos2rewardifbuttonpress10_23_2021'.F5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wardlist</text:p>
          </table:table-cell>
          <table:table-cell/>
          <table:table-cell office:value-type="string" calcext:value-type="string">
            <text:p>ButtonData</text:p>
          </table:table-cell>
          <table:table-cell/>
          <table:table-cell office:value-type="string" calcext:value-type="string">
            <text:p>Zposition(Inches)</text:p>
          </table:table-cell>
          <table:table-cell office:value-type="string" calcext:value-type="string">
            <text:p>Zposition(mm)</text:p>
          </table:table-cell>
          <table:table-cell table:number-columns-repeated="5"/>
        </table:table-row>
        <table:table-row table:style-name="ro1">
          <table:table-cell office:value-type="float" office:value="0.102307498455048" calcext:value-type="float">
            <text:p>0.102307498455048</text:p>
          </table:table-cell>
          <table:table-cell table:formula="of:=AVERAGE([.A$2:.A2])" office:value-type="float" office:value="0.102307498455048" calcext:value-type="float">
            <text:p>0.102307498455048</text:p>
          </table:table-cell>
          <table:table-cell office:value-type="float" office:value="0" calcext:value-type="float">
            <text:p>0</text:p>
          </table:table-cell>
          <table:table-cell table:formula="of:=AVERAGE([.C$2:.C2])" office:value-type="float" office:value="0" calcext:value-type="float">
            <text:p>0</text:p>
          </table:table-cell>
          <table:table-cell office:value-type="float" office:value="11.2627742134362" calcext:value-type="float">
            <text:p>11.2627742134362</text:p>
          </table:table-cell>
          <table:table-cell office:value-type="float" office:value="286.074465021281" calcext:value-type="float">
            <text:p>286.074465021281</text:p>
          </table:table-cell>
          <table:table-cell table:formula="of:=AVERAGE([.F$2:.F2])" office:value-type="float" office:value="286.074465021281" calcext:value-type="float">
            <text:p>286.074465021281</text:p>
          </table:table-cell>
          <table:table-cell table:number-columns-repeated="4"/>
        </table:table-row>
        <table:table-row table:style-name="ro1">
          <table:table-cell office:value-type="float" office:value="0.366982132196426" calcext:value-type="float">
            <text:p>0.366982132196426</text:p>
          </table:table-cell>
          <table:table-cell table:formula="of:=AVERAGE([.A$2:.A3])" office:value-type="float" office:value="0.234644815325737" calcext:value-type="float">
            <text:p>0.234644815325737</text:p>
          </table:table-cell>
          <table:table-cell office:value-type="float" office:value="0" calcext:value-type="float">
            <text:p>0</text:p>
          </table:table-cell>
          <table:table-cell table:formula="of:=AVERAGE([.C$2:.C3])" office:value-type="float" office:value="0" calcext:value-type="float">
            <text:p>0</text:p>
          </table:table-cell>
          <table:table-cell office:value-type="float" office:value="11.2226982814223" calcext:value-type="float">
            <text:p>11.2226982814223</text:p>
          </table:table-cell>
          <table:table-cell office:value-type="float" office:value="285.056536348125" calcext:value-type="float">
            <text:p>285.056536348125</text:p>
          </table:table-cell>
          <table:table-cell table:formula="of:=AVERAGE([.F$2:.F3])" office:value-type="float" office:value="285.565500684703" calcext:value-type="float">
            <text:p>285.565500684703</text:p>
          </table:table-cell>
          <table:table-cell table:number-columns-repeated="4"/>
        </table:table-row>
        <table:table-row table:style-name="ro1">
          <table:table-cell office:value-type="float" office:value="-0.277596086263657" calcext:value-type="float">
            <text:p>-0.277596086263657</text:p>
          </table:table-cell>
          <table:table-cell table:formula="of:=AVERAGE([.A$2:.A4])" office:value-type="float" office:value="0.0638978481292725" calcext:value-type="float">
            <text:p>0.063897848129273</text:p>
          </table:table-cell>
          <table:table-cell office:value-type="float" office:value="0" calcext:value-type="float">
            <text:p>0</text:p>
          </table:table-cell>
          <table:table-cell table:formula="of:=AVERAGE([.C$2:.C4])" office:value-type="float" office:value="0" calcext:value-type="float">
            <text:p>0</text:p>
          </table:table-cell>
          <table:table-cell office:value-type="float" office:value="11.3121252433121" calcext:value-type="float">
            <text:p>11.3121252433121</text:p>
          </table:table-cell>
          <table:table-cell office:value-type="float" office:value="287.327981180128" calcext:value-type="float">
            <text:p>287.327981180128</text:p>
          </table:table-cell>
          <table:table-cell table:formula="of:=AVERAGE([.F$2:.F4])" office:value-type="float" office:value="286.152994183178" calcext:value-type="float">
            <text:p>286.152994183178</text:p>
          </table:table-cell>
          <table:table-cell table:number-columns-repeated="4"/>
        </table:table-row>
        <table:table-row table:style-name="ro1">
          <table:table-cell office:value-type="float" office:value="-0.173799097537994" calcext:value-type="float">
            <text:p>-0.173799097537994</text:p>
          </table:table-cell>
          <table:table-cell table:formula="of:=AVERAGE([.A$2:.A5])" office:value-type="float" office:value="0.00447361171245575" calcext:value-type="float">
            <text:p>0.004473611712456</text:p>
          </table:table-cell>
          <table:table-cell office:value-type="float" office:value="0" calcext:value-type="float">
            <text:p>0</text:p>
          </table:table-cell>
          <table:table-cell table:formula="of:=AVERAGE([.C$2:.C5])" office:value-type="float" office:value="0" calcext:value-type="float">
            <text:p>0</text:p>
          </table:table-cell>
          <table:table-cell office:value-type="float" office:value="11.2655209565222" calcext:value-type="float">
            <text:p>11.2655209565222</text:p>
          </table:table-cell>
          <table:table-cell office:value-type="float" office:value="286.144232295665" calcext:value-type="float">
            <text:p>286.144232295665</text:p>
          </table:table-cell>
          <table:table-cell table:formula="of:=AVERAGE([.F$2:.F5])" office:value-type="float" office:value="286.1508037113" calcext:value-type="float">
            <text:p>286.1508037113</text:p>
          </table:table-cell>
          <table:table-cell table:number-columns-repeated="4"/>
        </table:table-row>
        <table:table-row table:style-name="ro1">
          <table:table-cell office:value-type="float" office:value="0.199887126684189" calcext:value-type="float">
            <text:p>0.199887126684189</text:p>
          </table:table-cell>
          <table:table-cell table:formula="of:=AVERAGE([.A$2:.A6])" office:value-type="float" office:value="0.0435563147068024" calcext:value-type="float">
            <text:p>0.043556314706802</text:p>
          </table:table-cell>
          <table:table-cell office:value-type="float" office:value="0" calcext:value-type="float">
            <text:p>0</text:p>
          </table:table-cell>
          <table:table-cell table:formula="of:=AVERAGE([.C$2:.C6])" office:value-type="float" office:value="0" calcext:value-type="float">
            <text:p>0</text:p>
          </table:table-cell>
          <table:table-cell office:value-type="float" office:value="11.3996256130844" calcext:value-type="float">
            <text:p>11.3996256130844</text:p>
          </table:table-cell>
          <table:table-cell office:value-type="float" office:value="289.550490572345" calcext:value-type="float">
            <text:p>289.550490572345</text:p>
          </table:table-cell>
          <table:table-cell table:formula="of:=AVERAGE([.F$2:.F6])" office:value-type="float" office:value="286.830741083509" calcext:value-type="float">
            <text:p>286.830741083509</text:p>
          </table:table-cell>
          <table:table-cell table:number-columns-repeated="4"/>
        </table:table-row>
        <table:table-row table:style-name="ro1">
          <table:table-cell office:value-type="float" office:value="-0.692452907562256" calcext:value-type="float">
            <text:p>-0.692452907562256</text:p>
          </table:table-cell>
          <table:table-cell table:formula="of:=AVERAGE([.A$2:.A7])" office:value-type="float" office:value="-0.0791118890047073" calcext:value-type="float">
            <text:p>-0.079111889004707</text:p>
          </table:table-cell>
          <table:table-cell office:value-type="float" office:value="0" calcext:value-type="float">
            <text:p>0</text:p>
          </table:table-cell>
          <table:table-cell table:formula="of:=AVERAGE([.C$2:.C7])" office:value-type="float" office:value="0" calcext:value-type="float">
            <text:p>0</text:p>
          </table:table-cell>
          <table:table-cell office:value-type="float" office:value="11.3643145352662" calcext:value-type="float">
            <text:p>11.3643145352662</text:p>
          </table:table-cell>
          <table:table-cell office:value-type="float" office:value="288.65358919576" calcext:value-type="float">
            <text:p>288.65358919576</text:p>
          </table:table-cell>
          <table:table-cell table:formula="of:=AVERAGE([.F$2:.F7])" office:value-type="float" office:value="287.134549102217" calcext:value-type="float">
            <text:p>287.134549102217</text:p>
          </table:table-cell>
          <table:table-cell table:number-columns-repeated="4"/>
        </table:table-row>
        <table:table-row table:style-name="ro1">
          <table:table-cell office:value-type="float" office:value="-0.0347556471824646" calcext:value-type="float">
            <text:p>-0.034755647182465</text:p>
          </table:table-cell>
          <table:table-cell table:formula="of:=AVERAGE([.A$2:.A8])" office:value-type="float" office:value="-0.0727752830301012" calcext:value-type="float">
            <text:p>-0.072775283030101</text:p>
          </table:table-cell>
          <table:table-cell office:value-type="float" office:value="0" calcext:value-type="float">
            <text:p>0</text:p>
          </table:table-cell>
          <table:table-cell table:formula="of:=AVERAGE([.C$2:.C8])" office:value-type="float" office:value="0" calcext:value-type="float">
            <text:p>0</text:p>
          </table:table-cell>
          <table:table-cell office:value-type="float" office:value="11.4278955951065" calcext:value-type="float">
            <text:p>11.4278955951065</text:p>
          </table:table-cell>
          <table:table-cell office:value-type="float" office:value="290.268548115705" calcext:value-type="float">
            <text:p>290.268548115705</text:p>
          </table:table-cell>
          <table:table-cell table:formula="of:=AVERAGE([.F$2:.F8])" office:value-type="float" office:value="287.582263247001" calcext:value-type="float">
            <text:p>287.582263247001</text:p>
          </table:table-cell>
          <table:table-cell table:number-columns-repeated="4"/>
        </table:table-row>
        <table:table-row table:style-name="ro1">
          <table:table-cell office:value-type="float" office:value="-0.322187155485153" calcext:value-type="float">
            <text:p>-0.322187155485153</text:p>
          </table:table-cell>
          <table:table-cell table:formula="of:=AVERAGE([.A$2:.A9])" office:value-type="float" office:value="-0.103951767086983" calcext:value-type="float">
            <text:p>-0.103951767086983</text:p>
          </table:table-cell>
          <table:table-cell office:value-type="float" office:value="0" calcext:value-type="float">
            <text:p>0</text:p>
          </table:table-cell>
          <table:table-cell table:formula="of:=AVERAGE([.C$2:.C9])" office:value-type="float" office:value="0" calcext:value-type="float">
            <text:p>0</text:p>
          </table:table-cell>
          <table:table-cell office:value-type="float" office:value="11.3751900421709" calcext:value-type="float">
            <text:p>11.3751900421709</text:p>
          </table:table-cell>
          <table:table-cell office:value-type="float" office:value="288.92982707114" calcext:value-type="float">
            <text:p>288.92982707114</text:p>
          </table:table-cell>
          <table:table-cell table:formula="of:=AVERAGE([.F$2:.F9])" office:value-type="float" office:value="287.750708725019" calcext:value-type="float">
            <text:p>287.750708725019</text:p>
          </table:table-cell>
          <table:table-cell table:number-columns-repeated="4"/>
        </table:table-row>
        <table:table-row table:style-name="ro1">
          <table:table-cell office:value-type="float" office:value="-0.0931984484195709" calcext:value-type="float">
            <text:p>-0.093198448419571</text:p>
          </table:table-cell>
          <table:table-cell table:formula="of:=AVERAGE([.A$2:.A10])" office:value-type="float" office:value="-0.102756953901715" calcext:value-type="float">
            <text:p>-0.102756953901715</text:p>
          </table:table-cell>
          <table:table-cell office:value-type="float" office:value="0" calcext:value-type="float">
            <text:p>0</text:p>
          </table:table-cell>
          <table:table-cell table:formula="of:=AVERAGE([.C$2:.C10])" office:value-type="float" office:value="0" calcext:value-type="float">
            <text:p>0</text:p>
          </table:table-cell>
          <table:table-cell office:value-type="float" office:value="11.3577955670536" calcext:value-type="float">
            <text:p>11.3577955670536</text:p>
          </table:table-cell>
          <table:table-cell office:value-type="float" office:value="288.48800740316" calcext:value-type="float">
            <text:p>288.48800740316</text:p>
          </table:table-cell>
          <table:table-cell table:formula="of:=AVERAGE([.F$2:.F10])" office:value-type="float" office:value="287.832630800368" calcext:value-type="float">
            <text:p>287.832630800368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349608063697815" calcext:value-type="float">
            <text:p>-0.349608063697815</text:p>
          </table:table-cell>
          <table:table-cell table:formula="of:=AVERAGE([.A$2:.A11])" office:value-type="float" office:value="-0.127442064881325" calcext:value-type="float">
            <text:p>-0.127442064881325</text:p>
          </table:table-cell>
          <table:table-cell office:value-type="float" office:value="0" calcext:value-type="float">
            <text:p>0</text:p>
          </table:table-cell>
          <table:table-cell table:formula="of:=AVERAGE([.C$2:.C11])" office:value-type="float" office:value="0" calcext:value-type="float">
            <text:p>0</text:p>
          </table:table-cell>
          <table:table-cell office:value-type="float" office:value="11.5171007994384" calcext:value-type="float">
            <text:p>11.5171007994384</text:p>
          </table:table-cell>
          <table:table-cell office:value-type="float" office:value="292.534360305734" calcext:value-type="float">
            <text:p>292.534360305734</text:p>
          </table:table-cell>
          <table:table-cell table:formula="of:=AVERAGE([.F$2:.F11])" office:value-type="float" office:value="288.302803750904" calcext:value-type="float">
            <text:p>288.302803750904</text:p>
          </table:table-cell>
          <table:table-cell table:number-columns-repeated="4"/>
        </table:table-row>
        <table:table-row table:style-name="ro1">
          <table:table-cell office:value-type="float" office:value="1.49562668800354" calcext:value-type="float">
            <text:p>1.49562668800354</text:p>
          </table:table-cell>
          <table:table-cell table:formula="of:=AVERAGE([.A$2:.A12])" office:value-type="float" office:value="0.0201096399263902" calcext:value-type="float">
            <text:p>0.02010963992639</text:p>
          </table:table-cell>
          <table:table-cell office:value-type="float" office:value="0" calcext:value-type="float">
            <text:p>0</text:p>
          </table:table-cell>
          <table:table-cell table:formula="of:=AVERAGE([.C$2:.C12])" office:value-type="float" office:value="0" calcext:value-type="float">
            <text:p>0</text:p>
          </table:table-cell>
          <table:table-cell office:value-type="float" office:value="11.2099689282656" calcext:value-type="float">
            <text:p>11.2099689282656</text:p>
          </table:table-cell>
          <table:table-cell office:value-type="float" office:value="284.733210777945" calcext:value-type="float">
            <text:p>284.733210777945</text:p>
          </table:table-cell>
          <table:table-cell table:formula="of:=AVERAGE([.F$2:.F12])" office:value-type="float" office:value="287.978295298817" calcext:value-type="float">
            <text:p>287.978295298817</text:p>
          </table:table-cell>
          <table:table-cell table:number-columns-repeated="4"/>
        </table:table-row>
        <table:table-row table:style-name="ro1">
          <table:table-cell office:value-type="float" office:value="-0.484049379825592" calcext:value-type="float">
            <text:p>-0.484049379825592</text:p>
          </table:table-cell>
          <table:table-cell table:formula="of:=AVERAGE([.A$2:.A13])" office:value-type="float" office:value="-0.0219036117196083" calcext:value-type="float">
            <text:p>-0.021903611719608</text:p>
          </table:table-cell>
          <table:table-cell office:value-type="float" office:value="0" calcext:value-type="float">
            <text:p>0</text:p>
          </table:table-cell>
          <table:table-cell table:formula="of:=AVERAGE([.C$2:.C13])" office:value-type="float" office:value="0" calcext:value-type="float">
            <text:p>0</text:p>
          </table:table-cell>
          <table:table-cell office:value-type="float" office:value="11.4155956772208" calcext:value-type="float">
            <text:p>11.4155956772208</text:p>
          </table:table-cell>
          <table:table-cell office:value-type="float" office:value="289.956130201409" calcext:value-type="float">
            <text:p>289.956130201409</text:p>
          </table:table-cell>
          <table:table-cell table:formula="of:=AVERAGE([.F$2:.F13])" office:value-type="float" office:value="288.143114874033" calcext:value-type="float">
            <text:p>288.143114874033</text:p>
          </table:table-cell>
          <table:table-cell table:number-columns-repeated="4"/>
        </table:table-row>
        <table:table-row table:style-name="ro1">
          <table:table-cell office:value-type="float" office:value="-0.684079647064209" calcext:value-type="float">
            <text:p>-0.684079647064209</text:p>
          </table:table-cell>
          <table:table-cell table:formula="of:=AVERAGE([.A$2:.A14])" office:value-type="float" office:value="-0.0728402298230391" calcext:value-type="float">
            <text:p>-0.072840229823039</text:p>
          </table:table-cell>
          <table:table-cell office:value-type="float" office:value="0" calcext:value-type="float">
            <text:p>0</text:p>
          </table:table-cell>
          <table:table-cell table:formula="of:=AVERAGE([.C$2:.C14])" office:value-type="float" office:value="0" calcext:value-type="float">
            <text:p>0</text:p>
          </table:table-cell>
          <table:table-cell office:value-type="float" office:value="11.4118328386575" calcext:value-type="float">
            <text:p>11.4118328386575</text:p>
          </table:table-cell>
          <table:table-cell office:value-type="float" office:value="289.8605541019" calcext:value-type="float">
            <text:p>289.8605541019</text:p>
          </table:table-cell>
          <table:table-cell table:formula="of:=AVERAGE([.F$2:.F14])" office:value-type="float" office:value="288.275225583869" calcext:value-type="float">
            <text:p>288.275225583869</text:p>
          </table:table-cell>
          <table:table-cell table:number-columns-repeated="4"/>
        </table:table-row>
        <table:table-row table:style-name="ro1">
          <table:table-cell office:value-type="float" office:value="0.086771547794342" calcext:value-type="float">
            <text:p>0.086771547794342</text:p>
          </table:table-cell>
          <table:table-cell table:formula="of:=AVERAGE([.A$2:.A15])" office:value-type="float" office:value="-0.0614393885646548" calcext:value-type="float">
            <text:p>-0.061439388564655</text:p>
          </table:table-cell>
          <table:table-cell office:value-type="float" office:value="0" calcext:value-type="float">
            <text:p>0</text:p>
          </table:table-cell>
          <table:table-cell table:formula="of:=AVERAGE([.C$2:.C15])" office:value-type="float" office:value="0" calcext:value-type="float">
            <text:p>0</text:p>
          </table:table-cell>
          <table:table-cell office:value-type="float" office:value="11.3714811763465" calcext:value-type="float">
            <text:p>11.3714811763465</text:p>
          </table:table-cell>
          <table:table-cell office:value-type="float" office:value="288.835621879202" calcext:value-type="float">
            <text:p>288.835621879202</text:p>
          </table:table-cell>
          <table:table-cell table:formula="of:=AVERAGE([.F$2:.F15])" office:value-type="float" office:value="288.315253890679" calcext:value-type="float">
            <text:p>288.315253890679</text:p>
          </table:table-cell>
          <table:table-cell table:number-columns-repeated="4"/>
        </table:table-row>
        <table:table-row table:style-name="ro1">
          <table:table-cell office:value-type="float" office:value="-1.08464729785919" calcext:value-type="float">
            <text:p>-1.08464729785919</text:p>
          </table:table-cell>
          <table:table-cell table:formula="of:=AVERAGE([.A$2:.A16])" office:value-type="float" office:value="-0.129653249184291" calcext:value-type="float">
            <text:p>-0.129653249184291</text:p>
          </table:table-cell>
          <table:table-cell office:value-type="float" office:value="0" calcext:value-type="float">
            <text:p>0</text:p>
          </table:table-cell>
          <table:table-cell table:formula="of:=AVERAGE([.C$2:.C16])" office:value-type="float" office:value="0" calcext:value-type="float">
            <text:p>0</text:p>
          </table:table-cell>
          <table:table-cell office:value-type="float" office:value="11.3557434296519" calcext:value-type="float">
            <text:p>11.3557434296519</text:p>
          </table:table-cell>
          <table:table-cell office:value-type="float" office:value="288.435883113157" calcext:value-type="float">
            <text:p>288.435883113157</text:p>
          </table:table-cell>
          <table:table-cell table:formula="of:=AVERAGE([.F$2:.F16])" office:value-type="float" office:value="288.323295838844" calcext:value-type="float">
            <text:p>288.323295838844</text:p>
          </table:table-cell>
          <table:table-cell table:number-columns-repeated="4"/>
        </table:table-row>
        <table:table-row table:style-name="ro1">
          <table:table-cell office:value-type="float" office:value="-0.370496243238449" calcext:value-type="float">
            <text:p>-0.370496243238449</text:p>
          </table:table-cell>
          <table:table-cell table:formula="of:=AVERAGE([.A$2:.A17])" office:value-type="float" office:value="-0.144705936312675" calcext:value-type="float">
            <text:p>-0.144705936312675</text:p>
          </table:table-cell>
          <table:table-cell office:value-type="float" office:value="0" calcext:value-type="float">
            <text:p>0</text:p>
          </table:table-cell>
          <table:table-cell table:formula="of:=AVERAGE([.C$2:.C17])" office:value-type="float" office:value="0" calcext:value-type="float">
            <text:p>0</text:p>
          </table:table-cell>
          <table:table-cell office:value-type="float" office:value="11.428687586385" calcext:value-type="float">
            <text:p>11.428687586385</text:p>
          </table:table-cell>
          <table:table-cell office:value-type="float" office:value="290.288664694179" calcext:value-type="float">
            <text:p>290.288664694179</text:p>
          </table:table-cell>
          <table:table-cell table:formula="of:=AVERAGE([.F$2:.F17])" office:value-type="float" office:value="288.446131392302" calcext:value-type="float">
            <text:p>288.446131392302</text:p>
          </table:table-cell>
          <table:table-cell table:number-columns-repeated="4"/>
        </table:table-row>
        <table:table-row table:style-name="ro1">
          <table:table-cell office:value-type="float" office:value="-1.02418625354767" calcext:value-type="float">
            <text:p>-1.02418625354767</text:p>
          </table:table-cell>
          <table:table-cell table:formula="of:=AVERAGE([.A$2:.A18])" office:value-type="float" office:value="-0.196440072620616" calcext:value-type="float">
            <text:p>-0.196440072620616</text:p>
          </table:table-cell>
          <table:table-cell office:value-type="float" office:value="0" calcext:value-type="float">
            <text:p>0</text:p>
          </table:table-cell>
          <table:table-cell table:formula="of:=AVERAGE([.C$2:.C18])" office:value-type="float" office:value="0" calcext:value-type="float">
            <text:p>0</text:p>
          </table:table-cell>
          <table:table-cell office:value-type="float" office:value="11.2693295545816" calcext:value-type="float">
            <text:p>11.2693295545816</text:p>
          </table:table-cell>
          <table:table-cell office:value-type="float" office:value="286.240970686374" calcext:value-type="float">
            <text:p>286.240970686374</text:p>
          </table:table-cell>
          <table:table-cell table:formula="of:=AVERAGE([.F$2:.F18])" office:value-type="float" office:value="288.316416056659" calcext:value-type="float">
            <text:p>288.316416056659</text:p>
          </table:table-cell>
          <table:table-cell table:number-columns-repeated="4"/>
        </table:table-row>
        <table:table-row table:style-name="ro1">
          <table:table-cell office:value-type="float" office:value="-1.10610961914063" calcext:value-type="float">
            <text:p>-1.10610961914063</text:p>
          </table:table-cell>
          <table:table-cell table:formula="of:=AVERAGE([.A$2:.A19])" office:value-type="float" office:value="-0.246977269649506" calcext:value-type="float">
            <text:p>-0.246977269649506</text:p>
          </table:table-cell>
          <table:table-cell office:value-type="float" office:value="0" calcext:value-type="float">
            <text:p>0</text:p>
          </table:table-cell>
          <table:table-cell table:formula="of:=AVERAGE([.C$2:.C19])" office:value-type="float" office:value="0" calcext:value-type="float">
            <text:p>0</text:p>
          </table:table-cell>
          <table:table-cell office:value-type="float" office:value="11.4310682535023" calcext:value-type="float">
            <text:p>11.4310682535023</text:p>
          </table:table-cell>
          <table:table-cell office:value-type="float" office:value="290.349133638957" calcext:value-type="float">
            <text:p>290.349133638957</text:p>
          </table:table-cell>
          <table:table-cell table:formula="of:=AVERAGE([.F$2:.F19])" office:value-type="float" office:value="288.429344811232" calcext:value-type="float">
            <text:p>288.429344811232</text:p>
          </table:table-cell>
          <table:table-cell table:number-columns-repeated="4"/>
        </table:table-row>
        <table:table-row table:style-name="ro1">
          <table:table-cell office:value-type="float" office:value="-0.293633162975311" calcext:value-type="float">
            <text:p>-0.293633162975311</text:p>
          </table:table-cell>
          <table:table-cell table:formula="of:=AVERAGE([.A$2:.A20])" office:value-type="float" office:value="-0.249432842982443" calcext:value-type="float">
            <text:p>-0.249432842982443</text:p>
          </table:table-cell>
          <table:table-cell office:value-type="float" office:value="0" calcext:value-type="float">
            <text:p>0</text:p>
          </table:table-cell>
          <table:table-cell table:formula="of:=AVERAGE([.C$2:.C20])" office:value-type="float" office:value="0" calcext:value-type="float">
            <text:p>0</text:p>
          </table:table-cell>
          <table:table-cell office:value-type="float" office:value="11.3754141463697" calcext:value-type="float">
            <text:p>11.3754141463697</text:p>
          </table:table-cell>
          <table:table-cell office:value-type="float" office:value="288.93551931779" calcext:value-type="float">
            <text:p>288.93551931779</text:p>
          </table:table-cell>
          <table:table-cell table:formula="of:=AVERAGE([.F$2:.F20])" office:value-type="float" office:value="288.455985574735" calcext:value-type="float">
            <text:p>288.455985574735</text:p>
          </table:table-cell>
          <table:table-cell table:number-columns-repeated="4"/>
        </table:table-row>
        <table:table-row table:style-name="ro1">
          <table:table-cell office:value-type="float" office:value="-1.00032341480255" calcext:value-type="float">
            <text:p>-1.00032341480255</text:p>
          </table:table-cell>
          <table:table-cell table:formula="of:=AVERAGE([.A$2:.A21])" office:value-type="float" office:value="-0.286977371573448" calcext:value-type="float">
            <text:p>-0.286977371573448</text:p>
          </table:table-cell>
          <table:table-cell office:value-type="float" office:value="0" calcext:value-type="float">
            <text:p>0</text:p>
          </table:table-cell>
          <table:table-cell table:formula="of:=AVERAGE([.C$2:.C21])" office:value-type="float" office:value="0" calcext:value-type="float">
            <text:p>0</text:p>
          </table:table-cell>
          <table:table-cell office:value-type="float" office:value="11.4343793637067" calcext:value-type="float">
            <text:p>11.4343793637067</text:p>
          </table:table-cell>
          <table:table-cell office:value-type="float" office:value="290.43323583815" calcext:value-type="float">
            <text:p>290.43323583815</text:p>
          </table:table-cell>
          <table:table-cell table:formula="of:=AVERAGE([.F$2:.F21])" office:value-type="float" office:value="288.554848087905" calcext:value-type="float">
            <text:p>288.554848087905</text:p>
          </table:table-cell>
          <table:table-cell table:number-columns-repeated="4"/>
        </table:table-row>
        <table:table-row table:style-name="ro1">
          <table:table-cell office:value-type="float" office:value="-0.793768048286438" calcext:value-type="float">
            <text:p>-0.793768048286438</text:p>
          </table:table-cell>
          <table:table-cell table:formula="of:=AVERAGE([.A$2:.A22])" office:value-type="float" office:value="-0.311110260940733" calcext:value-type="float">
            <text:p>-0.311110260940733</text:p>
          </table:table-cell>
          <table:table-cell office:value-type="float" office:value="0" calcext:value-type="float">
            <text:p>0</text:p>
          </table:table-cell>
          <table:table-cell table:formula="of:=AVERAGE([.C$2:.C22])" office:value-type="float" office:value="0" calcext:value-type="float">
            <text:p>0</text:p>
          </table:table-cell>
          <table:table-cell office:value-type="float" office:value="11.4125157111377" calcext:value-type="float">
            <text:p>11.4125157111377</text:p>
          </table:table-cell>
          <table:table-cell office:value-type="float" office:value="289.877899062896" calcext:value-type="float">
            <text:p>289.877899062896</text:p>
          </table:table-cell>
          <table:table-cell table:formula="of:=AVERAGE([.F$2:.F22])" office:value-type="float" office:value="288.617850515286" calcext:value-type="float">
            <text:p>288.617850515286</text:p>
          </table:table-cell>
          <table:table-cell table:number-columns-repeated="4"/>
        </table:table-row>
        <table:table-row table:style-name="ro1">
          <table:table-cell office:value-type="float" office:value="-0.748738527297974" calcext:value-type="float">
            <text:p>-0.748738527297974</text:p>
          </table:table-cell>
          <table:table-cell table:formula="of:=AVERAGE([.A$2:.A23])" office:value-type="float" office:value="-0.331002454866062" calcext:value-type="float">
            <text:p>-0.331002454866062</text:p>
          </table:table-cell>
          <table:table-cell office:value-type="float" office:value="0" calcext:value-type="float">
            <text:p>0</text:p>
          </table:table-cell>
          <table:table-cell table:formula="of:=AVERAGE([.C$2:.C23])" office:value-type="float" office:value="0" calcext:value-type="float">
            <text:p>0</text:p>
          </table:table-cell>
          <table:table-cell office:value-type="float" office:value="11.2654423440546" calcext:value-type="float">
            <text:p>11.2654423440546</text:p>
          </table:table-cell>
          <table:table-cell office:value-type="float" office:value="286.142235538986" calcext:value-type="float">
            <text:p>286.142235538986</text:p>
          </table:table-cell>
          <table:table-cell table:formula="of:=AVERAGE([.F$2:.F23])" office:value-type="float" office:value="288.505322561818" calcext:value-type="float">
            <text:p>288.505322561818</text:p>
          </table:table-cell>
          <table:table-cell table:number-columns-repeated="4"/>
        </table:table-row>
        <table:table-row table:style-name="ro1">
          <table:table-cell office:value-type="float" office:value="-1.1724568605423" calcext:value-type="float">
            <text:p>-1.1724568605423</text:p>
          </table:table-cell>
          <table:table-cell table:formula="of:=AVERAGE([.A$2:.A24])" office:value-type="float" office:value="-0.367587429025899" calcext:value-type="float">
            <text:p>-0.367587429025899</text:p>
          </table:table-cell>
          <table:table-cell office:value-type="float" office:value="0" calcext:value-type="float">
            <text:p>0</text:p>
          </table:table-cell>
          <table:table-cell table:formula="of:=AVERAGE([.C$2:.C24])" office:value-type="float" office:value="0" calcext:value-type="float">
            <text:p>0</text:p>
          </table:table-cell>
          <table:table-cell office:value-type="float" office:value="11.519201042977" calcext:value-type="float">
            <text:p>11.519201042977</text:p>
          </table:table-cell>
          <table:table-cell office:value-type="float" office:value="292.587706491615" calcext:value-type="float">
            <text:p>292.587706491615</text:p>
          </table:table-cell>
          <table:table-cell table:formula="of:=AVERAGE([.F$2:.F24])" office:value-type="float" office:value="288.682817515287" calcext:value-type="float">
            <text:p>288.682817515287</text:p>
          </table:table-cell>
          <table:table-cell table:number-columns-repeated="4"/>
        </table:table-row>
        <table:table-row table:style-name="ro1">
          <table:table-cell office:value-type="float" office:value="-0.438816964626312" calcext:value-type="float">
            <text:p>-0.438816964626312</text:p>
          </table:table-cell>
          <table:table-cell table:formula="of:=AVERAGE([.A$2:.A25])" office:value-type="float" office:value="-0.370555326342583" calcext:value-type="float">
            <text:p>-0.370555326342583</text:p>
          </table:table-cell>
          <table:table-cell office:value-type="float" office:value="0" calcext:value-type="float">
            <text:p>0</text:p>
          </table:table-cell>
          <table:table-cell table:formula="of:=AVERAGE([.C$2:.C25])" office:value-type="float" office:value="0" calcext:value-type="float">
            <text:p>0</text:p>
          </table:table-cell>
          <table:table-cell office:value-type="float" office:value="11.4748049452037" calcext:value-type="float">
            <text:p>11.4748049452037</text:p>
          </table:table-cell>
          <table:table-cell office:value-type="float" office:value="291.460045608173" calcext:value-type="float">
            <text:p>291.460045608173</text:p>
          </table:table-cell>
          <table:table-cell table:formula="of:=AVERAGE([.F$2:.F25])" office:value-type="float" office:value="288.798535352491" calcext:value-type="float">
            <text:p>288.798535352491</text:p>
          </table:table-cell>
          <table:table-cell table:number-columns-repeated="4"/>
        </table:table-row>
        <table:table-row table:style-name="ro1">
          <table:table-cell office:value-type="float" office:value="-0.930646777153015" calcext:value-type="float">
            <text:p>-0.930646777153015</text:p>
          </table:table-cell>
          <table:table-cell table:formula="of:=AVERAGE([.A$2:.A26])" office:value-type="float" office:value="-0.392958984375" calcext:value-type="float">
            <text:p>-0.392958984375</text:p>
          </table:table-cell>
          <table:table-cell office:value-type="float" office:value="0" calcext:value-type="float">
            <text:p>0</text:p>
          </table:table-cell>
          <table:table-cell table:formula="of:=AVERAGE([.C$2:.C26])" office:value-type="float" office:value="0" calcext:value-type="float">
            <text:p>0</text:p>
          </table:table-cell>
          <table:table-cell office:value-type="float" office:value="11.5096091486037" calcext:value-type="float">
            <text:p>11.5096091486037</text:p>
          </table:table-cell>
          <table:table-cell office:value-type="float" office:value="292.344072374533" calcext:value-type="float">
            <text:p>292.344072374533</text:p>
          </table:table-cell>
          <table:table-cell table:formula="of:=AVERAGE([.F$2:.F26])" office:value-type="float" office:value="288.940356833372" calcext:value-type="float">
            <text:p>288.940356833372</text:p>
          </table:table-cell>
          <table:table-cell table:number-columns-repeated="4"/>
        </table:table-row>
        <table:table-row table:style-name="ro1">
          <table:table-cell office:value-type="float" office:value="-0.878508448600769" calcext:value-type="float">
            <text:p>-0.878508448600769</text:p>
          </table:table-cell>
          <table:table-cell table:formula="of:=AVERAGE([.A$2:.A27])" office:value-type="float" office:value="-0.411633963768299" calcext:value-type="float">
            <text:p>-0.411633963768299</text:p>
          </table:table-cell>
          <table:table-cell office:value-type="float" office:value="0" calcext:value-type="float">
            <text:p>0</text:p>
          </table:table-cell>
          <table:table-cell table:formula="of:=AVERAGE([.C$2:.C27])" office:value-type="float" office:value="0" calcext:value-type="float">
            <text:p>0</text:p>
          </table:table-cell>
          <table:table-cell office:value-type="float" office:value="11.4759759189755" calcext:value-type="float">
            <text:p>11.4759759189755</text:p>
          </table:table-cell>
          <table:table-cell office:value-type="float" office:value="291.489788341977" calcext:value-type="float">
            <text:p>291.489788341977</text:p>
          </table:table-cell>
          <table:table-cell table:formula="of:=AVERAGE([.F$2:.F27])" office:value-type="float" office:value="289.038411891396" calcext:value-type="float">
            <text:p>289.038411891396</text:p>
          </table:table-cell>
          <table:table-cell table:number-columns-repeated="4"/>
        </table:table-row>
        <table:table-row table:style-name="ro1">
          <table:table-cell office:value-type="float" office:value="-1.30860877037048" calcext:value-type="float">
            <text:p>-1.30860877037048</text:p>
          </table:table-cell>
          <table:table-cell table:formula="of:=AVERAGE([.A$2:.A28])" office:value-type="float" office:value="-0.444855252901713" calcext:value-type="float">
            <text:p>-0.444855252901713</text:p>
          </table:table-cell>
          <table:table-cell office:value-type="float" office:value="0" calcext:value-type="float">
            <text:p>0</text:p>
          </table:table-cell>
          <table:table-cell table:formula="of:=AVERAGE([.C$2:.C28])" office:value-type="float" office:value="0" calcext:value-type="float">
            <text:p>0</text:p>
          </table:table-cell>
          <table:table-cell office:value-type="float" office:value="11.4325607170671" calcext:value-type="float">
            <text:p>11.4325607170671</text:p>
          </table:table-cell>
          <table:table-cell office:value-type="float" office:value="290.387042213505" calcext:value-type="float">
            <text:p>290.387042213505</text:p>
          </table:table-cell>
          <table:table-cell table:formula="of:=AVERAGE([.F$2:.F28])" office:value-type="float" office:value="289.088361162585" calcext:value-type="float">
            <text:p>289.088361162585</text:p>
          </table:table-cell>
          <table:table-cell table:number-columns-repeated="4"/>
        </table:table-row>
        <table:table-row table:style-name="ro1">
          <table:table-cell office:value-type="float" office:value="-0.916094422340393" calcext:value-type="float">
            <text:p>-0.916094422340393</text:p>
          </table:table-cell>
          <table:table-cell table:formula="of:=AVERAGE([.A$2:.A29])" office:value-type="float" office:value="-0.461685223238809" calcext:value-type="float">
            <text:p>-0.461685223238809</text:p>
          </table:table-cell>
          <table:table-cell office:value-type="float" office:value="0" calcext:value-type="float">
            <text:p>0</text:p>
          </table:table-cell>
          <table:table-cell table:formula="of:=AVERAGE([.C$2:.C29])" office:value-type="float" office:value="0" calcext:value-type="float">
            <text:p>0</text:p>
          </table:table-cell>
          <table:table-cell office:value-type="float" office:value="11.2640566526473" calcext:value-type="float">
            <text:p>11.2640566526473</text:p>
          </table:table-cell>
          <table:table-cell office:value-type="float" office:value="286.10703897724" calcext:value-type="float">
            <text:p>286.10703897724</text:p>
          </table:table-cell>
          <table:table-cell table:formula="of:=AVERAGE([.F$2:.F29])" office:value-type="float" office:value="288.981885370251" calcext:value-type="float">
            <text:p>288.981885370251</text:p>
          </table:table-cell>
          <table:table-cell table:number-columns-repeated="4"/>
        </table:table-row>
        <table:table-row table:style-name="ro1">
          <table:table-cell office:value-type="float" office:value="-1.04338002204895" calcext:value-type="float">
            <text:p>-1.04338002204895</text:p>
          </table:table-cell>
          <table:table-cell table:formula="of:=AVERAGE([.A$2:.A30])" office:value-type="float" office:value="-0.481743664577089" calcext:value-type="float">
            <text:p>-0.481743664577089</text:p>
          </table:table-cell>
          <table:table-cell office:value-type="float" office:value="0" calcext:value-type="float">
            <text:p>0</text:p>
          </table:table-cell>
          <table:table-cell table:formula="of:=AVERAGE([.C$2:.C30])" office:value-type="float" office:value="0" calcext:value-type="float">
            <text:p>0</text:p>
          </table:table-cell>
          <table:table-cell office:value-type="float" office:value="11.517051519981" calcext:value-type="float">
            <text:p>11.517051519981</text:p>
          </table:table-cell>
          <table:table-cell office:value-type="float" office:value="292.533108607518" calcext:value-type="float">
            <text:p>292.533108607518</text:p>
          </table:table-cell>
          <table:table-cell table:formula="of:=AVERAGE([.F$2:.F30])" office:value-type="float" office:value="289.10434134395" calcext:value-type="float">
            <text:p>289.10434134395</text:p>
          </table:table-cell>
          <table:table-cell table:number-columns-repeated="4"/>
        </table:table-row>
        <table:table-row table:style-name="ro1">
          <table:table-cell office:value-type="float" office:value="-0.459475100040436" calcext:value-type="float">
            <text:p>-0.459475100040436</text:p>
          </table:table-cell>
          <table:table-cell table:formula="of:=AVERAGE([.A$2:.A31])" office:value-type="float" office:value="-0.481001379092534" calcext:value-type="float">
            <text:p>-0.481001379092534</text:p>
          </table:table-cell>
          <table:table-cell office:value-type="float" office:value="0" calcext:value-type="float">
            <text:p>0</text:p>
          </table:table-cell>
          <table:table-cell table:formula="of:=AVERAGE([.C$2:.C31])" office:value-type="float" office:value="0" calcext:value-type="float">
            <text:p>0</text:p>
          </table:table-cell>
          <table:table-cell office:value-type="float" office:value="11.520449455896" calcext:value-type="float">
            <text:p>11.520449455896</text:p>
          </table:table-cell>
          <table:table-cell office:value-type="float" office:value="292.619416179759" calcext:value-type="float">
            <text:p>292.619416179759</text:p>
          </table:table-cell>
          <table:table-cell table:formula="of:=AVERAGE([.F$2:.F31])" office:value-type="float" office:value="289.221510505144" calcext:value-type="float">
            <text:p>289.221510505144</text:p>
          </table:table-cell>
          <table:table-cell table:number-columns-repeated="4"/>
        </table:table-row>
        <table:table-row table:style-name="ro1">
          <table:table-cell office:value-type="float" office:value="-0.402467489242554" calcext:value-type="float">
            <text:p>-0.402467489242554</text:p>
          </table:table-cell>
          <table:table-cell table:formula="of:=AVERAGE([.A$2:.A32])" office:value-type="float" office:value="-0.478468027807051" calcext:value-type="float">
            <text:p>-0.478468027807051</text:p>
          </table:table-cell>
          <table:table-cell office:value-type="float" office:value="0" calcext:value-type="float">
            <text:p>0</text:p>
          </table:table-cell>
          <table:table-cell table:formula="of:=AVERAGE([.C$2:.C32])" office:value-type="float" office:value="0" calcext:value-type="float">
            <text:p>0</text:p>
          </table:table-cell>
          <table:table-cell office:value-type="float" office:value="11.561170714137" calcext:value-type="float">
            <text:p>11.561170714137</text:p>
          </table:table-cell>
          <table:table-cell office:value-type="float" office:value="293.653736139079" calcext:value-type="float">
            <text:p>293.653736139079</text:p>
          </table:table-cell>
          <table:table-cell table:formula="of:=AVERAGE([.F$2:.F32])" office:value-type="float" office:value="289.364485525593" calcext:value-type="float">
            <text:p>289.364485525593</text:p>
          </table:table-cell>
          <table:table-cell table:number-columns-repeated="4"/>
        </table:table-row>
        <table:table-row table:style-name="ro1">
          <table:table-cell office:value-type="float" office:value="-0.454232037067413" calcext:value-type="float">
            <text:p>-0.454232037067413</text:p>
          </table:table-cell>
          <table:table-cell table:formula="of:=AVERAGE([.A$2:.A33])" office:value-type="float" office:value="-0.477710653096437" calcext:value-type="float">
            <text:p>-0.477710653096437</text:p>
          </table:table-cell>
          <table:table-cell office:value-type="float" office:value="0" calcext:value-type="float">
            <text:p>0</text:p>
          </table:table-cell>
          <table:table-cell table:formula="of:=AVERAGE([.C$2:.C33])" office:value-type="float" office:value="0" calcext:value-type="float">
            <text:p>0</text:p>
          </table:table-cell>
          <table:table-cell office:value-type="float" office:value="11.536478186053" calcext:value-type="float">
            <text:p>11.536478186053</text:p>
          </table:table-cell>
          <table:table-cell office:value-type="float" office:value="293.026545925747" calcext:value-type="float">
            <text:p>293.026545925747</text:p>
          </table:table-cell>
          <table:table-cell table:formula="of:=AVERAGE([.F$2:.F33])" office:value-type="float" office:value="289.478924913098" calcext:value-type="float">
            <text:p>289.478924913098</text:p>
          </table:table-cell>
          <table:table-cell table:number-columns-repeated="4"/>
        </table:table-row>
        <table:table-row table:style-name="ro1">
          <table:table-cell office:value-type="float" office:value="0.40894940495491" calcext:value-type="float">
            <text:p>0.40894940495491</text:p>
          </table:table-cell>
          <table:table-cell table:formula="of:=AVERAGE([.A$2:.A34])" office:value-type="float" office:value="-0.450842166488821" calcext:value-type="float">
            <text:p>-0.450842166488821</text:p>
          </table:table-cell>
          <table:table-cell office:value-type="float" office:value="0" calcext:value-type="float">
            <text:p>0</text:p>
          </table:table-cell>
          <table:table-cell table:formula="of:=AVERAGE([.C$2:.C34])" office:value-type="float" office:value="0" calcext:value-type="float">
            <text:p>0</text:p>
          </table:table-cell>
          <table:table-cell office:value-type="float" office:value="11.2677373587817" calcext:value-type="float">
            <text:p>11.2677373587817</text:p>
          </table:table-cell>
          <table:table-cell office:value-type="float" office:value="286.200528913055" calcext:value-type="float">
            <text:p>286.200528913055</text:p>
          </table:table-cell>
          <table:table-cell table:formula="of:=AVERAGE([.F$2:.F34])" office:value-type="float" office:value="289.379579579763" calcext:value-type="float">
            <text:p>289.379579579763</text:p>
          </table:table-cell>
          <table:table-cell table:number-columns-repeated="4"/>
        </table:table-row>
        <table:table-row table:style-name="ro1">
          <table:table-cell office:value-type="float" office:value="-1.20138478279114" calcext:value-type="float">
            <text:p>-1.20138478279114</text:p>
          </table:table-cell>
          <table:table-cell table:formula="of:=AVERAGE([.A$2:.A35])" office:value-type="float" office:value="-0.472916949321242" calcext:value-type="float">
            <text:p>-0.472916949321242</text:p>
          </table:table-cell>
          <table:table-cell office:value-type="float" office:value="0" calcext:value-type="float">
            <text:p>0</text:p>
          </table:table-cell>
          <table:table-cell table:formula="of:=AVERAGE([.C$2:.C35])" office:value-type="float" office:value="0" calcext:value-type="float">
            <text:p>0</text:p>
          </table:table-cell>
          <table:table-cell office:value-type="float" office:value="11.3297614224345" calcext:value-type="float">
            <text:p>11.3297614224345</text:p>
          </table:table-cell>
          <table:table-cell office:value-type="float" office:value="287.775940129835" calcext:value-type="float">
            <text:p>287.775940129835</text:p>
          </table:table-cell>
          <table:table-cell table:formula="of:=AVERAGE([.F$2:.F35])" office:value-type="float" office:value="289.332413713589" calcext:value-type="float">
            <text:p>289.332413713589</text:p>
          </table:table-cell>
          <table:table-cell table:number-columns-repeated="4"/>
        </table:table-row>
        <table:table-row table:style-name="ro1">
          <table:table-cell office:value-type="float" office:value="-0.334898084402084" calcext:value-type="float">
            <text:p>-0.334898084402084</text:p>
          </table:table-cell>
          <table:table-cell table:formula="of:=AVERAGE([.A$2:.A36])" office:value-type="float" office:value="-0.468973553180695" calcext:value-type="float">
            <text:p>-0.468973553180695</text:p>
          </table:table-cell>
          <table:table-cell office:value-type="float" office:value="0" calcext:value-type="float">
            <text:p>0</text:p>
          </table:table-cell>
          <table:table-cell table:formula="of:=AVERAGE([.C$2:.C36])" office:value-type="float" office:value="0" calcext:value-type="float">
            <text:p>0</text:p>
          </table:table-cell>
          <table:table-cell office:value-type="float" office:value="11.5270153569251" calcext:value-type="float">
            <text:p>11.5270153569251</text:p>
          </table:table-cell>
          <table:table-cell office:value-type="float" office:value="292.786190065898" calcext:value-type="float">
            <text:p>292.786190065898</text:p>
          </table:table-cell>
          <table:table-cell table:formula="of:=AVERAGE([.F$2:.F36])" office:value-type="float" office:value="289.431093037941" calcext:value-type="float">
            <text:p>289.431093037941</text:p>
          </table:table-cell>
          <table:table-cell table:number-columns-repeated="4"/>
        </table:table-row>
        <table:table-row table:style-name="ro1">
          <table:table-cell office:value-type="float" office:value="-0.150284886360168" calcext:value-type="float">
            <text:p>-0.150284886360168</text:p>
          </table:table-cell>
          <table:table-cell table:formula="of:=AVERAGE([.A$2:.A37])" office:value-type="float" office:value="-0.460121090213458" calcext:value-type="float">
            <text:p>-0.460121090213458</text:p>
          </table:table-cell>
          <table:table-cell office:value-type="float" office:value="0" calcext:value-type="float">
            <text:p>0</text:p>
          </table:table-cell>
          <table:table-cell table:formula="of:=AVERAGE([.C$2:.C37])" office:value-type="float" office:value="0" calcext:value-type="float">
            <text:p>0</text:p>
          </table:table-cell>
          <table:table-cell office:value-type="float" office:value="11.2202495617211" calcext:value-type="float">
            <text:p>11.2202495617211</text:p>
          </table:table-cell>
          <table:table-cell office:value-type="float" office:value="284.994338867716" calcext:value-type="float">
            <text:p>284.994338867716</text:p>
          </table:table-cell>
          <table:table-cell table:formula="of:=AVERAGE([.F$2:.F37])" office:value-type="float" office:value="289.307849866546" calcext:value-type="float">
            <text:p>289.307849866546</text:p>
          </table:table-cell>
          <table:table-cell table:number-columns-repeated="4"/>
        </table:table-row>
        <table:table-row table:style-name="ro1">
          <table:table-cell office:value-type="float" office:value="-0.208110868930817" calcext:value-type="float">
            <text:p>-0.208110868930817</text:p>
          </table:table-cell>
          <table:table-cell table:formula="of:=AVERAGE([.A$2:.A38])" office:value-type="float" office:value="-0.453310003151765" calcext:value-type="float">
            <text:p>-0.453310003151765</text:p>
          </table:table-cell>
          <table:table-cell office:value-type="float" office:value="0" calcext:value-type="float">
            <text:p>0</text:p>
          </table:table-cell>
          <table:table-cell table:formula="of:=AVERAGE([.C$2:.C38])" office:value-type="float" office:value="0" calcext:value-type="float">
            <text:p>0</text:p>
          </table:table-cell>
          <table:table-cell office:value-type="float" office:value="11.5297233804375" calcext:value-type="float">
            <text:p>11.5297233804375</text:p>
          </table:table-cell>
          <table:table-cell office:value-type="float" office:value="292.854973863112" calcext:value-type="float">
            <text:p>292.854973863112</text:p>
          </table:table-cell>
          <table:table-cell table:formula="of:=AVERAGE([.F$2:.F38])" office:value-type="float" office:value="289.403718082669" calcext:value-type="float">
            <text:p>289.403718082669</text:p>
          </table:table-cell>
          <table:table-cell table:number-columns-repeated="4"/>
        </table:table-row>
        <table:table-row table:style-name="ro1">
          <table:table-cell office:value-type="float" office:value="-0.841222763061523" calcext:value-type="float">
            <text:p>-0.841222763061523</text:p>
          </table:table-cell>
          <table:table-cell table:formula="of:=AVERAGE([.A$2:.A39])" office:value-type="float" office:value="-0.463518233675706" calcext:value-type="float">
            <text:p>-0.463518233675706</text:p>
          </table:table-cell>
          <table:table-cell office:value-type="float" office:value="0" calcext:value-type="float">
            <text:p>0</text:p>
          </table:table-cell>
          <table:table-cell table:formula="of:=AVERAGE([.C$2:.C39])" office:value-type="float" office:value="0" calcext:value-type="float">
            <text:p>0</text:p>
          </table:table-cell>
          <table:table-cell office:value-type="float" office:value="11.4348463452309" calcext:value-type="float">
            <text:p>11.4348463452309</text:p>
          </table:table-cell>
          <table:table-cell office:value-type="float" office:value="290.445097168866" calcext:value-type="float">
            <text:p>290.445097168866</text:p>
          </table:table-cell>
          <table:table-cell table:formula="of:=AVERAGE([.F$2:.F39])" office:value-type="float" office:value="289.431122795464" calcext:value-type="float">
            <text:p>289.4311227954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$2:.A40])" office:value-type="float" office:value="-0.400351099478893" calcext:value-type="float">
            <text:p>-0.400351099478893</text:p>
          </table:table-cell>
          <table:table-cell office:value-type="float" office:value="1" calcext:value-type="float">
            <text:p>1</text:p>
          </table:table-cell>
          <table:table-cell table:formula="of:=AVERAGE([.C$2:.C40])" office:value-type="float" office:value="0.0256410256410256" calcext:value-type="float">
            <text:p>0.025641025641026</text:p>
          </table:table-cell>
          <table:table-cell office:value-type="float" office:value="11.0195120389253" calcext:value-type="float">
            <text:p>11.0195120389253</text:p>
          </table:table-cell>
          <table:table-cell office:value-type="float" office:value="279.895605788702" calcext:value-type="float">
            <text:p>279.895605788702</text:p>
          </table:table-cell>
          <table:table-cell table:formula="of:=AVERAGE([.F$2:.F40])" office:value-type="float" office:value="289.186622359393" calcext:value-type="float">
            <text:p>289.186622359393</text:p>
          </table:table-cell>
          <table:table-cell table:number-columns-repeated="4"/>
        </table:table-row>
        <table:table-row table:style-name="ro1">
          <table:table-cell office:value-type="float" office:value="-0.556481659412384" calcext:value-type="float">
            <text:p>-0.556481659412384</text:p>
          </table:table-cell>
          <table:table-cell table:formula="of:=AVERAGE([.A$2:.A41])" office:value-type="float" office:value="-0.40425436347723" calcext:value-type="float">
            <text:p>-0.40425436347723</text:p>
          </table:table-cell>
          <table:table-cell office:value-type="float" office:value="0" calcext:value-type="float">
            <text:p>0</text:p>
          </table:table-cell>
          <table:table-cell table:formula="of:=AVERAGE([.C$2:.C41])" office:value-type="float" office:value="0.025" calcext:value-type="float">
            <text:p>0.025</text:p>
          </table:table-cell>
          <table:table-cell office:value-type="float" office:value="11.3495084049791" calcext:value-type="float">
            <text:p>11.3495084049791</text:p>
          </table:table-cell>
          <table:table-cell office:value-type="float" office:value="288.277513486469" calcext:value-type="float">
            <text:p>288.277513486469</text:p>
          </table:table-cell>
          <table:table-cell table:formula="of:=AVERAGE([.F$2:.F41])" office:value-type="float" office:value="289.16389463757" calcext:value-type="float">
            <text:p>289.163894637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$2:.A42])" office:value-type="float" office:value="-0.345614013148517" calcext:value-type="float">
            <text:p>-0.345614013148517</text:p>
          </table:table-cell>
          <table:table-cell office:value-type="float" office:value="1" calcext:value-type="float">
            <text:p>1</text:p>
          </table:table-cell>
          <table:table-cell table:formula="of:=AVERAGE([.C$2:.C42])" office:value-type="float" office:value="0.0487804878048781" calcext:value-type="float">
            <text:p>0.048780487804878</text:p>
          </table:table-cell>
          <table:table-cell office:value-type="float" office:value="10.9924892965019" calcext:value-type="float">
            <text:p>10.9924892965019</text:p>
          </table:table-cell>
          <table:table-cell office:value-type="float" office:value="279.209228131148" calcext:value-type="float">
            <text:p>279.209228131148</text:p>
          </table:table-cell>
          <table:table-cell table:formula="of:=AVERAGE([.F$2:.F42])" office:value-type="float" office:value="288.921097893511" calcext:value-type="float">
            <text:p>288.921097893511</text:p>
          </table:table-cell>
          <table:table-cell table:number-columns-repeated="4"/>
        </table:table-row>
        <table:table-row table:style-name="ro1">
          <table:table-cell office:value-type="float" office:value="-0.396431922912598" calcext:value-type="float">
            <text:p>-0.396431922912598</text:p>
          </table:table-cell>
          <table:table-cell table:formula="of:=AVERAGE([.A$2:.A43])" office:value-type="float" office:value="-0.346823963380995" calcext:value-type="float">
            <text:p>-0.346823963380995</text:p>
          </table:table-cell>
          <table:table-cell office:value-type="float" office:value="0" calcext:value-type="float">
            <text:p>0</text:p>
          </table:table-cell>
          <table:table-cell table:formula="of:=AVERAGE([.C$2:.C43])" office:value-type="float" office:value="0.0476190476190476" calcext:value-type="float">
            <text:p>0.047619047619048</text:p>
          </table:table-cell>
          <table:table-cell office:value-type="float" office:value="11.0576543388993" calcext:value-type="float">
            <text:p>11.0576543388993</text:p>
          </table:table-cell>
          <table:table-cell office:value-type="float" office:value="280.864420208041" calcext:value-type="float">
            <text:p>280.864420208041</text:p>
          </table:table-cell>
          <table:table-cell table:formula="of:=AVERAGE([.F$2:.F43])" office:value-type="float" office:value="288.729272234333" calcext:value-type="float">
            <text:p>288.729272234333</text:p>
          </table:table-cell>
          <table:table-cell table:number-columns-repeated="4"/>
        </table:table-row>
        <table:table-row table:style-name="ro1">
          <table:table-cell office:value-type="float" office:value="-1.2960616350174" calcext:value-type="float">
            <text:p>-1.2960616350174</text:p>
          </table:table-cell>
          <table:table-cell table:formula="of:=AVERAGE([.A$2:.A44])" office:value-type="float" office:value="-0.368899258070214" calcext:value-type="float">
            <text:p>-0.368899258070214</text:p>
          </table:table-cell>
          <table:table-cell office:value-type="float" office:value="0" calcext:value-type="float">
            <text:p>0</text:p>
          </table:table-cell>
          <table:table-cell table:formula="of:=AVERAGE([.C$2:.C44])" office:value-type="float" office:value="0.0465116279069768" calcext:value-type="float">
            <text:p>0.046511627906977</text:p>
          </table:table-cell>
          <table:table-cell office:value-type="float" office:value="11.2830867364198" calcext:value-type="float">
            <text:p>11.2830867364198</text:p>
          </table:table-cell>
          <table:table-cell office:value-type="float" office:value="286.590403105063" calcext:value-type="float">
            <text:p>286.590403105063</text:p>
          </table:table-cell>
          <table:table-cell table:formula="of:=AVERAGE([.F$2:.F44])" office:value-type="float" office:value="288.679531091792" calcext:value-type="float">
            <text:p>288.679531091792</text:p>
          </table:table-cell>
          <table:table-cell table:number-columns-repeated="4"/>
        </table:table-row>
        <table:table-row table:style-name="ro1">
          <table:table-cell office:value-type="float" office:value="0.603951930999756" calcext:value-type="float">
            <text:p>0.603951930999756</text:p>
          </table:table-cell>
          <table:table-cell table:formula="of:=AVERAGE([.A$2:.A45])" office:value-type="float" office:value="-0.346789003773169" calcext:value-type="float">
            <text:p>-0.346789003773169</text:p>
          </table:table-cell>
          <table:table-cell office:value-type="float" office:value="0" calcext:value-type="float">
            <text:p>0</text:p>
          </table:table-cell>
          <table:table-cell table:formula="of:=AVERAGE([.C$2:.C45])" office:value-type="float" office:value="0.0454545454545455" calcext:value-type="float">
            <text:p>0.045454545454546</text:p>
          </table:table-cell>
          <table:table-cell office:value-type="float" office:value="11.3172244938254" calcext:value-type="float">
            <text:p>11.3172244938254</text:p>
          </table:table-cell>
          <table:table-cell office:value-type="float" office:value="287.457502143166" calcext:value-type="float">
            <text:p>287.457502143166</text:p>
          </table:table-cell>
          <table:table-cell table:formula="of:=AVERAGE([.F$2:.F45])" office:value-type="float" office:value="288.651757706596" calcext:value-type="float">
            <text:p>288.651757706596</text:p>
          </table:table-cell>
          <table:table-cell table:number-columns-repeated="4"/>
        </table:table-row>
        <table:table-row table:style-name="ro1">
          <table:table-cell office:value-type="float" office:value="0.193729311227798" calcext:value-type="float">
            <text:p>0.193729311227798</text:p>
          </table:table-cell>
          <table:table-cell table:formula="of:=AVERAGE([.A$2:.A46])" office:value-type="float" office:value="-0.334777485662036" calcext:value-type="float">
            <text:p>-0.334777485662036</text:p>
          </table:table-cell>
          <table:table-cell office:value-type="float" office:value="0" calcext:value-type="float">
            <text:p>0</text:p>
          </table:table-cell>
          <table:table-cell table:formula="of:=AVERAGE([.C$2:.C46])" office:value-type="float" office:value="0.0444444444444444" calcext:value-type="float">
            <text:p>0.044444444444445</text:p>
          </table:table-cell>
          <table:table-cell office:value-type="float" office:value="11.3329997867733" calcext:value-type="float">
            <text:p>11.3329997867733</text:p>
          </table:table-cell>
          <table:table-cell office:value-type="float" office:value="287.858194584042" calcext:value-type="float">
            <text:p>287.858194584042</text:p>
          </table:table-cell>
          <table:table-cell table:formula="of:=AVERAGE([.F$2:.F46])" office:value-type="float" office:value="288.634122970539" calcext:value-type="float">
            <text:p>288.634122970539</text:p>
          </table:table-cell>
          <table:table-cell table:number-columns-repeated="4"/>
        </table:table-row>
        <table:table-row table:style-name="ro1">
          <table:table-cell office:value-type="float" office:value="0.461614578962326" calcext:value-type="float">
            <text:p>0.461614578962326</text:p>
          </table:table-cell>
          <table:table-cell table:formula="of:=AVERAGE([.A$2:.A47])" office:value-type="float" office:value="-0.317464614691942" calcext:value-type="float">
            <text:p>-0.317464614691942</text:p>
          </table:table-cell>
          <table:table-cell office:value-type="float" office:value="0" calcext:value-type="float">
            <text:p>0</text:p>
          </table:table-cell>
          <table:table-cell table:formula="of:=AVERAGE([.C$2:.C47])" office:value-type="float" office:value="0.0434782608695652" calcext:value-type="float">
            <text:p>0.043478260869565</text:p>
          </table:table-cell>
          <table:table-cell office:value-type="float" office:value="11.0207053057849" calcext:value-type="float">
            <text:p>11.0207053057849</text:p>
          </table:table-cell>
          <table:table-cell office:value-type="float" office:value="279.925914766937" calcext:value-type="float">
            <text:p>279.925914766937</text:p>
          </table:table-cell>
          <table:table-cell table:formula="of:=AVERAGE([.F$2:.F47])" office:value-type="float" office:value="288.444814096548" calcext:value-type="float">
            <text:p>288.444814096548</text:p>
          </table:table-cell>
          <table:table-cell table:number-columns-repeated="4"/>
        </table:table-row>
        <table:table-row table:style-name="ro1">
          <table:table-cell office:value-type="float" office:value="-0.928271651268005" calcext:value-type="float">
            <text:p>-0.928271651268005</text:p>
          </table:table-cell>
          <table:table-cell table:formula="of:=AVERAGE([.A$2:.A48])" office:value-type="float" office:value="-0.330460509087177" calcext:value-type="float">
            <text:p>-0.330460509087177</text:p>
          </table:table-cell>
          <table:table-cell office:value-type="float" office:value="0" calcext:value-type="float">
            <text:p>0</text:p>
          </table:table-cell>
          <table:table-cell table:formula="of:=AVERAGE([.C$2:.C48])" office:value-type="float" office:value="0.0425531914893617" calcext:value-type="float">
            <text:p>0.042553191489362</text:p>
          </table:table-cell>
          <table:table-cell office:value-type="float" office:value="11.460551448831" calcext:value-type="float">
            <text:p>11.460551448831</text:p>
          </table:table-cell>
          <table:table-cell office:value-type="float" office:value="291.098006800306" calcext:value-type="float">
            <text:p>291.098006800306</text:p>
          </table:table-cell>
          <table:table-cell table:formula="of:=AVERAGE([.F$2:.F48])" office:value-type="float" office:value="288.501265005138" calcext:value-type="float">
            <text:p>288.501265005138</text:p>
          </table:table-cell>
          <table:table-cell table:number-columns-repeated="4"/>
        </table:table-row>
        <table:table-row table:style-name="ro1">
          <table:table-cell office:value-type="float" office:value="-1.07013285160065" calcext:value-type="float">
            <text:p>-1.07013285160065</text:p>
          </table:table-cell>
          <table:table-cell table:formula="of:=AVERAGE([.A$2:.A49])" office:value-type="float" office:value="-0.345870349556208" calcext:value-type="float">
            <text:p>-0.345870349556208</text:p>
          </table:table-cell>
          <table:table-cell office:value-type="float" office:value="0" calcext:value-type="float">
            <text:p>0</text:p>
          </table:table-cell>
          <table:table-cell table:formula="of:=AVERAGE([.C$2:.C49])" office:value-type="float" office:value="0.0416666666666667" calcext:value-type="float">
            <text:p>0.041666666666667</text:p>
          </table:table-cell>
          <table:table-cell office:value-type="float" office:value="11.3651264729917" calcext:value-type="float">
            <text:p>11.3651264729917</text:p>
          </table:table-cell>
          <table:table-cell office:value-type="float" office:value="288.674212413989" calcext:value-type="float">
            <text:p>288.674212413989</text:p>
          </table:table-cell>
          <table:table-cell table:formula="of:=AVERAGE([.F$2:.F49])" office:value-type="float" office:value="288.504868076156" calcext:value-type="float">
            <text:p>288.504868076156</text:p>
          </table:table-cell>
          <table:table-cell table:number-columns-repeated="4"/>
        </table:table-row>
        <table:table-row table:style-name="ro1">
          <table:table-cell office:value-type="float" office:value="-0.173792868852615" calcext:value-type="float">
            <text:p>-0.173792868852615</text:p>
          </table:table-cell>
          <table:table-cell table:formula="of:=AVERAGE([.A$2:.A50])" office:value-type="float" office:value="-0.342358564235726" calcext:value-type="float">
            <text:p>-0.342358564235726</text:p>
          </table:table-cell>
          <table:table-cell office:value-type="float" office:value="0" calcext:value-type="float">
            <text:p>0</text:p>
          </table:table-cell>
          <table:table-cell table:formula="of:=AVERAGE([.C$2:.C50])" office:value-type="float" office:value="0.0408163265306122" calcext:value-type="float">
            <text:p>0.040816326530612</text:p>
          </table:table-cell>
          <table:table-cell office:value-type="float" office:value="11.3947598533332" calcext:value-type="float">
            <text:p>11.3947598533332</text:p>
          </table:table-cell>
          <table:table-cell office:value-type="float" office:value="289.426900274664" calcext:value-type="float">
            <text:p>289.426900274664</text:p>
          </table:table-cell>
          <table:table-cell table:formula="of:=AVERAGE([.F$2:.F50])" office:value-type="float" office:value="288.523685059799" calcext:value-type="float">
            <text:p>288.523685059799</text:p>
          </table:table-cell>
          <table:table-cell table:number-columns-repeated="4"/>
        </table:table-row>
        <table:table-row table:style-name="ro1">
          <table:table-cell office:value-type="float" office:value="-0.107720881700516" calcext:value-type="float">
            <text:p>-0.107720881700516</text:p>
          </table:table-cell>
          <table:table-cell table:formula="of:=AVERAGE([.A$2:.A51])" office:value-type="float" office:value="-0.337665810585022" calcext:value-type="float">
            <text:p>-0.337665810585022</text:p>
          </table:table-cell>
          <table:table-cell office:value-type="float" office:value="0" calcext:value-type="float">
            <text:p>0</text:p>
          </table:table-cell>
          <table:table-cell table:formula="of:=AVERAGE([.C$2:.C51])" office:value-type="float" office:value="0.04" calcext:value-type="float">
            <text:p>0.04</text:p>
          </table:table-cell>
          <table:table-cell office:value-type="float" office:value="11.2709416968286" calcext:value-type="float">
            <text:p>11.2709416968286</text:p>
          </table:table-cell>
          <table:table-cell office:value-type="float" office:value="286.281919099447" calcext:value-type="float">
            <text:p>286.281919099447</text:p>
          </table:table-cell>
          <table:table-cell table:formula="of:=AVERAGE([.F$2:.F51])" office:value-type="float" office:value="288.478849740592" calcext:value-type="float">
            <text:p>288.478849740592</text:p>
          </table:table-cell>
          <table:table-cell table:number-columns-repeated="4"/>
        </table:table-row>
        <table:table-row table:style-name="ro1">
          <table:table-cell office:value-type="float" office:value="-0.449288189411163" calcext:value-type="float">
            <text:p>-0.449288189411163</text:p>
          </table:table-cell>
          <table:table-cell table:formula="of:=AVERAGE([.A3:.A52])" office:value-type="float" office:value="-0.348697724342346" calcext:value-type="float">
            <text:p>-0.348697724342346</text:p>
          </table:table-cell>
          <table:table-cell office:value-type="float" office:value="0" calcext:value-type="float">
            <text:p>0</text:p>
          </table:table-cell>
          <table:table-cell table:formula="of:=AVERAGE([.C3:.C52])" office:value-type="float" office:value="0.04" calcext:value-type="float">
            <text:p>0.04</text:p>
          </table:table-cell>
          <table:table-cell office:value-type="float" office:value="11.4065658033252" calcext:value-type="float">
            <text:p>11.4065658033252</text:p>
          </table:table-cell>
          <table:table-cell office:value-type="float" office:value="289.726771404459" calcext:value-type="float">
            <text:p>289.726771404459</text:p>
          </table:table-cell>
          <table:table-cell table:formula="of:=AVERAGE([.F3:.F52])" office:value-type="float" office:value="288.551895868256" calcext:value-type="float">
            <text:p>288.551895868256</text:p>
          </table:table-cell>
          <table:table-cell table:number-columns-repeated="4"/>
        </table:table-row>
        <table:table-row table:style-name="ro1">
          <table:table-cell office:value-type="float" office:value="-1.13827407360077" calcext:value-type="float">
            <text:p>-1.13827407360077</text:p>
          </table:table-cell>
          <table:table-cell table:formula="of:=AVERAGE([.A4:.A53])" office:value-type="float" office:value="-0.37880284845829" calcext:value-type="float">
            <text:p>-0.37880284845829</text:p>
          </table:table-cell>
          <table:table-cell office:value-type="float" office:value="0" calcext:value-type="float">
            <text:p>0</text:p>
          </table:table-cell>
          <table:table-cell table:formula="of:=AVERAGE([.C4:.C53])" office:value-type="float" office:value="0.04" calcext:value-type="float">
            <text:p>0.04</text:p>
          </table:table-cell>
          <table:table-cell office:value-type="float" office:value="11.4004809636652" calcext:value-type="float">
            <text:p>11.4004809636652</text:p>
          </table:table-cell>
          <table:table-cell office:value-type="float" office:value="289.572216477097" calcext:value-type="float">
            <text:p>289.572216477097</text:p>
          </table:table-cell>
          <table:table-cell table:formula="of:=AVERAGE([.F4:.F53])" office:value-type="float" office:value="288.642209470835" calcext:value-type="float">
            <text:p>288.642209470835</text:p>
          </table:table-cell>
          <table:table-cell table:number-columns-repeated="4"/>
        </table:table-row>
        <table:table-row table:style-name="ro1">
          <table:table-cell office:value-type="float" office:value="-0.369595587253571" calcext:value-type="float">
            <text:p>-0.369595587253571</text:p>
          </table:table-cell>
          <table:table-cell table:formula="of:=AVERAGE([.A5:.A54])" office:value-type="float" office:value="-0.380642838478088" calcext:value-type="float">
            <text:p>-0.380642838478088</text:p>
          </table:table-cell>
          <table:table-cell office:value-type="float" office:value="0" calcext:value-type="float">
            <text:p>0</text:p>
          </table:table-cell>
          <table:table-cell table:formula="of:=AVERAGE([.C5:.C54])" office:value-type="float" office:value="0.04" calcext:value-type="float">
            <text:p>0.04</text:p>
          </table:table-cell>
          <table:table-cell office:value-type="float" office:value="11.5679888790548" calcext:value-type="float">
            <text:p>11.5679888790548</text:p>
          </table:table-cell>
          <table:table-cell office:value-type="float" office:value="293.826917527992" calcext:value-type="float">
            <text:p>293.826917527992</text:p>
          </table:table-cell>
          <table:table-cell table:formula="of:=AVERAGE([.F5:.F54])" office:value-type="float" office:value="288.772188197792" calcext:value-type="float">
            <text:p>288.772188197792</text:p>
          </table:table-cell>
          <table:table-cell table:number-columns-repeated="4"/>
        </table:table-row>
        <table:table-row table:style-name="ro1">
          <table:table-cell office:value-type="float" office:value="-0.309262484312057" calcext:value-type="float">
            <text:p>-0.309262484312057</text:p>
          </table:table-cell>
          <table:table-cell table:formula="of:=AVERAGE([.A6:.A55])" office:value-type="float" office:value="-0.38335210621357" calcext:value-type="float">
            <text:p>-0.38335210621357</text:p>
          </table:table-cell>
          <table:table-cell office:value-type="float" office:value="0" calcext:value-type="float">
            <text:p>0</text:p>
          </table:table-cell>
          <table:table-cell table:formula="of:=AVERAGE([.C6:.C55])" office:value-type="float" office:value="0.04" calcext:value-type="float">
            <text:p>0.04</text:p>
          </table:table-cell>
          <table:table-cell office:value-type="float" office:value="11.1719345737696" calcext:value-type="float">
            <text:p>11.1719345737696</text:p>
          </table:table-cell>
          <table:table-cell office:value-type="float" office:value="283.767138173747" calcext:value-type="float">
            <text:p>283.767138173747</text:p>
          </table:table-cell>
          <table:table-cell table:formula="of:=AVERAGE([.F6:.F55])" office:value-type="float" office:value="288.724646315354" calcext:value-type="float">
            <text:p>288.724646315354</text:p>
          </table:table-cell>
          <table:table-cell table:number-columns-repeated="4"/>
        </table:table-row>
        <table:table-row table:style-name="ro1">
          <table:table-cell office:value-type="float" office:value="0.0542168319225311" calcext:value-type="float">
            <text:p>0.054216831922531</text:p>
          </table:table-cell>
          <table:table-cell table:formula="of:=AVERAGE([.A7:.A56])" office:value-type="float" office:value="-0.386265512108803" calcext:value-type="float">
            <text:p>-0.386265512108803</text:p>
          </table:table-cell>
          <table:table-cell office:value-type="float" office:value="0" calcext:value-type="float">
            <text:p>0</text:p>
          </table:table-cell>
          <table:table-cell table:formula="of:=AVERAGE([.C7:.C56])" office:value-type="float" office:value="0.04" calcext:value-type="float">
            <text:p>0.04</text:p>
          </table:table-cell>
          <table:table-cell office:value-type="float" office:value="11.2556756249398" calcext:value-type="float">
            <text:p>11.2556756249398</text:p>
          </table:table-cell>
          <table:table-cell office:value-type="float" office:value="285.894160873471" calcext:value-type="float">
            <text:p>285.894160873471</text:p>
          </table:table-cell>
          <table:table-cell table:formula="of:=AVERAGE([.F7:.F56])" office:value-type="float" office:value="288.651519721376" calcext:value-type="float">
            <text:p>288.651519721376</text:p>
          </table:table-cell>
          <table:table-cell table:number-columns-repeated="4"/>
        </table:table-row>
        <table:table-row table:style-name="ro1">
          <table:table-cell office:value-type="float" office:value="0.205206423997879" calcext:value-type="float">
            <text:p>0.205206423997879</text:p>
          </table:table-cell>
          <table:table-cell table:formula="of:=AVERAGE([.A8:.A57])" office:value-type="float" office:value="-0.3683123254776" calcext:value-type="float">
            <text:p>-0.3683123254776</text:p>
          </table:table-cell>
          <table:table-cell office:value-type="float" office:value="0" calcext:value-type="float">
            <text:p>0</text:p>
          </table:table-cell>
          <table:table-cell table:formula="of:=AVERAGE([.C8:.C57])" office:value-type="float" office:value="0.04" calcext:value-type="float">
            <text:p>0.04</text:p>
          </table:table-cell>
          <table:table-cell office:value-type="float" office:value="11.0157527203232" calcext:value-type="float">
            <text:p>11.0157527203232</text:p>
          </table:table-cell>
          <table:table-cell office:value-type="float" office:value="279.800119096209" calcext:value-type="float">
            <text:p>279.800119096209</text:p>
          </table:table-cell>
          <table:table-cell table:formula="of:=AVERAGE([.F8:.F57])" office:value-type="float" office:value="288.474450319385" calcext:value-type="float">
            <text:p>288.474450319385</text:p>
          </table:table-cell>
          <table:table-cell table:number-columns-repeated="4"/>
        </table:table-row>
        <table:table-row table:style-name="ro1">
          <table:table-cell office:value-type="float" office:value="-0.519630908966064" calcext:value-type="float">
            <text:p>-0.519630908966064</text:p>
          </table:table-cell>
          <table:table-cell table:formula="of:=AVERAGE([.A9:.A58])" office:value-type="float" office:value="-0.378009830713272" calcext:value-type="float">
            <text:p>-0.378009830713272</text:p>
          </table:table-cell>
          <table:table-cell office:value-type="float" office:value="0" calcext:value-type="float">
            <text:p>0</text:p>
          </table:table-cell>
          <table:table-cell table:formula="of:=AVERAGE([.C9:.C58])" office:value-type="float" office:value="0.04" calcext:value-type="float">
            <text:p>0.04</text:p>
          </table:table-cell>
          <table:table-cell office:value-type="float" office:value="11.2373166804433" calcext:value-type="float">
            <text:p>11.2373166804433</text:p>
          </table:table-cell>
          <table:table-cell office:value-type="float" office:value="285.427843683259" calcext:value-type="float">
            <text:p>285.427843683259</text:p>
          </table:table-cell>
          <table:table-cell table:formula="of:=AVERAGE([.F9:.F58])" office:value-type="float" office:value="288.377636230736" calcext:value-type="float">
            <text:p>288.377636230736</text:p>
          </table:table-cell>
          <table:table-cell table:number-columns-repeated="4"/>
        </table:table-row>
        <table:table-row table:style-name="ro1">
          <table:table-cell office:value-type="float" office:value="-0.318075805902481" calcext:value-type="float">
            <text:p>-0.318075805902481</text:p>
          </table:table-cell>
          <table:table-cell table:formula="of:=AVERAGE([.A10:.A59])" office:value-type="float" office:value="-0.377927603721619" calcext:value-type="float">
            <text:p>-0.377927603721619</text:p>
          </table:table-cell>
          <table:table-cell office:value-type="float" office:value="0" calcext:value-type="float">
            <text:p>0</text:p>
          </table:table-cell>
          <table:table-cell table:formula="of:=AVERAGE([.C10:.C59])" office:value-type="float" office:value="0.04" calcext:value-type="float">
            <text:p>0.04</text:p>
          </table:table-cell>
          <table:table-cell office:value-type="float" office:value="11.1080355440974" calcext:value-type="float">
            <text:p>11.1080355440974</text:p>
          </table:table-cell>
          <table:table-cell office:value-type="float" office:value="282.144102820075" calcext:value-type="float">
            <text:p>282.144102820075</text:p>
          </table:table-cell>
          <table:table-cell table:formula="of:=AVERAGE([.F10:.F59])" office:value-type="float" office:value="288.241921745715" calcext:value-type="float">
            <text:p>288.241921745715</text:p>
          </table:table-cell>
          <table:table-cell table:number-columns-repeated="4"/>
        </table:table-row>
        <table:table-row table:style-name="ro1">
          <table:table-cell office:value-type="float" office:value="-0.460284113883972" calcext:value-type="float">
            <text:p>-0.460284113883972</text:p>
          </table:table-cell>
          <table:table-cell table:formula="of:=AVERAGE([.A11:.A60])" office:value-type="float" office:value="-0.385269317030907" calcext:value-type="float">
            <text:p>-0.385269317030907</text:p>
          </table:table-cell>
          <table:table-cell office:value-type="float" office:value="0" calcext:value-type="float">
            <text:p>0</text:p>
          </table:table-cell>
          <table:table-cell table:formula="of:=AVERAGE([.C11:.C60])" office:value-type="float" office:value="0.04" calcext:value-type="float">
            <text:p>0.04</text:p>
          </table:table-cell>
          <table:table-cell office:value-type="float" office:value="11.2810181725323" calcext:value-type="float">
            <text:p>11.2810181725323</text:p>
          </table:table-cell>
          <table:table-cell office:value-type="float" office:value="286.537861582321" calcext:value-type="float">
            <text:p>286.537861582321</text:p>
          </table:table-cell>
          <table:table-cell table:formula="of:=AVERAGE([.F11:.F60])" office:value-type="float" office:value="288.202918829298" calcext:value-type="float">
            <text:p>288.202918829298</text:p>
          </table:table-cell>
          <table:table-cell table:number-columns-repeated="4"/>
        </table:table-row>
        <table:table-row table:style-name="ro1">
          <table:table-cell office:value-type="float" office:value="0.498884946107864" calcext:value-type="float">
            <text:p>0.498884946107864</text:p>
          </table:table-cell>
          <table:table-cell table:formula="of:=AVERAGE([.A12:.A61])" office:value-type="float" office:value="-0.368299456834793" calcext:value-type="float">
            <text:p>-0.368299456834793</text:p>
          </table:table-cell>
          <table:table-cell office:value-type="float" office:value="0" calcext:value-type="float">
            <text:p>0</text:p>
          </table:table-cell>
          <table:table-cell table:formula="of:=AVERAGE([.C12:.C61])" office:value-type="float" office:value="0.04" calcext:value-type="float">
            <text:p>0.04</text:p>
          </table:table-cell>
          <table:table-cell office:value-type="float" office:value="11.3224692360699" calcext:value-type="float">
            <text:p>11.3224692360699</text:p>
          </table:table-cell>
          <table:table-cell office:value-type="float" office:value="287.590718596176" calcext:value-type="float">
            <text:p>287.590718596176</text:p>
          </table:table-cell>
          <table:table-cell table:formula="of:=AVERAGE([.F12:.F61])" office:value-type="float" office:value="288.104045995107" calcext:value-type="float">
            <text:p>288.104045995107</text:p>
          </table:table-cell>
          <table:table-cell table:number-columns-repeated="4"/>
        </table:table-row>
        <table:table-row table:style-name="ro1">
          <table:table-cell office:value-type="float" office:value="0.701466083526611" calcext:value-type="float">
            <text:p>0.701466083526611</text:p>
          </table:table-cell>
          <table:table-cell table:formula="of:=AVERAGE([.A13:.A62])" office:value-type="float" office:value="-0.384182668924332" calcext:value-type="float">
            <text:p>-0.384182668924332</text:p>
          </table:table-cell>
          <table:table-cell office:value-type="float" office:value="0" calcext:value-type="float">
            <text:p>0</text:p>
          </table:table-cell>
          <table:table-cell table:formula="of:=AVERAGE([.C13:.C62])" office:value-type="float" office:value="0.04" calcext:value-type="float">
            <text:p>0.04</text:p>
          </table:table-cell>
          <table:table-cell office:value-type="float" office:value="11.3512061996162" calcext:value-type="float">
            <text:p>11.3512061996162</text:p>
          </table:table-cell>
          <table:table-cell office:value-type="float" office:value="288.320637470251" calcext:value-type="float">
            <text:p>288.320637470251</text:p>
          </table:table-cell>
          <table:table-cell table:formula="of:=AVERAGE([.F13:.F62])" office:value-type="float" office:value="288.175794528953" calcext:value-type="float">
            <text:p>288.175794528953</text:p>
          </table:table-cell>
          <table:table-cell table:number-columns-repeated="4"/>
        </table:table-row>
        <table:table-row table:style-name="ro1">
          <table:table-cell office:value-type="float" office:value="-0.325563639402389" calcext:value-type="float">
            <text:p>-0.325563639402389</text:p>
          </table:table-cell>
          <table:table-cell table:formula="of:=AVERAGE([.A14:.A63])" office:value-type="float" office:value="-0.381012954115868" calcext:value-type="float">
            <text:p>-0.381012954115868</text:p>
          </table:table-cell>
          <table:table-cell office:value-type="float" office:value="0" calcext:value-type="float">
            <text:p>0</text:p>
          </table:table-cell>
          <table:table-cell table:formula="of:=AVERAGE([.C14:.C63])" office:value-type="float" office:value="0.04" calcext:value-type="float">
            <text:p>0.04</text:p>
          </table:table-cell>
          <table:table-cell office:value-type="float" office:value="11.2628457859814" calcext:value-type="float">
            <text:p>11.2628457859814</text:p>
          </table:table-cell>
          <table:table-cell office:value-type="float" office:value="286.076282963928" calcext:value-type="float">
            <text:p>286.076282963928</text:p>
          </table:table-cell>
          <table:table-cell table:formula="of:=AVERAGE([.F14:.F63])" office:value-type="float" office:value="288.098197584204" calcext:value-type="float">
            <text:p>288.098197584204</text:p>
          </table:table-cell>
          <table:table-cell table:number-columns-repeated="4"/>
        </table:table-row>
        <table:table-row table:style-name="ro1">
          <table:table-cell office:value-type="float" office:value="-1.24251401424408" calcext:value-type="float">
            <text:p>-1.24251401424408</text:p>
          </table:table-cell>
          <table:table-cell table:formula="of:=AVERAGE([.A15:.A64])" office:value-type="float" office:value="-0.392181641459465" calcext:value-type="float">
            <text:p>-0.392181641459465</text:p>
          </table:table-cell>
          <table:table-cell office:value-type="float" office:value="0" calcext:value-type="float">
            <text:p>0</text:p>
          </table:table-cell>
          <table:table-cell table:formula="of:=AVERAGE([.C15:.C64])" office:value-type="float" office:value="0.04" calcext:value-type="float">
            <text:p>0.04</text:p>
          </table:table-cell>
          <table:table-cell office:value-type="float" office:value="11.4439384051085" calcext:value-type="float">
            <text:p>11.4439384051085</text:p>
          </table:table-cell>
          <table:table-cell office:value-type="float" office:value="290.676035489755" calcext:value-type="float">
            <text:p>290.676035489755</text:p>
          </table:table-cell>
          <table:table-cell table:formula="of:=AVERAGE([.F15:.F64])" office:value-type="float" office:value="288.114507211961" calcext:value-type="float">
            <text:p>288.114507211961</text:p>
          </table:table-cell>
          <table:table-cell table:number-columns-repeated="4"/>
        </table:table-row>
        <table:table-row table:style-name="ro1">
          <table:table-cell office:value-type="float" office:value="-1.08814799785614" calcext:value-type="float">
            <text:p>-1.08814799785614</text:p>
          </table:table-cell>
          <table:table-cell table:formula="of:=AVERAGE([.A16:.A65])" office:value-type="float" office:value="-0.415680032372475" calcext:value-type="float">
            <text:p>-0.415680032372475</text:p>
          </table:table-cell>
          <table:table-cell office:value-type="float" office:value="0" calcext:value-type="float">
            <text:p>0</text:p>
          </table:table-cell>
          <table:table-cell table:formula="of:=AVERAGE([.C16:.C65])" office:value-type="float" office:value="0.04" calcext:value-type="float">
            <text:p>0.04</text:p>
          </table:table-cell>
          <table:table-cell office:value-type="float" office:value="11.4378054593116" calcext:value-type="float">
            <text:p>11.4378054593116</text:p>
          </table:table-cell>
          <table:table-cell office:value-type="float" office:value="290.520258666515" calcext:value-type="float">
            <text:p>290.520258666515</text:p>
          </table:table-cell>
          <table:table-cell table:formula="of:=AVERAGE([.F16:.F65])" office:value-type="float" office:value="288.148199947707" calcext:value-type="float">
            <text:p>288.148199947707</text:p>
          </table:table-cell>
          <table:table-cell table:number-columns-repeated="4"/>
        </table:table-row>
        <table:table-row table:style-name="ro1">
          <table:table-cell office:value-type="float" office:value="0.92723536491394" calcext:value-type="float">
            <text:p>0.92723536491394</text:p>
          </table:table-cell>
          <table:table-cell table:formula="of:=AVERAGE([.A17:.A66])" office:value-type="float" office:value="-0.375442379117012" calcext:value-type="float">
            <text:p>-0.375442379117012</text:p>
          </table:table-cell>
          <table:table-cell office:value-type="float" office:value="0" calcext:value-type="float">
            <text:p>0</text:p>
          </table:table-cell>
          <table:table-cell table:formula="of:=AVERAGE([.C17:.C66])" office:value-type="float" office:value="0.04" calcext:value-type="float">
            <text:p>0.04</text:p>
          </table:table-cell>
          <table:table-cell office:value-type="float" office:value="11.3581041503221" calcext:value-type="float">
            <text:p>11.3581041503221</text:p>
          </table:table-cell>
          <table:table-cell office:value-type="float" office:value="288.495845418181" calcext:value-type="float">
            <text:p>288.495845418181</text:p>
          </table:table-cell>
          <table:table-cell table:formula="of:=AVERAGE([.F17:.F66])" office:value-type="float" office:value="288.149399193808" calcext:value-type="float">
            <text:p>288.149399193808</text:p>
          </table:table-cell>
          <table:table-cell table:number-columns-repeated="4"/>
        </table:table-row>
        <table:table-row table:style-name="ro1">
          <table:table-cell office:value-type="float" office:value="1.04677975177765" calcext:value-type="float">
            <text:p>1.04677975177765</text:p>
          </table:table-cell>
          <table:table-cell table:formula="of:=AVERAGE([.A18:.A67])" office:value-type="float" office:value="-0.34709685921669" calcext:value-type="float">
            <text:p>-0.34709685921669</text:p>
          </table:table-cell>
          <table:table-cell office:value-type="float" office:value="0" calcext:value-type="float">
            <text:p>0</text:p>
          </table:table-cell>
          <table:table-cell table:formula="of:=AVERAGE([.C18:.C67])" office:value-type="float" office:value="0.04" calcext:value-type="float">
            <text:p>0.04</text:p>
          </table:table-cell>
          <table:table-cell office:value-type="float" office:value="11.3540702747434" calcext:value-type="float">
            <text:p>11.3540702747434</text:p>
          </table:table-cell>
          <table:table-cell office:value-type="float" office:value="288.393384978483" calcext:value-type="float">
            <text:p>288.393384978483</text:p>
          </table:table-cell>
          <table:table-cell table:formula="of:=AVERAGE([.F18:.F67])" office:value-type="float" office:value="288.111493599494" calcext:value-type="float">
            <text:p>288.111493599494</text:p>
          </table:table-cell>
          <table:table-cell table:number-columns-repeated="4"/>
        </table:table-row>
        <table:table-row table:style-name="ro1">
          <table:table-cell office:value-type="float" office:value="0.975198745727539" calcext:value-type="float">
            <text:p>0.975198745727539</text:p>
          </table:table-cell>
          <table:table-cell table:formula="of:=AVERAGE([.A19:.A68])" office:value-type="float" office:value="-0.307109159231186" calcext:value-type="float">
            <text:p>-0.307109159231186</text:p>
          </table:table-cell>
          <table:table-cell office:value-type="float" office:value="0" calcext:value-type="float">
            <text:p>0</text:p>
          </table:table-cell>
          <table:table-cell table:formula="of:=AVERAGE([.C19:.C68])" office:value-type="float" office:value="0.04" calcext:value-type="float">
            <text:p>0.04</text:p>
          </table:table-cell>
          <table:table-cell office:value-type="float" office:value="11.3130087535828" calcext:value-type="float">
            <text:p>11.3130087535828</text:p>
          </table:table-cell>
          <table:table-cell office:value-type="float" office:value="287.350422341004" calcext:value-type="float">
            <text:p>287.350422341004</text:p>
          </table:table-cell>
          <table:table-cell table:formula="of:=AVERAGE([.F19:.F68])" office:value-type="float" office:value="288.133682632586" calcext:value-type="float">
            <text:p>288.133682632586</text:p>
          </table:table-cell>
          <table:table-cell table:number-columns-repeated="4"/>
        </table:table-row>
        <table:table-row table:style-name="ro1">
          <table:table-cell office:value-type="float" office:value="-0.241568893194199" calcext:value-type="float">
            <text:p>-0.241568893194199</text:p>
          </table:table-cell>
          <table:table-cell table:formula="of:=AVERAGE([.A20:.A69])" office:value-type="float" office:value="-0.289818344712257" calcext:value-type="float">
            <text:p>-0.289818344712257</text:p>
          </table:table-cell>
          <table:table-cell office:value-type="float" office:value="0" calcext:value-type="float">
            <text:p>0</text:p>
          </table:table-cell>
          <table:table-cell table:formula="of:=AVERAGE([.C20:.C69])" office:value-type="float" office:value="0.04" calcext:value-type="float">
            <text:p>0.04</text:p>
          </table:table-cell>
          <table:table-cell office:value-type="float" office:value="11.4326146898061" calcext:value-type="float">
            <text:p>11.4326146898061</text:p>
          </table:table-cell>
          <table:table-cell office:value-type="float" office:value="290.388413121075" calcext:value-type="float">
            <text:p>290.388413121075</text:p>
          </table:table-cell>
          <table:table-cell table:formula="of:=AVERAGE([.F20:.F69])" office:value-type="float" office:value="288.134468222229" calcext:value-type="float">
            <text:p>288.134468222229</text:p>
          </table:table-cell>
          <table:table-cell table:number-columns-repeated="4"/>
        </table:table-row>
        <table:table-row table:style-name="ro1">
          <table:table-cell office:value-type="float" office:value="-0.320441156625748" calcext:value-type="float">
            <text:p>-0.320441156625748</text:p>
          </table:table-cell>
          <table:table-cell table:formula="of:=AVERAGE([.A21:.A70])" office:value-type="float" office:value="-0.290354504585266" calcext:value-type="float">
            <text:p>-0.290354504585266</text:p>
          </table:table-cell>
          <table:table-cell office:value-type="float" office:value="0" calcext:value-type="float">
            <text:p>0</text:p>
          </table:table-cell>
          <table:table-cell table:formula="of:=AVERAGE([.C21:.C70])" office:value-type="float" office:value="0.04" calcext:value-type="float">
            <text:p>0.04</text:p>
          </table:table-cell>
          <table:table-cell office:value-type="float" office:value="11.479111031118" calcext:value-type="float">
            <text:p>11.479111031118</text:p>
          </table:table-cell>
          <table:table-cell office:value-type="float" office:value="291.569420190398" calcext:value-type="float">
            <text:p>291.569420190398</text:p>
          </table:table-cell>
          <table:table-cell table:formula="of:=AVERAGE([.F21:.F70])" office:value-type="float" office:value="288.187146239681" calcext:value-type="float">
            <text:p>288.18714623968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:.A71])" office:value-type="float" office:value="-0.230348036289215" calcext:value-type="float">
            <text:p>-0.230348036289215</text:p>
          </table:table-cell>
          <table:table-cell office:value-type="float" office:value="1" calcext:value-type="float">
            <text:p>1</text:p>
          </table:table-cell>
          <table:table-cell table:formula="of:=AVERAGE([.C22:.C71])" office:value-type="float" office:value="0.06" calcext:value-type="float">
            <text:p>0.06</text:p>
          </table:table-cell>
          <table:table-cell office:value-type="float" office:value="10.9925256694347" calcext:value-type="float">
            <text:p>10.9925256694347</text:p>
          </table:table-cell>
          <table:table-cell office:value-type="float" office:value="279.210152003641" calcext:value-type="float">
            <text:p>279.210152003641</text:p>
          </table:table-cell>
          <table:table-cell table:formula="of:=AVERAGE([.F22:.F71])" office:value-type="float" office:value="287.96268456299" calcext:value-type="float">
            <text:p>287.96268456299</text:p>
          </table:table-cell>
          <table:table-cell table:number-columns-repeated="4"/>
        </table:table-row>
        <table:table-row table:style-name="ro1">
          <table:table-cell office:value-type="float" office:value="-1.11900496482849" calcext:value-type="float">
            <text:p>-1.11900496482849</text:p>
          </table:table-cell>
          <table:table-cell table:formula="of:=AVERAGE([.A23:.A72])" office:value-type="float" office:value="-0.236852774620056" calcext:value-type="float">
            <text:p>-0.236852774620056</text:p>
          </table:table-cell>
          <table:table-cell office:value-type="float" office:value="0" calcext:value-type="float">
            <text:p>0</text:p>
          </table:table-cell>
          <table:table-cell table:formula="of:=AVERAGE([.C23:.C72])" office:value-type="float" office:value="0.06" calcext:value-type="float">
            <text:p>0.06</text:p>
          </table:table-cell>
          <table:table-cell office:value-type="float" office:value="11.5082868164986" calcext:value-type="float">
            <text:p>11.5082868164986</text:p>
          </table:table-cell>
          <table:table-cell office:value-type="float" office:value="292.310485139065" calcext:value-type="float">
            <text:p>292.310485139065</text:p>
          </table:table-cell>
          <table:table-cell table:formula="of:=AVERAGE([.F23:.F72])" office:value-type="float" office:value="288.011336284514" calcext:value-type="float">
            <text:p>288.011336284514</text:p>
          </table:table-cell>
          <table:table-cell table:number-columns-repeated="4"/>
        </table:table-row>
        <table:table-row table:style-name="ro1">
          <table:table-cell office:value-type="float" office:value="0.251367837190628" calcext:value-type="float">
            <text:p>0.251367837190628</text:p>
          </table:table-cell>
          <table:table-cell table:formula="of:=AVERAGE([.A24:.A73])" office:value-type="float" office:value="-0.216850647330284" calcext:value-type="float">
            <text:p>-0.216850647330284</text:p>
          </table:table-cell>
          <table:table-cell office:value-type="float" office:value="0" calcext:value-type="float">
            <text:p>0</text:p>
          </table:table-cell>
          <table:table-cell table:formula="of:=AVERAGE([.C24:.C73])" office:value-type="float" office:value="0.06" calcext:value-type="float">
            <text:p>0.06</text:p>
          </table:table-cell>
          <table:table-cell office:value-type="float" office:value="11.4429047098249" calcext:value-type="float">
            <text:p>11.4429047098249</text:p>
          </table:table-cell>
          <table:table-cell office:value-type="float" office:value="290.649779629553" calcext:value-type="float">
            <text:p>290.649779629553</text:p>
          </table:table-cell>
          <table:table-cell table:formula="of:=AVERAGE([.F24:.F73])" office:value-type="float" office:value="288.101487166325" calcext:value-type="float">
            <text:p>288.101487166325</text:p>
          </table:table-cell>
          <table:table-cell table:number-columns-repeated="4"/>
        </table:table-row>
        <table:table-row table:style-name="ro1">
          <table:table-cell office:value-type="float" office:value="0.895816802978516" calcext:value-type="float">
            <text:p>0.895816802978516</text:p>
          </table:table-cell>
          <table:table-cell table:formula="of:=AVERAGE([.A25:.A74])" office:value-type="float" office:value="-0.175485174059868" calcext:value-type="float">
            <text:p>-0.175485174059868</text:p>
          </table:table-cell>
          <table:table-cell office:value-type="float" office:value="0" calcext:value-type="float">
            <text:p>0</text:p>
          </table:table-cell>
          <table:table-cell table:formula="of:=AVERAGE([.C25:.C74])" office:value-type="float" office:value="0.06" calcext:value-type="float">
            <text:p>0.06</text:p>
          </table:table-cell>
          <table:table-cell office:value-type="float" office:value="11.0952592581242" calcext:value-type="float">
            <text:p>11.0952592581242</text:p>
          </table:table-cell>
          <table:table-cell office:value-type="float" office:value="281.819585156355" calcext:value-type="float">
            <text:p>281.819585156355</text:p>
          </table:table-cell>
          <table:table-cell table:formula="of:=AVERAGE([.F25:.F74])" office:value-type="float" office:value="287.88612473962" calcext:value-type="float">
            <text:p>287.886124739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6:.A75])" office:value-type="float" office:value="-0.126708834767342" calcext:value-type="float">
            <text:p>-0.126708834767342</text:p>
          </table:table-cell>
          <table:table-cell office:value-type="float" office:value="1" calcext:value-type="float">
            <text:p>1</text:p>
          </table:table-cell>
          <table:table-cell table:formula="of:=AVERAGE([.C26:.C75])" office:value-type="float" office:value="0.08" calcext:value-type="float">
            <text:p>0.08</text:p>
          </table:table-cell>
          <table:table-cell office:value-type="float" office:value="10.9936098174959" calcext:value-type="float">
            <text:p>10.9936098174959</text:p>
          </table:table-cell>
          <table:table-cell office:value-type="float" office:value="279.237689364397" calcext:value-type="float">
            <text:p>279.237689364397</text:p>
          </table:table-cell>
          <table:table-cell table:formula="of:=AVERAGE([.F26:.F75])" office:value-type="float" office:value="287.641677614745" calcext:value-type="float">
            <text:p>287.641677614745</text:p>
          </table:table-cell>
          <table:table-cell table:number-columns-repeated="4"/>
        </table:table-row>
        <table:table-row table:style-name="ro1">
          <table:table-cell office:value-type="float" office:value="-0.077055424451828" calcext:value-type="float">
            <text:p>-0.077055424451828</text:p>
          </table:table-cell>
          <table:table-cell table:formula="of:=AVERAGE([.A27:.A76])" office:value-type="float" office:value="-0.109637007713318" calcext:value-type="float">
            <text:p>-0.109637007713318</text:p>
          </table:table-cell>
          <table:table-cell office:value-type="float" office:value="0" calcext:value-type="float">
            <text:p>0</text:p>
          </table:table-cell>
          <table:table-cell table:formula="of:=AVERAGE([.C27:.C76])" office:value-type="float" office:value="0.08" calcext:value-type="float">
            <text:p>0.08</text:p>
          </table:table-cell>
          <table:table-cell office:value-type="float" office:value="11.4168839830339" calcext:value-type="float">
            <text:p>11.4168839830339</text:p>
          </table:table-cell>
          <table:table-cell office:value-type="float" office:value="289.988853169061" calcext:value-type="float">
            <text:p>289.988853169061</text:p>
          </table:table-cell>
          <table:table-cell table:formula="of:=AVERAGE([.F27:.F76])" office:value-type="float" office:value="287.594573230635" calcext:value-type="float">
            <text:p>287.594573230635</text:p>
          </table:table-cell>
          <table:table-cell table:number-columns-repeated="4"/>
        </table:table-row>
        <table:table-row table:style-name="ro1">
          <table:table-cell office:value-type="float" office:value="0.274966865777969" calcext:value-type="float">
            <text:p>0.274966865777969</text:p>
          </table:table-cell>
          <table:table-cell table:formula="of:=AVERAGE([.A28:.A77])" office:value-type="float" office:value="-0.0865675014257431" calcext:value-type="float">
            <text:p>-0.086567501425743</text:p>
          </table:table-cell>
          <table:table-cell office:value-type="float" office:value="0" calcext:value-type="float">
            <text:p>0</text:p>
          </table:table-cell>
          <table:table-cell table:formula="of:=AVERAGE([.C28:.C77])" office:value-type="float" office:value="0.08" calcext:value-type="float">
            <text:p>0.08</text:p>
          </table:table-cell>
          <table:table-cell office:value-type="float" office:value="11.3894576183885" calcext:value-type="float">
            <text:p>11.3894576183885</text:p>
          </table:table-cell>
          <table:table-cell office:value-type="float" office:value="289.292223507069" calcext:value-type="float">
            <text:p>289.292223507069</text:p>
          </table:table-cell>
          <table:table-cell table:formula="of:=AVERAGE([.F28:.F77])" office:value-type="float" office:value="287.550621933937" calcext:value-type="float">
            <text:p>287.550621933937</text:p>
          </table:table-cell>
          <table:table-cell table:number-columns-repeated="4"/>
        </table:table-row>
        <table:table-row table:style-name="ro1">
          <table:table-cell office:value-type="float" office:value="0.0739180147647858" calcext:value-type="float">
            <text:p>0.073918014764786</text:p>
          </table:table-cell>
          <table:table-cell table:formula="of:=AVERAGE([.A29:.A78])" office:value-type="float" office:value="-0.0589169657230377" calcext:value-type="float">
            <text:p>-0.058916965723038</text:p>
          </table:table-cell>
          <table:table-cell office:value-type="float" office:value="0" calcext:value-type="float">
            <text:p>0</text:p>
          </table:table-cell>
          <table:table-cell table:formula="of:=AVERAGE([.C29:.C78])" office:value-type="float" office:value="0.08" calcext:value-type="float">
            <text:p>0.08</text:p>
          </table:table-cell>
          <table:table-cell office:value-type="float" office:value="11.3707208647192" calcext:value-type="float">
            <text:p>11.3707208647192</text:p>
          </table:table-cell>
          <table:table-cell office:value-type="float" office:value="288.816309963866" calcext:value-type="float">
            <text:p>288.816309963866</text:p>
          </table:table-cell>
          <table:table-cell table:formula="of:=AVERAGE([.F29:.F78])" office:value-type="float" office:value="287.519207288944" calcext:value-type="float">
            <text:p>287.519207288944</text:p>
          </table:table-cell>
          <table:table-cell table:number-columns-repeated="4"/>
        </table:table-row>
        <table:table-row table:style-name="ro1">
          <table:table-cell office:value-type="float" office:value="-0.291886895895004" calcext:value-type="float">
            <text:p>-0.291886895895004</text:p>
          </table:table-cell>
          <table:table-cell table:formula="of:=AVERAGE([.A30:.A79])" office:value-type="float" office:value="-0.0464328151941299" calcext:value-type="float">
            <text:p>-0.04643281519413</text:p>
          </table:table-cell>
          <table:table-cell office:value-type="float" office:value="0" calcext:value-type="float">
            <text:p>0</text:p>
          </table:table-cell>
          <table:table-cell table:formula="of:=AVERAGE([.C30:.C79])" office:value-type="float" office:value="0.08" calcext:value-type="float">
            <text:p>0.08</text:p>
          </table:table-cell>
          <table:table-cell office:value-type="float" office:value="11.2243902094573" calcext:value-type="float">
            <text:p>11.2243902094573</text:p>
          </table:table-cell>
          <table:table-cell office:value-type="float" office:value="285.099511320215" calcext:value-type="float">
            <text:p>285.099511320215</text:p>
          </table:table-cell>
          <table:table-cell table:formula="of:=AVERAGE([.F30:.F79])" office:value-type="float" office:value="287.499056735804" calcext:value-type="float">
            <text:p>287.499056735804</text:p>
          </table:table-cell>
          <table:table-cell table:number-columns-repeated="4"/>
        </table:table-row>
        <table:table-row table:style-name="ro1">
          <table:table-cell office:value-type="float" office:value="-0.438051223754883" calcext:value-type="float">
            <text:p>-0.438051223754883</text:p>
          </table:table-cell>
          <table:table-cell table:formula="of:=AVERAGE([.A31:.A80])" office:value-type="float" office:value="-0.0343262392282486" calcext:value-type="float">
            <text:p>-0.034326239228249</text:p>
          </table:table-cell>
          <table:table-cell office:value-type="float" office:value="0" calcext:value-type="float">
            <text:p>0</text:p>
          </table:table-cell>
          <table:table-cell table:formula="of:=AVERAGE([.C31:.C80])" office:value-type="float" office:value="0.08" calcext:value-type="float">
            <text:p>0.08</text:p>
          </table:table-cell>
          <table:table-cell office:value-type="float" office:value="11.4994657936364" calcext:value-type="float">
            <text:p>11.4994657936364</text:p>
          </table:table-cell>
          <table:table-cell office:value-type="float" office:value="292.086431158366" calcext:value-type="float">
            <text:p>292.086431158366</text:p>
          </table:table-cell>
          <table:table-cell table:formula="of:=AVERAGE([.F31:.F80])" office:value-type="float" office:value="287.490123186821" calcext:value-type="float">
            <text:p>287.490123186821</text:p>
          </table:table-cell>
          <table:table-cell table:number-columns-repeated="4"/>
        </table:table-row>
        <table:table-row table:style-name="ro1">
          <table:table-cell office:value-type="float" office:value="0.894213914871216" calcext:value-type="float">
            <text:p>0.894213914871216</text:p>
          </table:table-cell>
          <table:table-cell table:formula="of:=AVERAGE([.A32:.A81])" office:value-type="float" office:value="-0.00725245893001556" calcext:value-type="float">
            <text:p>-0.007252458930016</text:p>
          </table:table-cell>
          <table:table-cell office:value-type="float" office:value="0" calcext:value-type="float">
            <text:p>0</text:p>
          </table:table-cell>
          <table:table-cell table:formula="of:=AVERAGE([.C32:.C81])" office:value-type="float" office:value="0.08" calcext:value-type="float">
            <text:p>0.08</text:p>
          </table:table-cell>
          <table:table-cell office:value-type="float" office:value="11.3587905427635" calcext:value-type="float">
            <text:p>11.3587905427635</text:p>
          </table:table-cell>
          <table:table-cell office:value-type="float" office:value="288.513279786192" calcext:value-type="float">
            <text:p>288.513279786192</text:p>
          </table:table-cell>
          <table:table-cell table:formula="of:=AVERAGE([.F32:.F81])" office:value-type="float" office:value="287.408000458949" calcext:value-type="float">
            <text:p>287.408000458949</text:p>
          </table:table-cell>
          <table:table-cell table:number-columns-repeated="4"/>
        </table:table-row>
        <table:table-row table:style-name="ro1">
          <table:table-cell office:value-type="float" office:value="-0.66733181476593" calcext:value-type="float">
            <text:p>-0.66733181476593</text:p>
          </table:table-cell>
          <table:table-cell table:formula="of:=AVERAGE([.A33:.A82])" office:value-type="float" office:value="-0.0125497454404831" calcext:value-type="float">
            <text:p>-0.012549745440483</text:p>
          </table:table-cell>
          <table:table-cell office:value-type="float" office:value="0" calcext:value-type="float">
            <text:p>0</text:p>
          </table:table-cell>
          <table:table-cell table:formula="of:=AVERAGE([.C33:.C82])" office:value-type="float" office:value="0.08" calcext:value-type="float">
            <text:p>0.08</text:p>
          </table:table-cell>
          <table:table-cell office:value-type="float" office:value="11.3938305835664" calcext:value-type="float">
            <text:p>11.3938305835664</text:p>
          </table:table-cell>
          <table:table-cell office:value-type="float" office:value="289.403296822587" calcext:value-type="float">
            <text:p>289.403296822587</text:p>
          </table:table-cell>
          <table:table-cell table:formula="of:=AVERAGE([.F33:.F82])" office:value-type="float" office:value="287.322991672619" calcext:value-type="float">
            <text:p>287.322991672619</text:p>
          </table:table-cell>
          <table:table-cell table:number-columns-repeated="4"/>
        </table:table-row>
        <table:table-row table:style-name="ro1">
          <table:table-cell office:value-type="float" office:value="-1.07923376560211" calcext:value-type="float">
            <text:p>-1.07923376560211</text:p>
          </table:table-cell>
          <table:table-cell table:formula="of:=AVERAGE([.A34:.A83])" office:value-type="float" office:value="-0.0250497800111771" calcext:value-type="float">
            <text:p>-0.025049780011177</text:p>
          </table:table-cell>
          <table:table-cell office:value-type="float" office:value="0" calcext:value-type="float">
            <text:p>0</text:p>
          </table:table-cell>
          <table:table-cell table:formula="of:=AVERAGE([.C34:.C83])" office:value-type="float" office:value="0.08" calcext:value-type="float">
            <text:p>0.08</text:p>
          </table:table-cell>
          <table:table-cell office:value-type="float" office:value="11.3210858913034" calcext:value-type="float">
            <text:p>11.3210858913034</text:p>
          </table:table-cell>
          <table:table-cell office:value-type="float" office:value="287.555581639107" calcext:value-type="float">
            <text:p>287.555581639107</text:p>
          </table:table-cell>
          <table:table-cell table:formula="of:=AVERAGE([.F34:.F83])" office:value-type="float" office:value="287.213572386887" calcext:value-type="float">
            <text:p>287.213572386887</text:p>
          </table:table-cell>
          <table:table-cell table:number-columns-repeated="4"/>
        </table:table-row>
        <table:table-row table:style-name="ro1">
          <table:table-cell office:value-type="float" office:value="-0.493157386779785" calcext:value-type="float">
            <text:p>-0.493157386779785</text:p>
          </table:table-cell>
          <table:table-cell table:formula="of:=AVERAGE([.A35:.A84])" office:value-type="float" office:value="-0.043091915845871" calcext:value-type="float">
            <text:p>-0.043091915845871</text:p>
          </table:table-cell>
          <table:table-cell office:value-type="float" office:value="0" calcext:value-type="float">
            <text:p>0</text:p>
          </table:table-cell>
          <table:table-cell table:formula="of:=AVERAGE([.C35:.C84])" office:value-type="float" office:value="0.08" calcext:value-type="float">
            <text:p>0.08</text:p>
          </table:table-cell>
          <table:table-cell office:value-type="float" office:value="11.564111055091" calcext:value-type="float">
            <text:p>11.564111055091</text:p>
          </table:table-cell>
          <table:table-cell office:value-type="float" office:value="293.728420799312" calcext:value-type="float">
            <text:p>293.728420799312</text:p>
          </table:table-cell>
          <table:table-cell table:formula="of:=AVERAGE([.F35:.F84])" office:value-type="float" office:value="287.364130224612" calcext:value-type="float">
            <text:p>287.364130224612</text:p>
          </table:table-cell>
          <table:table-cell table:number-columns-repeated="4"/>
        </table:table-row>
        <table:table-row table:style-name="ro1">
          <table:table-cell office:value-type="float" office:value="0.294951826334" calcext:value-type="float">
            <text:p>0.294951826334</text:p>
          </table:table-cell>
          <table:table-cell table:formula="of:=AVERAGE([.A36:.A85])" office:value-type="float" office:value="-0.0131651836633682" calcext:value-type="float">
            <text:p>-0.013165183663368</text:p>
          </table:table-cell>
          <table:table-cell office:value-type="float" office:value="0" calcext:value-type="float">
            <text:p>0</text:p>
          </table:table-cell>
          <table:table-cell table:formula="of:=AVERAGE([.C36:.C85])" office:value-type="float" office:value="0.08" calcext:value-type="float">
            <text:p>0.08</text:p>
          </table:table-cell>
          <table:table-cell office:value-type="float" office:value="11.4666292485684" calcext:value-type="float">
            <text:p>11.4666292485684</text:p>
          </table:table-cell>
          <table:table-cell office:value-type="float" office:value="291.252382913638" calcext:value-type="float">
            <text:p>291.252382913638</text:p>
          </table:table-cell>
          <table:table-cell table:formula="of:=AVERAGE([.F36:.F85])" office:value-type="float" office:value="287.433659080288" calcext:value-type="float">
            <text:p>287.433659080288</text:p>
          </table:table-cell>
          <table:table-cell table:number-columns-repeated="4"/>
        </table:table-row>
        <table:table-row table:style-name="ro1">
          <table:table-cell office:value-type="float" office:value="-0.451582729816437" calcext:value-type="float">
            <text:p>-0.451582729816437</text:p>
          </table:table-cell>
          <table:table-cell table:formula="of:=AVERAGE([.A37:.A86])" office:value-type="float" office:value="-0.0154988765716553" calcext:value-type="float">
            <text:p>-0.015498876571655</text:p>
          </table:table-cell>
          <table:table-cell office:value-type="float" office:value="0" calcext:value-type="float">
            <text:p>0</text:p>
          </table:table-cell>
          <table:table-cell table:formula="of:=AVERAGE([.C37:.C86])" office:value-type="float" office:value="0.08" calcext:value-type="float">
            <text:p>0.08</text:p>
          </table:table-cell>
          <table:table-cell office:value-type="float" office:value="11.5759592446178" calcext:value-type="float">
            <text:p>11.5759592446178</text:p>
          </table:table-cell>
          <table:table-cell office:value-type="float" office:value="294.029364813293" calcext:value-type="float">
            <text:p>294.029364813293</text:p>
          </table:table-cell>
          <table:table-cell table:formula="of:=AVERAGE([.F37:.F86])" office:value-type="float" office:value="287.458522575236" calcext:value-type="float">
            <text:p>287.458522575236</text:p>
          </table:table-cell>
          <table:table-cell table:number-columns-repeated="4"/>
        </table:table-row>
        <table:table-row table:style-name="ro1">
          <table:table-cell office:value-type="float" office:value="-0.276341050863266" calcext:value-type="float">
            <text:p>-0.276341050863266</text:p>
          </table:table-cell>
          <table:table-cell table:formula="of:=AVERAGE([.A38:.A87])" office:value-type="float" office:value="-0.0180199998617172" calcext:value-type="float">
            <text:p>-0.018019999861717</text:p>
          </table:table-cell>
          <table:table-cell office:value-type="float" office:value="0" calcext:value-type="float">
            <text:p>0</text:p>
          </table:table-cell>
          <table:table-cell table:formula="of:=AVERAGE([.C38:.C87])" office:value-type="float" office:value="0.08" calcext:value-type="float">
            <text:p>0.08</text:p>
          </table:table-cell>
          <table:table-cell office:value-type="float" office:value="11.5200634334803" calcext:value-type="float">
            <text:p>11.5200634334803</text:p>
          </table:table-cell>
          <table:table-cell office:value-type="float" office:value="292.609611210399" calcext:value-type="float">
            <text:p>292.609611210399</text:p>
          </table:table-cell>
          <table:table-cell table:formula="of:=AVERAGE([.F38:.F87])" office:value-type="float" office:value="287.610828022089" calcext:value-type="float">
            <text:p>287.610828022089</text:p>
          </table:table-cell>
          <table:table-cell table:number-columns-repeated="4"/>
        </table:table-row>
        <table:table-row table:style-name="ro1">
          <table:table-cell office:value-type="float" office:value="-0.567004919052124" calcext:value-type="float">
            <text:p>-0.567004919052124</text:p>
          </table:table-cell>
          <table:table-cell table:formula="of:=AVERAGE([.A39:.A88])" office:value-type="float" office:value="-0.0251978808641434" calcext:value-type="float">
            <text:p>-0.025197880864143</text:p>
          </table:table-cell>
          <table:table-cell office:value-type="float" office:value="0" calcext:value-type="float">
            <text:p>0</text:p>
          </table:table-cell>
          <table:table-cell table:formula="of:=AVERAGE([.C39:.C88])" office:value-type="float" office:value="0.08" calcext:value-type="float">
            <text:p>0.08</text:p>
          </table:table-cell>
          <table:table-cell office:value-type="float" office:value="11.4230040223062" calcext:value-type="float">
            <text:p>11.4230040223062</text:p>
          </table:table-cell>
          <table:table-cell office:value-type="float" office:value="290.144302166578" calcext:value-type="float">
            <text:p>290.144302166578</text:p>
          </table:table-cell>
          <table:table-cell table:formula="of:=AVERAGE([.F39:.F88])" office:value-type="float" office:value="287.556614588159" calcext:value-type="float">
            <text:p>287.556614588159</text:p>
          </table:table-cell>
          <table:table-cell table:number-columns-repeated="4"/>
        </table:table-row>
        <table:table-row table:style-name="ro1">
          <table:table-cell office:value-type="float" office:value="0.00126060843467712" calcext:value-type="float">
            <text:p>0.001260608434677</text:p>
          </table:table-cell>
          <table:table-cell table:formula="of:=AVERAGE([.A40:.A89])" office:value-type="float" office:value="-0.00834821343421936" calcext:value-type="float">
            <text:p>-0.008348213434219</text:p>
          </table:table-cell>
          <table:table-cell office:value-type="float" office:value="0" calcext:value-type="float">
            <text:p>0</text:p>
          </table:table-cell>
          <table:table-cell table:formula="of:=AVERAGE([.C40:.C89])" office:value-type="float" office:value="0.08" calcext:value-type="float">
            <text:p>0.08</text:p>
          </table:table-cell>
          <table:table-cell office:value-type="float" office:value="11.1447628196537" calcext:value-type="float">
            <text:p>11.1447628196537</text:p>
          </table:table-cell>
          <table:table-cell office:value-type="float" office:value="283.076975619205" calcext:value-type="float">
            <text:p>283.076975619205</text:p>
          </table:table-cell>
          <table:table-cell table:formula="of:=AVERAGE([.F40:.F89])" office:value-type="float" office:value="287.409252157165" calcext:value-type="float">
            <text:p>287.409252157165</text:p>
          </table:table-cell>
          <table:table-cell table:number-columns-repeated="4"/>
        </table:table-row>
        <table:table-row table:style-name="ro1">
          <table:table-cell office:value-type="float" office:value="-0.199975579977036" calcext:value-type="float">
            <text:p>-0.199975579977036</text:p>
          </table:table-cell>
          <table:table-cell table:formula="of:=AVERAGE([.A41:.A90])" office:value-type="float" office:value="-0.0523477250337601" calcext:value-type="float">
            <text:p>-0.05234772503376</text:p>
          </table:table-cell>
          <table:table-cell office:value-type="float" office:value="0" calcext:value-type="float">
            <text:p>0</text:p>
          </table:table-cell>
          <table:table-cell table:formula="of:=AVERAGE([.C41:.C90])" office:value-type="float" office:value="0.06" calcext:value-type="float">
            <text:p>0.06</text:p>
          </table:table-cell>
          <table:table-cell office:value-type="float" office:value="11.3182229894966" calcext:value-type="float">
            <text:p>11.3182229894966</text:p>
          </table:table-cell>
          <table:table-cell office:value-type="float" office:value="287.482863933213" calcext:value-type="float">
            <text:p>287.482863933213</text:p>
          </table:table-cell>
          <table:table-cell table:formula="of:=AVERAGE([.F41:.F90])" office:value-type="float" office:value="287.560997320056" calcext:value-type="float">
            <text:p>287.560997320056</text:p>
          </table:table-cell>
          <table:table-cell table:number-columns-repeated="4"/>
        </table:table-row>
        <table:table-row table:style-name="ro1">
          <table:table-cell office:value-type="float" office:value="-0.0206624567508697" calcext:value-type="float">
            <text:p>-0.02066245675087</text:p>
          </table:table-cell>
          <table:table-cell table:formula="of:=AVERAGE([.A42:.A91])" office:value-type="float" office:value="-0.0416313409805298" calcext:value-type="float">
            <text:p>-0.04163134098053</text:p>
          </table:table-cell>
          <table:table-cell office:value-type="float" office:value="0" calcext:value-type="float">
            <text:p>0</text:p>
          </table:table-cell>
          <table:table-cell table:formula="of:=AVERAGE([.C42:.C91])" office:value-type="float" office:value="0.06" calcext:value-type="float">
            <text:p>0.06</text:p>
          </table:table-cell>
          <table:table-cell office:value-type="float" office:value="11.4047459833652" calcext:value-type="float">
            <text:p>11.4047459833652</text:p>
          </table:table-cell>
          <table:table-cell office:value-type="float" office:value="289.680547977475" calcext:value-type="float">
            <text:p>289.680547977475</text:p>
          </table:table-cell>
          <table:table-cell table:formula="of:=AVERAGE([.F42:.F91])" office:value-type="float" office:value="287.589058009876" calcext:value-type="float">
            <text:p>287.589058009876</text:p>
          </table:table-cell>
          <table:table-cell table:number-columns-repeated="4"/>
        </table:table-row>
        <table:table-row table:style-name="ro1">
          <table:table-cell office:value-type="float" office:value="-0.473444372415543" calcext:value-type="float">
            <text:p>-0.473444372415543</text:p>
          </table:table-cell>
          <table:table-cell table:formula="of:=AVERAGE([.A43:.A92])" office:value-type="float" office:value="-0.0911002284288406" calcext:value-type="float">
            <text:p>-0.091100228428841</text:p>
          </table:table-cell>
          <table:table-cell office:value-type="float" office:value="0" calcext:value-type="float">
            <text:p>0</text:p>
          </table:table-cell>
          <table:table-cell table:formula="of:=AVERAGE([.C43:.C92])" office:value-type="float" office:value="0.04" calcext:value-type="float">
            <text:p>0.04</text:p>
          </table:table-cell>
          <table:table-cell office:value-type="float" office:value="11.2994897557884" calcext:value-type="float">
            <text:p>11.2994897557884</text:p>
          </table:table-cell>
          <table:table-cell office:value-type="float" office:value="287.007039797027" calcext:value-type="float">
            <text:p>287.007039797027</text:p>
          </table:table-cell>
          <table:table-cell table:formula="of:=AVERAGE([.F43:.F92])" office:value-type="float" office:value="287.745014243193" calcext:value-type="float">
            <text:p>287.745014243193</text:p>
          </table:table-cell>
          <table:table-cell table:number-columns-repeated="4"/>
        </table:table-row>
        <table:table-row table:style-name="ro1">
          <table:table-cell office:value-type="float" office:value="-0.312953889369965" calcext:value-type="float">
            <text:p>-0.312953889369965</text:p>
          </table:table-cell>
          <table:table-cell table:formula="of:=AVERAGE([.A44:.A93])" office:value-type="float" office:value="-0.089430667757988" calcext:value-type="float">
            <text:p>-0.089430667757988</text:p>
          </table:table-cell>
          <table:table-cell office:value-type="float" office:value="0" calcext:value-type="float">
            <text:p>0</text:p>
          </table:table-cell>
          <table:table-cell table:formula="of:=AVERAGE([.C44:.C93])" office:value-type="float" office:value="0.04" calcext:value-type="float">
            <text:p>0.04</text:p>
          </table:table-cell>
          <table:table-cell office:value-type="float" office:value="11.3907858170956" calcext:value-type="float">
            <text:p>11.3907858170956</text:p>
          </table:table-cell>
          <table:table-cell office:value-type="float" office:value="289.325959754229" calcext:value-type="float">
            <text:p>289.325959754229</text:p>
          </table:table-cell>
          <table:table-cell table:formula="of:=AVERAGE([.F44:.F93])" office:value-type="float" office:value="287.914245034117" calcext:value-type="float">
            <text:p>287.914245034117</text:p>
          </table:table-cell>
          <table:table-cell table:number-columns-repeated="4"/>
        </table:table-row>
        <table:table-row table:style-name="ro1">
          <table:table-cell office:value-type="float" office:value="0.391321271657944" calcext:value-type="float">
            <text:p>0.391321271657944</text:p>
          </table:table-cell>
          <table:table-cell table:formula="of:=AVERAGE([.A45:.A94])" office:value-type="float" office:value="-0.0556830096244812" calcext:value-type="float">
            <text:p>-0.055683009624481</text:p>
          </table:table-cell>
          <table:table-cell office:value-type="float" office:value="0" calcext:value-type="float">
            <text:p>0</text:p>
          </table:table-cell>
          <table:table-cell table:formula="of:=AVERAGE([.C45:.C94])" office:value-type="float" office:value="0.04" calcext:value-type="float">
            <text:p>0.04</text:p>
          </table:table-cell>
          <table:table-cell office:value-type="float" office:value="11.2712995595545" calcext:value-type="float">
            <text:p>11.2712995595545</text:p>
          </table:table-cell>
          <table:table-cell office:value-type="float" office:value="286.291008812683" calcext:value-type="float">
            <text:p>286.291008812683</text:p>
          </table:table-cell>
          <table:table-cell table:formula="of:=AVERAGE([.F45:.F94])" office:value-type="float" office:value="287.90825714827" calcext:value-type="float">
            <text:p>287.90825714827</text:p>
          </table:table-cell>
          <table:table-cell table:number-columns-repeated="4"/>
        </table:table-row>
        <table:table-row table:style-name="ro1">
          <table:table-cell office:value-type="float" office:value="-0.756787419319153" calcext:value-type="float">
            <text:p>-0.756787419319153</text:p>
          </table:table-cell>
          <table:table-cell table:formula="of:=AVERAGE([.A46:.A95])" office:value-type="float" office:value="-0.0828977966308594" calcext:value-type="float">
            <text:p>-0.082897796630859</text:p>
          </table:table-cell>
          <table:table-cell office:value-type="float" office:value="0" calcext:value-type="float">
            <text:p>0</text:p>
          </table:table-cell>
          <table:table-cell table:formula="of:=AVERAGE([.C46:.C95])" office:value-type="float" office:value="0.04" calcext:value-type="float">
            <text:p>0.04</text:p>
          </table:table-cell>
          <table:table-cell office:value-type="float" office:value="11.2931843318909" calcext:value-type="float">
            <text:p>11.2931843318909</text:p>
          </table:table-cell>
          <table:table-cell office:value-type="float" office:value="286.84688203003" calcext:value-type="float">
            <text:p>286.84688203003</text:p>
          </table:table-cell>
          <table:table-cell table:formula="of:=AVERAGE([.F46:.F95])" office:value-type="float" office:value="287.896044746007" calcext:value-type="float">
            <text:p>287.896044746007</text:p>
          </table:table-cell>
          <table:table-cell table:number-columns-repeated="4"/>
        </table:table-row>
        <table:table-row table:style-name="ro1">
          <table:table-cell office:value-type="float" office:value="-0.484613984823227" calcext:value-type="float">
            <text:p>-0.484613984823227</text:p>
          </table:table-cell>
          <table:table-cell table:formula="of:=AVERAGE([.A47:.A96])" office:value-type="float" office:value="-0.0964646625518799" calcext:value-type="float">
            <text:p>-0.09646466255188</text:p>
          </table:table-cell>
          <table:table-cell office:value-type="float" office:value="0" calcext:value-type="float">
            <text:p>0</text:p>
          </table:table-cell>
          <table:table-cell table:formula="of:=AVERAGE([.C47:.C96])" office:value-type="float" office:value="0.04" calcext:value-type="float">
            <text:p>0.04</text:p>
          </table:table-cell>
          <table:table-cell office:value-type="float" office:value="11.5750534412593" calcext:value-type="float">
            <text:p>11.5750534412593</text:p>
          </table:table-cell>
          <table:table-cell office:value-type="float" office:value="294.006357407985" calcext:value-type="float">
            <text:p>294.006357407985</text:p>
          </table:table-cell>
          <table:table-cell table:formula="of:=AVERAGE([.F47:.F96])" office:value-type="float" office:value="288.019008002486" calcext:value-type="float">
            <text:p>288.019008002486</text:p>
          </table:table-cell>
          <table:table-cell table:number-columns-repeated="4"/>
        </table:table-row>
        <table:table-row table:style-name="ro1">
          <table:table-cell office:value-type="float" office:value="-0.419065475463867" calcext:value-type="float">
            <text:p>-0.419065475463867</text:p>
          </table:table-cell>
          <table:table-cell table:formula="of:=AVERAGE([.A48:.A97])" office:value-type="float" office:value="-0.114078263640404" calcext:value-type="float">
            <text:p>-0.114078263640404</text:p>
          </table:table-cell>
          <table:table-cell office:value-type="float" office:value="0" calcext:value-type="float">
            <text:p>0</text:p>
          </table:table-cell>
          <table:table-cell table:formula="of:=AVERAGE([.C48:.C97])" office:value-type="float" office:value="0.04" calcext:value-type="float">
            <text:p>0.04</text:p>
          </table:table-cell>
          <table:table-cell office:value-type="float" office:value="11.4617705287397" calcext:value-type="float">
            <text:p>11.4617705287397</text:p>
          </table:table-cell>
          <table:table-cell office:value-type="float" office:value="291.128971429988" calcext:value-type="float">
            <text:p>291.128971429988</text:p>
          </table:table-cell>
          <table:table-cell table:formula="of:=AVERAGE([.F48:.F97])" office:value-type="float" office:value="288.243069135747" calcext:value-type="float">
            <text:p>288.243069135747</text:p>
          </table:table-cell>
          <table:table-cell table:number-columns-repeated="4"/>
        </table:table-row>
        <table:table-row table:style-name="ro1">
          <table:table-cell office:value-type="float" office:value="-0.38515704870224" calcext:value-type="float">
            <text:p>-0.38515704870224</text:p>
          </table:table-cell>
          <table:table-cell table:formula="of:=AVERAGE([.A49:.A98])" office:value-type="float" office:value="-0.103215971589088" calcext:value-type="float">
            <text:p>-0.103215971589088</text:p>
          </table:table-cell>
          <table:table-cell office:value-type="float" office:value="0" calcext:value-type="float">
            <text:p>0</text:p>
          </table:table-cell>
          <table:table-cell table:formula="of:=AVERAGE([.C49:.C98])" office:value-type="float" office:value="0.04" calcext:value-type="float">
            <text:p>0.04</text:p>
          </table:table-cell>
          <table:table-cell office:value-type="float" office:value="11.4265650497586" calcext:value-type="float">
            <text:p>11.4265650497586</text:p>
          </table:table-cell>
          <table:table-cell office:value-type="float" office:value="290.234752263867" calcext:value-type="float">
            <text:p>290.234752263867</text:p>
          </table:table-cell>
          <table:table-cell table:formula="of:=AVERAGE([.F49:.F98])" office:value-type="float" office:value="288.225804045018" calcext:value-type="float">
            <text:p>288.225804045018</text:p>
          </table:table-cell>
          <table:table-cell table:number-columns-repeated="4"/>
        </table:table-row>
        <table:table-row table:style-name="ro1">
          <table:table-cell office:value-type="float" office:value="1.00027775764465" calcext:value-type="float">
            <text:p>1.00027775764465</text:p>
          </table:table-cell>
          <table:table-cell table:formula="of:=AVERAGE([.A50:.A99])" office:value-type="float" office:value="-0.0618077594041824" calcext:value-type="float">
            <text:p>-0.061807759404183</text:p>
          </table:table-cell>
          <table:table-cell office:value-type="float" office:value="0" calcext:value-type="float">
            <text:p>0</text:p>
          </table:table-cell>
          <table:table-cell table:formula="of:=AVERAGE([.C50:.C99])" office:value-type="float" office:value="0.04" calcext:value-type="float">
            <text:p>0.04</text:p>
          </table:table-cell>
          <table:table-cell office:value-type="float" office:value="11.4665330362946" calcext:value-type="float">
            <text:p>11.4665330362946</text:p>
          </table:table-cell>
          <table:table-cell office:value-type="float" office:value="291.249939121882" calcext:value-type="float">
            <text:p>291.249939121882</text:p>
          </table:table-cell>
          <table:table-cell table:formula="of:=AVERAGE([.F50:.F99])" office:value-type="float" office:value="288.277318579176" calcext:value-type="float">
            <text:p>288.277318579176</text:p>
          </table:table-cell>
          <table:table-cell table:number-columns-repeated="4"/>
        </table:table-row>
        <table:table-row table:style-name="ro1">
          <table:table-cell office:value-type="float" office:value="0.601370096206665" calcext:value-type="float">
            <text:p>0.601370096206665</text:p>
          </table:table-cell>
          <table:table-cell table:formula="of:=AVERAGE([.A51:.A100])" office:value-type="float" office:value="-0.0463045001029968" calcext:value-type="float">
            <text:p>-0.046304500102997</text:p>
          </table:table-cell>
          <table:table-cell office:value-type="float" office:value="0" calcext:value-type="float">
            <text:p>0</text:p>
          </table:table-cell>
          <table:table-cell table:formula="of:=AVERAGE([.C51:.C100])" office:value-type="float" office:value="0.04" calcext:value-type="float">
            <text:p>0.04</text:p>
          </table:table-cell>
          <table:table-cell office:value-type="float" office:value="11.2001752227813" calcext:value-type="float">
            <text:p>11.2001752227813</text:p>
          </table:table-cell>
          <table:table-cell office:value-type="float" office:value="284.484450658645" calcext:value-type="float">
            <text:p>284.484450658645</text:p>
          </table:table-cell>
          <table:table-cell table:formula="of:=AVERAGE([.F51:.F100])" office:value-type="float" office:value="288.178469586855" calcext:value-type="float">
            <text:p>288.178469586855</text:p>
          </table:table-cell>
          <table:table-cell table:number-columns-repeated="4"/>
        </table:table-row>
        <table:table-row table:style-name="ro1">
          <table:table-cell office:value-type="float" office:value="-0.0456972122192383" calcext:value-type="float">
            <text:p>-0.045697212219238</text:p>
          </table:table-cell>
          <table:table-cell table:formula="of:=AVERAGE([.A52:.A101])" office:value-type="float" office:value="-0.0450640267133713" calcext:value-type="float">
            <text:p>-0.045064026713371</text:p>
          </table:table-cell>
          <table:table-cell office:value-type="float" office:value="0" calcext:value-type="float">
            <text:p>0</text:p>
          </table:table-cell>
          <table:table-cell table:formula="of:=AVERAGE([.C52:.C101])" office:value-type="float" office:value="0.04" calcext:value-type="float">
            <text:p>0.04</text:p>
          </table:table-cell>
          <table:table-cell office:value-type="float" office:value="11.1964816101223" calcext:value-type="float">
            <text:p>11.1964816101223</text:p>
          </table:table-cell>
          <table:table-cell office:value-type="float" office:value="284.390632897107" calcext:value-type="float">
            <text:p>284.390632897107</text:p>
          </table:table-cell>
          <table:table-cell table:formula="of:=AVERAGE([.F52:.F101])" office:value-type="float" office:value="288.140643862808" calcext:value-type="float">
            <text:p>288.140643862808</text:p>
          </table:table-cell>
          <table:table-cell table:number-columns-repeated="4"/>
        </table:table-row>
        <table:table-row table:style-name="ro1">
          <table:table-cell office:value-type="float" office:value="-1.22951602935791" calcext:value-type="float">
            <text:p>-1.22951602935791</text:p>
          </table:table-cell>
          <table:table-cell table:formula="of:=AVERAGE([.A53:.A102])" office:value-type="float" office:value="-0.0606685835123062" calcext:value-type="float">
            <text:p>-0.060668583512306</text:p>
          </table:table-cell>
          <table:table-cell office:value-type="float" office:value="0" calcext:value-type="float">
            <text:p>0</text:p>
          </table:table-cell>
          <table:table-cell table:formula="of:=AVERAGE([.C53:.C102])" office:value-type="float" office:value="0.04" calcext:value-type="float">
            <text:p>0.04</text:p>
          </table:table-cell>
          <table:table-cell office:value-type="float" office:value="11.4176618944675" calcext:value-type="float">
            <text:p>11.4176618944675</text:p>
          </table:table-cell>
          <table:table-cell office:value-type="float" office:value="290.008612119474" calcext:value-type="float">
            <text:p>290.008612119474</text:p>
          </table:table-cell>
          <table:table-cell table:formula="of:=AVERAGE([.F53:.F102])" office:value-type="float" office:value="288.146280677109" calcext:value-type="float">
            <text:p>288.146280677109</text:p>
          </table:table-cell>
          <table:table-cell table:number-columns-repeated="4"/>
        </table:table-row>
        <table:table-row table:style-name="ro1">
          <table:table-cell office:value-type="float" office:value="0.036403089761734" calcext:value-type="float">
            <text:p>0.036403089761734</text:p>
          </table:table-cell>
          <table:table-cell table:formula="of:=AVERAGE([.A54:.A103])" office:value-type="float" office:value="-0.0371750402450562" calcext:value-type="float">
            <text:p>-0.037175040245056</text:p>
          </table:table-cell>
          <table:table-cell office:value-type="float" office:value="0" calcext:value-type="float">
            <text:p>0</text:p>
          </table:table-cell>
          <table:table-cell table:formula="of:=AVERAGE([.C54:.C103])" office:value-type="float" office:value="0.04" calcext:value-type="float">
            <text:p>0.04</text:p>
          </table:table-cell>
          <table:table-cell office:value-type="float" office:value="11.4231248743087" calcext:value-type="float">
            <text:p>11.4231248743087</text:p>
          </table:table-cell>
          <table:table-cell office:value-type="float" office:value="290.147371807441" calcext:value-type="float">
            <text:p>290.147371807441</text:p>
          </table:table-cell>
          <table:table-cell table:formula="of:=AVERAGE([.F54:.F103])" office:value-type="float" office:value="288.157783783716" calcext:value-type="float">
            <text:p>288.157783783716</text:p>
          </table:table-cell>
          <table:table-cell table:number-columns-repeated="4"/>
        </table:table-row>
        <table:table-row table:style-name="ro1">
          <table:table-cell office:value-type="float" office:value="-1.35247731208801" calcext:value-type="float">
            <text:p>-1.35247731208801</text:p>
          </table:table-cell>
          <table:table-cell table:formula="of:=AVERAGE([.A55:.A104])" office:value-type="float" office:value="-0.056832674741745" calcext:value-type="float">
            <text:p>-0.056832674741745</text:p>
          </table:table-cell>
          <table:table-cell office:value-type="float" office:value="0" calcext:value-type="float">
            <text:p>0</text:p>
          </table:table-cell>
          <table:table-cell table:formula="of:=AVERAGE([.C55:.C104])" office:value-type="float" office:value="0.04" calcext:value-type="float">
            <text:p>0.04</text:p>
          </table:table-cell>
          <table:table-cell office:value-type="float" office:value="11.206632005012" calcext:value-type="float">
            <text:p>11.206632005012</text:p>
          </table:table-cell>
          <table:table-cell office:value-type="float" office:value="284.648452927306" calcext:value-type="float">
            <text:p>284.648452927306</text:p>
          </table:table-cell>
          <table:table-cell table:formula="of:=AVERAGE([.F55:.F104])" office:value-type="float" office:value="287.974214491702" calcext:value-type="float">
            <text:p>287.974214491702</text:p>
          </table:table-cell>
          <table:table-cell table:number-columns-repeated="4"/>
        </table:table-row>
        <table:table-row table:style-name="ro1">
          <table:table-cell office:value-type="float" office:value="-0.501099109649658" calcext:value-type="float">
            <text:p>-0.501099109649658</text:p>
          </table:table-cell>
          <table:table-cell table:formula="of:=AVERAGE([.A56:.A105])" office:value-type="float" office:value="-0.060669407248497" calcext:value-type="float">
            <text:p>-0.060669407248497</text:p>
          </table:table-cell>
          <table:table-cell office:value-type="float" office:value="0" calcext:value-type="float">
            <text:p>0</text:p>
          </table:table-cell>
          <table:table-cell table:formula="of:=AVERAGE([.C56:.C105])" office:value-type="float" office:value="0.04" calcext:value-type="float">
            <text:p>0.04</text:p>
          </table:table-cell>
          <table:table-cell office:value-type="float" office:value="11.5721412599951" calcext:value-type="float">
            <text:p>11.5721412599951</text:p>
          </table:table-cell>
          <table:table-cell office:value-type="float" office:value="293.932388003876" calcext:value-type="float">
            <text:p>293.932388003876</text:p>
          </table:table-cell>
          <table:table-cell table:formula="of:=AVERAGE([.F56:.F105])" office:value-type="float" office:value="288.177519488305" calcext:value-type="float">
            <text:p>288.177519488305</text:p>
          </table:table-cell>
          <table:table-cell table:number-columns-repeated="4"/>
        </table:table-row>
        <table:table-row table:style-name="ro1">
          <table:table-cell office:value-type="float" office:value="-1.33946824073792" calcext:value-type="float">
            <text:p>-1.33946824073792</text:p>
          </table:table-cell>
          <table:table-cell table:formula="of:=AVERAGE([.A57:.A106])" office:value-type="float" office:value="-0.0885431087017059" calcext:value-type="float">
            <text:p>-0.088543108701706</text:p>
          </table:table-cell>
          <table:table-cell office:value-type="float" office:value="0" calcext:value-type="float">
            <text:p>0</text:p>
          </table:table-cell>
          <table:table-cell table:formula="of:=AVERAGE([.C57:.C106])" office:value-type="float" office:value="0.04" calcext:value-type="float">
            <text:p>0.04</text:p>
          </table:table-cell>
          <table:table-cell office:value-type="float" office:value="11.2036623310477" calcext:value-type="float">
            <text:p>11.2036623310477</text:p>
          </table:table-cell>
          <table:table-cell office:value-type="float" office:value="284.57302320861" calcext:value-type="float">
            <text:p>284.57302320861</text:p>
          </table:table-cell>
          <table:table-cell table:formula="of:=AVERAGE([.F57:.F106])" office:value-type="float" office:value="288.151096735007" calcext:value-type="float">
            <text:p>288.151096735007</text:p>
          </table:table-cell>
          <table:table-cell table:number-columns-repeated="4"/>
        </table:table-row>
        <table:table-row table:style-name="ro1">
          <table:table-cell office:value-type="float" office:value="-0.154391437768936" calcext:value-type="float">
            <text:p>-0.154391437768936</text:p>
          </table:table-cell>
          <table:table-cell table:formula="of:=AVERAGE([.A58:.A107])" office:value-type="float" office:value="-0.0957350659370422" calcext:value-type="float">
            <text:p>-0.095735065937042</text:p>
          </table:table-cell>
          <table:table-cell office:value-type="float" office:value="0" calcext:value-type="float">
            <text:p>0</text:p>
          </table:table-cell>
          <table:table-cell table:formula="of:=AVERAGE([.C58:.C107])" office:value-type="float" office:value="0.04" calcext:value-type="float">
            <text:p>0.04</text:p>
          </table:table-cell>
          <table:table-cell office:value-type="float" office:value="11.3698373544484" calcext:value-type="float">
            <text:p>11.3698373544484</text:p>
          </table:table-cell>
          <table:table-cell office:value-type="float" office:value="288.79386880299" calcext:value-type="float">
            <text:p>288.79386880299</text:p>
          </table:table-cell>
          <table:table-cell table:formula="of:=AVERAGE([.F58:.F107])" office:value-type="float" office:value="288.330971729143" calcext:value-type="float">
            <text:p>288.330971729143</text:p>
          </table:table-cell>
          <table:table-cell table:number-columns-repeated="4"/>
        </table:table-row>
        <table:table-row table:style-name="ro1">
          <table:table-cell office:value-type="float" office:value="-1.26003348827362" calcext:value-type="float">
            <text:p>-1.26003348827362</text:p>
          </table:table-cell>
          <table:table-cell table:formula="of:=AVERAGE([.A59:.A108])" office:value-type="float" office:value="-0.110543117523193" calcext:value-type="float">
            <text:p>-0.110543117523193</text:p>
          </table:table-cell>
          <table:table-cell office:value-type="float" office:value="0" calcext:value-type="float">
            <text:p>0</text:p>
          </table:table-cell>
          <table:table-cell table:formula="of:=AVERAGE([.C59:.C108])" office:value-type="float" office:value="0.04" calcext:value-type="float">
            <text:p>0.04</text:p>
          </table:table-cell>
          <table:table-cell office:value-type="float" office:value="11.3809815517277" calcext:value-type="float">
            <text:p>11.3809815517277</text:p>
          </table:table-cell>
          <table:table-cell office:value-type="float" office:value="289.076931413882" calcext:value-type="float">
            <text:p>289.076931413882</text:p>
          </table:table-cell>
          <table:table-cell table:formula="of:=AVERAGE([.F59:.F108])" office:value-type="float" office:value="288.403953483755" calcext:value-type="float">
            <text:p>288.403953483755</text:p>
          </table:table-cell>
          <table:table-cell table:number-columns-repeated="4"/>
        </table:table-row>
        <table:table-row table:style-name="ro1">
          <table:table-cell office:value-type="float" office:value="-0.348715990781784" calcext:value-type="float">
            <text:p>-0.348715990781784</text:p>
          </table:table-cell>
          <table:table-cell table:formula="of:=AVERAGE([.A60:.A109])" office:value-type="float" office:value="-0.111155921220779" calcext:value-type="float">
            <text:p>-0.111155921220779</text:p>
          </table:table-cell>
          <table:table-cell office:value-type="float" office:value="0" calcext:value-type="float">
            <text:p>0</text:p>
          </table:table-cell>
          <table:table-cell table:formula="of:=AVERAGE([.C60:.C109])" office:value-type="float" office:value="0.04" calcext:value-type="float">
            <text:p>0.04</text:p>
          </table:table-cell>
          <table:table-cell office:value-type="float" office:value="11.0226717907965" calcext:value-type="float">
            <text:p>11.0226717907965</text:p>
          </table:table-cell>
          <table:table-cell office:value-type="float" office:value="279.975863486232" calcext:value-type="float">
            <text:p>279.975863486232</text:p>
          </table:table-cell>
          <table:table-cell table:formula="of:=AVERAGE([.F60:.F109])" office:value-type="float" office:value="288.360588697079" calcext:value-type="float">
            <text:p>288.360588697079</text:p>
          </table:table-cell>
          <table:table-cell table:number-columns-repeated="4"/>
        </table:table-row>
        <table:table-row table:style-name="ro1">
          <table:table-cell office:value-type="float" office:value="0.0862022936344147" calcext:value-type="float">
            <text:p>0.086202293634415</text:p>
          </table:table-cell>
          <table:table-cell table:formula="of:=AVERAGE([.A61:.A110])" office:value-type="float" office:value="-0.100226193070412" calcext:value-type="float">
            <text:p>-0.100226193070412</text:p>
          </table:table-cell>
          <table:table-cell office:value-type="float" office:value="0" calcext:value-type="float">
            <text:p>0</text:p>
          </table:table-cell>
          <table:table-cell table:formula="of:=AVERAGE([.C61:.C110])" office:value-type="float" office:value="0.04" calcext:value-type="float">
            <text:p>0.04</text:p>
          </table:table-cell>
          <table:table-cell office:value-type="float" office:value="11.3293777466595" calcext:value-type="float">
            <text:p>11.3293777466595</text:p>
          </table:table-cell>
          <table:table-cell office:value-type="float" office:value="287.766194765152" calcext:value-type="float">
            <text:p>287.766194765152</text:p>
          </table:table-cell>
          <table:table-cell table:formula="of:=AVERAGE([.F61:.F110])" office:value-type="float" office:value="288.385155360735" calcext:value-type="float">
            <text:p>288.3851553607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2:.A111])" office:value-type="float" office:value="-0.070203891992569" calcext:value-type="float">
            <text:p>-0.070203891992569</text:p>
          </table:table-cell>
          <table:table-cell office:value-type="float" office:value="1" calcext:value-type="float">
            <text:p>1</text:p>
          </table:table-cell>
          <table:table-cell table:formula="of:=AVERAGE([.C62:.C111])" office:value-type="float" office:value="0.06" calcext:value-type="float">
            <text:p>0.06</text:p>
          </table:table-cell>
          <table:table-cell office:value-type="float" office:value="11.0011882940412" calcext:value-type="float">
            <text:p>11.0011882940412</text:p>
          </table:table-cell>
          <table:table-cell office:value-type="float" office:value="279.430182668645" calcext:value-type="float">
            <text:p>279.430182668645</text:p>
          </table:table-cell>
          <table:table-cell table:formula="of:=AVERAGE([.F62:.F111])" office:value-type="float" office:value="288.221944642185" calcext:value-type="float">
            <text:p>288.2219446421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3:.A112])" office:value-type="float" office:value="-0.0442332136631012" calcext:value-type="float">
            <text:p>-0.044233213663101</text:p>
          </table:table-cell>
          <table:table-cell office:value-type="float" office:value="1" calcext:value-type="float">
            <text:p>1</text:p>
          </table:table-cell>
          <table:table-cell table:formula="of:=AVERAGE([.C63:.C112])" office:value-type="float" office:value="0.08" calcext:value-type="float">
            <text:p>0.08</text:p>
          </table:table-cell>
          <table:table-cell office:value-type="float" office:value="10.9942351972759" calcext:value-type="float">
            <text:p>10.9942351972759</text:p>
          </table:table-cell>
          <table:table-cell office:value-type="float" office:value="279.253574010807" calcext:value-type="float">
            <text:p>279.253574010807</text:p>
          </table:table-cell>
          <table:table-cell table:formula="of:=AVERAGE([.F63:.F112])" office:value-type="float" office:value="288.040603372996" calcext:value-type="float">
            <text:p>288.040603372996</text:p>
          </table:table-cell>
          <table:table-cell table:number-columns-repeated="4"/>
        </table:table-row>
        <table:table-row table:style-name="ro1">
          <table:table-cell office:value-type="float" office:value="0.544132113456726" calcext:value-type="float">
            <text:p>0.544132113456726</text:p>
          </table:table-cell>
          <table:table-cell table:formula="of:=AVERAGE([.A64:.A113])" office:value-type="float" office:value="-0.0268392986059189" calcext:value-type="float">
            <text:p>-0.026839298605919</text:p>
          </table:table-cell>
          <table:table-cell office:value-type="float" office:value="0" calcext:value-type="float">
            <text:p>0</text:p>
          </table:table-cell>
          <table:table-cell table:formula="of:=AVERAGE([.C64:.C113])" office:value-type="float" office:value="0.08" calcext:value-type="float">
            <text:p>0.08</text:p>
          </table:table-cell>
          <table:table-cell office:value-type="float" office:value="11.3828858507574" calcext:value-type="float">
            <text:p>11.3828858507574</text:p>
          </table:table-cell>
          <table:table-cell office:value-type="float" office:value="289.125300609237" calcext:value-type="float">
            <text:p>289.125300609237</text:p>
          </table:table-cell>
          <table:table-cell table:formula="of:=AVERAGE([.F64:.F113])" office:value-type="float" office:value="288.101583725902" calcext:value-type="float">
            <text:p>288.101583725902</text:p>
          </table:table-cell>
          <table:table-cell table:number-columns-repeated="4"/>
        </table:table-row>
        <table:table-row table:style-name="ro1">
          <table:table-cell office:value-type="float" office:value="0.0158953964710236" calcext:value-type="float">
            <text:p>0.015895396471024</text:p>
          </table:table-cell>
          <table:table-cell table:formula="of:=AVERAGE([.A65:.A114])" office:value-type="float" office:value="-0.00167111039161682" calcext:value-type="float">
            <text:p>-0.001671110391617</text:p>
          </table:table-cell>
          <table:table-cell office:value-type="float" office:value="0" calcext:value-type="float">
            <text:p>0</text:p>
          </table:table-cell>
          <table:table-cell table:formula="of:=AVERAGE([.C65:.C114])" office:value-type="float" office:value="0.08" calcext:value-type="float">
            <text:p>0.08</text:p>
          </table:table-cell>
          <table:table-cell office:value-type="float" office:value="11.372455032289" calcext:value-type="float">
            <text:p>11.372455032289</text:p>
          </table:table-cell>
          <table:table-cell office:value-type="float" office:value="288.860357820141" calcext:value-type="float">
            <text:p>288.860357820141</text:p>
          </table:table-cell>
          <table:table-cell table:formula="of:=AVERAGE([.F65:.F114])" office:value-type="float" office:value="288.06527017251" calcext:value-type="float">
            <text:p>288.06527017251</text:p>
          </table:table-cell>
          <table:table-cell table:number-columns-repeated="4"/>
        </table:table-row>
        <table:table-row table:style-name="ro1">
          <table:table-cell office:value-type="float" office:value="-0.186602026224136" calcext:value-type="float">
            <text:p>-0.186602026224136</text:p>
          </table:table-cell>
          <table:table-cell table:formula="of:=AVERAGE([.A66:.A115])" office:value-type="float" office:value="0.0163598090410233" calcext:value-type="float">
            <text:p>0.016359809041023</text:p>
          </table:table-cell>
          <table:table-cell office:value-type="float" office:value="0" calcext:value-type="float">
            <text:p>0</text:p>
          </table:table-cell>
          <table:table-cell table:formula="of:=AVERAGE([.C66:.C115])" office:value-type="float" office:value="0.08" calcext:value-type="float">
            <text:p>0.08</text:p>
          </table:table-cell>
          <table:table-cell office:value-type="float" office:value="11.1860930311888" calcext:value-type="float">
            <text:p>11.1860930311888</text:p>
          </table:table-cell>
          <table:table-cell office:value-type="float" office:value="284.126762992197" calcext:value-type="float">
            <text:p>284.126762992197</text:p>
          </table:table-cell>
          <table:table-cell table:formula="of:=AVERAGE([.F66:.F115])" office:value-type="float" office:value="287.937400259023" calcext:value-type="float">
            <text:p>287.9374002590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7:.A116])" office:value-type="float" office:value="0.0378151017427444" calcext:value-type="float">
            <text:p>0.037815101742745</text:p>
          </table:table-cell>
          <table:table-cell office:value-type="float" office:value="1" calcext:value-type="float">
            <text:p>1</text:p>
          </table:table-cell>
          <table:table-cell table:formula="of:=AVERAGE([.C67:.C116])" office:value-type="float" office:value="0.1" calcext:value-type="float">
            <text:p>0.1</text:p>
          </table:table-cell>
          <table:table-cell office:value-type="float" office:value="10.9972740971446" calcext:value-type="float">
            <text:p>10.9972740971446</text:p>
          </table:table-cell>
          <table:table-cell office:value-type="float" office:value="279.330762067473" calcext:value-type="float">
            <text:p>279.330762067473</text:p>
          </table:table-cell>
          <table:table-cell table:formula="of:=AVERAGE([.F67:.F116])" office:value-type="float" office:value="287.754098592009" calcext:value-type="float">
            <text:p>287.754098592009</text:p>
          </table:table-cell>
          <table:table-cell table:number-columns-repeated="4"/>
        </table:table-row>
        <table:table-row table:style-name="ro1">
          <table:table-cell office:value-type="float" office:value="0.205591946840286" calcext:value-type="float">
            <text:p>0.205591946840286</text:p>
          </table:table-cell>
          <table:table-cell table:formula="of:=AVERAGE([.A68:.A117])" office:value-type="float" office:value="0.0209913456439972" calcext:value-type="float">
            <text:p>0.020991345643997</text:p>
          </table:table-cell>
          <table:table-cell office:value-type="float" office:value="0" calcext:value-type="float">
            <text:p>0</text:p>
          </table:table-cell>
          <table:table-cell table:formula="of:=AVERAGE([.C68:.C117])" office:value-type="float" office:value="0.1" calcext:value-type="float">
            <text:p>0.1</text:p>
          </table:table-cell>
          <table:table-cell office:value-type="float" office:value="11.4141149468601" calcext:value-type="float">
            <text:p>11.4141149468601</text:p>
          </table:table-cell>
          <table:table-cell office:value-type="float" office:value="289.918519650246" calcext:value-type="float">
            <text:p>289.918519650246</text:p>
          </table:table-cell>
          <table:table-cell table:formula="of:=AVERAGE([.F68:.F117])" office:value-type="float" office:value="287.784601285444" calcext:value-type="float">
            <text:p>287.7846012854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9:.A118])" office:value-type="float" office:value="0.0414873707294464" calcext:value-type="float">
            <text:p>0.041487370729446</text:p>
          </table:table-cell>
          <table:table-cell office:value-type="float" office:value="1" calcext:value-type="float">
            <text:p>1</text:p>
          </table:table-cell>
          <table:table-cell table:formula="of:=AVERAGE([.C69:.C118])" office:value-type="float" office:value="0.12" calcext:value-type="float">
            <text:p>0.12</text:p>
          </table:table-cell>
          <table:table-cell office:value-type="float" office:value="10.9975439608395" calcext:value-type="float">
            <text:p>10.9975439608395</text:p>
          </table:table-cell>
          <table:table-cell office:value-type="float" office:value="279.337616605324" calcext:value-type="float">
            <text:p>279.337616605324</text:p>
          </table:table-cell>
          <table:table-cell table:formula="of:=AVERAGE([.F69:.F118])" office:value-type="float" office:value="287.624345170731" calcext:value-type="float">
            <text:p>287.62434517073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0:.A119])" office:value-type="float" office:value="0.0863187485933304" calcext:value-type="float">
            <text:p>0.08631874859333</text:p>
          </table:table-cell>
          <table:table-cell office:value-type="float" office:value="1" calcext:value-type="float">
            <text:p>1</text:p>
          </table:table-cell>
          <table:table-cell table:formula="of:=AVERAGE([.C70:.C119])" office:value-type="float" office:value="0.14" calcext:value-type="float">
            <text:p>0.14</text:p>
          </table:table-cell>
          <table:table-cell office:value-type="float" office:value="11.0096561474592" calcext:value-type="float">
            <text:p>11.0096561474592</text:p>
          </table:table-cell>
          <table:table-cell office:value-type="float" office:value="279.645266145462" calcext:value-type="float">
            <text:p>279.645266145462</text:p>
          </table:table-cell>
          <table:table-cell table:formula="of:=AVERAGE([.F70:.F119])" office:value-type="float" office:value="287.409482231218" calcext:value-type="float">
            <text:p>287.409482231218</text:p>
          </table:table-cell>
          <table:table-cell table:number-columns-repeated="4"/>
        </table:table-row>
        <table:table-row table:style-name="ro1">
          <table:table-cell office:value-type="float" office:value="0.183830291032791" calcext:value-type="float">
            <text:p>0.183830291032791</text:p>
          </table:table-cell>
          <table:table-cell table:formula="of:=AVERAGE([.A71:.A120])" office:value-type="float" office:value="0.0964041775465012" calcext:value-type="float">
            <text:p>0.096404177546501</text:p>
          </table:table-cell>
          <table:table-cell office:value-type="float" office:value="0" calcext:value-type="float">
            <text:p>0</text:p>
          </table:table-cell>
          <table:table-cell table:formula="of:=AVERAGE([.C71:.C120])" office:value-type="float" office:value="0.14" calcext:value-type="float">
            <text:p>0.14</text:p>
          </table:table-cell>
          <table:table-cell office:value-type="float" office:value="11.2838799010187" calcext:value-type="float">
            <text:p>11.2838799010187</text:p>
          </table:table-cell>
          <table:table-cell office:value-type="float" office:value="286.610549485876" calcext:value-type="float">
            <text:p>286.610549485876</text:p>
          </table:table-cell>
          <table:table-cell table:formula="of:=AVERAGE([.F71:.F120])" office:value-type="float" office:value="287.310304817128" calcext:value-type="float">
            <text:p>287.310304817128</text:p>
          </table:table-cell>
          <table:table-cell table:number-columns-repeated="4"/>
        </table:table-row>
        <table:table-row table:style-name="ro1">
          <table:table-cell office:value-type="float" office:value="-1.03212785720825" calcext:value-type="float">
            <text:p>-1.03212785720825</text:p>
          </table:table-cell>
          <table:table-cell table:formula="of:=AVERAGE([.A72:.A121])" office:value-type="float" office:value="0.0357616204023361" calcext:value-type="float">
            <text:p>0.035761620402336</text:p>
          </table:table-cell>
          <table:table-cell office:value-type="float" office:value="0" calcext:value-type="float">
            <text:p>0</text:p>
          </table:table-cell>
          <table:table-cell table:formula="of:=AVERAGE([.C72:.C121])" office:value-type="float" office:value="0.12" calcext:value-type="float">
            <text:p>0.12</text:p>
          </table:table-cell>
          <table:table-cell office:value-type="float" office:value="11.107511069873" calcext:value-type="float">
            <text:p>11.107511069873</text:p>
          </table:table-cell>
          <table:table-cell office:value-type="float" office:value="282.130781174774" calcext:value-type="float">
            <text:p>282.130781174774</text:p>
          </table:table-cell>
          <table:table-cell table:formula="of:=AVERAGE([.F72:.F121])" office:value-type="float" office:value="287.368717400551" calcext:value-type="float">
            <text:p>287.368717400551</text:p>
          </table:table-cell>
          <table:table-cell table:number-columns-repeated="4"/>
        </table:table-row>
        <table:table-row table:style-name="ro1">
          <table:table-cell office:value-type="float" office:value="-0.37215182185173" calcext:value-type="float">
            <text:p>-0.37215182185173</text:p>
          </table:table-cell>
          <table:table-cell table:formula="of:=AVERAGE([.A73:.A122])" office:value-type="float" office:value="0.0506986832618713" calcext:value-type="float">
            <text:p>0.050698683261871</text:p>
          </table:table-cell>
          <table:table-cell office:value-type="float" office:value="0" calcext:value-type="float">
            <text:p>0</text:p>
          </table:table-cell>
          <table:table-cell table:formula="of:=AVERAGE([.C73:.C122])" office:value-type="float" office:value="0.12" calcext:value-type="float">
            <text:p>0.12</text:p>
          </table:table-cell>
          <table:table-cell office:value-type="float" office:value="11.3335559406489" calcext:value-type="float">
            <text:p>11.3335559406489</text:p>
          </table:table-cell>
          <table:table-cell office:value-type="float" office:value="287.872320892482" calcext:value-type="float">
            <text:p>287.872320892482</text:p>
          </table:table-cell>
          <table:table-cell table:formula="of:=AVERAGE([.F73:.F122])" office:value-type="float" office:value="287.279954115619" calcext:value-type="float">
            <text:p>287.279954115619</text:p>
          </table:table-cell>
          <table:table-cell table:number-columns-repeated="4"/>
        </table:table-row>
        <table:table-row table:style-name="ro1">
          <table:table-cell office:value-type="float" office:value="-0.448468506336212" calcext:value-type="float">
            <text:p>-0.448468506336212</text:p>
          </table:table-cell>
          <table:table-cell table:formula="of:=AVERAGE([.A74:.A123])" office:value-type="float" office:value="0.0367019563913345" calcext:value-type="float">
            <text:p>0.036701956391335</text:p>
          </table:table-cell>
          <table:table-cell office:value-type="float" office:value="0" calcext:value-type="float">
            <text:p>0</text:p>
          </table:table-cell>
          <table:table-cell table:formula="of:=AVERAGE([.C74:.C123])" office:value-type="float" office:value="0.12" calcext:value-type="float">
            <text:p>0.12</text:p>
          </table:table-cell>
          <table:table-cell office:value-type="float" office:value="11.510471539107" calcext:value-type="float">
            <text:p>11.510471539107</text:p>
          </table:table-cell>
          <table:table-cell office:value-type="float" office:value="292.365977093317" calcext:value-type="float">
            <text:p>292.365977093317</text:p>
          </table:table-cell>
          <table:table-cell table:formula="of:=AVERAGE([.F74:.F123])" office:value-type="float" office:value="287.314278064894" calcext:value-type="float">
            <text:p>287.314278064894</text:p>
          </table:table-cell>
          <table:table-cell table:number-columns-repeated="4"/>
        </table:table-row>
        <table:table-row table:style-name="ro1">
          <table:table-cell office:value-type="float" office:value="0.645138382911682" calcext:value-type="float">
            <text:p>0.645138382911682</text:p>
          </table:table-cell>
          <table:table-cell table:formula="of:=AVERAGE([.A75:.A124])" office:value-type="float" office:value="0.0316883879899979" calcext:value-type="float">
            <text:p>0.031688387989998</text:p>
          </table:table-cell>
          <table:table-cell office:value-type="float" office:value="0" calcext:value-type="float">
            <text:p>0</text:p>
          </table:table-cell>
          <table:table-cell table:formula="of:=AVERAGE([.C75:.C124])" office:value-type="float" office:value="0.12" calcext:value-type="float">
            <text:p>0.12</text:p>
          </table:table-cell>
          <table:table-cell office:value-type="float" office:value="11.3079071564287" calcext:value-type="float">
            <text:p>11.3079071564287</text:p>
          </table:table-cell>
          <table:table-cell office:value-type="float" office:value="287.220841773289" calcext:value-type="float">
            <text:p>287.220841773289</text:p>
          </table:table-cell>
          <table:table-cell table:formula="of:=AVERAGE([.F75:.F124])" office:value-type="float" office:value="287.422303197233" calcext:value-type="float">
            <text:p>287.422303197233</text:p>
          </table:table-cell>
          <table:table-cell table:number-columns-repeated="4"/>
        </table:table-row>
        <table:table-row table:style-name="ro1">
          <table:table-cell office:value-type="float" office:value="-0.28795912861824" calcext:value-type="float">
            <text:p>-0.28795912861824</text:p>
          </table:table-cell>
          <table:table-cell table:formula="of:=AVERAGE([.A76:.A125])" office:value-type="float" office:value="-0.0140707945823669" calcext:value-type="float">
            <text:p>-0.014070794582367</text:p>
          </table:table-cell>
          <table:table-cell office:value-type="float" office:value="0" calcext:value-type="float">
            <text:p>0</text:p>
          </table:table-cell>
          <table:table-cell table:formula="of:=AVERAGE([.C76:.C125])" office:value-type="float" office:value="0.1" calcext:value-type="float">
            <text:p>0.1</text:p>
          </table:table-cell>
          <table:table-cell office:value-type="float" office:value="11.37436285128" calcext:value-type="float">
            <text:p>11.37436285128</text:p>
          </table:table-cell>
          <table:table-cell office:value-type="float" office:value="288.908816422511" calcext:value-type="float">
            <text:p>288.908816422511</text:p>
          </table:table-cell>
          <table:table-cell table:formula="of:=AVERAGE([.F76:.F125])" office:value-type="float" office:value="287.615725738395" calcext:value-type="float">
            <text:p>287.615725738395</text:p>
          </table:table-cell>
          <table:table-cell table:number-columns-repeated="4"/>
        </table:table-row>
        <table:table-row table:style-name="ro1">
          <table:table-cell office:value-type="float" office:value="-0.362363994121552" calcext:value-type="float">
            <text:p>-0.362363994121552</text:p>
          </table:table-cell>
          <table:table-cell table:formula="of:=AVERAGE([.A77:.A126])" office:value-type="float" office:value="-0.0197769659757614" calcext:value-type="float">
            <text:p>-0.019776965975762</text:p>
          </table:table-cell>
          <table:table-cell office:value-type="float" office:value="0" calcext:value-type="float">
            <text:p>0</text:p>
          </table:table-cell>
          <table:table-cell table:formula="of:=AVERAGE([.C77:.C126])" office:value-type="float" office:value="0.1" calcext:value-type="float">
            <text:p>0.1</text:p>
          </table:table-cell>
          <table:table-cell office:value-type="float" office:value="11.5742684899032" calcext:value-type="float">
            <text:p>11.5742684899032</text:p>
          </table:table-cell>
          <table:table-cell office:value-type="float" office:value="293.986419643541" calcext:value-type="float">
            <text:p>293.986419643541</text:p>
          </table:table-cell>
          <table:table-cell table:formula="of:=AVERAGE([.F77:.F126])" office:value-type="float" office:value="287.695677067885" calcext:value-type="float">
            <text:p>287.6956770678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8:.A127])" office:value-type="float" office:value="0.0147236967086792" calcext:value-type="float">
            <text:p>0.014723696708679</text:p>
          </table:table-cell>
          <table:table-cell office:value-type="float" office:value="1" calcext:value-type="float">
            <text:p>1</text:p>
          </table:table-cell>
          <table:table-cell table:formula="of:=AVERAGE([.C78:.C127])" office:value-type="float" office:value="0.12" calcext:value-type="float">
            <text:p>0.12</text:p>
          </table:table-cell>
          <table:table-cell office:value-type="float" office:value="10.9997779629052" calcext:value-type="float">
            <text:p>10.9997779629052</text:p>
          </table:table-cell>
          <table:table-cell office:value-type="float" office:value="279.394360257791" calcext:value-type="float">
            <text:p>279.394360257791</text:p>
          </table:table-cell>
          <table:table-cell table:formula="of:=AVERAGE([.F78:.F127])" office:value-type="float" office:value="287.497719802899" calcext:value-type="float">
            <text:p>287.4977198028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9:.A128])" office:value-type="float" office:value="0.0532453364133835" calcext:value-type="float">
            <text:p>0.053245336413384</text:p>
          </table:table-cell>
          <table:table-cell office:value-type="float" office:value="1" calcext:value-type="float">
            <text:p>1</text:p>
          </table:table-cell>
          <table:table-cell table:formula="of:=AVERAGE([.C79:.C128])" office:value-type="float" office:value="0.14" calcext:value-type="float">
            <text:p>0.14</text:p>
          </table:table-cell>
          <table:table-cell office:value-type="float" office:value="10.9986973348051" calcext:value-type="float">
            <text:p>10.9986973348051</text:p>
          </table:table-cell>
          <table:table-cell office:value-type="float" office:value="279.36691230405" calcext:value-type="float">
            <text:p>279.36691230405</text:p>
          </table:table-cell>
          <table:table-cell table:formula="of:=AVERAGE([.F79:.F128])" office:value-type="float" office:value="287.308731849703" calcext:value-type="float">
            <text:p>287.308731849703</text:p>
          </table:table-cell>
          <table:table-cell table:number-columns-repeated="4"/>
        </table:table-row>
        <table:table-row table:style-name="ro1">
          <table:table-cell office:value-type="float" office:value="0.622417092323303" calcext:value-type="float">
            <text:p>0.622417092323303</text:p>
          </table:table-cell>
          <table:table-cell table:formula="of:=AVERAGE([.A80:.A129])" office:value-type="float" office:value="0.0715314161777496" calcext:value-type="float">
            <text:p>0.07153141617775</text:p>
          </table:table-cell>
          <table:table-cell office:value-type="float" office:value="0" calcext:value-type="float">
            <text:p>0</text:p>
          </table:table-cell>
          <table:table-cell table:formula="of:=AVERAGE([.C80:.C129])" office:value-type="float" office:value="0.14" calcext:value-type="float">
            <text:p>0.14</text:p>
          </table:table-cell>
          <table:table-cell office:value-type="float" office:value="11.4194136618435" calcext:value-type="float">
            <text:p>11.4194136618435</text:p>
          </table:table-cell>
          <table:table-cell office:value-type="float" office:value="290.053107010826" calcext:value-type="float">
            <text:p>290.053107010826</text:p>
          </table:table-cell>
          <table:table-cell table:formula="of:=AVERAGE([.F80:.F129])" office:value-type="float" office:value="287.407803763515" calcext:value-type="float">
            <text:p>287.4078037635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1:.A130])" office:value-type="float" office:value="0.120292440652847" calcext:value-type="float">
            <text:p>0.120292440652847</text:p>
          </table:table-cell>
          <table:table-cell office:value-type="float" office:value="1" calcext:value-type="float">
            <text:p>1</text:p>
          </table:table-cell>
          <table:table-cell table:formula="of:=AVERAGE([.C81:.C130])" office:value-type="float" office:value="0.16" calcext:value-type="float">
            <text:p>0.16</text:p>
          </table:table-cell>
          <table:table-cell office:value-type="float" office:value="10.9910918718904" calcext:value-type="float">
            <text:p>10.9910918718904</text:p>
          </table:table-cell>
          <table:table-cell office:value-type="float" office:value="279.173733546017" calcext:value-type="float">
            <text:p>279.173733546017</text:p>
          </table:table-cell>
          <table:table-cell table:formula="of:=AVERAGE([.F81:.F130])" office:value-type="float" office:value="287.149549811268" calcext:value-type="float">
            <text:p>287.14954981126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2:.A131])" office:value-type="float" office:value="0.142408162355423" calcext:value-type="float">
            <text:p>0.142408162355423</text:p>
          </table:table-cell>
          <table:table-cell office:value-type="float" office:value="1" calcext:value-type="float">
            <text:p>1</text:p>
          </table:table-cell>
          <table:table-cell table:formula="of:=AVERAGE([.C82:.C131])" office:value-type="float" office:value="0.18" calcext:value-type="float">
            <text:p>0.18</text:p>
          </table:table-cell>
          <table:table-cell office:value-type="float" office:value="11.0083842681319" calcext:value-type="float">
            <text:p>11.0083842681319</text:p>
          </table:table-cell>
          <table:table-cell office:value-type="float" office:value="279.612960410549" calcext:value-type="float">
            <text:p>279.612960410549</text:p>
          </table:table-cell>
          <table:table-cell table:formula="of:=AVERAGE([.F82:.F131])" office:value-type="float" office:value="286.971543423755" calcext:value-type="float">
            <text:p>286.971543423755</text:p>
          </table:table-cell>
          <table:table-cell table:number-columns-repeated="4"/>
        </table:table-row>
        <table:table-row table:style-name="ro1">
          <table:table-cell office:value-type="float" office:value="0.23932883143425" calcext:value-type="float">
            <text:p>0.23932883143425</text:p>
          </table:table-cell>
          <table:table-cell table:formula="of:=AVERAGE([.A83:.A132])" office:value-type="float" office:value="0.160541375279427" calcext:value-type="float">
            <text:p>0.160541375279427</text:p>
          </table:table-cell>
          <table:table-cell office:value-type="float" office:value="0" calcext:value-type="float">
            <text:p>0</text:p>
          </table:table-cell>
          <table:table-cell table:formula="of:=AVERAGE([.C83:.C132])" office:value-type="float" office:value="0.18" calcext:value-type="float">
            <text:p>0.18</text:p>
          </table:table-cell>
          <table:table-cell office:value-type="float" office:value="11.3330373330265" calcext:value-type="float">
            <text:p>11.3330373330265</text:p>
          </table:table-cell>
          <table:table-cell office:value-type="float" office:value="287.859148258874" calcext:value-type="float">
            <text:p>287.859148258874</text:p>
          </table:table-cell>
          <table:table-cell table:formula="of:=AVERAGE([.F83:.F132])" office:value-type="float" office:value="286.940660452481" calcext:value-type="float">
            <text:p>286.940660452481</text:p>
          </table:table-cell>
          <table:table-cell table:number-columns-repeated="4"/>
        </table:table-row>
        <table:table-row table:style-name="ro1">
          <table:table-cell office:value-type="float" office:value="-0.620300054550171" calcext:value-type="float">
            <text:p>-0.620300054550171</text:p>
          </table:table-cell>
          <table:table-cell table:formula="of:=AVERAGE([.A84:.A133])" office:value-type="float" office:value="0.169720049500465" calcext:value-type="float">
            <text:p>0.169720049500465</text:p>
          </table:table-cell>
          <table:table-cell office:value-type="float" office:value="0" calcext:value-type="float">
            <text:p>0</text:p>
          </table:table-cell>
          <table:table-cell table:formula="of:=AVERAGE([.C84:.C133])" office:value-type="float" office:value="0.18" calcext:value-type="float">
            <text:p>0.18</text:p>
          </table:table-cell>
          <table:table-cell office:value-type="float" office:value="11.5717751840264" calcext:value-type="float">
            <text:p>11.5717751840264</text:p>
          </table:table-cell>
          <table:table-cell office:value-type="float" office:value="293.92308967427" calcext:value-type="float">
            <text:p>293.92308967427</text:p>
          </table:table-cell>
          <table:table-cell table:formula="of:=AVERAGE([.F84:.F133])" office:value-type="float" office:value="287.068010613184" calcext:value-type="float">
            <text:p>287.068010613184</text:p>
          </table:table-cell>
          <table:table-cell table:number-columns-repeated="4"/>
        </table:table-row>
        <table:table-row table:style-name="ro1">
          <table:table-cell office:value-type="float" office:value="-1.23924505710602" calcext:value-type="float">
            <text:p>-1.23924505710602</text:p>
          </table:table-cell>
          <table:table-cell table:formula="of:=AVERAGE([.A85:.A134])" office:value-type="float" office:value="0.154798296093941" calcext:value-type="float">
            <text:p>0.154798296093941</text:p>
          </table:table-cell>
          <table:table-cell office:value-type="float" office:value="0" calcext:value-type="float">
            <text:p>0</text:p>
          </table:table-cell>
          <table:table-cell table:formula="of:=AVERAGE([.C85:.C134])" office:value-type="float" office:value="0.18" calcext:value-type="float">
            <text:p>0.18</text:p>
          </table:table-cell>
          <table:table-cell office:value-type="float" office:value="11.4652107041895" calcext:value-type="float">
            <text:p>11.4652107041895</text:p>
          </table:table-cell>
          <table:table-cell office:value-type="float" office:value="291.216351886414" calcext:value-type="float">
            <text:p>291.216351886414</text:p>
          </table:table-cell>
          <table:table-cell table:formula="of:=AVERAGE([.F85:.F134])" office:value-type="float" office:value="287.017769234926" calcext:value-type="float">
            <text:p>287.017769234926</text:p>
          </table:table-cell>
          <table:table-cell table:number-columns-repeated="4"/>
        </table:table-row>
        <table:table-row table:style-name="ro1">
          <table:table-cell office:value-type="float" office:value="0.309866219758987" calcext:value-type="float">
            <text:p>0.309866219758987</text:p>
          </table:table-cell>
          <table:table-cell table:formula="of:=AVERAGE([.A86:.A135])" office:value-type="float" office:value="0.15509658396244" calcext:value-type="float">
            <text:p>0.15509658396244</text:p>
          </table:table-cell>
          <table:table-cell office:value-type="float" office:value="0" calcext:value-type="float">
            <text:p>0</text:p>
          </table:table-cell>
          <table:table-cell table:formula="of:=AVERAGE([.C86:.C135])" office:value-type="float" office:value="0.18" calcext:value-type="float">
            <text:p>0.18</text:p>
          </table:table-cell>
          <table:table-cell office:value-type="float" office:value="11.3446379519463" calcext:value-type="float">
            <text:p>11.3446379519463</text:p>
          </table:table-cell>
          <table:table-cell office:value-type="float" office:value="288.153803979435" calcext:value-type="float">
            <text:p>288.153803979435</text:p>
          </table:table-cell>
          <table:table-cell table:formula="of:=AVERAGE([.F86:.F135])" office:value-type="float" office:value="286.955797656242" calcext:value-type="float">
            <text:p>286.955797656242</text:p>
          </table:table-cell>
          <table:table-cell table:number-columns-repeated="4"/>
        </table:table-row>
        <table:table-row table:style-name="ro1">
          <table:table-cell office:value-type="float" office:value="-0.320765823125839" calcext:value-type="float">
            <text:p>-0.320765823125839</text:p>
          </table:table-cell>
          <table:table-cell table:formula="of:=AVERAGE([.A87:.A136])" office:value-type="float" office:value="0.157712922096252" calcext:value-type="float">
            <text:p>0.157712922096252</text:p>
          </table:table-cell>
          <table:table-cell office:value-type="float" office:value="0" calcext:value-type="float">
            <text:p>0</text:p>
          </table:table-cell>
          <table:table-cell table:formula="of:=AVERAGE([.C87:.C136])" office:value-type="float" office:value="0.18" calcext:value-type="float">
            <text:p>0.18</text:p>
          </table:table-cell>
          <table:table-cell office:value-type="float" office:value="11.2600474167973" calcext:value-type="float">
            <text:p>11.2600474167973</text:p>
          </table:table-cell>
          <table:table-cell office:value-type="float" office:value="286.005204386651" calcext:value-type="float">
            <text:p>286.005204386651</text:p>
          </table:table-cell>
          <table:table-cell table:formula="of:=AVERAGE([.F87:.F136])" office:value-type="float" office:value="286.79531444771" calcext:value-type="float">
            <text:p>286.79531444771</text:p>
          </table:table-cell>
          <table:table-cell table:number-columns-repeated="4"/>
        </table:table-row>
        <table:table-row table:style-name="ro1">
          <table:table-cell office:value-type="float" office:value="-0.321040391921997" calcext:value-type="float">
            <text:p>-0.321040391921997</text:p>
          </table:table-cell>
          <table:table-cell table:formula="of:=AVERAGE([.A88:.A137])" office:value-type="float" office:value="0.156818935275078" calcext:value-type="float">
            <text:p>0.156818935275078</text:p>
          </table:table-cell>
          <table:table-cell office:value-type="float" office:value="0" calcext:value-type="float">
            <text:p>0</text:p>
          </table:table-cell>
          <table:table-cell table:formula="of:=AVERAGE([.C88:.C137])" office:value-type="float" office:value="0.18" calcext:value-type="float">
            <text:p>0.18</text:p>
          </table:table-cell>
          <table:table-cell office:value-type="float" office:value="11.468266030544" calcext:value-type="float">
            <text:p>11.468266030544</text:p>
          </table:table-cell>
          <table:table-cell office:value-type="float" office:value="291.293957175819" calcext:value-type="float">
            <text:p>291.293957175819</text:p>
          </table:table-cell>
          <table:table-cell table:formula="of:=AVERAGE([.F88:.F137])" office:value-type="float" office:value="286.769001367018" calcext:value-type="float">
            <text:p>286.769001367018</text:p>
          </table:table-cell>
          <table:table-cell table:number-columns-repeated="4"/>
        </table:table-row>
        <table:table-row table:style-name="ro1">
          <table:table-cell office:value-type="float" office:value="-0.491247057914734" calcext:value-type="float">
            <text:p>-0.491247057914734</text:p>
          </table:table-cell>
          <table:table-cell table:formula="of:=AVERAGE([.A89:.A138])" office:value-type="float" office:value="0.158334092497826" calcext:value-type="float">
            <text:p>0.158334092497826</text:p>
          </table:table-cell>
          <table:table-cell office:value-type="float" office:value="0" calcext:value-type="float">
            <text:p>0</text:p>
          </table:table-cell>
          <table:table-cell table:formula="of:=AVERAGE([.C89:.C138])" office:value-type="float" office:value="0.18" calcext:value-type="float">
            <text:p>0.18</text:p>
          </table:table-cell>
          <table:table-cell office:value-type="float" office:value="11.5717564108998" calcext:value-type="float">
            <text:p>11.5717564108998</text:p>
          </table:table-cell>
          <table:table-cell office:value-type="float" office:value="293.922612836854" calcext:value-type="float">
            <text:p>293.922612836854</text:p>
          </table:table-cell>
          <table:table-cell table:formula="of:=AVERAGE([.F89:.F138])" office:value-type="float" office:value="286.844567580423" calcext:value-type="float">
            <text:p>286.844567580423</text:p>
          </table:table-cell>
          <table:table-cell table:number-columns-repeated="4"/>
        </table:table-row>
        <table:table-row table:style-name="ro1">
          <table:table-cell office:value-type="float" office:value="-0.38920471072197" calcext:value-type="float">
            <text:p>-0.38920471072197</text:p>
          </table:table-cell>
          <table:table-cell table:formula="of:=AVERAGE([.A90:.A139])" office:value-type="float" office:value="0.150524786114693" calcext:value-type="float">
            <text:p>0.150524786114693</text:p>
          </table:table-cell>
          <table:table-cell office:value-type="float" office:value="0" calcext:value-type="float">
            <text:p>0</text:p>
          </table:table-cell>
          <table:table-cell table:formula="of:=AVERAGE([.C90:.C139])" office:value-type="float" office:value="0.18" calcext:value-type="float">
            <text:p>0.18</text:p>
          </table:table-cell>
          <table:table-cell office:value-type="float" office:value="11.3664100855231" calcext:value-type="float">
            <text:p>11.3664100855231</text:p>
          </table:table-cell>
          <table:table-cell office:value-type="float" office:value="288.706816172287" calcext:value-type="float">
            <text:p>288.706816172287</text:p>
          </table:table-cell>
          <table:table-cell table:formula="of:=AVERAGE([.F90:.F139])" office:value-type="float" office:value="286.957164391485" calcext:value-type="float">
            <text:p>286.9571643914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1:.A140])" office:value-type="float" office:value="0.194524297714233" calcext:value-type="float">
            <text:p>0.194524297714233</text:p>
          </table:table-cell>
          <table:table-cell office:value-type="float" office:value="1" calcext:value-type="float">
            <text:p>1</text:p>
          </table:table-cell>
          <table:table-cell table:formula="of:=AVERAGE([.C91:.C140])" office:value-type="float" office:value="0.2" calcext:value-type="float">
            <text:p>0.2</text:p>
          </table:table-cell>
          <table:table-cell office:value-type="float" office:value="11.0000712930083" calcext:value-type="float">
            <text:p>11.0000712930083</text:p>
          </table:table-cell>
          <table:table-cell office:value-type="float" office:value="279.401810842411" calcext:value-type="float">
            <text:p>279.401810842411</text:p>
          </table:table-cell>
          <table:table-cell table:formula="of:=AVERAGE([.F91:.F140])" office:value-type="float" office:value="286.795543329669" calcext:value-type="float">
            <text:p>286.795543329669</text:p>
          </table:table-cell>
          <table:table-cell table:number-columns-repeated="4"/>
        </table:table-row>
        <table:table-row table:style-name="ro1">
          <table:table-cell office:value-type="float" office:value="-0.288493663072586" calcext:value-type="float">
            <text:p>-0.288493663072586</text:p>
          </table:table-cell>
          <table:table-cell table:formula="of:=AVERAGE([.A92:.A141])" office:value-type="float" office:value="0.189167673587799" calcext:value-type="float">
            <text:p>0.189167673587799</text:p>
          </table:table-cell>
          <table:table-cell office:value-type="float" office:value="0" calcext:value-type="float">
            <text:p>0</text:p>
          </table:table-cell>
          <table:table-cell table:formula="of:=AVERAGE([.C92:.C141])" office:value-type="float" office:value="0.2" calcext:value-type="float">
            <text:p>0.2</text:p>
          </table:table-cell>
          <table:table-cell office:value-type="float" office:value="11.5192644022793" calcext:value-type="float">
            <text:p>11.5192644022793</text:p>
          </table:table-cell>
          <table:table-cell office:value-type="float" office:value="292.589315817893" calcext:value-type="float">
            <text:p>292.589315817893</text:p>
          </table:table-cell>
          <table:table-cell table:formula="of:=AVERAGE([.F92:.F141])" office:value-type="float" office:value="286.853718686477" calcext:value-type="float">
            <text:p>286.853718686477</text:p>
          </table:table-cell>
          <table:table-cell table:number-columns-repeated="4"/>
        </table:table-row>
        <table:table-row table:style-name="ro1">
          <table:table-cell office:value-type="float" office:value="0.43744507431984" calcext:value-type="float">
            <text:p>0.43744507431984</text:p>
          </table:table-cell>
          <table:table-cell table:formula="of:=AVERAGE([.A93:.A142])" office:value-type="float" office:value="0.207385462522507" calcext:value-type="float">
            <text:p>0.207385462522507</text:p>
          </table:table-cell>
          <table:table-cell office:value-type="float" office:value="0" calcext:value-type="float">
            <text:p>0</text:p>
          </table:table-cell>
          <table:table-cell table:formula="of:=AVERAGE([.C93:.C142])" office:value-type="float" office:value="0.2" calcext:value-type="float">
            <text:p>0.2</text:p>
          </table:table-cell>
          <table:table-cell office:value-type="float" office:value="11.217081596607" calcext:value-type="float">
            <text:p>11.217081596607</text:p>
          </table:table-cell>
          <table:table-cell office:value-type="float" office:value="284.913872553817" calcext:value-type="float">
            <text:p>284.913872553817</text:p>
          </table:table-cell>
          <table:table-cell table:formula="of:=AVERAGE([.F93:.F142])" office:value-type="float" office:value="286.811855341613" calcext:value-type="float">
            <text:p>286.811855341613</text:p>
          </table:table-cell>
          <table:table-cell table:number-columns-repeated="4"/>
        </table:table-row>
        <table:table-row table:style-name="ro1">
          <table:table-cell office:value-type="float" office:value="-0.355935782194138" calcext:value-type="float">
            <text:p>-0.355935782194138</text:p>
          </table:table-cell>
          <table:table-cell table:formula="of:=AVERAGE([.A94:.A143])" office:value-type="float" office:value="0.206525824666023" calcext:value-type="float">
            <text:p>0.206525824666023</text:p>
          </table:table-cell>
          <table:table-cell office:value-type="float" office:value="0" calcext:value-type="float">
            <text:p>0</text:p>
          </table:table-cell>
          <table:table-cell table:formula="of:=AVERAGE([.C94:.C143])" office:value-type="float" office:value="0.2" calcext:value-type="float">
            <text:p>0.2</text:p>
          </table:table-cell>
          <table:table-cell office:value-type="float" office:value="11.1175910655379" calcext:value-type="float">
            <text:p>11.1175910655379</text:p>
          </table:table-cell>
          <table:table-cell office:value-type="float" office:value="282.386813064663" calcext:value-type="float">
            <text:p>282.386813064663</text:p>
          </table:table-cell>
          <table:table-cell table:formula="of:=AVERAGE([.F94:.F143])" office:value-type="float" office:value="286.673072407822" calcext:value-type="float">
            <text:p>286.6730724078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5:.A144])" office:value-type="float" office:value="0.238699399232864" calcext:value-type="float">
            <text:p>0.238699399232864</text:p>
          </table:table-cell>
          <table:table-cell office:value-type="float" office:value="1" calcext:value-type="float">
            <text:p>1</text:p>
          </table:table-cell>
          <table:table-cell table:formula="of:=AVERAGE([.C95:.C144])" office:value-type="float" office:value="0.22" calcext:value-type="float">
            <text:p>0.22</text:p>
          </table:table-cell>
          <table:table-cell office:value-type="float" office:value="10.9973409764081" calcext:value-type="float">
            <text:p>10.9973409764081</text:p>
          </table:table-cell>
          <table:table-cell office:value-type="float" office:value="279.332460800766" calcext:value-type="float">
            <text:p>279.332460800766</text:p>
          </table:table-cell>
          <table:table-cell table:formula="of:=AVERAGE([.F95:.F144])" office:value-type="float" office:value="286.533901447583" calcext:value-type="float">
            <text:p>286.533901447583</text:p>
          </table:table-cell>
          <table:table-cell table:number-columns-repeated="4"/>
        </table:table-row>
        <table:table-row table:style-name="ro1">
          <table:table-cell office:value-type="float" office:value="-1.43007171154022" calcext:value-type="float">
            <text:p>-1.43007171154022</text:p>
          </table:table-cell>
          <table:table-cell table:formula="of:=AVERAGE([.A96:.A145])" office:value-type="float" office:value="0.225233713388443" calcext:value-type="float">
            <text:p>0.225233713388443</text:p>
          </table:table-cell>
          <table:table-cell office:value-type="float" office:value="0" calcext:value-type="float">
            <text:p>0</text:p>
          </table:table-cell>
          <table:table-cell table:formula="of:=AVERAGE([.C96:.C145])" office:value-type="float" office:value="0.22" calcext:value-type="float">
            <text:p>0.22</text:p>
          </table:table-cell>
          <table:table-cell office:value-type="float" office:value="11.4673391074181" calcext:value-type="float">
            <text:p>11.4673391074181</text:p>
          </table:table-cell>
          <table:table-cell office:value-type="float" office:value="291.270413328419" calcext:value-type="float">
            <text:p>291.270413328419</text:p>
          </table:table-cell>
          <table:table-cell table:formula="of:=AVERAGE([.F96:.F145])" office:value-type="float" office:value="286.622372073551" calcext:value-type="float">
            <text:p>286.622372073551</text:p>
          </table:table-cell>
          <table:table-cell table:number-columns-repeated="4"/>
        </table:table-row>
        <table:table-row table:style-name="ro1">
          <table:table-cell office:value-type="float" office:value="-0.216562479734421" calcext:value-type="float">
            <text:p>-0.216562479734421</text:p>
          </table:table-cell>
          <table:table-cell table:formula="of:=AVERAGE([.A97:.A146])" office:value-type="float" office:value="0.230594743490219" calcext:value-type="float">
            <text:p>0.230594743490219</text:p>
          </table:table-cell>
          <table:table-cell office:value-type="float" office:value="0" calcext:value-type="float">
            <text:p>0</text:p>
          </table:table-cell>
          <table:table-cell table:formula="of:=AVERAGE([.C97:.C146])" office:value-type="float" office:value="0.22" calcext:value-type="float">
            <text:p>0.22</text:p>
          </table:table-cell>
          <table:table-cell office:value-type="float" office:value="11.1000945115447" calcext:value-type="float">
            <text:p>11.1000945115447</text:p>
          </table:table-cell>
          <table:table-cell office:value-type="float" office:value="281.942400593235" calcext:value-type="float">
            <text:p>281.942400593235</text:p>
          </table:table-cell>
          <table:table-cell table:formula="of:=AVERAGE([.F97:.F146])" office:value-type="float" office:value="286.381092937256" calcext:value-type="float">
            <text:p>286.3810929372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8:.A147])" office:value-type="float" office:value="0.278976052999496" calcext:value-type="float">
            <text:p>0.278976052999496</text:p>
          </table:table-cell>
          <table:table-cell office:value-type="float" office:value="1" calcext:value-type="float">
            <text:p>1</text:p>
          </table:table-cell>
          <table:table-cell table:formula="of:=AVERAGE([.C98:.C147])" office:value-type="float" office:value="0.24" calcext:value-type="float">
            <text:p>0.24</text:p>
          </table:table-cell>
          <table:table-cell office:value-type="float" office:value="11.0059402417123" calcext:value-type="float">
            <text:p>11.0059402417123</text:p>
          </table:table-cell>
          <table:table-cell office:value-type="float" office:value="279.550882139493" calcext:value-type="float">
            <text:p>279.550882139493</text:p>
          </table:table-cell>
          <table:table-cell table:formula="of:=AVERAGE([.F98:.F147])" office:value-type="float" office:value="286.149531151447" calcext:value-type="float">
            <text:p>286.149531151447</text:p>
          </table:table-cell>
          <table:table-cell table:number-columns-repeated="4"/>
        </table:table-row>
        <table:table-row table:style-name="ro1">
          <table:table-cell office:value-type="float" office:value="0.0586459338665009" calcext:value-type="float">
            <text:p>0.058645933866501</text:p>
          </table:table-cell>
          <table:table-cell table:formula="of:=AVERAGE([.A99:.A148])" office:value-type="float" office:value="0.287852112650871" calcext:value-type="float">
            <text:p>0.287852112650871</text:p>
          </table:table-cell>
          <table:table-cell office:value-type="float" office:value="0" calcext:value-type="float">
            <text:p>0</text:p>
          </table:table-cell>
          <table:table-cell table:formula="of:=AVERAGE([.C99:.C148])" office:value-type="float" office:value="0.24" calcext:value-type="float">
            <text:p>0.24</text:p>
          </table:table-cell>
          <table:table-cell office:value-type="float" office:value="11.1275619424045" calcext:value-type="float">
            <text:p>11.1275619424045</text:p>
          </table:table-cell>
          <table:table-cell office:value-type="float" office:value="282.640073337075" calcext:value-type="float">
            <text:p>282.640073337075</text:p>
          </table:table-cell>
          <table:table-cell table:formula="of:=AVERAGE([.F99:.F148])" office:value-type="float" office:value="285.997637572911" calcext:value-type="float">
            <text:p>285.997637572911</text:p>
          </table:table-cell>
          <table:table-cell table:number-columns-repeated="4"/>
        </table:table-row>
        <table:table-row table:style-name="ro1">
          <table:table-cell office:value-type="float" office:value="-0.884342193603516" calcext:value-type="float">
            <text:p>-0.884342193603516</text:p>
          </table:table-cell>
          <table:table-cell table:formula="of:=AVERAGE([.A100:.A149])" office:value-type="float" office:value="0.250159713625908" calcext:value-type="float">
            <text:p>0.250159713625908</text:p>
          </table:table-cell>
          <table:table-cell office:value-type="float" office:value="0" calcext:value-type="float">
            <text:p>0</text:p>
          </table:table-cell>
          <table:table-cell table:formula="of:=AVERAGE([.C100:.C149])" office:value-type="float" office:value="0.24" calcext:value-type="float">
            <text:p>0.24</text:p>
          </table:table-cell>
          <table:table-cell office:value-type="float" office:value="11.1944740588963" calcext:value-type="float">
            <text:p>11.1944740588963</text:p>
          </table:table-cell>
          <table:table-cell office:value-type="float" office:value="284.339641095966" calcext:value-type="float">
            <text:p>284.339641095966</text:p>
          </table:table-cell>
          <table:table-cell table:formula="of:=AVERAGE([.F100:.F149])" office:value-type="float" office:value="285.859431612392" calcext:value-type="float">
            <text:p>285.859431612392</text:p>
          </table:table-cell>
          <table:table-cell table:number-columns-repeated="4"/>
        </table:table-row>
        <table:table-row table:style-name="ro1">
          <table:table-cell office:value-type="float" office:value="-0.372915506362915" calcext:value-type="float">
            <text:p>-0.372915506362915</text:p>
          </table:table-cell>
          <table:table-cell table:formula="of:=AVERAGE([.A101:.A150])" office:value-type="float" office:value="0.230674001574516" calcext:value-type="float">
            <text:p>0.230674001574516</text:p>
          </table:table-cell>
          <table:table-cell office:value-type="float" office:value="0" calcext:value-type="float">
            <text:p>0</text:p>
          </table:table-cell>
          <table:table-cell table:formula="of:=AVERAGE([.C101:.C150])" office:value-type="float" office:value="0.24" calcext:value-type="float">
            <text:p>0.24</text:p>
          </table:table-cell>
          <table:table-cell office:value-type="float" office:value="11.0275973898888" calcext:value-type="float">
            <text:p>11.0275973898888</text:p>
          </table:table-cell>
          <table:table-cell office:value-type="float" office:value="280.100973703175" calcext:value-type="float">
            <text:p>280.100973703175</text:p>
          </table:table-cell>
          <table:table-cell table:formula="of:=AVERAGE([.F101:.F150])" office:value-type="float" office:value="285.771762073283" calcext:value-type="float">
            <text:p>285.771762073283</text:p>
          </table:table-cell>
          <table:table-cell table:number-columns-repeated="4"/>
        </table:table-row>
        <table:table-row table:style-name="ro1">
          <table:table-cell office:value-type="float" office:value="0.327884942293167" calcext:value-type="float">
            <text:p>0.327884942293167</text:p>
          </table:table-cell>
          <table:table-cell table:formula="of:=AVERAGE([.A102:.A151])" office:value-type="float" office:value="0.238145644664764" calcext:value-type="float">
            <text:p>0.238145644664764</text:p>
          </table:table-cell>
          <table:table-cell office:value-type="float" office:value="0" calcext:value-type="float">
            <text:p>0</text:p>
          </table:table-cell>
          <table:table-cell table:formula="of:=AVERAGE([.C102:.C151])" office:value-type="float" office:value="0.24" calcext:value-type="float">
            <text:p>0.24</text:p>
          </table:table-cell>
          <table:table-cell office:value-type="float" office:value="11.0223561676055" calcext:value-type="float">
            <text:p>11.0223561676055</text:p>
          </table:table-cell>
          <table:table-cell office:value-type="float" office:value="279.96784665718" calcext:value-type="float">
            <text:p>279.96784665718</text:p>
          </table:table-cell>
          <table:table-cell table:formula="of:=AVERAGE([.F102:.F151])" office:value-type="float" office:value="285.683306348484" calcext:value-type="float">
            <text:p>285.683306348484</text:p>
          </table:table-cell>
          <table:table-cell table:number-columns-repeated="4"/>
        </table:table-row>
        <table:table-row table:style-name="ro1">
          <table:table-cell office:value-type="float" office:value="-0.262741774320602" calcext:value-type="float">
            <text:p>-0.262741774320602</text:p>
          </table:table-cell>
          <table:table-cell table:formula="of:=AVERAGE([.A103:.A152])" office:value-type="float" office:value="0.257481129765511" calcext:value-type="float">
            <text:p>0.257481129765511</text:p>
          </table:table-cell>
          <table:table-cell office:value-type="float" office:value="0" calcext:value-type="float">
            <text:p>0</text:p>
          </table:table-cell>
          <table:table-cell table:formula="of:=AVERAGE([.C103:.C152])" office:value-type="float" office:value="0.24" calcext:value-type="float">
            <text:p>0.24</text:p>
          </table:table-cell>
          <table:table-cell office:value-type="float" office:value="11.4900721904129" calcext:value-type="float">
            <text:p>11.4900721904129</text:p>
          </table:table-cell>
          <table:table-cell office:value-type="float" office:value="291.847833636487" calcext:value-type="float">
            <text:p>291.847833636487</text:p>
          </table:table-cell>
          <table:table-cell table:formula="of:=AVERAGE([.F103:.F152])" office:value-type="float" office:value="285.720090778825" calcext:value-type="float">
            <text:p>285.720090778825</text:p>
          </table:table-cell>
          <table:table-cell table:number-columns-repeated="4"/>
        </table:table-row>
        <table:table-row table:style-name="ro1">
          <table:table-cell office:value-type="float" office:value="0.934250235557556" calcext:value-type="float">
            <text:p>0.934250235557556</text:p>
          </table:table-cell>
          <table:table-cell table:formula="of:=AVERAGE([.A104:.A153])" office:value-type="float" office:value="0.275438072681427" calcext:value-type="float">
            <text:p>0.275438072681427</text:p>
          </table:table-cell>
          <table:table-cell office:value-type="float" office:value="0" calcext:value-type="float">
            <text:p>0</text:p>
          </table:table-cell>
          <table:table-cell table:formula="of:=AVERAGE([.C104:.C153])" office:value-type="float" office:value="0.24" calcext:value-type="float">
            <text:p>0.24</text:p>
          </table:table-cell>
          <table:table-cell office:value-type="float" office:value="11.2705803141415" calcext:value-type="float">
            <text:p>11.2705803141415</text:p>
          </table:table-cell>
          <table:table-cell office:value-type="float" office:value="286.272739979194" calcext:value-type="float">
            <text:p>286.272739979194</text:p>
          </table:table-cell>
          <table:table-cell table:formula="of:=AVERAGE([.F104:.F153])" office:value-type="float" office:value="285.64259814226" calcext:value-type="float">
            <text:p>285.64259814226</text:p>
          </table:table-cell>
          <table:table-cell table:number-columns-repeated="4"/>
        </table:table-row>
        <table:table-row table:style-name="ro1">
          <table:table-cell office:value-type="float" office:value="-0.69564950466156" calcext:value-type="float">
            <text:p>-0.69564950466156</text:p>
          </table:table-cell>
          <table:table-cell table:formula="of:=AVERAGE([.A105:.A154])" office:value-type="float" office:value="0.288574628829956" calcext:value-type="float">
            <text:p>0.288574628829956</text:p>
          </table:table-cell>
          <table:table-cell office:value-type="float" office:value="0" calcext:value-type="float">
            <text:p>0</text:p>
          </table:table-cell>
          <table:table-cell table:formula="of:=AVERAGE([.C105:.C154])" office:value-type="float" office:value="0.24" calcext:value-type="float">
            <text:p>0.24</text:p>
          </table:table-cell>
          <table:table-cell office:value-type="float" office:value="11.4010734904736" calcext:value-type="float">
            <text:p>11.4010734904736</text:p>
          </table:table-cell>
          <table:table-cell office:value-type="float" office:value="289.58726665803" calcext:value-type="float">
            <text:p>289.58726665803</text:p>
          </table:table-cell>
          <table:table-cell table:formula="of:=AVERAGE([.F105:.F154])" office:value-type="float" office:value="285.741374416874" calcext:value-type="float">
            <text:p>285.741374416874</text:p>
          </table:table-cell>
          <table:table-cell table:number-columns-repeated="4"/>
        </table:table-row>
        <table:table-row table:style-name="ro1">
          <table:table-cell office:value-type="float" office:value="0.307154685258865" calcext:value-type="float">
            <text:p>0.307154685258865</text:p>
          </table:table-cell>
          <table:table-cell table:formula="of:=AVERAGE([.A106:.A155])" office:value-type="float" office:value="0.304739704728126" calcext:value-type="float">
            <text:p>0.304739704728126</text:p>
          </table:table-cell>
          <table:table-cell office:value-type="float" office:value="0" calcext:value-type="float">
            <text:p>0</text:p>
          </table:table-cell>
          <table:table-cell table:formula="of:=AVERAGE([.C106:.C155])" office:value-type="float" office:value="0.24" calcext:value-type="float">
            <text:p>0.24</text:p>
          </table:table-cell>
          <table:table-cell office:value-type="float" office:value="11.1334367577106" calcext:value-type="float">
            <text:p>11.1334367577106</text:p>
          </table:table-cell>
          <table:table-cell office:value-type="float" office:value="282.789293645849" calcext:value-type="float">
            <text:p>282.789293645849</text:p>
          </table:table-cell>
          <table:table-cell table:formula="of:=AVERAGE([.F106:.F155])" office:value-type="float" office:value="285.518512529714" calcext:value-type="float">
            <text:p>285.518512529714</text:p>
          </table:table-cell>
          <table:table-cell table:number-columns-repeated="4"/>
        </table:table-row>
        <table:table-row table:style-name="ro1">
          <table:table-cell office:value-type="float" office:value="-0.603921175003052" calcext:value-type="float">
            <text:p>-0.603921175003052</text:p>
          </table:table-cell>
          <table:table-cell table:formula="of:=AVERAGE([.A107:.A156])" office:value-type="float" office:value="0.319450646042824" calcext:value-type="float">
            <text:p>0.319450646042824</text:p>
          </table:table-cell>
          <table:table-cell office:value-type="float" office:value="0" calcext:value-type="float">
            <text:p>0</text:p>
          </table:table-cell>
          <table:table-cell table:formula="of:=AVERAGE([.C107:.C156])" office:value-type="float" office:value="0.24" calcext:value-type="float">
            <text:p>0.24</text:p>
          </table:table-cell>
          <table:table-cell office:value-type="float" office:value="11.4726037961096" calcext:value-type="float">
            <text:p>11.4726037961096</text:p>
          </table:table-cell>
          <table:table-cell office:value-type="float" office:value="291.404136421183" calcext:value-type="float">
            <text:p>291.404136421183</text:p>
          </table:table-cell>
          <table:table-cell table:formula="of:=AVERAGE([.F107:.F156])" office:value-type="float" office:value="285.655134793965" calcext:value-type="float">
            <text:p>285.655134793965</text:p>
          </table:table-cell>
          <table:table-cell table:number-columns-repeated="4"/>
        </table:table-row>
        <table:table-row table:style-name="ro1">
          <table:table-cell office:value-type="float" office:value="0.316000133752823" calcext:value-type="float">
            <text:p>0.316000133752823</text:p>
          </table:table-cell>
          <table:table-cell table:formula="of:=AVERAGE([.A108:.A157])" office:value-type="float" office:value="0.328858477473259" calcext:value-type="float">
            <text:p>0.328858477473259</text:p>
          </table:table-cell>
          <table:table-cell office:value-type="float" office:value="0" calcext:value-type="float">
            <text:p>0</text:p>
          </table:table-cell>
          <table:table-cell table:formula="of:=AVERAGE([.C108:.C157])" office:value-type="float" office:value="0.24" calcext:value-type="float">
            <text:p>0.24</text:p>
          </table:table-cell>
          <table:table-cell office:value-type="float" office:value="11.3026542009413" calcext:value-type="float">
            <text:p>11.3026542009413</text:p>
          </table:table-cell>
          <table:table-cell office:value-type="float" office:value="287.08741670391" calcext:value-type="float">
            <text:p>287.08741670391</text:p>
          </table:table-cell>
          <table:table-cell table:formula="of:=AVERAGE([.F108:.F157])" office:value-type="float" office:value="285.621005751983" calcext:value-type="float">
            <text:p>285.621005751983</text:p>
          </table:table-cell>
          <table:table-cell table:number-columns-repeated="4"/>
        </table:table-row>
        <table:table-row table:style-name="ro1">
          <table:table-cell office:value-type="float" office:value="-0.445958971977234" calcext:value-type="float">
            <text:p>-0.445958971977234</text:p>
          </table:table-cell>
          <table:table-cell table:formula="of:=AVERAGE([.A109:.A158])" office:value-type="float" office:value="0.345139967799187" calcext:value-type="float">
            <text:p>0.345139967799187</text:p>
          </table:table-cell>
          <table:table-cell office:value-type="float" office:value="0" calcext:value-type="float">
            <text:p>0</text:p>
          </table:table-cell>
          <table:table-cell table:formula="of:=AVERAGE([.C109:.C158])" office:value-type="float" office:value="0.24" calcext:value-type="float">
            <text:p>0.24</text:p>
          </table:table-cell>
          <table:table-cell office:value-type="float" office:value="11.5678175742745" calcext:value-type="float">
            <text:p>11.5678175742745</text:p>
          </table:table-cell>
          <table:table-cell office:value-type="float" office:value="293.822566386573" calcext:value-type="float">
            <text:p>293.822566386573</text:p>
          </table:table-cell>
          <table:table-cell table:formula="of:=AVERAGE([.F109:.F158])" office:value-type="float" office:value="285.715918451437" calcext:value-type="float">
            <text:p>285.715918451437</text:p>
          </table:table-cell>
          <table:table-cell table:number-columns-repeated="4"/>
        </table:table-row>
        <table:table-row table:style-name="ro1">
          <table:table-cell office:value-type="float" office:value="0.0779939889907837" calcext:value-type="float">
            <text:p>0.077993988990784</text:p>
          </table:table-cell>
          <table:table-cell table:formula="of:=AVERAGE([.A110:.A159])" office:value-type="float" office:value="0.353674167394638" calcext:value-type="float">
            <text:p>0.353674167394638</text:p>
          </table:table-cell>
          <table:table-cell office:value-type="float" office:value="0" calcext:value-type="float">
            <text:p>0</text:p>
          </table:table-cell>
          <table:table-cell table:formula="of:=AVERAGE([.C110:.C159])" office:value-type="float" office:value="0.24" calcext:value-type="float">
            <text:p>0.24</text:p>
          </table:table-cell>
          <table:table-cell office:value-type="float" office:value="11.3217617238611" calcext:value-type="float">
            <text:p>11.3217617238611</text:p>
          </table:table-cell>
          <table:table-cell office:value-type="float" office:value="287.572747786072" calcext:value-type="float">
            <text:p>287.572747786072</text:p>
          </table:table-cell>
          <table:table-cell table:formula="of:=AVERAGE([.F110:.F159])" office:value-type="float" office:value="285.867856137434" calcext:value-type="float">
            <text:p>285.867856137434</text:p>
          </table:table-cell>
          <table:table-cell table:number-columns-repeated="4"/>
        </table:table-row>
        <table:table-row table:style-name="ro1">
          <table:table-cell office:value-type="float" office:value="0.653995752334595" calcext:value-type="float">
            <text:p>0.653995752334595</text:p>
          </table:table-cell>
          <table:table-cell table:formula="of:=AVERAGE([.A111:.A160])" office:value-type="float" office:value="0.365030036568642" calcext:value-type="float">
            <text:p>0.365030036568642</text:p>
          </table:table-cell>
          <table:table-cell office:value-type="float" office:value="0" calcext:value-type="float">
            <text:p>0</text:p>
          </table:table-cell>
          <table:table-cell table:formula="of:=AVERAGE([.C111:.C160])" office:value-type="float" office:value="0.24" calcext:value-type="float">
            <text:p>0.24</text:p>
          </table:table-cell>
          <table:table-cell office:value-type="float" office:value="11.4133452486694" calcext:value-type="float">
            <text:p>11.4133452486694</text:p>
          </table:table-cell>
          <table:table-cell office:value-type="float" office:value="289.898969316202" calcext:value-type="float">
            <text:p>289.898969316202</text:p>
          </table:table-cell>
          <table:table-cell table:formula="of:=AVERAGE([.F111:.F160])" office:value-type="float" office:value="285.910511628455" calcext:value-type="float">
            <text:p>285.91051162845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2:.A161])" office:value-type="float" office:value="0.365030036568642" calcext:value-type="float">
            <text:p>0.365030036568642</text:p>
          </table:table-cell>
          <table:table-cell office:value-type="float" office:value="1" calcext:value-type="float">
            <text:p>1</text:p>
          </table:table-cell>
          <table:table-cell table:formula="of:=AVERAGE([.C112:.C161])" office:value-type="float" office:value="0.24" calcext:value-type="float">
            <text:p>0.24</text:p>
          </table:table-cell>
          <table:table-cell office:value-type="float" office:value="11.0173378762007" calcext:value-type="float">
            <text:p>11.0173378762007</text:p>
          </table:table-cell>
          <table:table-cell office:value-type="float" office:value="279.840382055497" calcext:value-type="float">
            <text:p>279.840382055497</text:p>
          </table:table-cell>
          <table:table-cell table:formula="of:=AVERAGE([.F112:.F161])" office:value-type="float" office:value="285.918715616192" calcext:value-type="float">
            <text:p>285.918715616192</text:p>
          </table:table-cell>
          <table:table-cell table:number-columns-repeated="4"/>
        </table:table-row>
        <table:table-row table:style-name="ro1">
          <table:table-cell office:value-type="float" office:value="-0.0400355160236359" calcext:value-type="float">
            <text:p>-0.040035516023636</text:p>
          </table:table-cell>
          <table:table-cell table:formula="of:=AVERAGE([.A113:.A162])" office:value-type="float" office:value="0.324229326248169" calcext:value-type="float">
            <text:p>0.324229326248169</text:p>
          </table:table-cell>
          <table:table-cell office:value-type="float" office:value="0" calcext:value-type="float">
            <text:p>0</text:p>
          </table:table-cell>
          <table:table-cell table:formula="of:=AVERAGE([.C113:.C162])" office:value-type="float" office:value="0.22" calcext:value-type="float">
            <text:p>0.22</text:p>
          </table:table-cell>
          <table:table-cell office:value-type="float" office:value="11.366901706776" calcext:value-type="float">
            <text:p>11.366901706776</text:p>
          </table:table-cell>
          <table:table-cell office:value-type="float" office:value="288.719303352111" calcext:value-type="float">
            <text:p>288.719303352111</text:p>
          </table:table-cell>
          <table:table-cell table:formula="of:=AVERAGE([.F113:.F162])" office:value-type="float" office:value="286.108030203018" calcext:value-type="float">
            <text:p>286.108030203018</text:p>
          </table:table-cell>
          <table:table-cell table:number-columns-repeated="4"/>
        </table:table-row>
        <table:table-row table:style-name="ro1">
          <table:table-cell office:value-type="float" office:value="0.0830797851085663" calcext:value-type="float">
            <text:p>0.083079785108566</text:p>
          </table:table-cell>
          <table:table-cell table:formula="of:=AVERAGE([.A114:.A163])" office:value-type="float" office:value="0.315008279681206" calcext:value-type="float">
            <text:p>0.315008279681206</text:p>
          </table:table-cell>
          <table:table-cell office:value-type="float" office:value="0" calcext:value-type="float">
            <text:p>0</text:p>
          </table:table-cell>
          <table:table-cell table:formula="of:=AVERAGE([.C114:.C163])" office:value-type="float" office:value="0.22" calcext:value-type="float">
            <text:p>0.22</text:p>
          </table:table-cell>
          <table:table-cell office:value-type="float" office:value="11.3160241870433" calcext:value-type="float">
            <text:p>11.3160241870433</text:p>
          </table:table-cell>
          <table:table-cell office:value-type="float" office:value="287.4270143509" calcext:value-type="float">
            <text:p>287.4270143509</text:p>
          </table:table-cell>
          <table:table-cell table:formula="of:=AVERAGE([.F114:.F163])" office:value-type="float" office:value="286.074064477851" calcext:value-type="float">
            <text:p>286.074064477851</text:p>
          </table:table-cell>
          <table:table-cell table:number-columns-repeated="4"/>
        </table:table-row>
        <table:table-row table:style-name="ro1">
          <table:table-cell office:value-type="float" office:value="-0.383573710918427" calcext:value-type="float">
            <text:p>-0.383573710918427</text:p>
          </table:table-cell>
          <table:table-cell table:formula="of:=AVERAGE([.A115:.A164])" office:value-type="float" office:value="0.307018897533417" calcext:value-type="float">
            <text:p>0.307018897533417</text:p>
          </table:table-cell>
          <table:table-cell office:value-type="float" office:value="0" calcext:value-type="float">
            <text:p>0</text:p>
          </table:table-cell>
          <table:table-cell table:formula="of:=AVERAGE([.C115:.C164])" office:value-type="float" office:value="0.22" calcext:value-type="float">
            <text:p>0.22</text:p>
          </table:table-cell>
          <table:table-cell office:value-type="float" office:value="11.5679654126465" calcext:value-type="float">
            <text:p>11.5679654126465</text:p>
          </table:table-cell>
          <table:table-cell office:value-type="float" office:value="293.826321481222" calcext:value-type="float">
            <text:p>293.826321481222</text:p>
          </table:table-cell>
          <table:table-cell table:formula="of:=AVERAGE([.F115:.F164])" office:value-type="float" office:value="286.173383751073" calcext:value-type="float">
            <text:p>286.173383751073</text:p>
          </table:table-cell>
          <table:table-cell table:number-columns-repeated="4"/>
        </table:table-row>
        <table:table-row table:style-name="ro1">
          <table:table-cell office:value-type="float" office:value="-0.778343200683594" calcext:value-type="float">
            <text:p>-0.778343200683594</text:p>
          </table:table-cell>
          <table:table-cell table:formula="of:=AVERAGE([.A116:.A165])" office:value-type="float" office:value="0.295184074044228" calcext:value-type="float">
            <text:p>0.295184074044228</text:p>
          </table:table-cell>
          <table:table-cell office:value-type="float" office:value="0" calcext:value-type="float">
            <text:p>0</text:p>
          </table:table-cell>
          <table:table-cell table:formula="of:=AVERAGE([.C116:.C165])" office:value-type="float" office:value="0.22" calcext:value-type="float">
            <text:p>0.22</text:p>
          </table:table-cell>
          <table:table-cell office:value-type="float" office:value="11.1507796067297" calcext:value-type="float">
            <text:p>11.1507796067297</text:p>
          </table:table-cell>
          <table:table-cell office:value-type="float" office:value="283.229802010936" calcext:value-type="float">
            <text:p>283.229802010936</text:p>
          </table:table-cell>
          <table:table-cell table:formula="of:=AVERAGE([.F116:.F165])" office:value-type="float" office:value="286.155444531448" calcext:value-type="float">
            <text:p>286.155444531448</text:p>
          </table:table-cell>
          <table:table-cell table:number-columns-repeated="4"/>
        </table:table-row>
        <table:table-row table:style-name="ro1">
          <table:table-cell office:value-type="float" office:value="0.173237830400467" calcext:value-type="float">
            <text:p>0.173237830400467</text:p>
          </table:table-cell>
          <table:table-cell table:formula="of:=AVERAGE([.A117:.A166])" office:value-type="float" office:value="0.258648830652237" calcext:value-type="float">
            <text:p>0.258648830652237</text:p>
          </table:table-cell>
          <table:table-cell office:value-type="float" office:value="0" calcext:value-type="float">
            <text:p>0</text:p>
          </table:table-cell>
          <table:table-cell table:formula="of:=AVERAGE([.C117:.C166])" office:value-type="float" office:value="0.2" calcext:value-type="float">
            <text:p>0.2</text:p>
          </table:table-cell>
          <table:table-cell office:value-type="float" office:value="11.0260134073317" calcext:value-type="float">
            <text:p>11.0260134073317</text:p>
          </table:table-cell>
          <table:table-cell office:value-type="float" office:value="280.060740546225" calcext:value-type="float">
            <text:p>280.060740546225</text:p>
          </table:table-cell>
          <table:table-cell table:formula="of:=AVERAGE([.F117:.F166])" office:value-type="float" office:value="286.170044101023" calcext:value-type="float">
            <text:p>286.170044101023</text:p>
          </table:table-cell>
          <table:table-cell table:number-columns-repeated="4"/>
        </table:table-row>
        <table:table-row table:style-name="ro1">
          <table:table-cell office:value-type="float" office:value="0.0697913467884064" calcext:value-type="float">
            <text:p>0.069791346788406</text:p>
          </table:table-cell>
          <table:table-cell table:formula="of:=AVERAGE([.A118:.A167])" office:value-type="float" office:value="0.255932818651199" calcext:value-type="float">
            <text:p>0.255932818651199</text:p>
          </table:table-cell>
          <table:table-cell office:value-type="float" office:value="0" calcext:value-type="float">
            <text:p>0</text:p>
          </table:table-cell>
          <table:table-cell table:formula="of:=AVERAGE([.C118:.C167])" office:value-type="float" office:value="0.2" calcext:value-type="float">
            <text:p>0.2</text:p>
          </table:table-cell>
          <table:table-cell office:value-type="float" office:value="11.3826324135482" calcext:value-type="float">
            <text:p>11.3826324135482</text:p>
          </table:table-cell>
          <table:table-cell office:value-type="float" office:value="289.118863304125" calcext:value-type="float">
            <text:p>289.118863304125</text:p>
          </table:table-cell>
          <table:table-cell table:formula="of:=AVERAGE([.F118:.F167])" office:value-type="float" office:value="286.154050974101" calcext:value-type="float">
            <text:p>286.154050974101</text:p>
          </table:table-cell>
          <table:table-cell table:number-columns-repeated="4"/>
        </table:table-row>
        <table:table-row table:style-name="ro1">
          <table:table-cell office:value-type="float" office:value="0.49875220656395" calcext:value-type="float">
            <text:p>0.49875220656395</text:p>
          </table:table-cell>
          <table:table-cell table:formula="of:=AVERAGE([.A119:.A168])" office:value-type="float" office:value="0.225907862782478" calcext:value-type="float">
            <text:p>0.225907862782478</text:p>
          </table:table-cell>
          <table:table-cell office:value-type="float" office:value="0" calcext:value-type="float">
            <text:p>0</text:p>
          </table:table-cell>
          <table:table-cell table:formula="of:=AVERAGE([.C119:.C168])" office:value-type="float" office:value="0.18" calcext:value-type="float">
            <text:p>0.18</text:p>
          </table:table-cell>
          <table:table-cell office:value-type="float" office:value="11.3642758156925" calcext:value-type="float">
            <text:p>11.3642758156925</text:p>
          </table:table-cell>
          <table:table-cell office:value-type="float" office:value="288.652605718591" calcext:value-type="float">
            <text:p>288.652605718591</text:p>
          </table:table-cell>
          <table:table-cell table:formula="of:=AVERAGE([.F119:.F168])" office:value-type="float" office:value="286.340350756366" calcext:value-type="float">
            <text:p>286.340350756366</text:p>
          </table:table-cell>
          <table:table-cell table:number-columns-repeated="4"/>
        </table:table-row>
        <table:table-row table:style-name="ro1">
          <table:table-cell office:value-type="float" office:value="-0.655075669288635" calcext:value-type="float">
            <text:p>-0.655075669288635</text:p>
          </table:table-cell>
          <table:table-cell table:formula="of:=AVERAGE([.A120:.A169])" office:value-type="float" office:value="0.172806349396706" calcext:value-type="float">
            <text:p>0.172806349396706</text:p>
          </table:table-cell>
          <table:table-cell office:value-type="float" office:value="0" calcext:value-type="float">
            <text:p>0</text:p>
          </table:table-cell>
          <table:table-cell table:formula="of:=AVERAGE([.C120:.C169])" office:value-type="float" office:value="0.16" calcext:value-type="float">
            <text:p>0.16</text:p>
          </table:table-cell>
          <table:table-cell office:value-type="float" office:value="11.4868866254926" calcext:value-type="float">
            <text:p>11.4868866254926</text:p>
          </table:table-cell>
          <table:table-cell office:value-type="float" office:value="291.766920287511" calcext:value-type="float">
            <text:p>291.766920287511</text:p>
          </table:table-cell>
          <table:table-cell table:formula="of:=AVERAGE([.F120:.F169])" office:value-type="float" office:value="286.582783839207" calcext:value-type="float">
            <text:p>286.58278383920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1:.A170])" office:value-type="float" office:value="0.20912974357605" calcext:value-type="float">
            <text:p>0.20912974357605</text:p>
          </table:table-cell>
          <table:table-cell office:value-type="float" office:value="1" calcext:value-type="float">
            <text:p>1</text:p>
          </table:table-cell>
          <table:table-cell table:formula="of:=AVERAGE([.C121:.C170])" office:value-type="float" office:value="0.18" calcext:value-type="float">
            <text:p>0.18</text:p>
          </table:table-cell>
          <table:table-cell office:value-type="float" office:value="11.002117563808" calcext:value-type="float">
            <text:p>11.002117563808</text:p>
          </table:table-cell>
          <table:table-cell office:value-type="float" office:value="279.453786120722" calcext:value-type="float">
            <text:p>279.453786120722</text:p>
          </table:table-cell>
          <table:table-cell table:formula="of:=AVERAGE([.F121:.F170])" office:value-type="float" office:value="286.439648571904" calcext:value-type="float">
            <text:p>286.439648571904</text:p>
          </table:table-cell>
          <table:table-cell table:number-columns-repeated="4"/>
        </table:table-row>
        <table:table-row table:style-name="ro1">
          <table:table-cell office:value-type="float" office:value="-0.387914687395096" calcext:value-type="float">
            <text:p>-0.387914687395096</text:p>
          </table:table-cell>
          <table:table-cell table:formula="of:=AVERAGE([.A122:.A171])" office:value-type="float" office:value="0.222014006972313" calcext:value-type="float">
            <text:p>0.222014006972313</text:p>
          </table:table-cell>
          <table:table-cell office:value-type="float" office:value="0" calcext:value-type="float">
            <text:p>0</text:p>
          </table:table-cell>
          <table:table-cell table:formula="of:=AVERAGE([.C122:.C171])" office:value-type="float" office:value="0.18" calcext:value-type="float">
            <text:p>0.18</text:p>
          </table:table-cell>
          <table:table-cell office:value-type="float" office:value="11.2698587220877" calcext:value-type="float">
            <text:p>11.2698587220877</text:p>
          </table:table-cell>
          <table:table-cell office:value-type="float" office:value="286.254411541029" calcext:value-type="float">
            <text:p>286.254411541029</text:p>
          </table:table-cell>
          <table:table-cell table:formula="of:=AVERAGE([.F122:.F171])" office:value-type="float" office:value="286.522121179229" calcext:value-type="float">
            <text:p>286.5221211792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3:.A172])" office:value-type="float" office:value="0.269457043409347" calcext:value-type="float">
            <text:p>0.269457043409347</text:p>
          </table:table-cell>
          <table:table-cell office:value-type="float" office:value="1" calcext:value-type="float">
            <text:p>1</text:p>
          </table:table-cell>
          <table:table-cell table:formula="of:=AVERAGE([.C123:.C172])" office:value-type="float" office:value="0.2" calcext:value-type="float">
            <text:p>0.2</text:p>
          </table:table-cell>
          <table:table-cell office:value-type="float" office:value="11.0232255980313" calcext:value-type="float">
            <text:p>11.0232255980313</text:p>
          </table:table-cell>
          <table:table-cell office:value-type="float" office:value="279.989930189995" calcext:value-type="float">
            <text:p>279.989930189995</text:p>
          </table:table-cell>
          <table:table-cell table:formula="of:=AVERAGE([.F123:.F172])" office:value-type="float" office:value="286.364473365179" calcext:value-type="float">
            <text:p>286.364473365179</text:p>
          </table:table-cell>
          <table:table-cell table:number-columns-repeated="4"/>
        </table:table-row>
        <table:table-row table:style-name="ro1">
          <table:table-cell office:value-type="float" office:value="-0.131050884723663" calcext:value-type="float">
            <text:p>-0.131050884723663</text:p>
          </table:table-cell>
          <table:table-cell table:formula="of:=AVERAGE([.A124:.A173])" office:value-type="float" office:value="0.275805395841598" calcext:value-type="float">
            <text:p>0.275805395841598</text:p>
          </table:table-cell>
          <table:table-cell office:value-type="float" office:value="0" calcext:value-type="float">
            <text:p>0</text:p>
          </table:table-cell>
          <table:table-cell table:formula="of:=AVERAGE([.C124:.C173])" office:value-type="float" office:value="0.2" calcext:value-type="float">
            <text:p>0.2</text:p>
          </table:table-cell>
          <table:table-cell office:value-type="float" office:value="11.1595771631837" calcext:value-type="float">
            <text:p>11.1595771631837</text:p>
          </table:table-cell>
          <table:table-cell office:value-type="float" office:value="283.453259944866" calcext:value-type="float">
            <text:p>283.453259944866</text:p>
          </table:table-cell>
          <table:table-cell table:formula="of:=AVERAGE([.F124:.F173])" office:value-type="float" office:value="286.18621902221" calcext:value-type="float">
            <text:p>286.18621902221</text:p>
          </table:table-cell>
          <table:table-cell table:number-columns-repeated="4"/>
        </table:table-row>
        <table:table-row table:style-name="ro1">
          <table:table-cell office:value-type="float" office:value="-0.250792592763901" calcext:value-type="float">
            <text:p>-0.250792592763901</text:p>
          </table:table-cell>
          <table:table-cell table:formula="of:=AVERAGE([.A125:.A174])" office:value-type="float" office:value="0.257886776328087" calcext:value-type="float">
            <text:p>0.257886776328087</text:p>
          </table:table-cell>
          <table:table-cell office:value-type="float" office:value="0" calcext:value-type="float">
            <text:p>0</text:p>
          </table:table-cell>
          <table:table-cell table:formula="of:=AVERAGE([.C125:.C174])" office:value-type="float" office:value="0.2" calcext:value-type="float">
            <text:p>0.2</text:p>
          </table:table-cell>
          <table:table-cell office:value-type="float" office:value="11.3767036255032" calcext:value-type="float">
            <text:p>11.3767036255032</text:p>
          </table:table-cell>
          <table:table-cell office:value-type="float" office:value="288.968272087781" calcext:value-type="float">
            <text:p>288.968272087781</text:p>
          </table:table-cell>
          <table:table-cell table:formula="of:=AVERAGE([.F125:.F174])" office:value-type="float" office:value="286.2211676285" calcext:value-type="float">
            <text:p>286.2211676285</text:p>
          </table:table-cell>
          <table:table-cell table:number-columns-repeated="4"/>
        </table:table-row>
        <table:table-row table:style-name="ro1">
          <table:table-cell office:value-type="float" office:value="-0.0281572043895721" calcext:value-type="float">
            <text:p>-0.028157204389572</text:p>
          </table:table-cell>
          <table:table-cell table:formula="of:=AVERAGE([.A126:.A175])" office:value-type="float" office:value="0.26308281481266" calcext:value-type="float">
            <text:p>0.26308281481266</text:p>
          </table:table-cell>
          <table:table-cell office:value-type="float" office:value="0" calcext:value-type="float">
            <text:p>0</text:p>
          </table:table-cell>
          <table:table-cell table:formula="of:=AVERAGE([.C126:.C175])" office:value-type="float" office:value="0.2" calcext:value-type="float">
            <text:p>0.2</text:p>
          </table:table-cell>
          <table:table-cell office:value-type="float" office:value="11.3858355782747" calcext:value-type="float">
            <text:p>11.3858355782747</text:p>
          </table:table-cell>
          <table:table-cell office:value-type="float" office:value="289.200223688178" calcext:value-type="float">
            <text:p>289.200223688178</text:p>
          </table:table-cell>
          <table:table-cell table:formula="of:=AVERAGE([.F126:.F175])" office:value-type="float" office:value="286.226995773813" calcext:value-type="float">
            <text:p>286.226995773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7:.A176])" office:value-type="float" office:value="0.310330094695091" calcext:value-type="float">
            <text:p>0.310330094695091</text:p>
          </table:table-cell>
          <table:table-cell office:value-type="float" office:value="1" calcext:value-type="float">
            <text:p>1</text:p>
          </table:table-cell>
          <table:table-cell table:formula="of:=AVERAGE([.C127:.C176])" office:value-type="float" office:value="0.22" calcext:value-type="float">
            <text:p>0.22</text:p>
          </table:table-cell>
          <table:table-cell office:value-type="float" office:value="10.995227826345" calcext:value-type="float">
            <text:p>10.995227826345</text:p>
          </table:table-cell>
          <table:table-cell office:value-type="float" office:value="279.278786789162" calcext:value-type="float">
            <text:p>279.278786789162</text:p>
          </table:table-cell>
          <table:table-cell table:formula="of:=AVERAGE([.F127:.F176])" office:value-type="float" office:value="285.932843116726" calcext:value-type="float">
            <text:p>285.932843116726</text:p>
          </table:table-cell>
          <table:table-cell table:number-columns-repeated="4"/>
        </table:table-row>
        <table:table-row table:style-name="ro1">
          <table:table-cell office:value-type="float" office:value="-0.656143367290497" calcext:value-type="float">
            <text:p>-0.656143367290497</text:p>
          </table:table-cell>
          <table:table-cell table:formula="of:=AVERAGE([.A128:.A177])" office:value-type="float" office:value="0.257207227349281" calcext:value-type="float">
            <text:p>0.257207227349281</text:p>
          </table:table-cell>
          <table:table-cell office:value-type="float" office:value="0" calcext:value-type="float">
            <text:p>0</text:p>
          </table:table-cell>
          <table:table-cell table:formula="of:=AVERAGE([.C128:.C177])" office:value-type="float" office:value="0.2" calcext:value-type="float">
            <text:p>0.2</text:p>
          </table:table-cell>
          <table:table-cell office:value-type="float" office:value="11.5230870801836" calcext:value-type="float">
            <text:p>11.5230870801836</text:p>
          </table:table-cell>
          <table:table-cell office:value-type="float" office:value="292.686411836664" calcext:value-type="float">
            <text:p>292.686411836664</text:p>
          </table:table-cell>
          <table:table-cell table:formula="of:=AVERAGE([.F128:.F177])" office:value-type="float" office:value="286.198684148303" calcext:value-type="float">
            <text:p>286.198684148303</text:p>
          </table:table-cell>
          <table:table-cell table:number-columns-repeated="4"/>
        </table:table-row>
        <table:table-row table:style-name="ro1">
          <table:table-cell office:value-type="float" office:value="0.356900483369827" calcext:value-type="float">
            <text:p>0.356900483369827</text:p>
          </table:table-cell>
          <table:table-cell table:formula="of:=AVERAGE([.A129:.A178])" office:value-type="float" office:value="0.224345237016678" calcext:value-type="float">
            <text:p>0.224345237016678</text:p>
          </table:table-cell>
          <table:table-cell office:value-type="float" office:value="0" calcext:value-type="float">
            <text:p>0</text:p>
          </table:table-cell>
          <table:table-cell table:formula="of:=AVERAGE([.C129:.C178])" office:value-type="float" office:value="0.18" calcext:value-type="float">
            <text:p>0.18</text:p>
          </table:table-cell>
          <table:table-cell office:value-type="float" office:value="11.0464819819301" calcext:value-type="float">
            <text:p>11.0464819819301</text:p>
          </table:table-cell>
          <table:table-cell office:value-type="float" office:value="280.580642341025" calcext:value-type="float">
            <text:p>280.580642341025</text:p>
          </table:table-cell>
          <table:table-cell table:formula="of:=AVERAGE([.F129:.F178])" office:value-type="float" office:value="286.222958749043" calcext:value-type="float">
            <text:p>286.222958749043</text:p>
          </table:table-cell>
          <table:table-cell table:number-columns-repeated="4"/>
        </table:table-row>
        <table:table-row table:style-name="ro1">
          <table:table-cell office:value-type="float" office:value="1.10490703582764" calcext:value-type="float">
            <text:p>1.10490703582764</text:p>
          </table:table-cell>
          <table:table-cell table:formula="of:=AVERAGE([.A130:.A179])" office:value-type="float" office:value="0.233995035886764" calcext:value-type="float">
            <text:p>0.233995035886764</text:p>
          </table:table-cell>
          <table:table-cell office:value-type="float" office:value="0" calcext:value-type="float">
            <text:p>0</text:p>
          </table:table-cell>
          <table:table-cell table:formula="of:=AVERAGE([.C130:.C179])" office:value-type="float" office:value="0.18" calcext:value-type="float">
            <text:p>0.18</text:p>
          </table:table-cell>
          <table:table-cell office:value-type="float" office:value="11.3726861764103" calcext:value-type="float">
            <text:p>11.3726861764103</text:p>
          </table:table-cell>
          <table:table-cell office:value-type="float" office:value="288.866228880822" calcext:value-type="float">
            <text:p>288.866228880822</text:p>
          </table:table-cell>
          <table:table-cell table:formula="of:=AVERAGE([.F130:.F179])" office:value-type="float" office:value="286.199221186442" calcext:value-type="float">
            <text:p>286.199221186442</text:p>
          </table:table-cell>
          <table:table-cell table:number-columns-repeated="4"/>
        </table:table-row>
        <table:table-row table:style-name="ro1">
          <table:table-cell office:value-type="float" office:value="0.253238588571548" calcext:value-type="float">
            <text:p>0.253238588571548</text:p>
          </table:table-cell>
          <table:table-cell table:formula="of:=AVERAGE([.A131:.A180])" office:value-type="float" office:value="0.199059807658195" calcext:value-type="float">
            <text:p>0.199059807658195</text:p>
          </table:table-cell>
          <table:table-cell office:value-type="float" office:value="0" calcext:value-type="float">
            <text:p>0</text:p>
          </table:table-cell>
          <table:table-cell table:formula="of:=AVERAGE([.C131:.C180])" office:value-type="float" office:value="0.16" calcext:value-type="float">
            <text:p>0.16</text:p>
          </table:table-cell>
          <table:table-cell office:value-type="float" office:value="11.3057764065593" calcext:value-type="float">
            <text:p>11.3057764065593</text:p>
          </table:table-cell>
          <table:table-cell office:value-type="float" office:value="287.166720726607" calcext:value-type="float">
            <text:p>287.166720726607</text:p>
          </table:table-cell>
          <table:table-cell table:formula="of:=AVERAGE([.F131:.F180])" office:value-type="float" office:value="286.359080930054" calcext:value-type="float">
            <text:p>286.359080930054</text:p>
          </table:table-cell>
          <table:table-cell table:number-columns-repeated="4"/>
        </table:table-row>
        <table:table-row table:style-name="ro1">
          <table:table-cell office:value-type="float" office:value="-0.404121875762939" calcext:value-type="float">
            <text:p>-0.404121875762939</text:p>
          </table:table-cell>
          <table:table-cell table:formula="of:=AVERAGE([.A132:.A181])" office:value-type="float" office:value="0.150977370142937" calcext:value-type="float">
            <text:p>0.150977370142937</text:p>
          </table:table-cell>
          <table:table-cell office:value-type="float" office:value="0" calcext:value-type="float">
            <text:p>0</text:p>
          </table:table-cell>
          <table:table-cell table:formula="of:=AVERAGE([.C132:.C181])" office:value-type="float" office:value="0.14" calcext:value-type="float">
            <text:p>0.14</text:p>
          </table:table-cell>
          <table:table-cell office:value-type="float" office:value="11.3814555731744" calcext:value-type="float">
            <text:p>11.3814555731744</text:p>
          </table:table-cell>
          <table:table-cell office:value-type="float" office:value="289.088971558629" calcext:value-type="float">
            <text:p>289.088971558629</text:p>
          </table:table-cell>
          <table:table-cell table:formula="of:=AVERAGE([.F132:.F181])" office:value-type="float" office:value="286.548601153016" calcext:value-type="float">
            <text:p>286.548601153016</text:p>
          </table:table-cell>
          <table:table-cell table:number-columns-repeated="4"/>
        </table:table-row>
        <table:table-row table:style-name="ro1">
          <table:table-cell office:value-type="float" office:value="-0.778604984283447" calcext:value-type="float">
            <text:p>-0.778604984283447</text:p>
          </table:table-cell>
          <table:table-cell table:formula="of:=AVERAGE([.A133:.A182])" office:value-type="float" office:value="0.130618693828583" calcext:value-type="float">
            <text:p>0.130618693828583</text:p>
          </table:table-cell>
          <table:table-cell office:value-type="float" office:value="0" calcext:value-type="float">
            <text:p>0</text:p>
          </table:table-cell>
          <table:table-cell table:formula="of:=AVERAGE([.C133:.C182])" office:value-type="float" office:value="0.14" calcext:value-type="float">
            <text:p>0.14</text:p>
          </table:table-cell>
          <table:table-cell office:value-type="float" office:value="11.5143481897503" calcext:value-type="float">
            <text:p>11.5143481897503</text:p>
          </table:table-cell>
          <table:table-cell office:value-type="float" office:value="292.464444019658" calcext:value-type="float">
            <text:p>292.464444019658</text:p>
          </table:table-cell>
          <table:table-cell table:formula="of:=AVERAGE([.F133:.F182])" office:value-type="float" office:value="286.640707068232" calcext:value-type="float">
            <text:p>286.64070706823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4:.A183])" office:value-type="float" office:value="0.183024694919586" calcext:value-type="float">
            <text:p>0.183024694919586</text:p>
          </table:table-cell>
          <table:table-cell office:value-type="float" office:value="1" calcext:value-type="float">
            <text:p>1</text:p>
          </table:table-cell>
          <table:table-cell table:formula="of:=AVERAGE([.C134:.C183])" office:value-type="float" office:value="0.16" calcext:value-type="float">
            <text:p>0.16</text:p>
          </table:table-cell>
          <table:table-cell office:value-type="float" office:value="10.9972459374547" calcext:value-type="float">
            <text:p>10.9972459374547</text:p>
          </table:table-cell>
          <table:table-cell office:value-type="float" office:value="279.330046811349" calcext:value-type="float">
            <text:p>279.330046811349</text:p>
          </table:table-cell>
          <table:table-cell table:formula="of:=AVERAGE([.F134:.F183])" office:value-type="float" office:value="286.348846210973" calcext:value-type="float">
            <text:p>286.348846210973</text:p>
          </table:table-cell>
          <table:table-cell table:number-columns-repeated="4"/>
        </table:table-row>
        <table:table-row table:style-name="ro1">
          <table:table-cell office:value-type="float" office:value="-0.481602311134338" calcext:value-type="float">
            <text:p>-0.481602311134338</text:p>
          </table:table-cell>
          <table:table-cell table:formula="of:=AVERAGE([.A135:.A184])" office:value-type="float" office:value="0.19817754983902" calcext:value-type="float">
            <text:p>0.19817754983902</text:p>
          </table:table-cell>
          <table:table-cell office:value-type="float" office:value="0" calcext:value-type="float">
            <text:p>0</text:p>
          </table:table-cell>
          <table:table-cell table:formula="of:=AVERAGE([.C135:.C184])" office:value-type="float" office:value="0.16" calcext:value-type="float">
            <text:p>0.16</text:p>
          </table:table-cell>
          <table:table-cell office:value-type="float" office:value="11.3983584270388" calcext:value-type="float">
            <text:p>11.3983584270388</text:p>
          </table:table-cell>
          <table:table-cell office:value-type="float" office:value="289.518304046785" calcext:value-type="float">
            <text:p>289.518304046785</text:p>
          </table:table-cell>
          <table:table-cell table:formula="of:=AVERAGE([.F135:.F184])" office:value-type="float" office:value="286.314885254181" calcext:value-type="float">
            <text:p>286.314885254181</text:p>
          </table:table-cell>
          <table:table-cell table:number-columns-repeated="4"/>
        </table:table-row>
        <table:table-row table:style-name="ro1">
          <table:table-cell office:value-type="float" office:value="-0.697633147239685" calcext:value-type="float">
            <text:p>-0.697633147239685</text:p>
          </table:table-cell>
          <table:table-cell table:formula="of:=AVERAGE([.A136:.A185])" office:value-type="float" office:value="0.178027562499046" calcext:value-type="float">
            <text:p>0.178027562499046</text:p>
          </table:table-cell>
          <table:table-cell office:value-type="float" office:value="0" calcext:value-type="float">
            <text:p>0</text:p>
          </table:table-cell>
          <table:table-cell table:formula="of:=AVERAGE([.C136:.C185])" office:value-type="float" office:value="0.16" calcext:value-type="float">
            <text:p>0.16</text:p>
          </table:table-cell>
          <table:table-cell office:value-type="float" office:value="11.480535442099" calcext:value-type="float">
            <text:p>11.480535442099</text:p>
          </table:table-cell>
          <table:table-cell office:value-type="float" office:value="291.605600229314" calcext:value-type="float">
            <text:p>291.605600229314</text:p>
          </table:table-cell>
          <table:table-cell table:formula="of:=AVERAGE([.F136:.F185])" office:value-type="float" office:value="286.383921179178" calcext:value-type="float">
            <text:p>286.383921179178</text:p>
          </table:table-cell>
          <table:table-cell table:number-columns-repeated="4"/>
        </table:table-row>
        <table:table-row table:style-name="ro1">
          <table:table-cell office:value-type="float" office:value="-0.334964841604233" calcext:value-type="float">
            <text:p>-0.334964841604233</text:p>
          </table:table-cell>
          <table:table-cell table:formula="of:=AVERAGE([.A137:.A186])" office:value-type="float" office:value="0.177743582129478" calcext:value-type="float">
            <text:p>0.177743582129478</text:p>
          </table:table-cell>
          <table:table-cell office:value-type="float" office:value="0" calcext:value-type="float">
            <text:p>0</text:p>
          </table:table-cell>
          <table:table-cell table:formula="of:=AVERAGE([.C137:.C186])" office:value-type="float" office:value="0.16" calcext:value-type="float">
            <text:p>0.16</text:p>
          </table:table-cell>
          <table:table-cell office:value-type="float" office:value="11.2388373036981" calcext:value-type="float">
            <text:p>11.2388373036981</text:p>
          </table:table-cell>
          <table:table-cell office:value-type="float" office:value="285.466467513931" calcext:value-type="float">
            <text:p>285.466467513931</text:p>
          </table:table-cell>
          <table:table-cell table:formula="of:=AVERAGE([.F137:.F186])" office:value-type="float" office:value="286.373146441724" calcext:value-type="float">
            <text:p>286.373146441724</text:p>
          </table:table-cell>
          <table:table-cell table:number-columns-repeated="4"/>
        </table:table-row>
        <table:table-row table:style-name="ro1">
          <table:table-cell office:value-type="float" office:value="-1.81315159797668" calcext:value-type="float">
            <text:p>-1.81315159797668</text:p>
          </table:table-cell>
          <table:table-cell table:formula="of:=AVERAGE([.A138:.A187])" office:value-type="float" office:value="0.147901358008385" calcext:value-type="float">
            <text:p>0.147901358008385</text:p>
          </table:table-cell>
          <table:table-cell office:value-type="float" office:value="0" calcext:value-type="float">
            <text:p>0</text:p>
          </table:table-cell>
          <table:table-cell table:formula="of:=AVERAGE([.C138:.C187])" office:value-type="float" office:value="0.16" calcext:value-type="float">
            <text:p>0.16</text:p>
          </table:table-cell>
          <table:table-cell office:value-type="float" office:value="11.3281715732753" calcext:value-type="float">
            <text:p>11.3281715732753</text:p>
          </table:table-cell>
          <table:table-cell office:value-type="float" office:value="287.735557961193" calcext:value-type="float">
            <text:p>287.735557961193</text:p>
          </table:table-cell>
          <table:table-cell table:formula="of:=AVERAGE([.F138:.F187])" office:value-type="float" office:value="286.301978457431" calcext:value-type="float">
            <text:p>286.301978457431</text:p>
          </table:table-cell>
          <table:table-cell table:number-columns-repeated="4"/>
        </table:table-row>
        <table:table-row table:style-name="ro1">
          <table:table-cell office:value-type="float" office:value="0.844598770141602" calcext:value-type="float">
            <text:p>0.844598770141602</text:p>
          </table:table-cell>
          <table:table-cell table:formula="of:=AVERAGE([.A139:.A188])" office:value-type="float" office:value="0.174618274569511" calcext:value-type="float">
            <text:p>0.174618274569511</text:p>
          </table:table-cell>
          <table:table-cell office:value-type="float" office:value="0" calcext:value-type="float">
            <text:p>0</text:p>
          </table:table-cell>
          <table:table-cell table:formula="of:=AVERAGE([.C139:.C188])" office:value-type="float" office:value="0.16" calcext:value-type="float">
            <text:p>0.16</text:p>
          </table:table-cell>
          <table:table-cell office:value-type="float" office:value="11.3321948889703" calcext:value-type="float">
            <text:p>11.3321948889703</text:p>
          </table:table-cell>
          <table:table-cell office:value-type="float" office:value="287.837750179845" calcext:value-type="float">
            <text:p>287.837750179845</text:p>
          </table:table-cell>
          <table:table-cell table:formula="of:=AVERAGE([.F139:.F188])" office:value-type="float" office:value="286.180281204291" calcext:value-type="float">
            <text:p>286.180281204291</text:p>
          </table:table-cell>
          <table:table-cell table:number-columns-repeated="4"/>
        </table:table-row>
        <table:table-row table:style-name="ro1">
          <table:table-cell office:value-type="float" office:value="-0.601648092269897" calcext:value-type="float">
            <text:p>-0.601648092269897</text:p>
          </table:table-cell>
          <table:table-cell table:formula="of:=AVERAGE([.A140:.A189])" office:value-type="float" office:value="0.170369406938553" calcext:value-type="float">
            <text:p>0.170369406938553</text:p>
          </table:table-cell>
          <table:table-cell office:value-type="float" office:value="0" calcext:value-type="float">
            <text:p>0</text:p>
          </table:table-cell>
          <table:table-cell table:formula="of:=AVERAGE([.C140:.C189])" office:value-type="float" office:value="0.16" calcext:value-type="float">
            <text:p>0.16</text:p>
          </table:table-cell>
          <table:table-cell office:value-type="float" office:value="11.5245572506607" calcext:value-type="float">
            <text:p>11.5245572506607</text:p>
          </table:table-cell>
          <table:table-cell office:value-type="float" office:value="292.723754166781" calcext:value-type="float">
            <text:p>292.723754166781</text:p>
          </table:table-cell>
          <table:table-cell table:formula="of:=AVERAGE([.F140:.F189])" office:value-type="float" office:value="286.260619964181" calcext:value-type="float">
            <text:p>286.260619964181</text:p>
          </table:table-cell>
          <table:table-cell table:number-columns-repeated="4"/>
        </table:table-row>
        <table:table-row table:style-name="ro1">
          <table:table-cell office:value-type="float" office:value="0.684271216392517" calcext:value-type="float">
            <text:p>0.684271216392517</text:p>
          </table:table-cell>
          <table:table-cell table:formula="of:=AVERAGE([.A141:.A190])" office:value-type="float" office:value="0.144054831266403" calcext:value-type="float">
            <text:p>0.144054831266403</text:p>
          </table:table-cell>
          <table:table-cell office:value-type="float" office:value="0" calcext:value-type="float">
            <text:p>0</text:p>
          </table:table-cell>
          <table:table-cell table:formula="of:=AVERAGE([.C141:.C190])" office:value-type="float" office:value="0.14" calcext:value-type="float">
            <text:p>0.14</text:p>
          </table:table-cell>
          <table:table-cell office:value-type="float" office:value="11.3760735524416" calcext:value-type="float">
            <text:p>11.3760735524416</text:p>
          </table:table-cell>
          <table:table-cell office:value-type="float" office:value="288.952268232016" calcext:value-type="float">
            <text:p>288.952268232016</text:p>
          </table:table-cell>
          <table:table-cell table:formula="of:=AVERAGE([.F141:.F190])" office:value-type="float" office:value="286.451629111973" calcext:value-type="float">
            <text:p>286.451629111973</text:p>
          </table:table-cell>
          <table:table-cell table:number-columns-repeated="4"/>
        </table:table-row>
        <table:table-row table:style-name="ro1">
          <table:table-cell office:value-type="float" office:value="-0.19739630818367" calcext:value-type="float">
            <text:p>-0.19739630818367</text:p>
          </table:table-cell>
          <table:table-cell table:formula="of:=AVERAGE([.A142:.A191])" office:value-type="float" office:value="0.145876778364182" calcext:value-type="float">
            <text:p>0.145876778364182</text:p>
          </table:table-cell>
          <table:table-cell office:value-type="float" office:value="0" calcext:value-type="float">
            <text:p>0</text:p>
          </table:table-cell>
          <table:table-cell table:formula="of:=AVERAGE([.C142:.C191])" office:value-type="float" office:value="0.14" calcext:value-type="float">
            <text:p>0.14</text:p>
          </table:table-cell>
          <table:table-cell office:value-type="float" office:value="11.4083621568769" calcext:value-type="float">
            <text:p>11.4083621568769</text:p>
          </table:table-cell>
          <table:table-cell office:value-type="float" office:value="289.772398784674" calcext:value-type="float">
            <text:p>289.772398784674</text:p>
          </table:table-cell>
          <table:table-cell table:formula="of:=AVERAGE([.F142:.F191])" office:value-type="float" office:value="286.395290771309" calcext:value-type="float">
            <text:p>286.395290771309</text:p>
          </table:table-cell>
          <table:table-cell table:number-columns-repeated="4"/>
        </table:table-row>
        <table:table-row table:style-name="ro1">
          <table:table-cell office:value-type="float" office:value="-0.807573437690735" calcext:value-type="float">
            <text:p>-0.807573437690735</text:p>
          </table:table-cell>
          <table:table-cell table:formula="of:=AVERAGE([.A143:.A192])" office:value-type="float" office:value="0.12097640812397" calcext:value-type="float">
            <text:p>0.12097640812397</text:p>
          </table:table-cell>
          <table:table-cell office:value-type="float" office:value="0" calcext:value-type="float">
            <text:p>0</text:p>
          </table:table-cell>
          <table:table-cell table:formula="of:=AVERAGE([.C143:.C192])" office:value-type="float" office:value="0.14" calcext:value-type="float">
            <text:p>0.14</text:p>
          </table:table-cell>
          <table:table-cell office:value-type="float" office:value="11.5157902005374" calcext:value-type="float">
            <text:p>11.5157902005374</text:p>
          </table:table-cell>
          <table:table-cell office:value-type="float" office:value="292.501071093651" calcext:value-type="float">
            <text:p>292.501071093651</text:p>
          </table:table-cell>
          <table:table-cell table:formula="of:=AVERAGE([.F143:.F192])" office:value-type="float" office:value="286.547034742105" calcext:value-type="float">
            <text:p>286.547034742105</text:p>
          </table:table-cell>
          <table:table-cell table:number-columns-repeated="4"/>
        </table:table-row>
        <table:table-row table:style-name="ro1">
          <table:table-cell office:value-type="float" office:value="-0.207430630922317" calcext:value-type="float">
            <text:p>-0.207430630922317</text:p>
          </table:table-cell>
          <table:table-cell table:formula="of:=AVERAGE([.A144:.A193])" office:value-type="float" office:value="0.123946511149406" calcext:value-type="float">
            <text:p>0.123946511149406</text:p>
          </table:table-cell>
          <table:table-cell office:value-type="float" office:value="0" calcext:value-type="float">
            <text:p>0</text:p>
          </table:table-cell>
          <table:table-cell table:formula="of:=AVERAGE([.C144:.C193])" office:value-type="float" office:value="0.14" calcext:value-type="float">
            <text:p>0.14</text:p>
          </table:table-cell>
          <table:table-cell office:value-type="float" office:value="11.2435563983977" calcext:value-type="float">
            <text:p>11.2435563983977</text:p>
          </table:table-cell>
          <table:table-cell office:value-type="float" office:value="285.586332519301" calcext:value-type="float">
            <text:p>285.586332519301</text:p>
          </table:table-cell>
          <table:table-cell table:formula="of:=AVERAGE([.F144:.F193])" office:value-type="float" office:value="286.611025131198" calcext:value-type="float">
            <text:p>286.6110251311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5:.A194])" office:value-type="float" office:value="0.123946511149406" calcext:value-type="float">
            <text:p>0.123946511149406</text:p>
          </table:table-cell>
          <table:table-cell office:value-type="float" office:value="1" calcext:value-type="float">
            <text:p>1</text:p>
          </table:table-cell>
          <table:table-cell table:formula="of:=AVERAGE([.C145:.C194])" office:value-type="float" office:value="0.14" calcext:value-type="float">
            <text:p>0.14</text:p>
          </table:table-cell>
          <table:table-cell office:value-type="float" office:value="10.9979475830615" calcext:value-type="float">
            <text:p>10.9979475830615</text:p>
          </table:table-cell>
          <table:table-cell office:value-type="float" office:value="279.347868609761" calcext:value-type="float">
            <text:p>279.347868609761</text:p>
          </table:table-cell>
          <table:table-cell table:formula="of:=AVERAGE([.F145:.F194])" office:value-type="float" office:value="286.611333287378" calcext:value-type="float">
            <text:p>286.611333287378</text:p>
          </table:table-cell>
          <table:table-cell table:number-columns-repeated="4"/>
        </table:table-row>
        <table:table-row table:style-name="ro1">
          <table:table-cell office:value-type="float" office:value="0.467770904302597" calcext:value-type="float">
            <text:p>0.467770904302597</text:p>
          </table:table-cell>
          <table:table-cell table:formula="of:=AVERAGE([.A146:.A195])" office:value-type="float" office:value="0.161903363466263" calcext:value-type="float">
            <text:p>0.161903363466263</text:p>
          </table:table-cell>
          <table:table-cell office:value-type="float" office:value="0" calcext:value-type="float">
            <text:p>0</text:p>
          </table:table-cell>
          <table:table-cell table:formula="of:=AVERAGE([.C146:.C195])" office:value-type="float" office:value="0.14" calcext:value-type="float">
            <text:p>0.14</text:p>
          </table:table-cell>
          <table:table-cell office:value-type="float" office:value="11.3991668448031" calcext:value-type="float">
            <text:p>11.3991668448031</text:p>
          </table:table-cell>
          <table:table-cell office:value-type="float" office:value="289.538837857999" calcext:value-type="float">
            <text:p>289.538837857999</text:p>
          </table:table-cell>
          <table:table-cell table:formula="of:=AVERAGE([.F146:.F195])" office:value-type="float" office:value="286.57670177797" calcext:value-type="float">
            <text:p>286.57670177797</text:p>
          </table:table-cell>
          <table:table-cell table:number-columns-repeated="4"/>
        </table:table-row>
        <table:table-row table:style-name="ro1">
          <table:table-cell office:value-type="float" office:value="0.10048696398735" calcext:value-type="float">
            <text:p>0.10048696398735</text:p>
          </table:table-cell>
          <table:table-cell table:formula="of:=AVERAGE([.A147:.A196])" office:value-type="float" office:value="0.168244352340698" calcext:value-type="float">
            <text:p>0.168244352340698</text:p>
          </table:table-cell>
          <table:table-cell office:value-type="float" office:value="0" calcext:value-type="float">
            <text:p>0</text:p>
          </table:table-cell>
          <table:table-cell table:formula="of:=AVERAGE([.C147:.C196])" office:value-type="float" office:value="0.14" calcext:value-type="float">
            <text:p>0.14</text:p>
          </table:table-cell>
          <table:table-cell office:value-type="float" office:value="11.2468733752042" calcext:value-type="float">
            <text:p>11.2468733752042</text:p>
          </table:table-cell>
          <table:table-cell office:value-type="float" office:value="285.670583730187" calcext:value-type="float">
            <text:p>285.670583730187</text:p>
          </table:table-cell>
          <table:table-cell table:formula="of:=AVERAGE([.F147:.F196])" office:value-type="float" office:value="286.651265440709" calcext:value-type="float">
            <text:p>286.651265440709</text:p>
          </table:table-cell>
          <table:table-cell table:number-columns-repeated="4"/>
        </table:table-row>
        <table:table-row table:style-name="ro1">
          <table:table-cell office:value-type="float" office:value="-0.300666779279709" calcext:value-type="float">
            <text:p>-0.300666779279709</text:p>
          </table:table-cell>
          <table:table-cell table:formula="of:=AVERAGE([.A148:.A197])" office:value-type="float" office:value="0.122231016755104" calcext:value-type="float">
            <text:p>0.122231016755104</text:p>
          </table:table-cell>
          <table:table-cell office:value-type="float" office:value="0" calcext:value-type="float">
            <text:p>0</text:p>
          </table:table-cell>
          <table:table-cell table:formula="of:=AVERAGE([.C148:.C197])" office:value-type="float" office:value="0.12" calcext:value-type="float">
            <text:p>0.12</text:p>
          </table:table-cell>
          <table:table-cell office:value-type="float" office:value="11.1800598176271" calcext:value-type="float">
            <text:p>11.1800598176271</text:p>
          </table:table-cell>
          <table:table-cell office:value-type="float" office:value="283.973519367728" calcext:value-type="float">
            <text:p>283.973519367728</text:p>
          </table:table-cell>
          <table:table-cell table:formula="of:=AVERAGE([.F148:.F197])" office:value-type="float" office:value="286.739718185273" calcext:value-type="float">
            <text:p>286.739718185273</text:p>
          </table:table-cell>
          <table:table-cell table:number-columns-repeated="4"/>
        </table:table-row>
        <table:table-row table:style-name="ro1">
          <table:table-cell office:value-type="float" office:value="0.00947979092597961" calcext:value-type="float">
            <text:p>0.00947979092598</text:p>
          </table:table-cell>
          <table:table-cell table:formula="of:=AVERAGE([.A149:.A198])" office:value-type="float" office:value="0.121247693896294" calcext:value-type="float">
            <text:p>0.121247693896294</text:p>
          </table:table-cell>
          <table:table-cell office:value-type="float" office:value="0" calcext:value-type="float">
            <text:p>0</text:p>
          </table:table-cell>
          <table:table-cell table:formula="of:=AVERAGE([.C149:.C198])" office:value-type="float" office:value="0.12" calcext:value-type="float">
            <text:p>0.12</text:p>
          </table:table-cell>
          <table:table-cell office:value-type="float" office:value="11.373012359485" calcext:value-type="float">
            <text:p>11.373012359485</text:p>
          </table:table-cell>
          <table:table-cell office:value-type="float" office:value="288.87451393092" calcext:value-type="float">
            <text:p>288.87451393092</text:p>
          </table:table-cell>
          <table:table-cell table:formula="of:=AVERAGE([.F149:.F198])" office:value-type="float" office:value="286.86440699715" calcext:value-type="float">
            <text:p>286.86440699715</text:p>
          </table:table-cell>
          <table:table-cell table:number-columns-repeated="4"/>
        </table:table-row>
        <table:table-row table:style-name="ro1">
          <table:table-cell office:value-type="float" office:value="-0.759022235870361" calcext:value-type="float">
            <text:p>-0.759022235870361</text:p>
          </table:table-cell>
          <table:table-cell table:formula="of:=AVERAGE([.A150:.A199])" office:value-type="float" office:value="0.123754093050957" calcext:value-type="float">
            <text:p>0.123754093050957</text:p>
          </table:table-cell>
          <table:table-cell office:value-type="float" office:value="0" calcext:value-type="float">
            <text:p>0</text:p>
          </table:table-cell>
          <table:table-cell table:formula="of:=AVERAGE([.C150:.C199])" office:value-type="float" office:value="0.12" calcext:value-type="float">
            <text:p>0.12</text:p>
          </table:table-cell>
          <table:table-cell office:value-type="float" office:value="11.2942731732339" calcext:value-type="float">
            <text:p>11.2942731732339</text:p>
          </table:table-cell>
          <table:table-cell office:value-type="float" office:value="286.87453860014" calcext:value-type="float">
            <text:p>286.87453860014</text:p>
          </table:table-cell>
          <table:table-cell table:formula="of:=AVERAGE([.F150:.F199])" office:value-type="float" office:value="286.915104947234" calcext:value-type="float">
            <text:p>286.915104947234</text:p>
          </table:table-cell>
          <table:table-cell table:number-columns-repeated="4"/>
        </table:table-row>
        <table:table-row table:style-name="ro1">
          <table:table-cell office:value-type="float" office:value="-0.278520375490189" calcext:value-type="float">
            <text:p>-0.278520375490189</text:p>
          </table:table-cell>
          <table:table-cell table:formula="of:=AVERAGE([.A151:.A200])" office:value-type="float" office:value="0.125641995668411" calcext:value-type="float">
            <text:p>0.125641995668411</text:p>
          </table:table-cell>
          <table:table-cell office:value-type="float" office:value="0" calcext:value-type="float">
            <text:p>0</text:p>
          </table:table-cell>
          <table:table-cell table:formula="of:=AVERAGE([.C151:.C200])" office:value-type="float" office:value="0.12" calcext:value-type="float">
            <text:p>0.12</text:p>
          </table:table-cell>
          <table:table-cell office:value-type="float" office:value="11.2543814525247" calcext:value-type="float">
            <text:p>11.2543814525247</text:p>
          </table:table-cell>
          <table:table-cell office:value-type="float" office:value="285.861288894126" calcext:value-type="float">
            <text:p>285.861288894126</text:p>
          </table:table-cell>
          <table:table-cell table:formula="of:=AVERAGE([.F151:.F200])" office:value-type="float" office:value="287.030311251053" calcext:value-type="float">
            <text:p>287.030311251053</text:p>
          </table:table-cell>
          <table:table-cell table:number-columns-repeated="4"/>
        </table:table-row>
        <table:table-row table:style-name="ro1">
          <table:table-cell office:value-type="float" office:value="-1.18231844902039" calcext:value-type="float">
            <text:p>-1.18231844902039</text:p>
          </table:table-cell>
          <table:table-cell table:formula="of:=AVERAGE([.A152:.A201])" office:value-type="float" office:value="0.0954379278421402" calcext:value-type="float">
            <text:p>0.09543792784214</text:p>
          </table:table-cell>
          <table:table-cell office:value-type="float" office:value="0" calcext:value-type="float">
            <text:p>0</text:p>
          </table:table-cell>
          <table:table-cell table:formula="of:=AVERAGE([.C152:.C201])" office:value-type="float" office:value="0.12" calcext:value-type="float">
            <text:p>0.12</text:p>
          </table:table-cell>
          <table:table-cell office:value-type="float" office:value="11.4312606780499" calcext:value-type="float">
            <text:p>11.4312606780499</text:p>
          </table:table-cell>
          <table:table-cell office:value-type="float" office:value="290.354021222468" calcext:value-type="float">
            <text:p>290.354021222468</text:p>
          </table:table-cell>
          <table:table-cell table:formula="of:=AVERAGE([.F152:.F201])" office:value-type="float" office:value="287.238034742358" calcext:value-type="float">
            <text:p>287.238034742358</text:p>
          </table:table-cell>
          <table:table-cell table:number-columns-repeated="4"/>
        </table:table-row>
        <table:table-row table:style-name="ro1">
          <table:table-cell office:value-type="float" office:value="-0.242470532655716" calcext:value-type="float">
            <text:p>-0.242470532655716</text:p>
          </table:table-cell>
          <table:table-cell table:formula="of:=AVERAGE([.A153:.A202])" office:value-type="float" office:value="0.0958433526754379" calcext:value-type="float">
            <text:p>0.095843352675438</text:p>
          </table:table-cell>
          <table:table-cell office:value-type="float" office:value="0" calcext:value-type="float">
            <text:p>0</text:p>
          </table:table-cell>
          <table:table-cell table:formula="of:=AVERAGE([.C153:.C202])" office:value-type="float" office:value="0.12" calcext:value-type="float">
            <text:p>0.12</text:p>
          </table:table-cell>
          <table:table-cell office:value-type="float" office:value="11.414276865077" calcext:value-type="float">
            <text:p>11.414276865077</text:p>
          </table:table-cell>
          <table:table-cell office:value-type="float" office:value="289.922632372956" calcext:value-type="float">
            <text:p>289.922632372956</text:p>
          </table:table-cell>
          <table:table-cell table:formula="of:=AVERAGE([.F153:.F202])" office:value-type="float" office:value="287.199530717088" calcext:value-type="float">
            <text:p>287.199530717088</text:p>
          </table:table-cell>
          <table:table-cell table:number-columns-repeated="4"/>
        </table:table-row>
        <table:table-row table:style-name="ro1">
          <table:table-cell office:value-type="float" office:value="-0.326121538877487" calcext:value-type="float">
            <text:p>-0.326121538877487</text:p>
          </table:table-cell>
          <table:table-cell table:formula="of:=AVERAGE([.A154:.A203])" office:value-type="float" office:value="0.0706359171867371" calcext:value-type="float">
            <text:p>0.070635917186737</text:p>
          </table:table-cell>
          <table:table-cell office:value-type="float" office:value="0" calcext:value-type="float">
            <text:p>0</text:p>
          </table:table-cell>
          <table:table-cell table:formula="of:=AVERAGE([.C154:.C203])" office:value-type="float" office:value="0.12" calcext:value-type="float">
            <text:p>0.12</text:p>
          </table:table-cell>
          <table:table-cell office:value-type="float" office:value="11.1973921067625" calcext:value-type="float">
            <text:p>11.1973921067625</text:p>
          </table:table-cell>
          <table:table-cell office:value-type="float" office:value="284.413759511768" calcext:value-type="float">
            <text:p>284.413759511768</text:p>
          </table:table-cell>
          <table:table-cell table:formula="of:=AVERAGE([.F154:.F203])" office:value-type="float" office:value="287.162351107739" calcext:value-type="float">
            <text:p>287.162351107739</text:p>
          </table:table-cell>
          <table:table-cell table:number-columns-repeated="4"/>
        </table:table-row>
        <table:table-row table:style-name="ro1">
          <table:table-cell office:value-type="float" office:value="0.236639231443405" calcext:value-type="float">
            <text:p>0.236639231443405</text:p>
          </table:table-cell>
          <table:table-cell table:formula="of:=AVERAGE([.A155:.A204])" office:value-type="float" office:value="0.0892816919088364" calcext:value-type="float">
            <text:p>0.089281691908836</text:p>
          </table:table-cell>
          <table:table-cell office:value-type="float" office:value="0" calcext:value-type="float">
            <text:p>0</text:p>
          </table:table-cell>
          <table:table-cell table:formula="of:=AVERAGE([.C155:.C204])" office:value-type="float" office:value="0.12" calcext:value-type="float">
            <text:p>0.12</text:p>
          </table:table-cell>
          <table:table-cell office:value-type="float" office:value="11.0659004347593" calcext:value-type="float">
            <text:p>11.0659004347593</text:p>
          </table:table-cell>
          <table:table-cell office:value-type="float" office:value="281.073871042885" calcext:value-type="float">
            <text:p>281.073871042885</text:p>
          </table:table-cell>
          <table:table-cell table:formula="of:=AVERAGE([.F155:.F204])" office:value-type="float" office:value="286.992083195436" calcext:value-type="float">
            <text:p>286.992083195436</text:p>
          </table:table-cell>
          <table:table-cell table:number-columns-repeated="4"/>
        </table:table-row>
        <table:table-row table:style-name="ro1">
          <table:table-cell office:value-type="float" office:value="-1.31257057189941" calcext:value-type="float">
            <text:p>-1.31257057189941</text:p>
          </table:table-cell>
          <table:table-cell table:formula="of:=AVERAGE([.A156:.A205])" office:value-type="float" office:value="0.0568871867656708" calcext:value-type="float">
            <text:p>0.056887186765671</text:p>
          </table:table-cell>
          <table:table-cell office:value-type="float" office:value="0" calcext:value-type="float">
            <text:p>0</text:p>
          </table:table-cell>
          <table:table-cell table:formula="of:=AVERAGE([.C156:.C205])" office:value-type="float" office:value="0.12" calcext:value-type="float">
            <text:p>0.12</text:p>
          </table:table-cell>
          <table:table-cell office:value-type="float" office:value="11.390021985507" calcext:value-type="float">
            <text:p>11.390021985507</text:p>
          </table:table-cell>
          <table:table-cell office:value-type="float" office:value="289.306558431878" calcext:value-type="float">
            <text:p>289.306558431878</text:p>
          </table:table-cell>
          <table:table-cell table:formula="of:=AVERAGE([.F156:.F205])" office:value-type="float" office:value="287.122428491157" calcext:value-type="float">
            <text:p>287.122428491157</text:p>
          </table:table-cell>
          <table:table-cell table:number-columns-repeated="4"/>
        </table:table-row>
        <table:table-row table:style-name="ro1">
          <table:table-cell office:value-type="float" office:value="-0.98244059085846" calcext:value-type="float">
            <text:p>-0.98244059085846</text:p>
          </table:table-cell>
          <table:table-cell table:formula="of:=AVERAGE([.A157:.A206])" office:value-type="float" office:value="0.0493167984485626" calcext:value-type="float">
            <text:p>0.049316798448563</text:p>
          </table:table-cell>
          <table:table-cell office:value-type="float" office:value="0" calcext:value-type="float">
            <text:p>0</text:p>
          </table:table-cell>
          <table:table-cell table:formula="of:=AVERAGE([.C157:.C206])" office:value-type="float" office:value="0.12" calcext:value-type="float">
            <text:p>0.12</text:p>
          </table:table-cell>
          <table:table-cell office:value-type="float" office:value="11.1031779975891" calcext:value-type="float">
            <text:p>11.1031779975891</text:p>
          </table:table-cell>
          <table:table-cell office:value-type="float" office:value="282.020721138763" calcext:value-type="float">
            <text:p>282.020721138763</text:p>
          </table:table-cell>
          <table:table-cell table:formula="of:=AVERAGE([.F157:.F206])" office:value-type="float" office:value="286.934760185509" calcext:value-type="float">
            <text:p>286.934760185509</text:p>
          </table:table-cell>
          <table:table-cell table:number-columns-repeated="4"/>
        </table:table-row>
        <table:table-row table:style-name="ro1">
          <table:table-cell office:value-type="float" office:value="-0.22176319360733" calcext:value-type="float">
            <text:p>-0.22176319360733</text:p>
          </table:table-cell>
          <table:table-cell table:formula="of:=AVERAGE([.A158:.A207])" office:value-type="float" office:value="0.0385615319013596" calcext:value-type="float">
            <text:p>0.03856153190136</text:p>
          </table:table-cell>
          <table:table-cell office:value-type="float" office:value="0" calcext:value-type="float">
            <text:p>0</text:p>
          </table:table-cell>
          <table:table-cell table:formula="of:=AVERAGE([.C158:.C207])" office:value-type="float" office:value="0.12" calcext:value-type="float">
            <text:p>0.12</text:p>
          </table:table-cell>
          <table:table-cell office:value-type="float" office:value="11.3628338049054" calcext:value-type="float">
            <text:p>11.3628338049054</text:p>
          </table:table-cell>
          <table:table-cell office:value-type="float" office:value="288.615978644597" calcext:value-type="float">
            <text:p>288.615978644597</text:p>
          </table:table-cell>
          <table:table-cell table:formula="of:=AVERAGE([.F158:.F207])" office:value-type="float" office:value="286.965331424322" calcext:value-type="float">
            <text:p>286.965331424322</text:p>
          </table:table-cell>
          <table:table-cell table:number-columns-repeated="4"/>
        </table:table-row>
        <table:table-row table:style-name="ro1">
          <table:table-cell office:value-type="float" office:value="0.0636328756809235" calcext:value-type="float">
            <text:p>0.063632875680924</text:p>
          </table:table-cell>
          <table:table-cell table:formula="of:=AVERAGE([.A159:.A208])" office:value-type="float" office:value="0.0487533688545227" calcext:value-type="float">
            <text:p>0.048753368854523</text:p>
          </table:table-cell>
          <table:table-cell office:value-type="float" office:value="0" calcext:value-type="float">
            <text:p>0</text:p>
          </table:table-cell>
          <table:table-cell table:formula="of:=AVERAGE([.C159:.C208])" office:value-type="float" office:value="0.12" calcext:value-type="float">
            <text:p>0.12</text:p>
          </table:table-cell>
          <table:table-cell office:value-type="float" office:value="11.357353225258" calcext:value-type="float">
            <text:p>11.357353225258</text:p>
          </table:table-cell>
          <table:table-cell office:value-type="float" office:value="288.476771921553" calcext:value-type="float">
            <text:p>288.476771921553</text:p>
          </table:table-cell>
          <table:table-cell table:formula="of:=AVERAGE([.F159:.F208])" office:value-type="float" office:value="286.858415535022" calcext:value-type="float">
            <text:p>286.858415535022</text:p>
          </table:table-cell>
          <table:table-cell table:number-columns-repeated="4"/>
        </table:table-row>
        <table:table-row table:style-name="ro1">
          <table:table-cell office:value-type="float" office:value="0.661742687225342" calcext:value-type="float">
            <text:p>0.661742687225342</text:p>
          </table:table-cell>
          <table:table-cell table:formula="of:=AVERAGE([.A160:.A209])" office:value-type="float" office:value="0.0604283428192139" calcext:value-type="float">
            <text:p>0.060428342819214</text:p>
          </table:table-cell>
          <table:table-cell office:value-type="float" office:value="0" calcext:value-type="float">
            <text:p>0</text:p>
          </table:table-cell>
          <table:table-cell table:formula="of:=AVERAGE([.C160:.C209])" office:value-type="float" office:value="0.12" calcext:value-type="float">
            <text:p>0.12</text:p>
          </table:table-cell>
          <table:table-cell office:value-type="float" office:value="11.4228995967895" calcext:value-type="float">
            <text:p>11.4228995967895</text:p>
          </table:table-cell>
          <table:table-cell office:value-type="float" office:value="290.141649758453" calcext:value-type="float">
            <text:p>290.141649758453</text:p>
          </table:table-cell>
          <table:table-cell table:formula="of:=AVERAGE([.F160:.F209])" office:value-type="float" office:value="286.90979357447" calcext:value-type="float">
            <text:p>286.90979357447</text:p>
          </table:table-cell>
          <table:table-cell table:number-columns-repeated="4"/>
        </table:table-row>
        <table:table-row table:style-name="ro1">
          <table:table-cell office:value-type="float" office:value="-0.211715549230576" calcext:value-type="float">
            <text:p>-0.211715549230576</text:p>
          </table:table-cell>
          <table:table-cell table:formula="of:=AVERAGE([.A161:.A210])" office:value-type="float" office:value="0.0431141167879105" calcext:value-type="float">
            <text:p>0.043114116787911</text:p>
          </table:table-cell>
          <table:table-cell office:value-type="float" office:value="0" calcext:value-type="float">
            <text:p>0</text:p>
          </table:table-cell>
          <table:table-cell table:formula="of:=AVERAGE([.C161:.C210])" office:value-type="float" office:value="0.12" calcext:value-type="float">
            <text:p>0.12</text:p>
          </table:table-cell>
          <table:table-cell office:value-type="float" office:value="11.3553585805565" calcext:value-type="float">
            <text:p>11.3553585805565</text:p>
          </table:table-cell>
          <table:table-cell office:value-type="float" office:value="288.426107946135" calcext:value-type="float">
            <text:p>288.426107946135</text:p>
          </table:table-cell>
          <table:table-cell table:formula="of:=AVERAGE([.F161:.F210])" office:value-type="float" office:value="286.880336347068" calcext:value-type="float">
            <text:p>286.880336347068</text:p>
          </table:table-cell>
          <table:table-cell table:number-columns-repeated="4"/>
        </table:table-row>
        <table:table-row table:style-name="ro1">
          <table:table-cell office:value-type="float" office:value="0.136905074119568" calcext:value-type="float">
            <text:p>0.136905074119568</text:p>
          </table:table-cell>
          <table:table-cell table:formula="of:=AVERAGE([.A162:.A211])" office:value-type="float" office:value="0.00585221827030182" calcext:value-type="float">
            <text:p>0.005852218270302</text:p>
          </table:table-cell>
          <table:table-cell office:value-type="float" office:value="0" calcext:value-type="float">
            <text:p>0</text:p>
          </table:table-cell>
          <table:table-cell table:formula="of:=AVERAGE([.C162:.C211])" office:value-type="float" office:value="0.1" calcext:value-type="float">
            <text:p>0.1</text:p>
          </table:table-cell>
          <table:table-cell office:value-type="float" office:value="11.2942837331176" calcext:value-type="float">
            <text:p>11.2942837331176</text:p>
          </table:table-cell>
          <table:table-cell office:value-type="float" office:value="286.874806821187" calcext:value-type="float">
            <text:p>286.874806821187</text:p>
          </table:table-cell>
          <table:table-cell table:formula="of:=AVERAGE([.F162:.F211])" office:value-type="float" office:value="287.021024842382" calcext:value-type="float">
            <text:p>287.0210248423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3:.A212])" office:value-type="float" office:value="0.0466529285907745" calcext:value-type="float">
            <text:p>0.046652928590775</text:p>
          </table:table-cell>
          <table:table-cell office:value-type="float" office:value="1" calcext:value-type="float">
            <text:p>1</text:p>
          </table:table-cell>
          <table:table-cell table:formula="of:=AVERAGE([.C163:.C212])" office:value-type="float" office:value="0.12" calcext:value-type="float">
            <text:p>0.12</text:p>
          </table:table-cell>
          <table:table-cell office:value-type="float" office:value="11.0001968382925" calcext:value-type="float">
            <text:p>11.0001968382925</text:p>
          </table:table-cell>
          <table:table-cell office:value-type="float" office:value="279.404999692629" calcext:value-type="float">
            <text:p>279.404999692629</text:p>
          </table:table-cell>
          <table:table-cell table:formula="of:=AVERAGE([.F163:.F212])" office:value-type="float" office:value="286.834738769192" calcext:value-type="float">
            <text:p>286.8347387691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4:.A213])" office:value-type="float" office:value="0.0849913328886032" calcext:value-type="float">
            <text:p>0.084991332888603</text:p>
          </table:table-cell>
          <table:table-cell office:value-type="float" office:value="1" calcext:value-type="float">
            <text:p>1</text:p>
          </table:table-cell>
          <table:table-cell table:formula="of:=AVERAGE([.C164:.C213])" office:value-type="float" office:value="0.14" calcext:value-type="float">
            <text:p>0.14</text:p>
          </table:table-cell>
          <table:table-cell office:value-type="float" office:value="10.9955023833215" calcext:value-type="float">
            <text:p>10.9955023833215</text:p>
          </table:table-cell>
          <table:table-cell office:value-type="float" office:value="279.285760536367" calcext:value-type="float">
            <text:p>279.285760536367</text:p>
          </table:table-cell>
          <table:table-cell table:formula="of:=AVERAGE([.F164:.F213])" office:value-type="float" office:value="286.671913692902" calcext:value-type="float">
            <text:p>286.671913692902</text:p>
          </table:table-cell>
          <table:table-cell table:number-columns-repeated="4"/>
        </table:table-row>
        <table:table-row table:style-name="ro1">
          <table:table-cell office:value-type="float" office:value="0.207888454198837" calcext:value-type="float">
            <text:p>0.207888454198837</text:p>
          </table:table-cell>
          <table:table-cell table:formula="of:=AVERAGE([.A165:.A214])" office:value-type="float" office:value="0.0968205761909485" calcext:value-type="float">
            <text:p>0.096820576190949</text:p>
          </table:table-cell>
          <table:table-cell office:value-type="float" office:value="0" calcext:value-type="float">
            <text:p>0</text:p>
          </table:table-cell>
          <table:table-cell table:formula="of:=AVERAGE([.C165:.C214])" office:value-type="float" office:value="0.14" calcext:value-type="float">
            <text:p>0.14</text:p>
          </table:table-cell>
          <table:table-cell office:value-type="float" office:value="11.3551086633086" calcext:value-type="float">
            <text:p>11.3551086633086</text:p>
          </table:table-cell>
          <table:table-cell office:value-type="float" office:value="288.419760048039" calcext:value-type="float">
            <text:p>288.419760048039</text:p>
          </table:table-cell>
          <table:table-cell table:formula="of:=AVERAGE([.F165:.F214])" office:value-type="float" office:value="286.563782464238" calcext:value-type="float">
            <text:p>286.563782464238</text:p>
          </table:table-cell>
          <table:table-cell table:number-columns-repeated="4"/>
        </table:table-row>
        <table:table-row table:style-name="ro1">
          <table:table-cell office:value-type="float" office:value="0.132776290178299" calcext:value-type="float">
            <text:p>0.132776290178299</text:p>
          </table:table-cell>
          <table:table-cell table:formula="of:=AVERAGE([.A166:.A215])" office:value-type="float" office:value="0.115042966008186" calcext:value-type="float">
            <text:p>0.115042966008186</text:p>
          </table:table-cell>
          <table:table-cell office:value-type="float" office:value="0" calcext:value-type="float">
            <text:p>0</text:p>
          </table:table-cell>
          <table:table-cell table:formula="of:=AVERAGE([.C166:.C215])" office:value-type="float" office:value="0.14" calcext:value-type="float">
            <text:p>0.14</text:p>
          </table:table-cell>
          <table:table-cell office:value-type="float" office:value="11.4078998686343" calcext:value-type="float">
            <text:p>11.4078998686343</text:p>
          </table:table-cell>
          <table:table-cell office:value-type="float" office:value="289.760656663312" calcext:value-type="float">
            <text:p>289.760656663312</text:p>
          </table:table-cell>
          <table:table-cell table:formula="of:=AVERAGE([.F166:.F215])" office:value-type="float" office:value="286.694399557286" calcext:value-type="float">
            <text:p>286.694399557286</text:p>
          </table:table-cell>
          <table:table-cell table:number-columns-repeated="4"/>
        </table:table-row>
        <table:table-row table:style-name="ro1">
          <table:table-cell office:value-type="float" office:value="-0.394347101449966" calcext:value-type="float">
            <text:p>-0.394347101449966</text:p>
          </table:table-cell>
          <table:table-cell table:formula="of:=AVERAGE([.A167:.A216])" office:value-type="float" office:value="0.103691267371178" calcext:value-type="float">
            <text:p>0.103691267371178</text:p>
          </table:table-cell>
          <table:table-cell office:value-type="float" office:value="0" calcext:value-type="float">
            <text:p>0</text:p>
          </table:table-cell>
          <table:table-cell table:formula="of:=AVERAGE([.C167:.C216])" office:value-type="float" office:value="0.14" calcext:value-type="float">
            <text:p>0.14</text:p>
          </table:table-cell>
          <table:table-cell office:value-type="float" office:value="11.5190625911683" calcext:value-type="float">
            <text:p>11.5190625911683</text:p>
          </table:table-cell>
          <table:table-cell office:value-type="float" office:value="292.584189815674" calcext:value-type="float">
            <text:p>292.584189815674</text:p>
          </table:table-cell>
          <table:table-cell table:formula="of:=AVERAGE([.F167:.F216])" office:value-type="float" office:value="286.944868542675" calcext:value-type="float">
            <text:p>286.9448685426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8:.A217])" office:value-type="float" office:value="0.14229544043541" calcext:value-type="float">
            <text:p>0.14229544043541</text:p>
          </table:table-cell>
          <table:table-cell office:value-type="float" office:value="1" calcext:value-type="float">
            <text:p>1</text:p>
          </table:table-cell>
          <table:table-cell table:formula="of:=AVERAGE([.C168:.C217])" office:value-type="float" office:value="0.16" calcext:value-type="float">
            <text:p>0.16</text:p>
          </table:table-cell>
          <table:table-cell office:value-type="float" office:value="10.9938738145888" calcext:value-type="float">
            <text:p>10.9938738145888</text:p>
          </table:table-cell>
          <table:table-cell office:value-type="float" office:value="279.244394890555" calcext:value-type="float">
            <text:p>279.244394890555</text:p>
          </table:table-cell>
          <table:table-cell table:formula="of:=AVERAGE([.F168:.F217])" office:value-type="float" office:value="286.747379174403" calcext:value-type="float">
            <text:p>286.747379174403</text:p>
          </table:table-cell>
          <table:table-cell table:number-columns-repeated="4"/>
        </table:table-row>
        <table:table-row table:style-name="ro1">
          <table:table-cell office:value-type="float" office:value="0.293650716543198" calcext:value-type="float">
            <text:p>0.293650716543198</text:p>
          </table:table-cell>
          <table:table-cell table:formula="of:=AVERAGE([.A169:.A218])" office:value-type="float" office:value="0.138193410634995" calcext:value-type="float">
            <text:p>0.138193410634995</text:p>
          </table:table-cell>
          <table:table-cell office:value-type="float" office:value="0" calcext:value-type="float">
            <text:p>0</text:p>
          </table:table-cell>
          <table:table-cell table:formula="of:=AVERAGE([.C169:.C218])" office:value-type="float" office:value="0.16" calcext:value-type="float">
            <text:p>0.16</text:p>
          </table:table-cell>
          <table:table-cell office:value-type="float" office:value="11.0726787067831" calcext:value-type="float">
            <text:p>11.0726787067831</text:p>
          </table:table-cell>
          <table:table-cell office:value-type="float" office:value="281.24603915229" calcext:value-type="float">
            <text:p>281.24603915229</text:p>
          </table:table-cell>
          <table:table-cell table:formula="of:=AVERAGE([.F169:.F218])" office:value-type="float" office:value="286.599247843077" calcext:value-type="float">
            <text:p>286.599247843077</text:p>
          </table:table-cell>
          <table:table-cell table:number-columns-repeated="4"/>
        </table:table-row>
        <table:table-row table:style-name="ro1">
          <table:table-cell office:value-type="float" office:value="-0.000669211149215698" calcext:value-type="float">
            <text:p>-0.000669211149216</text:p>
          </table:table-cell>
          <table:table-cell table:formula="of:=AVERAGE([.A170:.A219])" office:value-type="float" office:value="0.151281539797783" calcext:value-type="float">
            <text:p>0.151281539797783</text:p>
          </table:table-cell>
          <table:table-cell office:value-type="float" office:value="0" calcext:value-type="float">
            <text:p>0</text:p>
          </table:table-cell>
          <table:table-cell table:formula="of:=AVERAGE([.C170:.C219])" office:value-type="float" office:value="0.16" calcext:value-type="float">
            <text:p>0.16</text:p>
          </table:table-cell>
          <table:table-cell office:value-type="float" office:value="11.3866099697471" calcext:value-type="float">
            <text:p>11.3866099697471</text:p>
          </table:table-cell>
          <table:table-cell office:value-type="float" office:value="289.219893231575" calcext:value-type="float">
            <text:p>289.219893231575</text:p>
          </table:table-cell>
          <table:table-cell table:formula="of:=AVERAGE([.F170:.F219])" office:value-type="float" office:value="286.548307301958" calcext:value-type="float">
            <text:p>286.548307301958</text:p>
          </table:table-cell>
          <table:table-cell table:number-columns-repeated="4"/>
        </table:table-row>
        <table:table-row table:style-name="ro1">
          <table:table-cell office:value-type="float" office:value="0.780404806137085" calcext:value-type="float">
            <text:p>0.780404806137085</text:p>
          </table:table-cell>
          <table:table-cell table:formula="of:=AVERAGE([.A171:.A220])" office:value-type="float" office:value="0.126889635920525" calcext:value-type="float">
            <text:p>0.126889635920525</text:p>
          </table:table-cell>
          <table:table-cell office:value-type="float" office:value="0" calcext:value-type="float">
            <text:p>0</text:p>
          </table:table-cell>
          <table:table-cell table:formula="of:=AVERAGE([.C171:.C220])" office:value-type="float" office:value="0.14" calcext:value-type="float">
            <text:p>0.14</text:p>
          </table:table-cell>
          <table:table-cell office:value-type="float" office:value="11.3701682308048" calcext:value-type="float">
            <text:p>11.3701682308048</text:p>
          </table:table-cell>
          <table:table-cell office:value-type="float" office:value="288.802273062442" calcext:value-type="float">
            <text:p>288.802273062442</text:p>
          </table:table-cell>
          <table:table-cell table:formula="of:=AVERAGE([.F171:.F220])" office:value-type="float" office:value="286.735277040793" calcext:value-type="float">
            <text:p>286.73527704079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2:.A221])" office:value-type="float" office:value="0.174647929668427" calcext:value-type="float">
            <text:p>0.174647929668427</text:p>
          </table:table-cell>
          <table:table-cell office:value-type="float" office:value="1" calcext:value-type="float">
            <text:p>1</text:p>
          </table:table-cell>
          <table:table-cell table:formula="of:=AVERAGE([.C172:.C221])" office:value-type="float" office:value="0.16" calcext:value-type="float">
            <text:p>0.16</text:p>
          </table:table-cell>
          <table:table-cell office:value-type="float" office:value="10.9925068963081" calcext:value-type="float">
            <text:p>10.9925068963081</text:p>
          </table:table-cell>
          <table:table-cell office:value-type="float" office:value="279.209675166225" calcext:value-type="float">
            <text:p>279.209675166225</text:p>
          </table:table-cell>
          <table:table-cell table:formula="of:=AVERAGE([.F172:.F221])" office:value-type="float" office:value="286.594382313297" calcext:value-type="float">
            <text:p>286.594382313297</text:p>
          </table:table-cell>
          <table:table-cell table:number-columns-repeated="4"/>
        </table:table-row>
        <table:table-row table:style-name="ro1">
          <table:table-cell office:value-type="float" office:value="-0.299532651901245" calcext:value-type="float">
            <text:p>-0.299532651901245</text:p>
          </table:table-cell>
          <table:table-cell table:formula="of:=AVERAGE([.A173:.A222])" office:value-type="float" office:value="0.128657276630402" calcext:value-type="float">
            <text:p>0.128657276630402</text:p>
          </table:table-cell>
          <table:table-cell office:value-type="float" office:value="0" calcext:value-type="float">
            <text:p>0</text:p>
          </table:table-cell>
          <table:table-cell table:formula="of:=AVERAGE([.C173:.C222])" office:value-type="float" office:value="0.14" calcext:value-type="float">
            <text:p>0.14</text:p>
          </table:table-cell>
          <table:table-cell office:value-type="float" office:value="11.4678753148466" calcext:value-type="float">
            <text:p>11.4678753148466</text:p>
          </table:table-cell>
          <table:table-cell office:value-type="float" office:value="291.284032997105" calcext:value-type="float">
            <text:p>291.284032997105</text:p>
          </table:table-cell>
          <table:table-cell table:formula="of:=AVERAGE([.F173:.F222])" office:value-type="float" office:value="286.820264369439" calcext:value-type="float">
            <text:p>286.820264369439</text:p>
          </table:table-cell>
          <table:table-cell table:number-columns-repeated="4"/>
        </table:table-row>
        <table:table-row table:style-name="ro1">
          <table:table-cell office:value-type="float" office:value="-0.358824789524078" calcext:value-type="float">
            <text:p>-0.358824789524078</text:p>
          </table:table-cell>
          <table:table-cell table:formula="of:=AVERAGE([.A174:.A223])" office:value-type="float" office:value="0.124101798534393" calcext:value-type="float">
            <text:p>0.124101798534393</text:p>
          </table:table-cell>
          <table:table-cell office:value-type="float" office:value="0" calcext:value-type="float">
            <text:p>0</text:p>
          </table:table-cell>
          <table:table-cell table:formula="of:=AVERAGE([.C174:.C223])" office:value-type="float" office:value="0.14" calcext:value-type="float">
            <text:p>0.14</text:p>
          </table:table-cell>
          <table:table-cell office:value-type="float" office:value="11.5174774352908" calcext:value-type="float">
            <text:p>11.5174774352908</text:p>
          </table:table-cell>
          <table:table-cell office:value-type="float" office:value="292.543926856387" calcext:value-type="float">
            <text:p>292.543926856387</text:p>
          </table:table-cell>
          <table:table-cell table:formula="of:=AVERAGE([.F174:.F223])" office:value-type="float" office:value="287.002077707669" calcext:value-type="float">
            <text:p>287.002077707669</text:p>
          </table:table-cell>
          <table:table-cell table:number-columns-repeated="4"/>
        </table:table-row>
        <table:table-row table:style-name="ro1">
          <table:table-cell office:value-type="float" office:value="-0.732977747917175" calcext:value-type="float">
            <text:p>-0.732977747917175</text:p>
          </table:table-cell>
          <table:table-cell table:formula="of:=AVERAGE([.A175:.A224])" office:value-type="float" office:value="0.114458095431328" calcext:value-type="float">
            <text:p>0.114458095431328</text:p>
          </table:table-cell>
          <table:table-cell office:value-type="float" office:value="0" calcext:value-type="float">
            <text:p>0</text:p>
          </table:table-cell>
          <table:table-cell table:formula="of:=AVERAGE([.C175:.C224])" office:value-type="float" office:value="0.14" calcext:value-type="float">
            <text:p>0.14</text:p>
          </table:table-cell>
          <table:table-cell office:value-type="float" office:value="11.099418678987" calcext:value-type="float">
            <text:p>11.099418678987</text:p>
          </table:table-cell>
          <table:table-cell office:value-type="float" office:value="281.92523444627" calcext:value-type="float">
            <text:p>281.92523444627</text:p>
          </table:table-cell>
          <table:table-cell table:formula="of:=AVERAGE([.F175:.F224])" office:value-type="float" office:value="286.861216954839" calcext:value-type="float">
            <text:p>286.861216954839</text:p>
          </table:table-cell>
          <table:table-cell table:number-columns-repeated="4"/>
        </table:table-row>
        <table:table-row table:style-name="ro1">
          <table:table-cell office:value-type="float" office:value="-1.21323299407959" calcext:value-type="float">
            <text:p>-1.21323299407959</text:p>
          </table:table-cell>
          <table:table-cell table:formula="of:=AVERAGE([.A176:.A225])" office:value-type="float" office:value="0.0907565796375275" calcext:value-type="float">
            <text:p>0.090756579637528</text:p>
          </table:table-cell>
          <table:table-cell office:value-type="float" office:value="0" calcext:value-type="float">
            <text:p>0</text:p>
          </table:table-cell>
          <table:table-cell table:formula="of:=AVERAGE([.C176:.C225])" office:value-type="float" office:value="0.14" calcext:value-type="float">
            <text:p>0.14</text:p>
          </table:table-cell>
          <table:table-cell office:value-type="float" office:value="11.1693884684742" calcext:value-type="float">
            <text:p>11.1693884684742</text:p>
          </table:table-cell>
          <table:table-cell office:value-type="float" office:value="283.702467099243" calcext:value-type="float">
            <text:p>283.702467099243</text:p>
          </table:table-cell>
          <table:table-cell table:formula="of:=AVERAGE([.F176:.F225])" office:value-type="float" office:value="286.75126182306" calcext:value-type="float">
            <text:p>286.75126182306</text:p>
          </table:table-cell>
          <table:table-cell table:number-columns-repeated="4"/>
        </table:table-row>
        <table:table-row table:style-name="ro1">
          <table:table-cell office:value-type="float" office:value="-1.04508411884308" calcext:value-type="float">
            <text:p>-1.04508411884308</text:p>
          </table:table-cell>
          <table:table-cell table:formula="of:=AVERAGE([.A177:.A226])" office:value-type="float" office:value="0.0298548972606659" calcext:value-type="float">
            <text:p>0.029854897260666</text:p>
          </table:table-cell>
          <table:table-cell office:value-type="float" office:value="0" calcext:value-type="float">
            <text:p>0</text:p>
          </table:table-cell>
          <table:table-cell table:formula="of:=AVERAGE([.C177:.C226])" office:value-type="float" office:value="0.12" calcext:value-type="float">
            <text:p>0.12</text:p>
          </table:table-cell>
          <table:table-cell office:value-type="float" office:value="11.4157693286419" calcext:value-type="float">
            <text:p>11.4157693286419</text:p>
          </table:table-cell>
          <table:table-cell office:value-type="float" office:value="289.960540947504" calcext:value-type="float">
            <text:p>289.960540947504</text:p>
          </table:table-cell>
          <table:table-cell table:formula="of:=AVERAGE([.F177:.F226])" office:value-type="float" office:value="286.964896906227" calcext:value-type="float">
            <text:p>286.964896906227</text:p>
          </table:table-cell>
          <table:table-cell table:number-columns-repeated="4"/>
        </table:table-row>
        <table:table-row table:style-name="ro1">
          <table:table-cell office:value-type="float" office:value="-0.867506146430969" calcext:value-type="float">
            <text:p>-0.867506146430969</text:p>
          </table:table-cell>
          <table:table-cell table:formula="of:=AVERAGE([.A178:.A227])" office:value-type="float" office:value="0.0256276416778564" calcext:value-type="float">
            <text:p>0.025627641677857</text:p>
          </table:table-cell>
          <table:table-cell office:value-type="float" office:value="0" calcext:value-type="float">
            <text:p>0</text:p>
          </table:table-cell>
          <table:table-cell table:formula="of:=AVERAGE([.C178:.C227])" office:value-type="float" office:value="0.12" calcext:value-type="float">
            <text:p>0.12</text:p>
          </table:table-cell>
          <table:table-cell office:value-type="float" office:value="11.0512620892912" calcext:value-type="float">
            <text:p>11.0512620892912</text:p>
          </table:table-cell>
          <table:table-cell office:value-type="float" office:value="280.702057067997" calcext:value-type="float">
            <text:p>280.702057067997</text:p>
          </table:table-cell>
          <table:table-cell table:formula="of:=AVERAGE([.F178:.F227])" office:value-type="float" office:value="286.725209810854" calcext:value-type="float">
            <text:p>286.725209810854</text:p>
          </table:table-cell>
          <table:table-cell table:number-columns-repeated="4"/>
        </table:table-row>
        <table:table-row table:style-name="ro1">
          <table:table-cell office:value-type="float" office:value="-0.0814344584941864" calcext:value-type="float">
            <text:p>-0.081434458494186</text:p>
          </table:table-cell>
          <table:table-cell table:formula="of:=AVERAGE([.A179:.A228])" office:value-type="float" office:value="0.0168609428405762" calcext:value-type="float">
            <text:p>0.016860942840576</text:p>
          </table:table-cell>
          <table:table-cell office:value-type="float" office:value="0" calcext:value-type="float">
            <text:p>0</text:p>
          </table:table-cell>
          <table:table-cell table:formula="of:=AVERAGE([.C179:.C228])" office:value-type="float" office:value="0.12" calcext:value-type="float">
            <text:p>0.12</text:p>
          </table:table-cell>
          <table:table-cell office:value-type="float" office:value="11.102702802822" calcext:value-type="float">
            <text:p>11.102702802822</text:p>
          </table:table-cell>
          <table:table-cell office:value-type="float" office:value="282.008651191679" calcext:value-type="float">
            <text:p>282.008651191679</text:p>
          </table:table-cell>
          <table:table-cell table:formula="of:=AVERAGE([.F179:.F228])" office:value-type="float" office:value="286.753769987867" calcext:value-type="float">
            <text:p>286.753769987867</text:p>
          </table:table-cell>
          <table:table-cell table:number-columns-repeated="4"/>
        </table:table-row>
        <table:table-row table:style-name="ro1">
          <table:table-cell office:value-type="float" office:value="0.458333522081375" calcext:value-type="float">
            <text:p>0.458333522081375</text:p>
          </table:table-cell>
          <table:table-cell table:formula="of:=AVERAGE([.A180:.A229])" office:value-type="float" office:value="0.00392947256565094" calcext:value-type="float">
            <text:p>0.003929472565651</text:p>
          </table:table-cell>
          <table:table-cell office:value-type="float" office:value="0" calcext:value-type="float">
            <text:p>0</text:p>
          </table:table-cell>
          <table:table-cell table:formula="of:=AVERAGE([.C180:.C229])" office:value-type="float" office:value="0.12" calcext:value-type="float">
            <text:p>0.12</text:p>
          </table:table-cell>
          <table:table-cell office:value-type="float" office:value="11.4450307664126" calcext:value-type="float">
            <text:p>11.4450307664126</text:p>
          </table:table-cell>
          <table:table-cell office:value-type="float" office:value="290.70378146688" calcext:value-type="float">
            <text:p>290.70378146688</text:p>
          </table:table-cell>
          <table:table-cell table:formula="of:=AVERAGE([.F180:.F229])" office:value-type="float" office:value="286.790521039588" calcext:value-type="float">
            <text:p>286.790521039588</text:p>
          </table:table-cell>
          <table:table-cell table:number-columns-repeated="4"/>
        </table:table-row>
        <table:table-row table:style-name="ro1">
          <table:table-cell office:value-type="float" office:value="0.474591046571732" calcext:value-type="float">
            <text:p>0.474591046571732</text:p>
          </table:table-cell>
          <table:table-cell table:formula="of:=AVERAGE([.A181:.A230])" office:value-type="float" office:value="0.0083565217256546" calcext:value-type="float">
            <text:p>0.008356521725655</text:p>
          </table:table-cell>
          <table:table-cell office:value-type="float" office:value="0" calcext:value-type="float">
            <text:p>0</text:p>
          </table:table-cell>
          <table:table-cell table:formula="of:=AVERAGE([.C181:.C230])" office:value-type="float" office:value="0.12" calcext:value-type="float">
            <text:p>0.12</text:p>
          </table:table-cell>
          <table:table-cell office:value-type="float" office:value="11.0677754007787" calcext:value-type="float">
            <text:p>11.0677754007787</text:p>
          </table:table-cell>
          <table:table-cell office:value-type="float" office:value="281.121495179778" calcext:value-type="float">
            <text:p>281.121495179778</text:p>
          </table:table-cell>
          <table:table-cell table:formula="of:=AVERAGE([.F181:.F230])" office:value-type="float" office:value="286.669616528652" calcext:value-type="float">
            <text:p>286.669616528652</text:p>
          </table:table-cell>
          <table:table-cell table:number-columns-repeated="4"/>
        </table:table-row>
        <table:table-row table:style-name="ro1">
          <table:table-cell office:value-type="float" office:value="-0.69179493188858" calcext:value-type="float">
            <text:p>-0.69179493188858</text:p>
          </table:table-cell>
          <table:table-cell table:formula="of:=AVERAGE([.A182:.A231])" office:value-type="float" office:value="0.00260306060314178" calcext:value-type="float">
            <text:p>0.002603060603142</text:p>
          </table:table-cell>
          <table:table-cell office:value-type="float" office:value="0" calcext:value-type="float">
            <text:p>0</text:p>
          </table:table-cell>
          <table:table-cell table:formula="of:=AVERAGE([.C182:.C231])" office:value-type="float" office:value="0.12" calcext:value-type="float">
            <text:p>0.12</text:p>
          </table:table-cell>
          <table:table-cell office:value-type="float" office:value="11.0740198120147" calcext:value-type="float">
            <text:p>11.0740198120147</text:p>
          </table:table-cell>
          <table:table-cell office:value-type="float" office:value="281.280103225173" calcext:value-type="float">
            <text:p>281.280103225173</text:p>
          </table:table-cell>
          <table:table-cell table:formula="of:=AVERAGE([.F182:.F231])" office:value-type="float" office:value="286.513439161982" calcext:value-type="float">
            <text:p>286.513439161982</text:p>
          </table:table-cell>
          <table:table-cell table:number-columns-repeated="4"/>
        </table:table-row>
        <table:table-row table:style-name="ro1">
          <table:table-cell office:value-type="float" office:value="-0.306834310293198" calcext:value-type="float">
            <text:p>-0.306834310293198</text:p>
          </table:table-cell>
          <table:table-cell table:formula="of:=AVERAGE([.A183:.A232])" office:value-type="float" office:value="0.0120384740829468" calcext:value-type="float">
            <text:p>0.012038474082947</text:p>
          </table:table-cell>
          <table:table-cell office:value-type="float" office:value="0" calcext:value-type="float">
            <text:p>0</text:p>
          </table:table-cell>
          <table:table-cell table:formula="of:=AVERAGE([.C183:.C232])" office:value-type="float" office:value="0.12" calcext:value-type="float">
            <text:p>0.12</text:p>
          </table:table-cell>
          <table:table-cell office:value-type="float" office:value="11.3252593920112" calcext:value-type="float">
            <text:p>11.3252593920112</text:p>
          </table:table-cell>
          <table:table-cell office:value-type="float" office:value="287.661588557084" calcext:value-type="float">
            <text:p>287.661588557084</text:p>
          </table:table-cell>
          <table:table-cell table:formula="of:=AVERAGE([.F183:.F232])" office:value-type="float" office:value="286.417382052731" calcext:value-type="float">
            <text:p>286.417382052731</text:p>
          </table:table-cell>
          <table:table-cell table:number-columns-repeated="4"/>
        </table:table-row>
        <table:table-row table:style-name="ro1">
          <table:table-cell office:value-type="float" office:value="0.692462801933289" calcext:value-type="float">
            <text:p>0.692462801933289</text:p>
          </table:table-cell>
          <table:table-cell table:formula="of:=AVERAGE([.A184:.A233])" office:value-type="float" office:value="-0.0141122698783875" calcext:value-type="float">
            <text:p>-0.014112269878388</text:p>
          </table:table-cell>
          <table:table-cell office:value-type="float" office:value="0" calcext:value-type="float">
            <text:p>0</text:p>
          </table:table-cell>
          <table:table-cell table:formula="of:=AVERAGE([.C184:.C233])" office:value-type="float" office:value="0.1" calcext:value-type="float">
            <text:p>0.1</text:p>
          </table:table-cell>
          <table:table-cell office:value-type="float" office:value="11.3114318109483" calcext:value-type="float">
            <text:p>11.3114318109483</text:p>
          </table:table-cell>
          <table:table-cell office:value-type="float" office:value="287.310367998086" calcext:value-type="float">
            <text:p>287.310367998086</text:p>
          </table:table-cell>
          <table:table-cell table:formula="of:=AVERAGE([.F184:.F233])" office:value-type="float" office:value="286.576988476466" calcext:value-type="float">
            <text:p>286.576988476466</text:p>
          </table:table-cell>
          <table:table-cell table:number-columns-repeated="4"/>
        </table:table-row>
        <table:table-row table:style-name="ro1">
          <table:table-cell office:value-type="float" office:value="0.112001866102219" calcext:value-type="float">
            <text:p>0.112001866102219</text:p>
          </table:table-cell>
          <table:table-cell table:formula="of:=AVERAGE([.A185:.A234])" office:value-type="float" office:value="-0.00224018633365631" calcext:value-type="float">
            <text:p>-0.002240186333656</text:p>
          </table:table-cell>
          <table:table-cell office:value-type="float" office:value="0" calcext:value-type="float">
            <text:p>0</text:p>
          </table:table-cell>
          <table:table-cell table:formula="of:=AVERAGE([.C185:.C234])" office:value-type="float" office:value="0.1" calcext:value-type="float">
            <text:p>0.1</text:p>
          </table:table-cell>
          <table:table-cell office:value-type="float" office:value="11.3264151126176" calcext:value-type="float">
            <text:p>11.3264151126176</text:p>
          </table:table-cell>
          <table:table-cell office:value-type="float" office:value="287.690943860487" calcext:value-type="float">
            <text:p>287.690943860487</text:p>
          </table:table-cell>
          <table:table-cell table:formula="of:=AVERAGE([.F185:.F234])" office:value-type="float" office:value="286.54044127274" calcext:value-type="float">
            <text:p>286.54044127274</text:p>
          </table:table-cell>
          <table:table-cell table:number-columns-repeated="4"/>
        </table:table-row>
        <table:table-row table:style-name="ro1">
          <table:table-cell office:value-type="float" office:value="0.313095301389694" calcext:value-type="float">
            <text:p>0.313095301389694</text:p>
          </table:table-cell>
          <table:table-cell table:formula="of:=AVERAGE([.A186:.A235])" office:value-type="float" office:value="0.0179743826389313" calcext:value-type="float">
            <text:p>0.017974382638931</text:p>
          </table:table-cell>
          <table:table-cell office:value-type="float" office:value="0" calcext:value-type="float">
            <text:p>0</text:p>
          </table:table-cell>
          <table:table-cell table:formula="of:=AVERAGE([.C186:.C235])" office:value-type="float" office:value="0.1" calcext:value-type="float">
            <text:p>0.1</text:p>
          </table:table-cell>
          <table:table-cell office:value-type="float" office:value="11.1574780929655" calcext:value-type="float">
            <text:p>11.1574780929655</text:p>
          </table:table-cell>
          <table:table-cell office:value-type="float" office:value="283.399943561323" calcext:value-type="float">
            <text:p>283.399943561323</text:p>
          </table:table-cell>
          <table:table-cell table:formula="of:=AVERAGE([.F186:.F235])" office:value-type="float" office:value="286.37632813938" calcext:value-type="float">
            <text:p>286.37632813938</text:p>
          </table:table-cell>
          <table:table-cell table:number-columns-repeated="4"/>
        </table:table-row>
        <table:table-row table:style-name="ro1">
          <table:table-cell office:value-type="float" office:value="-0.129804611206055" calcext:value-type="float">
            <text:p>-0.129804611206055</text:p>
          </table:table-cell>
          <table:table-cell table:formula="of:=AVERAGE([.A187:.A236])" office:value-type="float" office:value="0.0220775872468948" calcext:value-type="float">
            <text:p>0.022077587246895</text:p>
          </table:table-cell>
          <table:table-cell office:value-type="float" office:value="0" calcext:value-type="float">
            <text:p>0</text:p>
          </table:table-cell>
          <table:table-cell table:formula="of:=AVERAGE([.C187:.C236])" office:value-type="float" office:value="0.1" calcext:value-type="float">
            <text:p>0.1</text:p>
          </table:table-cell>
          <table:table-cell office:value-type="float" office:value="11.1608373093069" calcext:value-type="float">
            <text:p>11.1608373093069</text:p>
          </table:table-cell>
          <table:table-cell office:value-type="float" office:value="283.485267656394" calcext:value-type="float">
            <text:p>283.485267656394</text:p>
          </table:table-cell>
          <table:table-cell table:formula="of:=AVERAGE([.F187:.F236])" office:value-type="float" office:value="286.336704142229" calcext:value-type="float">
            <text:p>286.336704142229</text:p>
          </table:table-cell>
          <table:table-cell table:number-columns-repeated="4"/>
        </table:table-row>
        <table:table-row table:style-name="ro1">
          <table:table-cell office:value-type="float" office:value="-0.121673241257668" calcext:value-type="float">
            <text:p>-0.121673241257668</text:p>
          </table:table-cell>
          <table:table-cell table:formula="of:=AVERAGE([.A188:.A237])" office:value-type="float" office:value="0.0559071543812752" calcext:value-type="float">
            <text:p>0.055907154381275</text:p>
          </table:table-cell>
          <table:table-cell office:value-type="float" office:value="0" calcext:value-type="float">
            <text:p>0</text:p>
          </table:table-cell>
          <table:table-cell table:formula="of:=AVERAGE([.C188:.C237])" office:value-type="float" office:value="0.1" calcext:value-type="float">
            <text:p>0.1</text:p>
          </table:table-cell>
          <table:table-cell office:value-type="float" office:value="11.4036019959629" calcext:value-type="float">
            <text:p>11.4036019959629</text:p>
          </table:table-cell>
          <table:table-cell office:value-type="float" office:value="289.651490697457" calcext:value-type="float">
            <text:p>289.651490697457</text:p>
          </table:table-cell>
          <table:table-cell table:formula="of:=AVERAGE([.F188:.F237])" office:value-type="float" office:value="286.375022796955" calcext:value-type="float">
            <text:p>286.375022796955</text:p>
          </table:table-cell>
          <table:table-cell table:number-columns-repeated="4"/>
        </table:table-row>
        <table:table-row table:style-name="ro1">
          <table:table-cell office:value-type="float" office:value="-0.65457558631897" calcext:value-type="float">
            <text:p>-0.65457558631897</text:p>
          </table:table-cell>
          <table:table-cell table:formula="of:=AVERAGE([.A189:.A238])" office:value-type="float" office:value="0.0259236672520638" calcext:value-type="float">
            <text:p>0.025923667252064</text:p>
          </table:table-cell>
          <table:table-cell office:value-type="float" office:value="0" calcext:value-type="float">
            <text:p>0</text:p>
          </table:table-cell>
          <table:table-cell table:formula="of:=AVERAGE([.C189:.C238])" office:value-type="float" office:value="0.1" calcext:value-type="float">
            <text:p>0.1</text:p>
          </table:table-cell>
          <table:table-cell office:value-type="float" office:value="11.5070020306468" calcext:value-type="float">
            <text:p>11.5070020306468</text:p>
          </table:table-cell>
          <table:table-cell office:value-type="float" office:value="292.277851578429" calcext:value-type="float">
            <text:p>292.277851578429</text:p>
          </table:table-cell>
          <table:table-cell table:formula="of:=AVERAGE([.F189:.F238])" office:value-type="float" office:value="286.463824824926" calcext:value-type="float">
            <text:p>286.463824824926</text:p>
          </table:table-cell>
          <table:table-cell table:number-columns-repeated="4"/>
        </table:table-row>
        <table:table-row table:style-name="ro1">
          <table:table-cell office:value-type="float" office:value="-0.400288879871368" calcext:value-type="float">
            <text:p>-0.400288879871368</text:p>
          </table:table-cell>
          <table:table-cell table:formula="of:=AVERAGE([.A190:.A239])" office:value-type="float" office:value="0.0299508515000343" calcext:value-type="float">
            <text:p>0.029950851500034</text:p>
          </table:table-cell>
          <table:table-cell office:value-type="float" office:value="0" calcext:value-type="float">
            <text:p>0</text:p>
          </table:table-cell>
          <table:table-cell table:formula="of:=AVERAGE([.C190:.C239])" office:value-type="float" office:value="0.1" calcext:value-type="float">
            <text:p>0.1</text:p>
          </table:table-cell>
          <table:table-cell office:value-type="float" office:value="11.1748080354601" calcext:value-type="float">
            <text:p>11.1748080354601</text:p>
          </table:table-cell>
          <table:table-cell office:value-type="float" office:value="283.840124100687" calcext:value-type="float">
            <text:p>283.840124100687</text:p>
          </table:table-cell>
          <table:table-cell table:formula="of:=AVERAGE([.F190:.F239])" office:value-type="float" office:value="286.286152223604" calcext:value-type="float">
            <text:p>286.286152223604</text:p>
          </table:table-cell>
          <table:table-cell table:number-columns-repeated="4"/>
        </table:table-row>
        <table:table-row table:style-name="ro1">
          <table:table-cell office:value-type="float" office:value="-0.891693949699402" calcext:value-type="float">
            <text:p>-0.891693949699402</text:p>
          </table:table-cell>
          <table:table-cell table:formula="of:=AVERAGE([.A191:.A240])" office:value-type="float" office:value="-0.00156845182180405" calcext:value-type="float">
            <text:p>-0.001568451821804</text:p>
          </table:table-cell>
          <table:table-cell office:value-type="float" office:value="0" calcext:value-type="float">
            <text:p>0</text:p>
          </table:table-cell>
          <table:table-cell table:formula="of:=AVERAGE([.C191:.C240])" office:value-type="float" office:value="0.1" calcext:value-type="float">
            <text:p>0.1</text:p>
          </table:table-cell>
          <table:table-cell office:value-type="float" office:value="11.3654772957951" calcext:value-type="float">
            <text:p>11.3654772957951</text:p>
          </table:table-cell>
          <table:table-cell office:value-type="float" office:value="288.683123313195" calcext:value-type="float">
            <text:p>288.683123313195</text:p>
          </table:table-cell>
          <table:table-cell table:formula="of:=AVERAGE([.F191:.F240])" office:value-type="float" office:value="286.280769325228" calcext:value-type="float">
            <text:p>286.280769325228</text:p>
          </table:table-cell>
          <table:table-cell table:number-columns-repeated="4"/>
        </table:table-row>
        <table:table-row table:style-name="ro1">
          <table:table-cell office:value-type="float" office:value="-1.13917565345764" calcext:value-type="float">
            <text:p>-1.13917565345764</text:p>
          </table:table-cell>
          <table:table-cell table:formula="of:=AVERAGE([.A192:.A241])" office:value-type="float" office:value="-0.0204040387272835" calcext:value-type="float">
            <text:p>-0.020404038727284</text:p>
          </table:table-cell>
          <table:table-cell office:value-type="float" office:value="0" calcext:value-type="float">
            <text:p>0</text:p>
          </table:table-cell>
          <table:table-cell table:formula="of:=AVERAGE([.C192:.C241])" office:value-type="float" office:value="0.1" calcext:value-type="float">
            <text:p>0.1</text:p>
          </table:table-cell>
          <table:table-cell office:value-type="float" office:value="11.1221388554573" calcext:value-type="float">
            <text:p>11.1221388554573</text:p>
          </table:table-cell>
          <table:table-cell office:value-type="float" office:value="282.502326928616" calcext:value-type="float">
            <text:p>282.502326928616</text:p>
          </table:table-cell>
          <table:table-cell table:formula="of:=AVERAGE([.F192:.F241])" office:value-type="float" office:value="286.135367888107" calcext:value-type="float">
            <text:p>286.135367888107</text:p>
          </table:table-cell>
          <table:table-cell table:number-columns-repeated="4"/>
        </table:table-row>
        <table:table-row table:style-name="ro1">
          <table:table-cell office:value-type="float" office:value="-0.448677510023117" calcext:value-type="float">
            <text:p>-0.448677510023117</text:p>
          </table:table-cell>
          <table:table-cell table:formula="of:=AVERAGE([.A193:.A242])" office:value-type="float" office:value="-0.0132261201739311" calcext:value-type="float">
            <text:p>-0.013226120173931</text:p>
          </table:table-cell>
          <table:table-cell office:value-type="float" office:value="0" calcext:value-type="float">
            <text:p>0</text:p>
          </table:table-cell>
          <table:table-cell table:formula="of:=AVERAGE([.C193:.C242])" office:value-type="float" office:value="0.1" calcext:value-type="float">
            <text:p>0.1</text:p>
          </table:table-cell>
          <table:table-cell office:value-type="float" office:value="11.5785276430011" calcext:value-type="float">
            <text:p>11.5785276430011</text:p>
          </table:table-cell>
          <table:table-cell office:value-type="float" office:value="294.094602132227" calcext:value-type="float">
            <text:p>294.094602132227</text:p>
          </table:table-cell>
          <table:table-cell table:formula="of:=AVERAGE([.F193:.F242])" office:value-type="float" office:value="286.167238508878" calcext:value-type="float">
            <text:p>286.167238508878</text:p>
          </table:table-cell>
          <table:table-cell table:number-columns-repeated="4"/>
        </table:table-row>
        <table:table-row table:style-name="ro1">
          <table:table-cell office:value-type="float" office:value="-0.410209536552429" calcext:value-type="float">
            <text:p>-0.410209536552429</text:p>
          </table:table-cell>
          <table:table-cell table:formula="of:=AVERAGE([.A194:.A243])" office:value-type="float" office:value="-0.0172816982865334" calcext:value-type="float">
            <text:p>-0.017281698286533</text:p>
          </table:table-cell>
          <table:table-cell office:value-type="float" office:value="0" calcext:value-type="float">
            <text:p>0</text:p>
          </table:table-cell>
          <table:table-cell table:formula="of:=AVERAGE([.C194:.C243])" office:value-type="float" office:value="0.1" calcext:value-type="float">
            <text:p>0.1</text:p>
          </table:table-cell>
          <table:table-cell office:value-type="float" office:value="11.5619380656868" calcext:value-type="float">
            <text:p>11.5619380656868</text:p>
          </table:table-cell>
          <table:table-cell office:value-type="float" office:value="293.673226868445" calcext:value-type="float">
            <text:p>293.673226868445</text:p>
          </table:table-cell>
          <table:table-cell table:formula="of:=AVERAGE([.F194:.F243])" office:value-type="float" office:value="286.328976395861" calcext:value-type="float">
            <text:p>286.328976395861</text:p>
          </table:table-cell>
          <table:table-cell table:number-columns-repeated="4"/>
        </table:table-row>
        <table:table-row table:style-name="ro1">
          <table:table-cell office:value-type="float" office:value="-0.681476950645447" calcext:value-type="float">
            <text:p>-0.681476950645447</text:p>
          </table:table-cell>
          <table:table-cell table:formula="of:=AVERAGE([.A195:.A244])" office:value-type="float" office:value="-0.0709112372994423" calcext:value-type="float">
            <text:p>-0.070911237299442</text:p>
          </table:table-cell>
          <table:table-cell office:value-type="float" office:value="0" calcext:value-type="float">
            <text:p>0</text:p>
          </table:table-cell>
          <table:table-cell table:formula="of:=AVERAGE([.C195:.C244])" office:value-type="float" office:value="0.08" calcext:value-type="float">
            <text:p>0.08</text:p>
          </table:table-cell>
          <table:table-cell office:value-type="float" office:value="11.4934267134726" calcext:value-type="float">
            <text:p>11.4934267134726</text:p>
          </table:table-cell>
          <table:table-cell office:value-type="float" office:value="291.933038522204" calcext:value-type="float">
            <text:p>291.933038522204</text:p>
          </table:table-cell>
          <table:table-cell table:formula="of:=AVERAGE([.F195:.F244])" office:value-type="float" office:value="286.58067979411" calcext:value-type="float">
            <text:p>286.58067979411</text:p>
          </table:table-cell>
          <table:table-cell table:number-columns-repeated="4"/>
        </table:table-row>
        <table:table-row table:style-name="ro1">
          <table:table-cell office:value-type="float" office:value="-0.51039719581604" calcext:value-type="float">
            <text:p>-0.51039719581604</text:p>
          </table:table-cell>
          <table:table-cell table:formula="of:=AVERAGE([.A196:.A245])" office:value-type="float" office:value="-0.090474599301815" calcext:value-type="float">
            <text:p>-0.090474599301815</text:p>
          </table:table-cell>
          <table:table-cell office:value-type="float" office:value="0" calcext:value-type="float">
            <text:p>0</text:p>
          </table:table-cell>
          <table:table-cell table:formula="of:=AVERAGE([.C196:.C245])" office:value-type="float" office:value="0.08" calcext:value-type="float">
            <text:p>0.08</text:p>
          </table:table-cell>
          <table:table-cell office:value-type="float" office:value="11.4701034503102" calcext:value-type="float">
            <text:p>11.4701034503102</text:p>
          </table:table-cell>
          <table:table-cell office:value-type="float" office:value="291.34062763788" calcext:value-type="float">
            <text:p>291.34062763788</text:p>
          </table:table-cell>
          <table:table-cell table:formula="of:=AVERAGE([.F196:.F245])" office:value-type="float" office:value="286.616715589708" calcext:value-type="float">
            <text:p>286.616715589708</text:p>
          </table:table-cell>
          <table:table-cell table:number-columns-repeated="4"/>
        </table:table-row>
        <table:table-row table:style-name="ro1">
          <table:table-cell office:value-type="float" office:value="-1.11990392208099" calcext:value-type="float">
            <text:p>-1.11990392208099</text:p>
          </table:table-cell>
          <table:table-cell table:formula="of:=AVERAGE([.A197:.A246])" office:value-type="float" office:value="-0.114882417023182" calcext:value-type="float">
            <text:p>-0.114882417023182</text:p>
          </table:table-cell>
          <table:table-cell office:value-type="float" office:value="0" calcext:value-type="float">
            <text:p>0</text:p>
          </table:table-cell>
          <table:table-cell table:formula="of:=AVERAGE([.C197:.C246])" office:value-type="float" office:value="0.08" calcext:value-type="float">
            <text:p>0.08</text:p>
          </table:table-cell>
          <table:table-cell office:value-type="float" office:value="11.4628640633643" calcext:value-type="float">
            <text:p>11.4628640633643</text:p>
          </table:table-cell>
          <table:table-cell office:value-type="float" office:value="291.156747209452" calcext:value-type="float">
            <text:p>291.156747209452</text:p>
          </table:table-cell>
          <table:table-cell table:formula="of:=AVERAGE([.F197:.F246])" office:value-type="float" office:value="286.726438859293" calcext:value-type="float">
            <text:p>286.726438859293</text:p>
          </table:table-cell>
          <table:table-cell table:number-columns-repeated="4"/>
        </table:table-row>
        <table:table-row table:style-name="ro1">
          <table:table-cell office:value-type="float" office:value="-1.09834039211273" calcext:value-type="float">
            <text:p>-1.09834039211273</text:p>
          </table:table-cell>
          <table:table-cell table:formula="of:=AVERAGE([.A198:.A247])" office:value-type="float" office:value="-0.130835889279842" calcext:value-type="float">
            <text:p>-0.130835889279842</text:p>
          </table:table-cell>
          <table:table-cell office:value-type="float" office:value="0" calcext:value-type="float">
            <text:p>0</text:p>
          </table:table-cell>
          <table:table-cell table:formula="of:=AVERAGE([.C198:.C247])" office:value-type="float" office:value="0.08" calcext:value-type="float">
            <text:p>0.08</text:p>
          </table:table-cell>
          <table:table-cell office:value-type="float" office:value="11.4330159653872" calcext:value-type="float">
            <text:p>11.4330159653872</text:p>
          </table:table-cell>
          <table:table-cell office:value-type="float" office:value="290.398605520836" calcext:value-type="float">
            <text:p>290.398605520836</text:p>
          </table:table-cell>
          <table:table-cell table:formula="of:=AVERAGE([.F198:.F247])" office:value-type="float" office:value="286.854940582355" calcext:value-type="float">
            <text:p>286.854940582355</text:p>
          </table:table-cell>
          <table:table-cell table:number-columns-repeated="4"/>
        </table:table-row>
        <table:table-row table:style-name="ro1">
          <table:table-cell office:value-type="float" office:value="0.0269750952720642" calcext:value-type="float">
            <text:p>0.026975095272064</text:p>
          </table:table-cell>
          <table:table-cell table:formula="of:=AVERAGE([.A199:.A248])" office:value-type="float" office:value="-0.130485983192921" calcext:value-type="float">
            <text:p>-0.130485983192921</text:p>
          </table:table-cell>
          <table:table-cell office:value-type="float" office:value="0" calcext:value-type="float">
            <text:p>0</text:p>
          </table:table-cell>
          <table:table-cell table:formula="of:=AVERAGE([.C199:.C248])" office:value-type="float" office:value="0.08" calcext:value-type="float">
            <text:p>0.08</text:p>
          </table:table-cell>
          <table:table-cell office:value-type="float" office:value="11.1942781143874" calcext:value-type="float">
            <text:p>11.1942781143874</text:p>
          </table:table-cell>
          <table:table-cell office:value-type="float" office:value="284.33466410544" calcext:value-type="float">
            <text:p>284.33466410544</text:p>
          </table:table-cell>
          <table:table-cell table:formula="of:=AVERAGE([.F199:.F248])" office:value-type="float" office:value="286.764143585845" calcext:value-type="float">
            <text:p>286.7641435858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0:.A249])" office:value-type="float" office:value="-0.0753055384755135" calcext:value-type="float">
            <text:p>-0.075305538475514</text:p>
          </table:table-cell>
          <table:table-cell office:value-type="float" office:value="1" calcext:value-type="float">
            <text:p>1</text:p>
          </table:table-cell>
          <table:table-cell table:formula="of:=AVERAGE([.C200:.C249])" office:value-type="float" office:value="0.1" calcext:value-type="float">
            <text:p>0.1</text:p>
          </table:table-cell>
          <table:table-cell office:value-type="float" office:value="11.0072895601869" calcext:value-type="float">
            <text:p>11.0072895601869</text:p>
          </table:table-cell>
          <table:table-cell office:value-type="float" office:value="279.585154828746" calcext:value-type="float">
            <text:p>279.585154828746</text:p>
          </table:table-cell>
          <table:table-cell table:formula="of:=AVERAGE([.F200:.F249])" office:value-type="float" office:value="286.618355910418" calcext:value-type="float">
            <text:p>286.618355910418</text:p>
          </table:table-cell>
          <table:table-cell table:number-columns-repeated="4"/>
        </table:table-row>
        <table:table-row table:style-name="ro1">
          <table:table-cell office:value-type="float" office:value="0.0663348138332367" calcext:value-type="float">
            <text:p>0.066334813833237</text:p>
          </table:table-cell>
          <table:table-cell table:formula="of:=AVERAGE([.A201:.A250])" office:value-type="float" office:value="-0.068408434689045" calcext:value-type="float">
            <text:p>-0.068408434689045</text:p>
          </table:table-cell>
          <table:table-cell office:value-type="float" office:value="0" calcext:value-type="float">
            <text:p>0</text:p>
          </table:table-cell>
          <table:table-cell table:formula="of:=AVERAGE([.C201:.C250])" office:value-type="float" office:value="0.1" calcext:value-type="float">
            <text:p>0.1</text:p>
          </table:table-cell>
          <table:table-cell office:value-type="float" office:value="11.0247509145677" calcext:value-type="float">
            <text:p>11.0247509145677</text:p>
          </table:table-cell>
          <table:table-cell office:value-type="float" office:value="280.02867323002" calcext:value-type="float">
            <text:p>280.02867323002</text:p>
          </table:table-cell>
          <table:table-cell table:formula="of:=AVERAGE([.F201:.F250])" office:value-type="float" office:value="286.501703597135" calcext:value-type="float">
            <text:p>286.501703597135</text:p>
          </table:table-cell>
          <table:table-cell table:number-columns-repeated="4"/>
        </table:table-row>
        <table:table-row table:style-name="ro1">
          <table:table-cell office:value-type="float" office:value="-0.254992574453354" calcext:value-type="float">
            <text:p>-0.254992574453354</text:p>
          </table:table-cell>
          <table:table-cell table:formula="of:=AVERAGE([.A202:.A251])" office:value-type="float" office:value="-0.0498619171977043" calcext:value-type="float">
            <text:p>-0.049861917197704</text:p>
          </table:table-cell>
          <table:table-cell office:value-type="float" office:value="0" calcext:value-type="float">
            <text:p>0</text:p>
          </table:table-cell>
          <table:table-cell table:formula="of:=AVERAGE([.C202:.C251])" office:value-type="float" office:value="0.1" calcext:value-type="float">
            <text:p>0.1</text:p>
          </table:table-cell>
          <table:table-cell office:value-type="float" office:value="11.099634569943" calcext:value-type="float">
            <text:p>11.099634569943</text:p>
          </table:table-cell>
          <table:table-cell office:value-type="float" office:value="281.930718076551" calcext:value-type="float">
            <text:p>281.930718076551</text:p>
          </table:table-cell>
          <table:table-cell table:formula="of:=AVERAGE([.F202:.F251])" office:value-type="float" office:value="286.333237534217" calcext:value-type="float">
            <text:p>286.333237534217</text:p>
          </table:table-cell>
          <table:table-cell table:number-columns-repeated="4"/>
        </table:table-row>
        <table:table-row table:style-name="ro1">
          <table:table-cell office:value-type="float" office:value="-0.915827035903931" calcext:value-type="float">
            <text:p>-0.915827035903931</text:p>
          </table:table-cell>
          <table:table-cell table:formula="of:=AVERAGE([.A203:.A252])" office:value-type="float" office:value="-0.0633290472626686" calcext:value-type="float">
            <text:p>-0.063329047262669</text:p>
          </table:table-cell>
          <table:table-cell office:value-type="float" office:value="0" calcext:value-type="float">
            <text:p>0</text:p>
          </table:table-cell>
          <table:table-cell table:formula="of:=AVERAGE([.C203:.C252])" office:value-type="float" office:value="0.1" calcext:value-type="float">
            <text:p>0.1</text:p>
          </table:table-cell>
          <table:table-cell office:value-type="float" office:value="11.4736304514706" calcext:value-type="float">
            <text:p>11.4736304514706</text:p>
          </table:table-cell>
          <table:table-cell office:value-type="float" office:value="291.430213467354" calcext:value-type="float">
            <text:p>291.430213467354</text:p>
          </table:table-cell>
          <table:table-cell table:formula="of:=AVERAGE([.F203:.F252])" office:value-type="float" office:value="286.363389156105" calcext:value-type="float">
            <text:p>286.363389156105</text:p>
          </table:table-cell>
          <table:table-cell table:number-columns-repeated="4"/>
        </table:table-row>
        <table:table-row table:style-name="ro1">
          <table:table-cell office:value-type="float" office:value="-0.171009868383408" calcext:value-type="float">
            <text:p>-0.171009868383408</text:p>
          </table:table-cell>
          <table:table-cell table:formula="of:=AVERAGE([.A204:.A253])" office:value-type="float" office:value="-0.060226813852787" calcext:value-type="float">
            <text:p>-0.060226813852787</text:p>
          </table:table-cell>
          <table:table-cell office:value-type="float" office:value="0" calcext:value-type="float">
            <text:p>0</text:p>
          </table:table-cell>
          <table:table-cell table:formula="of:=AVERAGE([.C204:.C253])" office:value-type="float" office:value="0.1" calcext:value-type="float">
            <text:p>0.1</text:p>
          </table:table-cell>
          <table:table-cell office:value-type="float" office:value="11.3244380677223" calcext:value-type="float">
            <text:p>11.3244380677223</text:p>
          </table:table-cell>
          <table:table-cell office:value-type="float" office:value="287.640726920147" calcext:value-type="float">
            <text:p>287.640726920147</text:p>
          </table:table-cell>
          <table:table-cell table:formula="of:=AVERAGE([.F204:.F253])" office:value-type="float" office:value="286.427928504273" calcext:value-type="float">
            <text:p>286.42792850427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5:.A254])" office:value-type="float" office:value="-0.0249595984816551" calcext:value-type="float">
            <text:p>-0.024959598481655</text:p>
          </table:table-cell>
          <table:table-cell office:value-type="float" office:value="1" calcext:value-type="float">
            <text:p>1</text:p>
          </table:table-cell>
          <table:table-cell table:formula="of:=AVERAGE([.C205:.C254])" office:value-type="float" office:value="0.12" calcext:value-type="float">
            <text:p>0.12</text:p>
          </table:table-cell>
          <table:table-cell office:value-type="float" office:value="11.0019310058624" calcext:value-type="float">
            <text:p>11.0019310058624</text:p>
          </table:table-cell>
          <table:table-cell office:value-type="float" office:value="279.449047548904" calcext:value-type="float">
            <text:p>279.449047548904</text:p>
          </table:table-cell>
          <table:table-cell table:formula="of:=AVERAGE([.F205:.F254])" office:value-type="float" office:value="286.395432034393" calcext:value-type="float">
            <text:p>286.395432034393</text:p>
          </table:table-cell>
          <table:table-cell table:number-columns-repeated="4"/>
        </table:table-row>
        <table:table-row table:style-name="ro1">
          <table:table-cell office:value-type="float" office:value="0.644406199455261" calcext:value-type="float">
            <text:p>0.644406199455261</text:p>
          </table:table-cell>
          <table:table-cell table:formula="of:=AVERAGE([.A206:.A255])" office:value-type="float" office:value="0.0141799369454384" calcext:value-type="float">
            <text:p>0.014179936945438</text:p>
          </table:table-cell>
          <table:table-cell office:value-type="float" office:value="0" calcext:value-type="float">
            <text:p>0</text:p>
          </table:table-cell>
          <table:table-cell table:formula="of:=AVERAGE([.C206:.C255])" office:value-type="float" office:value="0.12" calcext:value-type="float">
            <text:p>0.12</text:p>
          </table:table-cell>
          <table:table-cell office:value-type="float" office:value="11.3154785930514" calcext:value-type="float">
            <text:p>11.3154785930514</text:p>
          </table:table-cell>
          <table:table-cell office:value-type="float" office:value="287.413156263506" calcext:value-type="float">
            <text:p>287.413156263506</text:p>
          </table:table-cell>
          <table:table-cell table:formula="of:=AVERAGE([.F206:.F255])" office:value-type="float" office:value="286.357563991026" calcext:value-type="float">
            <text:p>286.3575639910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7:.A256])" office:value-type="float" office:value="0.0738287487626076" calcext:value-type="float">
            <text:p>0.073828748762608</text:p>
          </table:table-cell>
          <table:table-cell office:value-type="float" office:value="1" calcext:value-type="float">
            <text:p>1</text:p>
          </table:table-cell>
          <table:table-cell table:formula="of:=AVERAGE([.C207:.C256])" office:value-type="float" office:value="0.14" calcext:value-type="float">
            <text:p>0.14</text:p>
          </table:table-cell>
          <table:table-cell office:value-type="float" office:value="10.9954343307376" calcext:value-type="float">
            <text:p>10.9954343307376</text:p>
          </table:table-cell>
          <table:table-cell office:value-type="float" office:value="279.284032000735" calcext:value-type="float">
            <text:p>279.284032000735</text:p>
          </table:table-cell>
          <table:table-cell table:formula="of:=AVERAGE([.F207:.F256])" office:value-type="float" office:value="286.302830208265" calcext:value-type="float">
            <text:p>286.302830208265</text:p>
          </table:table-cell>
          <table:table-cell table:number-columns-repeated="4"/>
        </table:table-row>
        <table:table-row table:style-name="ro1">
          <table:table-cell office:value-type="float" office:value="-1.65217447280884" calcext:value-type="float">
            <text:p>-1.65217447280884</text:p>
          </table:table-cell>
          <table:table-cell table:formula="of:=AVERAGE([.A208:.A257])" office:value-type="float" office:value="0.0452205231785774" calcext:value-type="float">
            <text:p>0.045220523178578</text:p>
          </table:table-cell>
          <table:table-cell office:value-type="float" office:value="0" calcext:value-type="float">
            <text:p>0</text:p>
          </table:table-cell>
          <table:table-cell table:formula="of:=AVERAGE([.C208:.C257])" office:value-type="float" office:value="0.14" calcext:value-type="float">
            <text:p>0.14</text:p>
          </table:table-cell>
          <table:table-cell office:value-type="float" office:value="11.4468189067215" calcext:value-type="float">
            <text:p>11.4468189067215</text:p>
          </table:table-cell>
          <table:table-cell office:value-type="float" office:value="290.749200230725" calcext:value-type="float">
            <text:p>290.749200230725</text:p>
          </table:table-cell>
          <table:table-cell table:formula="of:=AVERAGE([.F208:.F257])" office:value-type="float" office:value="286.345494639988" calcext:value-type="float">
            <text:p>286.3454946399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9:.A258])" office:value-type="float" office:value="0.083947865664959" calcext:value-type="float">
            <text:p>0.083947865664959</text:p>
          </table:table-cell>
          <table:table-cell office:value-type="float" office:value="1" calcext:value-type="float">
            <text:p>1</text:p>
          </table:table-cell>
          <table:table-cell table:formula="of:=AVERAGE([.C209:.C258])" office:value-type="float" office:value="0.16" calcext:value-type="float">
            <text:p>0.16</text:p>
          </table:table-cell>
          <table:table-cell office:value-type="float" office:value="11.0038106651634" calcext:value-type="float">
            <text:p>11.0038106651634</text:p>
          </table:table-cell>
          <table:table-cell office:value-type="float" office:value="279.49679089515" calcext:value-type="float">
            <text:p>279.49679089515</text:p>
          </table:table-cell>
          <table:table-cell table:formula="of:=AVERAGE([.F209:.F258])" office:value-type="float" office:value="286.16589501946" calcext:value-type="float">
            <text:p>286.165895019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0:.A259])" office:value-type="float" office:value="0.110713011920452" calcext:value-type="float">
            <text:p>0.110713011920452</text:p>
          </table:table-cell>
          <table:table-cell office:value-type="float" office:value="1" calcext:value-type="float">
            <text:p>1</text:p>
          </table:table-cell>
          <table:table-cell table:formula="of:=AVERAGE([.C210:.C259])" office:value-type="float" office:value="0.18" calcext:value-type="float">
            <text:p>0.18</text:p>
          </table:table-cell>
          <table:table-cell office:value-type="float" office:value="11.0087010646433" calcext:value-type="float">
            <text:p>11.0087010646433</text:p>
          </table:table-cell>
          <table:table-cell office:value-type="float" office:value="279.621007041939" calcext:value-type="float">
            <text:p>279.621007041939</text:p>
          </table:table-cell>
          <table:table-cell table:formula="of:=AVERAGE([.F210:.F259])" office:value-type="float" office:value="285.955482165129" calcext:value-type="float">
            <text:p>285.955482165129</text:p>
          </table:table-cell>
          <table:table-cell table:number-columns-repeated="4"/>
        </table:table-row>
        <table:table-row table:style-name="ro1">
          <table:table-cell office:value-type="float" office:value="-0.71404492855072" calcext:value-type="float">
            <text:p>-0.71404492855072</text:p>
          </table:table-cell>
          <table:table-cell table:formula="of:=AVERAGE([.A211:.A260])" office:value-type="float" office:value="0.100666424334049" calcext:value-type="float">
            <text:p>0.100666424334049</text:p>
          </table:table-cell>
          <table:table-cell office:value-type="float" office:value="0" calcext:value-type="float">
            <text:p>0</text:p>
          </table:table-cell>
          <table:table-cell table:formula="of:=AVERAGE([.C211:.C260])" office:value-type="float" office:value="0.18" calcext:value-type="float">
            <text:p>0.18</text:p>
          </table:table-cell>
          <table:table-cell office:value-type="float" office:value="11.4558546472192" calcext:value-type="float">
            <text:p>11.4558546472192</text:p>
          </table:table-cell>
          <table:table-cell office:value-type="float" office:value="290.978708039367" calcext:value-type="float">
            <text:p>290.978708039367</text:p>
          </table:table-cell>
          <table:table-cell table:formula="of:=AVERAGE([.F211:.F260])" office:value-type="float" office:value="286.006534166994" calcext:value-type="float">
            <text:p>286.006534166994</text:p>
          </table:table-cell>
          <table:table-cell table:number-columns-repeated="4"/>
        </table:table-row>
        <table:table-row table:style-name="ro1">
          <table:table-cell office:value-type="float" office:value="-0.198496311903" calcext:value-type="float">
            <text:p>-0.198496311903</text:p>
          </table:table-cell>
          <table:table-cell table:formula="of:=AVERAGE([.A212:.A261])" office:value-type="float" office:value="0.0939583966135979" calcext:value-type="float">
            <text:p>0.093958396613598</text:p>
          </table:table-cell>
          <table:table-cell office:value-type="float" office:value="0" calcext:value-type="float">
            <text:p>0</text:p>
          </table:table-cell>
          <table:table-cell table:formula="of:=AVERAGE([.C212:.C261])" office:value-type="float" office:value="0.18" calcext:value-type="float">
            <text:p>0.18</text:p>
          </table:table-cell>
          <table:table-cell office:value-type="float" office:value="11.1682186680228" calcext:value-type="float">
            <text:p>11.1682186680228</text:p>
          </table:table-cell>
          <table:table-cell office:value-type="float" office:value="283.672754167778" calcext:value-type="float">
            <text:p>283.672754167778</text:p>
          </table:table-cell>
          <table:table-cell table:formula="of:=AVERAGE([.F212:.F261])" office:value-type="float" office:value="285.942493113926" calcext:value-type="float">
            <text:p>285.942493113926</text:p>
          </table:table-cell>
          <table:table-cell table:number-columns-repeated="4"/>
        </table:table-row>
        <table:table-row table:style-name="ro1">
          <table:table-cell office:value-type="float" office:value="0.662684202194214" calcext:value-type="float">
            <text:p>0.662684202194214</text:p>
          </table:table-cell>
          <table:table-cell table:formula="of:=AVERAGE([.A213:.A262])" office:value-type="float" office:value="0.0672120806574822" calcext:value-type="float">
            <text:p>0.067212080657482</text:p>
          </table:table-cell>
          <table:table-cell office:value-type="float" office:value="0" calcext:value-type="float">
            <text:p>0</text:p>
          </table:table-cell>
          <table:table-cell table:formula="of:=AVERAGE([.C213:.C262])" office:value-type="float" office:value="0.16" calcext:value-type="float">
            <text:p>0.16</text:p>
          </table:table-cell>
          <table:table-cell office:value-type="float" office:value="11.1131688209027" calcext:value-type="float">
            <text:p>11.1131688209027</text:p>
          </table:table-cell>
          <table:table-cell office:value-type="float" office:value="282.274488050929" calcext:value-type="float">
            <text:p>282.274488050929</text:p>
          </table:table-cell>
          <table:table-cell table:formula="of:=AVERAGE([.F213:.F262])" office:value-type="float" office:value="285.999882881092" calcext:value-type="float">
            <text:p>285.999882881092</text:p>
          </table:table-cell>
          <table:table-cell table:number-columns-repeated="4"/>
        </table:table-row>
        <table:table-row table:style-name="ro1">
          <table:table-cell office:value-type="float" office:value="-0.595916152000427" calcext:value-type="float">
            <text:p>-0.595916152000427</text:p>
          </table:table-cell>
          <table:table-cell table:formula="of:=AVERAGE([.A214:.A263])" office:value-type="float" office:value="0.0152937576174736" calcext:value-type="float">
            <text:p>0.015293757617474</text:p>
          </table:table-cell>
          <table:table-cell office:value-type="float" office:value="0" calcext:value-type="float">
            <text:p>0</text:p>
          </table:table-cell>
          <table:table-cell table:formula="of:=AVERAGE([.C214:.C263])" office:value-type="float" office:value="0.14" calcext:value-type="float">
            <text:p>0.14</text:p>
          </table:table-cell>
          <table:table-cell office:value-type="float" office:value="11.2127848972559" calcext:value-type="float">
            <text:p>11.2127848972559</text:p>
          </table:table-cell>
          <table:table-cell office:value-type="float" office:value="284.8047363903" calcext:value-type="float">
            <text:p>284.8047363903</text:p>
          </table:table-cell>
          <table:table-cell table:formula="of:=AVERAGE([.F214:.F263])" office:value-type="float" office:value="286.11026239817" calcext:value-type="float">
            <text:p>286.11026239817</text:p>
          </table:table-cell>
          <table:table-cell table:number-columns-repeated="4"/>
        </table:table-row>
        <table:table-row table:style-name="ro1">
          <table:table-cell office:value-type="float" office:value="0.16814860701561" calcext:value-type="float">
            <text:p>0.16814860701561</text:p>
          </table:table-cell>
          <table:table-cell table:formula="of:=AVERAGE([.A215:.A264])" office:value-type="float" office:value="0.0144989606738091" calcext:value-type="float">
            <text:p>0.014498960673809</text:p>
          </table:table-cell>
          <table:table-cell office:value-type="float" office:value="0" calcext:value-type="float">
            <text:p>0</text:p>
          </table:table-cell>
          <table:table-cell table:formula="of:=AVERAGE([.C215:.C264])" office:value-type="float" office:value="0.14" calcext:value-type="float">
            <text:p>0.14</text:p>
          </table:table-cell>
          <table:table-cell office:value-type="float" office:value="11.4894796636045" calcext:value-type="float">
            <text:p>11.4894796636045</text:p>
          </table:table-cell>
          <table:table-cell office:value-type="float" office:value="291.832783455554" calcext:value-type="float">
            <text:p>291.832783455554</text:p>
          </table:table-cell>
          <table:table-cell table:formula="of:=AVERAGE([.F215:.F264])" office:value-type="float" office:value="286.178522866321" calcext:value-type="float">
            <text:p>286.178522866321</text:p>
          </table:table-cell>
          <table:table-cell table:number-columns-repeated="4"/>
        </table:table-row>
        <table:table-row table:style-name="ro1">
          <table:table-cell office:value-type="float" office:value="-0.945763826370239" calcext:value-type="float">
            <text:p>-0.945763826370239</text:p>
          </table:table-cell>
          <table:table-cell table:formula="of:=AVERAGE([.A216:.A265])" office:value-type="float" office:value="-0.00707184165716171" calcext:value-type="float">
            <text:p>-0.007071841657162</text:p>
          </table:table-cell>
          <table:table-cell office:value-type="float" office:value="0" calcext:value-type="float">
            <text:p>0</text:p>
          </table:table-cell>
          <table:table-cell table:formula="of:=AVERAGE([.C216:.C265])" office:value-type="float" office:value="0.14" calcext:value-type="float">
            <text:p>0.14</text:p>
          </table:table-cell>
          <table:table-cell office:value-type="float" office:value="11.4862272194207" calcext:value-type="float">
            <text:p>11.4862272194207</text:p>
          </table:table-cell>
          <table:table-cell office:value-type="float" office:value="291.750171373285" calcext:value-type="float">
            <text:p>291.750171373285</text:p>
          </table:table-cell>
          <table:table-cell table:formula="of:=AVERAGE([.F216:.F265])" office:value-type="float" office:value="286.21831316052" calcext:value-type="float">
            <text:p>286.21831316052</text:p>
          </table:table-cell>
          <table:table-cell table:number-columns-repeated="4"/>
        </table:table-row>
        <table:table-row table:style-name="ro1">
          <table:table-cell office:value-type="float" office:value="-0.217474192380905" calcext:value-type="float">
            <text:p>-0.217474192380905</text:p>
          </table:table-cell>
          <table:table-cell table:formula="of:=AVERAGE([.A217:.A266])" office:value-type="float" office:value="-0.00353438347578049" calcext:value-type="float">
            <text:p>-0.00353438347578</text:p>
          </table:table-cell>
          <table:table-cell office:value-type="float" office:value="0" calcext:value-type="float">
            <text:p>0</text:p>
          </table:table-cell>
          <table:table-cell table:formula="of:=AVERAGE([.C217:.C266])" office:value-type="float" office:value="0.14" calcext:value-type="float">
            <text:p>0.14</text:p>
          </table:table-cell>
          <table:table-cell office:value-type="float" office:value="11.3854084896445" calcext:value-type="float">
            <text:p>11.3854084896445</text:p>
          </table:table-cell>
          <table:table-cell office:value-type="float" office:value="289.189375636971" calcext:value-type="float">
            <text:p>289.189375636971</text:p>
          </table:table-cell>
          <table:table-cell table:formula="of:=AVERAGE([.F217:.F266])" office:value-type="float" office:value="286.150416876946" calcext:value-type="float">
            <text:p>286.150416876946</text:p>
          </table:table-cell>
          <table:table-cell table:number-columns-repeated="4"/>
        </table:table-row>
        <table:table-row table:style-name="ro1">
          <table:table-cell office:value-type="float" office:value="0.602146744728088" calcext:value-type="float">
            <text:p>0.602146744728088</text:p>
          </table:table-cell>
          <table:table-cell table:formula="of:=AVERAGE([.A218:.A267])" office:value-type="float" office:value="-0.0314914485812187" calcext:value-type="float">
            <text:p>-0.031491448581219</text:p>
          </table:table-cell>
          <table:table-cell office:value-type="float" office:value="0" calcext:value-type="float">
            <text:p>0</text:p>
          </table:table-cell>
          <table:table-cell table:formula="of:=AVERAGE([.C218:.C267])" office:value-type="float" office:value="0.12" calcext:value-type="float">
            <text:p>0.12</text:p>
          </table:table-cell>
          <table:table-cell office:value-type="float" office:value="11.0681766763598" calcext:value-type="float">
            <text:p>11.0681766763598</text:p>
          </table:table-cell>
          <table:table-cell office:value-type="float" office:value="281.131687579538" calcext:value-type="float">
            <text:p>281.131687579538</text:p>
          </table:table-cell>
          <table:table-cell table:formula="of:=AVERAGE([.F218:.F267])" office:value-type="float" office:value="286.188162730726" calcext:value-type="float">
            <text:p>286.188162730726</text:p>
          </table:table-cell>
          <table:table-cell table:number-columns-repeated="4"/>
        </table:table-row>
        <table:table-row table:style-name="ro1">
          <table:table-cell office:value-type="float" office:value="-0.316951364278793" calcext:value-type="float">
            <text:p>-0.316951364278793</text:p>
          </table:table-cell>
          <table:table-cell table:formula="of:=AVERAGE([.A219:.A268])" office:value-type="float" office:value="-0.0437034901976585" calcext:value-type="float">
            <text:p>-0.043703490197659</text:p>
          </table:table-cell>
          <table:table-cell office:value-type="float" office:value="0" calcext:value-type="float">
            <text:p>0</text:p>
          </table:table-cell>
          <table:table-cell table:formula="of:=AVERAGE([.C219:.C268])" office:value-type="float" office:value="0.12" calcext:value-type="float">
            <text:p>0.12</text:p>
          </table:table-cell>
          <table:table-cell office:value-type="float" office:value="11.467367267108" calcext:value-type="float">
            <text:p>11.467367267108</text:p>
          </table:table-cell>
          <table:table-cell office:value-type="float" office:value="291.271128584542" calcext:value-type="float">
            <text:p>291.271128584542</text:p>
          </table:table-cell>
          <table:table-cell table:formula="of:=AVERAGE([.F219:.F268])" office:value-type="float" office:value="286.388664519371" calcext:value-type="float">
            <text:p>286.388664519371</text:p>
          </table:table-cell>
          <table:table-cell table:number-columns-repeated="4"/>
        </table:table-row>
        <table:table-row table:style-name="ro1">
          <table:table-cell office:value-type="float" office:value="-0.400139927864075" calcext:value-type="float">
            <text:p>-0.400139927864075</text:p>
          </table:table-cell>
          <table:table-cell table:formula="of:=AVERAGE([.A220:.A269])" office:value-type="float" office:value="-0.0516929045319557" calcext:value-type="float">
            <text:p>-0.051692904531956</text:p>
          </table:table-cell>
          <table:table-cell office:value-type="float" office:value="0" calcext:value-type="float">
            <text:p>0</text:p>
          </table:table-cell>
          <table:table-cell table:formula="of:=AVERAGE([.C220:.C269])" office:value-type="float" office:value="0.12" calcext:value-type="float">
            <text:p>0.12</text:p>
          </table:table-cell>
          <table:table-cell office:value-type="float" office:value="11.5219806390345" calcext:value-type="float">
            <text:p>11.5219806390345</text:p>
          </table:table-cell>
          <table:table-cell office:value-type="float" office:value="292.658308231477" calcext:value-type="float">
            <text:p>292.658308231477</text:p>
          </table:table-cell>
          <table:table-cell table:formula="of:=AVERAGE([.F220:.F269])" office:value-type="float" office:value="286.457432819369" calcext:value-type="float">
            <text:p>286.457432819369</text:p>
          </table:table-cell>
          <table:table-cell table:number-columns-repeated="4"/>
        </table:table-row>
        <table:table-row table:style-name="ro1">
          <table:table-cell office:value-type="float" office:value="0.00210300087928772" calcext:value-type="float">
            <text:p>0.002103000879288</text:p>
          </table:table-cell>
          <table:table-cell table:formula="of:=AVERAGE([.A221:.A270])" office:value-type="float" office:value="-0.0672589406371117" calcext:value-type="float">
            <text:p>-0.067258940637112</text:p>
          </table:table-cell>
          <table:table-cell office:value-type="float" office:value="0" calcext:value-type="float">
            <text:p>0</text:p>
          </table:table-cell>
          <table:table-cell table:formula="of:=AVERAGE([.C221:.C270])" office:value-type="float" office:value="0.12" calcext:value-type="float">
            <text:p>0.12</text:p>
          </table:table-cell>
          <table:table-cell office:value-type="float" office:value="11.1827185616821" calcext:value-type="float">
            <text:p>11.1827185616821</text:p>
          </table:table-cell>
          <table:table-cell office:value-type="float" office:value="284.041051466725" calcext:value-type="float">
            <text:p>284.041051466725</text:p>
          </table:table-cell>
          <table:table-cell table:formula="of:=AVERAGE([.F221:.F270])" office:value-type="float" office:value="286.362208387455" calcext:value-type="float">
            <text:p>286.362208387455</text:p>
          </table:table-cell>
          <table:table-cell table:number-columns-repeated="4"/>
        </table:table-row>
        <table:table-row table:style-name="ro1">
          <table:table-cell office:value-type="float" office:value="-0.845510125160217" calcext:value-type="float">
            <text:p>-0.845510125160217</text:p>
          </table:table-cell>
          <table:table-cell table:formula="of:=AVERAGE([.A222:.A271])" office:value-type="float" office:value="-0.124169143140316" calcext:value-type="float">
            <text:p>-0.124169143140316</text:p>
          </table:table-cell>
          <table:table-cell office:value-type="float" office:value="0" calcext:value-type="float">
            <text:p>0</text:p>
          </table:table-cell>
          <table:table-cell table:formula="of:=AVERAGE([.C222:.C271])" office:value-type="float" office:value="0.1" calcext:value-type="float">
            <text:p>0.1</text:p>
          </table:table-cell>
          <table:table-cell office:value-type="float" office:value="11.0595163983941" calcext:value-type="float">
            <text:p>11.0595163983941</text:p>
          </table:table-cell>
          <table:table-cell office:value-type="float" office:value="280.91171651921" calcext:value-type="float">
            <text:p>280.91171651921</text:p>
          </table:table-cell>
          <table:table-cell table:formula="of:=AVERAGE([.F222:.F271])" office:value-type="float" office:value="286.396249214514" calcext:value-type="float">
            <text:p>286.396249214514</text:p>
          </table:table-cell>
          <table:table-cell table:number-columns-repeated="4"/>
        </table:table-row>
        <table:table-row table:style-name="ro1">
          <table:table-cell office:value-type="float" office:value="-0.684339046478272" calcext:value-type="float">
            <text:p>-0.684339046478272</text:p>
          </table:table-cell>
          <table:table-cell table:formula="of:=AVERAGE([.A223:.A272])" office:value-type="float" office:value="-0.131865271031857" calcext:value-type="float">
            <text:p>-0.131865271031857</text:p>
          </table:table-cell>
          <table:table-cell office:value-type="float" office:value="0" calcext:value-type="float">
            <text:p>0</text:p>
          </table:table-cell>
          <table:table-cell table:formula="of:=AVERAGE([.C223:.C272])" office:value-type="float" office:value="0.1" calcext:value-type="float">
            <text:p>0.1</text:p>
          </table:table-cell>
          <table:table-cell office:value-type="float" office:value="11.3464929715186" calcext:value-type="float">
            <text:p>11.3464929715186</text:p>
          </table:table-cell>
          <table:table-cell office:value-type="float" office:value="288.200921476573" calcext:value-type="float">
            <text:p>288.200921476573</text:p>
          </table:table-cell>
          <table:table-cell table:formula="of:=AVERAGE([.F223:.F272])" office:value-type="float" office:value="286.334586984104" calcext:value-type="float">
            <text:p>286.334586984104</text:p>
          </table:table-cell>
          <table:table-cell table:number-columns-repeated="4"/>
        </table:table-row>
        <table:table-row table:style-name="ro1">
          <table:table-cell office:value-type="float" office:value="-0.898527145385742" calcext:value-type="float">
            <text:p>-0.898527145385742</text:p>
          </table:table-cell>
          <table:table-cell table:formula="of:=AVERAGE([.A224:.A273])" office:value-type="float" office:value="-0.14265931814909" calcext:value-type="float">
            <text:p>-0.14265931814909</text:p>
          </table:table-cell>
          <table:table-cell office:value-type="float" office:value="0" calcext:value-type="float">
            <text:p>0</text:p>
          </table:table-cell>
          <table:table-cell table:formula="of:=AVERAGE([.C224:.C273])" office:value-type="float" office:value="0.1" calcext:value-type="float">
            <text:p>0.1</text:p>
          </table:table-cell>
          <table:table-cell office:value-type="float" office:value="11.2720152850062" calcext:value-type="float">
            <text:p>11.2720152850062</text:p>
          </table:table-cell>
          <table:table-cell office:value-type="float" office:value="286.309188239157" calcext:value-type="float">
            <text:p>286.309188239157</text:p>
          </table:table-cell>
          <table:table-cell table:formula="of:=AVERAGE([.F224:.F273])" office:value-type="float" office:value="286.209892211759" calcext:value-type="float">
            <text:p>286.209892211759</text:p>
          </table:table-cell>
          <table:table-cell table:number-columns-repeated="4"/>
        </table:table-row>
        <table:table-row table:style-name="ro1">
          <table:table-cell office:value-type="float" office:value="-0.895593523979187" calcext:value-type="float">
            <text:p>-0.895593523979187</text:p>
          </table:table-cell>
          <table:table-cell table:formula="of:=AVERAGE([.A225:.A274])" office:value-type="float" office:value="-0.14591163367033" calcext:value-type="float">
            <text:p>-0.14591163367033</text:p>
          </table:table-cell>
          <table:table-cell office:value-type="float" office:value="0" calcext:value-type="float">
            <text:p>0</text:p>
          </table:table-cell>
          <table:table-cell table:formula="of:=AVERAGE([.C225:.C274])" office:value-type="float" office:value="0.1" calcext:value-type="float">
            <text:p>0.1</text:p>
          </table:table-cell>
          <table:table-cell office:value-type="float" office:value="11.4793762015313" calcext:value-type="float">
            <text:p>11.4793762015313</text:p>
          </table:table-cell>
          <table:table-cell office:value-type="float" office:value="291.576155518895" calcext:value-type="float">
            <text:p>291.576155518895</text:p>
          </table:table-cell>
          <table:table-cell table:formula="of:=AVERAGE([.F225:.F274])" office:value-type="float" office:value="286.402910633212" calcext:value-type="float">
            <text:p>286.402910633212</text:p>
          </table:table-cell>
          <table:table-cell table:number-columns-repeated="4"/>
        </table:table-row>
        <table:table-row table:style-name="ro1">
          <table:table-cell office:value-type="float" office:value="0.114381104707718" calcext:value-type="float">
            <text:p>0.114381104707718</text:p>
          </table:table-cell>
          <table:table-cell table:formula="of:=AVERAGE([.A226:.A275])" office:value-type="float" office:value="-0.119359351694584" calcext:value-type="float">
            <text:p>-0.119359351694584</text:p>
          </table:table-cell>
          <table:table-cell office:value-type="float" office:value="0" calcext:value-type="float">
            <text:p>0</text:p>
          </table:table-cell>
          <table:table-cell table:formula="of:=AVERAGE([.C226:.C275])" office:value-type="float" office:value="0.1" calcext:value-type="float">
            <text:p>0.1</text:p>
          </table:table-cell>
          <table:table-cell office:value-type="float" office:value="11.3428380784333" calcext:value-type="float">
            <text:p>11.3428380784333</text:p>
          </table:table-cell>
          <table:table-cell office:value-type="float" office:value="288.108087192205" calcext:value-type="float">
            <text:p>288.108087192205</text:p>
          </table:table-cell>
          <table:table-cell table:formula="of:=AVERAGE([.F226:.F275])" office:value-type="float" office:value="286.491023035071" calcext:value-type="float">
            <text:p>286.491023035071</text:p>
          </table:table-cell>
          <table:table-cell table:number-columns-repeated="4"/>
        </table:table-row>
        <table:table-row table:style-name="ro1">
          <table:table-cell office:value-type="float" office:value="0.0716828405857086" calcext:value-type="float">
            <text:p>0.071682840585709</text:p>
          </table:table-cell>
          <table:table-cell table:formula="of:=AVERAGE([.A227:.A276])" office:value-type="float" office:value="-0.0970240125060082" calcext:value-type="float">
            <text:p>-0.097024012506008</text:p>
          </table:table-cell>
          <table:table-cell office:value-type="float" office:value="0" calcext:value-type="float">
            <text:p>0</text:p>
          </table:table-cell>
          <table:table-cell table:formula="of:=AVERAGE([.C227:.C276])" office:value-type="float" office:value="0.1" calcext:value-type="float">
            <text:p>0.1</text:p>
          </table:table-cell>
          <table:table-cell office:value-type="float" office:value="11.3105060611427" calcext:value-type="float">
            <text:p>11.3105060611427</text:p>
          </table:table-cell>
          <table:table-cell office:value-type="float" office:value="287.286853953024" calcext:value-type="float">
            <text:p>287.286853953024</text:p>
          </table:table-cell>
          <table:table-cell table:formula="of:=AVERAGE([.F227:.F276])" office:value-type="float" office:value="286.437549295181" calcext:value-type="float">
            <text:p>286.437549295181</text:p>
          </table:table-cell>
          <table:table-cell table:number-columns-repeated="4"/>
        </table:table-row>
        <table:table-row table:style-name="ro1">
          <table:table-cell office:value-type="float" office:value="-0.785780191421509" calcext:value-type="float">
            <text:p>-0.785780191421509</text:p>
          </table:table-cell>
          <table:table-cell table:formula="of:=AVERAGE([.A228:.A277])" office:value-type="float" office:value="-0.0953894934058189" calcext:value-type="float">
            <text:p>-0.095389493405819</text:p>
          </table:table-cell>
          <table:table-cell office:value-type="float" office:value="0" calcext:value-type="float">
            <text:p>0</text:p>
          </table:table-cell>
          <table:table-cell table:formula="of:=AVERAGE([.C228:.C277])" office:value-type="float" office:value="0.1" calcext:value-type="float">
            <text:p>0.1</text:p>
          </table:table-cell>
          <table:table-cell office:value-type="float" office:value="11.1589682098895" calcext:value-type="float">
            <text:p>11.1589682098895</text:p>
          </table:table-cell>
          <table:table-cell office:value-type="float" office:value="283.437792531194" calcext:value-type="float">
            <text:p>283.437792531194</text:p>
          </table:table-cell>
          <table:table-cell table:formula="of:=AVERAGE([.F228:.F277])" office:value-type="float" office:value="286.492264004445" calcext:value-type="float">
            <text:p>286.492264004445</text:p>
          </table:table-cell>
          <table:table-cell table:number-columns-repeated="4"/>
        </table:table-row>
        <table:table-row table:style-name="ro1">
          <table:table-cell office:value-type="float" office:value="-0.0514792501926422" calcext:value-type="float">
            <text:p>-0.051479250192642</text:p>
          </table:table-cell>
          <table:table-cell table:formula="of:=AVERAGE([.A229:.A278])" office:value-type="float" office:value="-0.0947903892397881" calcext:value-type="float">
            <text:p>-0.094790389239788</text:p>
          </table:table-cell>
          <table:table-cell office:value-type="float" office:value="0" calcext:value-type="float">
            <text:p>0</text:p>
          </table:table-cell>
          <table:table-cell table:formula="of:=AVERAGE([.C229:.C278])" office:value-type="float" office:value="0.1" calcext:value-type="float">
            <text:p>0.1</text:p>
          </table:table-cell>
          <table:table-cell office:value-type="float" office:value="11.3209286663681" calcext:value-type="float">
            <text:p>11.3209286663681</text:p>
          </table:table-cell>
          <table:table-cell office:value-type="float" office:value="287.55158812575" calcext:value-type="float">
            <text:p>287.55158812575</text:p>
          </table:table-cell>
          <table:table-cell table:formula="of:=AVERAGE([.F229:.F278])" office:value-type="float" office:value="286.603122743127" calcext:value-type="float">
            <text:p>286.60312274312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0:.A279])" office:value-type="float" office:value="-0.0639570596814156" calcext:value-type="float">
            <text:p>-0.063957059681416</text:p>
          </table:table-cell>
          <table:table-cell office:value-type="float" office:value="1" calcext:value-type="float">
            <text:p>1</text:p>
          </table:table-cell>
          <table:table-cell table:formula="of:=AVERAGE([.C230:.C279])" office:value-type="float" office:value="0.12" calcext:value-type="float">
            <text:p>0.12</text:p>
          </table:table-cell>
          <table:table-cell office:value-type="float" office:value="11.0003904361606" calcext:value-type="float">
            <text:p>11.0003904361606</text:p>
          </table:table-cell>
          <table:table-cell office:value-type="float" office:value="279.409917078478" calcext:value-type="float">
            <text:p>279.409917078478</text:p>
          </table:table-cell>
          <table:table-cell table:formula="of:=AVERAGE([.F230:.F279])" office:value-type="float" office:value="286.377245455359" calcext:value-type="float">
            <text:p>286.377245455359</text:p>
          </table:table-cell>
          <table:table-cell table:number-columns-repeated="4"/>
        </table:table-row>
        <table:table-row table:style-name="ro1">
          <table:table-cell office:value-type="float" office:value="-0.979488492012024" calcext:value-type="float">
            <text:p>-0.979488492012024</text:p>
          </table:table-cell>
          <table:table-cell table:formula="of:=AVERAGE([.A231:.A280])" office:value-type="float" office:value="-0.0930386504530907" calcext:value-type="float">
            <text:p>-0.093038650453091</text:p>
          </table:table-cell>
          <table:table-cell office:value-type="float" office:value="0" calcext:value-type="float">
            <text:p>0</text:p>
          </table:table-cell>
          <table:table-cell table:formula="of:=AVERAGE([.C231:.C280])" office:value-type="float" office:value="0.12" calcext:value-type="float">
            <text:p>0.12</text:p>
          </table:table-cell>
          <table:table-cell office:value-type="float" office:value="11.1610156540096" calcext:value-type="float">
            <text:p>11.1610156540096</text:p>
          </table:table-cell>
          <table:table-cell office:value-type="float" office:value="283.489797611843" calcext:value-type="float">
            <text:p>283.489797611843</text:p>
          </table:table-cell>
          <table:table-cell table:formula="of:=AVERAGE([.F231:.F280])" office:value-type="float" office:value="286.424611504" calcext:value-type="float">
            <text:p>286.424611504</text:p>
          </table:table-cell>
          <table:table-cell table:number-columns-repeated="4"/>
        </table:table-row>
        <table:table-row table:style-name="ro1">
          <table:table-cell office:value-type="float" office:value="-1.00452697277069" calcext:value-type="float">
            <text:p>-1.00452697277069</text:p>
          </table:table-cell>
          <table:table-cell table:formula="of:=AVERAGE([.A232:.A281])" office:value-type="float" office:value="-0.0992932912707329" calcext:value-type="float">
            <text:p>-0.099293291270733</text:p>
          </table:table-cell>
          <table:table-cell office:value-type="float" office:value="0" calcext:value-type="float">
            <text:p>0</text:p>
          </table:table-cell>
          <table:table-cell table:formula="of:=AVERAGE([.C232:.C281])" office:value-type="float" office:value="0.12" calcext:value-type="float">
            <text:p>0.12</text:p>
          </table:table-cell>
          <table:table-cell office:value-type="float" office:value="11.1761503140122" calcext:value-type="float">
            <text:p>11.1761503140122</text:p>
          </table:table-cell>
          <table:table-cell office:value-type="float" office:value="283.874217975909" calcext:value-type="float">
            <text:p>283.874217975909</text:p>
          </table:table-cell>
          <table:table-cell table:formula="of:=AVERAGE([.F232:.F281])" office:value-type="float" office:value="286.476493799015" calcext:value-type="float">
            <text:p>286.476493799015</text:p>
          </table:table-cell>
          <table:table-cell table:number-columns-repeated="4"/>
        </table:table-row>
        <table:table-row table:style-name="ro1">
          <table:table-cell office:value-type="float" office:value="-1.07150840759277" calcext:value-type="float">
            <text:p>-1.07150840759277</text:p>
          </table:table-cell>
          <table:table-cell table:formula="of:=AVERAGE([.A233:.A282])" office:value-type="float" office:value="-0.114586773216724" calcext:value-type="float">
            <text:p>-0.114586773216724</text:p>
          </table:table-cell>
          <table:table-cell office:value-type="float" office:value="0" calcext:value-type="float">
            <text:p>0</text:p>
          </table:table-cell>
          <table:table-cell table:formula="of:=AVERAGE([.C233:.C282])" office:value-type="float" office:value="0.12" calcext:value-type="float">
            <text:p>0.12</text:p>
          </table:table-cell>
          <table:table-cell office:value-type="float" office:value="11.4447996222913" calcext:value-type="float">
            <text:p>11.4447996222913</text:p>
          </table:table-cell>
          <table:table-cell office:value-type="float" office:value="290.6979104062" calcext:value-type="float">
            <text:p>290.6979104062</text:p>
          </table:table-cell>
          <table:table-cell table:formula="of:=AVERAGE([.F233:.F282])" office:value-type="float" office:value="286.537220235997" calcext:value-type="float">
            <text:p>286.537220235997</text:p>
          </table:table-cell>
          <table:table-cell table:number-columns-repeated="4"/>
        </table:table-row>
        <table:table-row table:style-name="ro1">
          <table:table-cell office:value-type="float" office:value="0.122181564569473" calcext:value-type="float">
            <text:p>0.122181564569473</text:p>
          </table:table-cell>
          <table:table-cell table:formula="of:=AVERAGE([.A234:.A283])" office:value-type="float" office:value="-0.125992397964001" calcext:value-type="float">
            <text:p>-0.125992397964001</text:p>
          </table:table-cell>
          <table:table-cell office:value-type="float" office:value="0" calcext:value-type="float">
            <text:p>0</text:p>
          </table:table-cell>
          <table:table-cell table:formula="of:=AVERAGE([.C234:.C283])" office:value-type="float" office:value="0.12" calcext:value-type="float">
            <text:p>0.12</text:p>
          </table:table-cell>
          <table:table-cell office:value-type="float" office:value="11.4410191839218" calcext:value-type="float">
            <text:p>11.4410191839218</text:p>
          </table:table-cell>
          <table:table-cell office:value-type="float" office:value="290.601887271614" calcext:value-type="float">
            <text:p>290.601887271614</text:p>
          </table:table-cell>
          <table:table-cell table:formula="of:=AVERAGE([.F234:.F283])" office:value-type="float" office:value="286.603050621467" calcext:value-type="float">
            <text:p>286.603050621467</text:p>
          </table:table-cell>
          <table:table-cell table:number-columns-repeated="4"/>
        </table:table-row>
        <table:table-row table:style-name="ro1">
          <table:table-cell office:value-type="float" office:value="-0.400079101324081" calcext:value-type="float">
            <text:p>-0.400079101324081</text:p>
          </table:table-cell>
          <table:table-cell table:formula="of:=AVERAGE([.A235:.A284])" office:value-type="float" office:value="-0.136234017312527" calcext:value-type="float">
            <text:p>-0.136234017312527</text:p>
          </table:table-cell>
          <table:table-cell office:value-type="float" office:value="0" calcext:value-type="float">
            <text:p>0</text:p>
          </table:table-cell>
          <table:table-cell table:formula="of:=AVERAGE([.C235:.C284])" office:value-type="float" office:value="0.12" calcext:value-type="float">
            <text:p>0.12</text:p>
          </table:table-cell>
          <table:table-cell office:value-type="float" office:value="11.2555618128598" calcext:value-type="float">
            <text:p>11.2555618128598</text:p>
          </table:table-cell>
          <table:table-cell office:value-type="float" office:value="285.891270046638" calcext:value-type="float">
            <text:p>285.891270046638</text:p>
          </table:table-cell>
          <table:table-cell table:formula="of:=AVERAGE([.F235:.F284])" office:value-type="float" office:value="286.56705714519" calcext:value-type="float">
            <text:p>286.56705714519</text:p>
          </table:table-cell>
          <table:table-cell table:number-columns-repeated="4"/>
        </table:table-row>
        <table:table-row table:style-name="ro1">
          <table:table-cell office:value-type="float" office:value="-0.666297793388367" calcext:value-type="float">
            <text:p>-0.666297793388367</text:p>
          </table:table-cell>
          <table:table-cell table:formula="of:=AVERAGE([.A236:.A285])" office:value-type="float" office:value="-0.155821879208088" calcext:value-type="float">
            <text:p>-0.155821879208088</text:p>
          </table:table-cell>
          <table:table-cell office:value-type="float" office:value="0" calcext:value-type="float">
            <text:p>0</text:p>
          </table:table-cell>
          <table:table-cell table:formula="of:=AVERAGE([.C236:.C285])" office:value-type="float" office:value="0.12" calcext:value-type="float">
            <text:p>0.12</text:p>
          </table:table-cell>
          <table:table-cell office:value-type="float" office:value="11.4081920254171" calcext:value-type="float">
            <text:p>11.4081920254171</text:p>
          </table:table-cell>
          <table:table-cell office:value-type="float" office:value="289.768077445594" calcext:value-type="float">
            <text:p>289.768077445594</text:p>
          </table:table-cell>
          <table:table-cell table:formula="of:=AVERAGE([.F236:.F285])" office:value-type="float" office:value="286.694419822876" calcext:value-type="float">
            <text:p>286.694419822876</text:p>
          </table:table-cell>
          <table:table-cell table:number-columns-repeated="4"/>
        </table:table-row>
        <table:table-row table:style-name="ro1">
          <table:table-cell office:value-type="float" office:value="-0.0625678598880768" calcext:value-type="float">
            <text:p>-0.062567859888077</text:p>
          </table:table-cell>
          <table:table-cell table:formula="of:=AVERAGE([.A237:.A286])" office:value-type="float" office:value="-0.154477144181728" calcext:value-type="float">
            <text:p>-0.154477144181728</text:p>
          </table:table-cell>
          <table:table-cell office:value-type="float" office:value="0" calcext:value-type="float">
            <text:p>0</text:p>
          </table:table-cell>
          <table:table-cell table:formula="of:=AVERAGE([.C237:.C286])" office:value-type="float" office:value="0.12" calcext:value-type="float">
            <text:p>0.12</text:p>
          </table:table-cell>
          <table:table-cell office:value-type="float" office:value="11.3903493419021" calcext:value-type="float">
            <text:p>11.3903493419021</text:p>
          </table:table-cell>
          <table:table-cell office:value-type="float" office:value="289.314873284314" calcext:value-type="float">
            <text:p>289.314873284314</text:p>
          </table:table-cell>
          <table:table-cell table:formula="of:=AVERAGE([.F237:.F286])" office:value-type="float" office:value="286.811011935434" calcext:value-type="float">
            <text:p>286.811011935434</text:p>
          </table:table-cell>
          <table:table-cell table:number-columns-repeated="4"/>
        </table:table-row>
        <table:table-row table:style-name="ro1">
          <table:table-cell office:value-type="float" office:value="-0.813224017620087" calcext:value-type="float">
            <text:p>-0.813224017620087</text:p>
          </table:table-cell>
          <table:table-cell table:formula="of:=AVERAGE([.A238:.A287])" office:value-type="float" office:value="-0.168308159708977" calcext:value-type="float">
            <text:p>-0.168308159708977</text:p>
          </table:table-cell>
          <table:table-cell office:value-type="float" office:value="0" calcext:value-type="float">
            <text:p>0</text:p>
          </table:table-cell>
          <table:table-cell table:formula="of:=AVERAGE([.C238:.C287])" office:value-type="float" office:value="0.12" calcext:value-type="float">
            <text:p>0.12</text:p>
          </table:table-cell>
          <table:table-cell office:value-type="float" office:value="11.5180066027969" calcext:value-type="float">
            <text:p>11.5180066027969</text:p>
          </table:table-cell>
          <table:table-cell office:value-type="float" office:value="292.557367711042" calcext:value-type="float">
            <text:p>292.557367711042</text:p>
          </table:table-cell>
          <table:table-cell table:formula="of:=AVERAGE([.F238:.F287])" office:value-type="float" office:value="286.869129475706" calcext:value-type="float">
            <text:p>286.869129475706</text:p>
          </table:table-cell>
          <table:table-cell table:number-columns-repeated="4"/>
        </table:table-row>
        <table:table-row table:style-name="ro1">
          <table:table-cell office:value-type="float" office:value="-0.409212172031403" calcext:value-type="float">
            <text:p>-0.409212172031403</text:p>
          </table:table-cell>
          <table:table-cell table:formula="of:=AVERAGE([.A239:.A288])" office:value-type="float" office:value="-0.163400891423225" calcext:value-type="float">
            <text:p>-0.163400891423225</text:p>
          </table:table-cell>
          <table:table-cell office:value-type="float" office:value="0" calcext:value-type="float">
            <text:p>0</text:p>
          </table:table-cell>
          <table:table-cell table:formula="of:=AVERAGE([.C239:.C288])" office:value-type="float" office:value="0.12" calcext:value-type="float">
            <text:p>0.12</text:p>
          </table:table-cell>
          <table:table-cell office:value-type="float" office:value="11.5668601448178" calcext:value-type="float">
            <text:p>11.5668601448178</text:p>
          </table:table-cell>
          <table:table-cell office:value-type="float" office:value="293.798247678373" calcext:value-type="float">
            <text:p>293.798247678373</text:p>
          </table:table-cell>
          <table:table-cell table:formula="of:=AVERAGE([.F239:.F288])" office:value-type="float" office:value="286.899537397705" calcext:value-type="float">
            <text:p>286.899537397705</text:p>
          </table:table-cell>
          <table:table-cell table:number-columns-repeated="4"/>
        </table:table-row>
        <table:table-row table:style-name="ro1">
          <table:table-cell office:value-type="float" office:value="0.0154684185981751" calcext:value-type="float">
            <text:p>0.015468418598175</text:p>
          </table:table-cell>
          <table:table-cell table:formula="of:=AVERAGE([.A240:.A289])" office:value-type="float" office:value="-0.155085745453835" calcext:value-type="float">
            <text:p>-0.155085745453835</text:p>
          </table:table-cell>
          <table:table-cell office:value-type="float" office:value="0" calcext:value-type="float">
            <text:p>0</text:p>
          </table:table-cell>
          <table:table-cell table:formula="of:=AVERAGE([.C240:.C289])" office:value-type="float" office:value="0.12" calcext:value-type="float">
            <text:p>0.12</text:p>
          </table:table-cell>
          <table:table-cell office:value-type="float" office:value="11.1130597021043" calcext:value-type="float">
            <text:p>11.1130597021043</text:p>
          </table:table-cell>
          <table:table-cell office:value-type="float" office:value="282.27171643345" calcext:value-type="float">
            <text:p>282.27171643345</text:p>
          </table:table-cell>
          <table:table-cell table:formula="of:=AVERAGE([.F240:.F289])" office:value-type="float" office:value="286.86816924436" calcext:value-type="float">
            <text:p>286.868169244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1:.A290])" office:value-type="float" office:value="-0.0972518664598465" calcext:value-type="float">
            <text:p>-0.097251866459847</text:p>
          </table:table-cell>
          <table:table-cell office:value-type="float" office:value="1" calcext:value-type="float">
            <text:p>1</text:p>
          </table:table-cell>
          <table:table-cell table:formula="of:=AVERAGE([.C241:.C290])" office:value-type="float" office:value="0.14" calcext:value-type="float">
            <text:p>0.14</text:p>
          </table:table-cell>
          <table:table-cell office:value-type="float" office:value="10.9921337804168" calcext:value-type="float">
            <text:p>10.9921337804168</text:p>
          </table:table-cell>
          <table:table-cell office:value-type="float" office:value="279.200198022588" calcext:value-type="float">
            <text:p>279.200198022588</text:p>
          </table:table-cell>
          <table:table-cell table:formula="of:=AVERAGE([.F241:.F290])" office:value-type="float" office:value="286.678510738548" calcext:value-type="float">
            <text:p>286.678510738548</text:p>
          </table:table-cell>
          <table:table-cell table:number-columns-repeated="4"/>
        </table:table-row>
        <table:table-row table:style-name="ro1">
          <table:table-cell office:value-type="float" office:value="-0.580489158630371" calcext:value-type="float">
            <text:p>-0.580489158630371</text:p>
          </table:table-cell>
          <table:table-cell table:formula="of:=AVERAGE([.A242:.A291])" office:value-type="float" office:value="-0.0860781365633011" calcext:value-type="float">
            <text:p>-0.086078136563301</text:p>
          </table:table-cell>
          <table:table-cell office:value-type="float" office:value="0" calcext:value-type="float">
            <text:p>0</text:p>
          </table:table-cell>
          <table:table-cell table:formula="of:=AVERAGE([.C242:.C291])" office:value-type="float" office:value="0.14" calcext:value-type="float">
            <text:p>0.14</text:p>
          </table:table-cell>
          <table:table-cell office:value-type="float" office:value="11.4787297019839" calcext:value-type="float">
            <text:p>11.4787297019839</text:p>
          </table:table-cell>
          <table:table-cell office:value-type="float" office:value="291.559734430392" calcext:value-type="float">
            <text:p>291.559734430392</text:p>
          </table:table-cell>
          <table:table-cell table:formula="of:=AVERAGE([.F242:.F291])" office:value-type="float" office:value="286.859658888583" calcext:value-type="float">
            <text:p>286.85965888858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3:.A292])" office:value-type="float" office:value="-0.0371045863628387" calcext:value-type="float">
            <text:p>-0.037104586362839</text:p>
          </table:table-cell>
          <table:table-cell office:value-type="float" office:value="1" calcext:value-type="float">
            <text:p>1</text:p>
          </table:table-cell>
          <table:table-cell table:formula="of:=AVERAGE([.C243:.C292])" office:value-type="float" office:value="0.16" calcext:value-type="float">
            <text:p>0.16</text:p>
          </table:table-cell>
          <table:table-cell office:value-type="float" office:value="11.0056070187151" calcext:value-type="float">
            <text:p>11.0056070187151</text:p>
          </table:table-cell>
          <table:table-cell office:value-type="float" office:value="279.542418275365" calcext:value-type="float">
            <text:p>279.542418275365</text:p>
          </table:table-cell>
          <table:table-cell table:formula="of:=AVERAGE([.F243:.F292])" office:value-type="float" office:value="286.568615211446" calcext:value-type="float">
            <text:p>286.568615211446</text:p>
          </table:table-cell>
          <table:table-cell table:number-columns-repeated="4"/>
        </table:table-row>
        <table:table-row table:style-name="ro1">
          <table:table-cell office:value-type="float" office:value="-0.87049400806427" calcext:value-type="float">
            <text:p>-0.87049400806427</text:p>
          </table:table-cell>
          <table:table-cell table:formula="of:=AVERAGE([.A244:.A293])" office:value-type="float" office:value="-0.0463102757930756" calcext:value-type="float">
            <text:p>-0.046310275793076</text:p>
          </table:table-cell>
          <table:table-cell office:value-type="float" office:value="0" calcext:value-type="float">
            <text:p>0</text:p>
          </table:table-cell>
          <table:table-cell table:formula="of:=AVERAGE([.C244:.C293])" office:value-type="float" office:value="0.16" calcext:value-type="float">
            <text:p>0.16</text:p>
          </table:table-cell>
          <table:table-cell office:value-type="float" office:value="11.4761413571537" calcext:value-type="float">
            <text:p>11.4761413571537</text:p>
          </table:table-cell>
          <table:table-cell office:value-type="float" office:value="291.493990471703" calcext:value-type="float">
            <text:p>291.493990471703</text:p>
          </table:table-cell>
          <table:table-cell table:formula="of:=AVERAGE([.F244:.F293])" office:value-type="float" office:value="286.525030483511" calcext:value-type="float">
            <text:p>286.525030483511</text:p>
          </table:table-cell>
          <table:table-cell table:number-columns-repeated="4"/>
        </table:table-row>
        <table:table-row table:style-name="ro1">
          <table:table-cell office:value-type="float" office:value="1.29826939105988" calcext:value-type="float">
            <text:p>1.29826939105988</text:p>
          </table:table-cell>
          <table:table-cell table:formula="of:=AVERAGE([.A245:.A294])" office:value-type="float" office:value="-0.00671534895896912" calcext:value-type="float">
            <text:p>-0.006715348958969</text:p>
          </table:table-cell>
          <table:table-cell office:value-type="float" office:value="0" calcext:value-type="float">
            <text:p>0</text:p>
          </table:table-cell>
          <table:table-cell table:formula="of:=AVERAGE([.C245:.C294])" office:value-type="float" office:value="0.16" calcext:value-type="float">
            <text:p>0.16</text:p>
          </table:table-cell>
          <table:table-cell office:value-type="float" office:value="11.0758936047137" calcext:value-type="float">
            <text:p>11.0758936047137</text:p>
          </table:table-cell>
          <table:table-cell office:value-type="float" office:value="281.327697559727" calcext:value-type="float">
            <text:p>281.327697559727</text:p>
          </table:table-cell>
          <table:table-cell table:formula="of:=AVERAGE([.F245:.F294])" office:value-type="float" office:value="286.312923664262" calcext:value-type="float">
            <text:p>286.312923664262</text:p>
          </table:table-cell>
          <table:table-cell table:number-columns-repeated="4"/>
        </table:table-row>
        <table:table-row table:style-name="ro1">
          <table:table-cell office:value-type="float" office:value="-0.610735535621643" calcext:value-type="float">
            <text:p>-0.610735535621643</text:p>
          </table:table-cell>
          <table:table-cell table:formula="of:=AVERAGE([.A246:.A295])" office:value-type="float" office:value="-0.00872211575508118" calcext:value-type="float">
            <text:p>-0.008722115755081</text:p>
          </table:table-cell>
          <table:table-cell office:value-type="float" office:value="0" calcext:value-type="float">
            <text:p>0</text:p>
          </table:table-cell>
          <table:table-cell table:formula="of:=AVERAGE([.C246:.C295])" office:value-type="float" office:value="0.16" calcext:value-type="float">
            <text:p>0.16</text:p>
          </table:table-cell>
          <table:table-cell office:value-type="float" office:value="11.4140914804518" calcext:value-type="float">
            <text:p>11.4140914804518</text:p>
          </table:table-cell>
          <table:table-cell office:value-type="float" office:value="289.917923603476" calcext:value-type="float">
            <text:p>289.917923603476</text:p>
          </table:table-cell>
          <table:table-cell table:formula="of:=AVERAGE([.F246:.F295])" office:value-type="float" office:value="286.284469583574" calcext:value-type="float">
            <text:p>286.284469583574</text:p>
          </table:table-cell>
          <table:table-cell table:number-columns-repeated="4"/>
        </table:table-row>
        <table:table-row table:style-name="ro1">
          <table:table-cell office:value-type="float" office:value="0.762446641921997" calcext:value-type="float">
            <text:p>0.762446641921997</text:p>
          </table:table-cell>
          <table:table-cell table:formula="of:=AVERAGE([.A247:.A296])" office:value-type="float" office:value="0.0289248955249786" calcext:value-type="float">
            <text:p>0.028924895524979</text:p>
          </table:table-cell>
          <table:table-cell office:value-type="float" office:value="0" calcext:value-type="float">
            <text:p>0</text:p>
          </table:table-cell>
          <table:table-cell table:formula="of:=AVERAGE([.C247:.C296])" office:value-type="float" office:value="0.16" calcext:value-type="float">
            <text:p>0.16</text:p>
          </table:table-cell>
          <table:table-cell office:value-type="float" office:value="11.2281436614573" calcext:value-type="float">
            <text:p>11.2281436614573</text:p>
          </table:table-cell>
          <table:table-cell office:value-type="float" office:value="285.194849001015" calcext:value-type="float">
            <text:p>285.194849001015</text:p>
          </table:table-cell>
          <table:table-cell table:formula="of:=AVERAGE([.F247:.F296])" office:value-type="float" office:value="286.165231619405" calcext:value-type="float">
            <text:p>286.165231619405</text:p>
          </table:table-cell>
          <table:table-cell table:number-columns-repeated="4"/>
        </table:table-row>
        <table:table-row table:style-name="ro1">
          <table:table-cell office:value-type="float" office:value="-0.320250034332275" calcext:value-type="float">
            <text:p>-0.320250034332275</text:p>
          </table:table-cell>
          <table:table-cell table:formula="of:=AVERAGE([.A248:.A297])" office:value-type="float" office:value="0.0444867026805878" calcext:value-type="float">
            <text:p>0.044486702680588</text:p>
          </table:table-cell>
          <table:table-cell office:value-type="float" office:value="0" calcext:value-type="float">
            <text:p>0</text:p>
          </table:table-cell>
          <table:table-cell table:formula="of:=AVERAGE([.C248:.C297])" office:value-type="float" office:value="0.16" calcext:value-type="float">
            <text:p>0.16</text:p>
          </table:table-cell>
          <table:table-cell office:value-type="float" office:value="11.0713070952207" calcext:value-type="float">
            <text:p>11.0713070952207</text:p>
          </table:table-cell>
          <table:table-cell office:value-type="float" office:value="281.211200218605" calcext:value-type="float">
            <text:p>281.211200218605</text:p>
          </table:table-cell>
          <table:table-cell table:formula="of:=AVERAGE([.F248:.F297])" office:value-type="float" office:value="285.98148351336" calcext:value-type="float">
            <text:p>285.98148351336</text:p>
          </table:table-cell>
          <table:table-cell table:number-columns-repeated="4"/>
        </table:table-row>
        <table:table-row table:style-name="ro1">
          <table:table-cell office:value-type="float" office:value="-0.664329767227173" calcext:value-type="float">
            <text:p>-0.664329767227173</text:p>
          </table:table-cell>
          <table:table-cell table:formula="of:=AVERAGE([.A249:.A298])" office:value-type="float" office:value="0.030660605430603" calcext:value-type="float">
            <text:p>0.030660605430603</text:p>
          </table:table-cell>
          <table:table-cell office:value-type="float" office:value="0" calcext:value-type="float">
            <text:p>0</text:p>
          </table:table-cell>
          <table:table-cell table:formula="of:=AVERAGE([.C249:.C298])" office:value-type="float" office:value="0.16" calcext:value-type="float">
            <text:p>0.16</text:p>
          </table:table-cell>
          <table:table-cell office:value-type="float" office:value="11.3209826391071" calcext:value-type="float">
            <text:p>11.3209826391071</text:p>
          </table:table-cell>
          <table:table-cell office:value-type="float" office:value="287.552959033321" calcext:value-type="float">
            <text:p>287.552959033321</text:p>
          </table:table-cell>
          <table:table-cell table:formula="of:=AVERAGE([.F249:.F298])" office:value-type="float" office:value="286.045849411918" calcext:value-type="float">
            <text:p>286.045849411918</text:p>
          </table:table-cell>
          <table:table-cell table:number-columns-repeated="4"/>
        </table:table-row>
        <table:table-row table:style-name="ro1">
          <table:table-cell office:value-type="float" office:value="-0.624829649925232" calcext:value-type="float">
            <text:p>-0.624829649925232</text:p>
          </table:table-cell>
          <table:table-cell table:formula="of:=AVERAGE([.A250:.A299])" office:value-type="float" office:value="-0.0218359875679016" calcext:value-type="float">
            <text:p>-0.021835987567902</text:p>
          </table:table-cell>
          <table:table-cell office:value-type="float" office:value="0" calcext:value-type="float">
            <text:p>0</text:p>
          </table:table-cell>
          <table:table-cell table:formula="of:=AVERAGE([.C250:.C299])" office:value-type="float" office:value="0.14" calcext:value-type="float">
            <text:p>0.14</text:p>
          </table:table-cell>
          <table:table-cell office:value-type="float" office:value="11.24797042979" calcext:value-type="float">
            <text:p>11.24797042979</text:p>
          </table:table-cell>
          <table:table-cell office:value-type="float" office:value="285.698448916667" calcext:value-type="float">
            <text:p>285.698448916667</text:p>
          </table:table-cell>
          <table:table-cell table:formula="of:=AVERAGE([.F250:.F299])" office:value-type="float" office:value="286.168115293676" calcext:value-type="float">
            <text:p>286.168115293676</text:p>
          </table:table-cell>
          <table:table-cell table:number-columns-repeated="4"/>
        </table:table-row>
        <table:table-row table:style-name="ro1">
          <table:table-cell office:value-type="float" office:value="0.0683194696903229" calcext:value-type="float">
            <text:p>0.068319469690323</text:p>
          </table:table-cell>
          <table:table-cell table:formula="of:=AVERAGE([.A251:.A300])" office:value-type="float" office:value="-0.0217962944507599" calcext:value-type="float">
            <text:p>-0.02179629445076</text:p>
          </table:table-cell>
          <table:table-cell office:value-type="float" office:value="0" calcext:value-type="float">
            <text:p>0</text:p>
          </table:table-cell>
          <table:table-cell table:formula="of:=AVERAGE([.C251:.C300])" office:value-type="float" office:value="0.14" calcext:value-type="float">
            <text:p>0.14</text:p>
          </table:table-cell>
          <table:table-cell office:value-type="float" office:value="11.2654505572975" calcext:value-type="float">
            <text:p>11.2654505572975</text:p>
          </table:table-cell>
          <table:table-cell office:value-type="float" office:value="286.142444155356" calcext:value-type="float">
            <text:p>286.142444155356</text:p>
          </table:table-cell>
          <table:table-cell table:formula="of:=AVERAGE([.F251:.F300])" office:value-type="float" office:value="286.290390712183" calcext:value-type="float">
            <text:p>286.290390712183</text:p>
          </table:table-cell>
          <table:table-cell table:number-columns-repeated="4"/>
        </table:table-row>
        <table:table-row table:style-name="ro1">
          <table:table-cell office:value-type="float" office:value="0.46292445063591" calcext:value-type="float">
            <text:p>0.46292445063591</text:p>
          </table:table-cell>
          <table:table-cell table:formula="of:=AVERAGE([.A252:.A301])" office:value-type="float" office:value="-0.00743795394897461" calcext:value-type="float">
            <text:p>-0.007437953948975</text:p>
          </table:table-cell>
          <table:table-cell office:value-type="float" office:value="0" calcext:value-type="float">
            <text:p>0</text:p>
          </table:table-cell>
          <table:table-cell table:formula="of:=AVERAGE([.C252:.C301])" office:value-type="float" office:value="0.14" calcext:value-type="float">
            <text:p>0.14</text:p>
          </table:table-cell>
          <table:table-cell office:value-type="float" office:value="11.3915907148987" calcext:value-type="float">
            <text:p>11.3915907148987</text:p>
          </table:table-cell>
          <table:table-cell office:value-type="float" office:value="289.346404158427" calcext:value-type="float">
            <text:p>289.346404158427</text:p>
          </table:table-cell>
          <table:table-cell table:formula="of:=AVERAGE([.F252:.F301])" office:value-type="float" office:value="286.438704433821" calcext:value-type="float">
            <text:p>286.438704433821</text:p>
          </table:table-cell>
          <table:table-cell table:number-columns-repeated="4"/>
        </table:table-row>
        <table:table-row table:style-name="ro1">
          <table:table-cell office:value-type="float" office:value="-0.0830282270908356" calcext:value-type="float">
            <text:p>-0.083028227090836</text:p>
          </table:table-cell>
          <table:table-cell table:formula="of:=AVERAGE([.A253:.A302])" office:value-type="float" office:value="0.00921802222728729" calcext:value-type="float">
            <text:p>0.009218022227287</text:p>
          </table:table-cell>
          <table:table-cell office:value-type="float" office:value="0" calcext:value-type="float">
            <text:p>0</text:p>
          </table:table-cell>
          <table:table-cell table:formula="of:=AVERAGE([.C253:.C302])" office:value-type="float" office:value="0.14" calcext:value-type="float">
            <text:p>0.14</text:p>
          </table:table-cell>
          <table:table-cell office:value-type="float" office:value="11.3586779040039" calcext:value-type="float">
            <text:p>11.3586779040039</text:p>
          </table:table-cell>
          <table:table-cell office:value-type="float" office:value="288.510418761698" calcext:value-type="float">
            <text:p>288.510418761698</text:p>
          </table:table-cell>
          <table:table-cell table:formula="of:=AVERAGE([.F253:.F302])" office:value-type="float" office:value="286.380308539708" calcext:value-type="float">
            <text:p>286.380308539708</text:p>
          </table:table-cell>
          <table:table-cell table:number-columns-repeated="4"/>
        </table:table-row>
        <table:table-row table:style-name="ro1">
          <table:table-cell office:value-type="float" office:value="0.206308394670486" calcext:value-type="float">
            <text:p>0.206308394670486</text:p>
          </table:table-cell>
          <table:table-cell table:formula="of:=AVERAGE([.A254:.A303])" office:value-type="float" office:value="0.0167643874883652" calcext:value-type="float">
            <text:p>0.016764387488365</text:p>
          </table:table-cell>
          <table:table-cell office:value-type="float" office:value="0" calcext:value-type="float">
            <text:p>0</text:p>
          </table:table-cell>
          <table:table-cell table:formula="of:=AVERAGE([.C254:.C303])" office:value-type="float" office:value="0.14" calcext:value-type="float">
            <text:p>0.14</text:p>
          </table:table-cell>
          <table:table-cell office:value-type="float" office:value="11.117872662437" calcext:value-type="float">
            <text:p>11.117872662437</text:p>
          </table:table-cell>
          <table:table-cell office:value-type="float" office:value="282.393965625899" calcext:value-type="float">
            <text:p>282.393965625899</text:p>
          </table:table-cell>
          <table:table-cell table:formula="of:=AVERAGE([.F254:.F303])" office:value-type="float" office:value="286.275373313823" calcext:value-type="float">
            <text:p>286.275373313823</text:p>
          </table:table-cell>
          <table:table-cell table:number-columns-repeated="4"/>
        </table:table-row>
        <table:table-row table:style-name="ro1">
          <table:table-cell office:value-type="float" office:value="-0.1923808157444" calcext:value-type="float">
            <text:p>-0.1923808157444</text:p>
          </table:table-cell>
          <table:table-cell table:formula="of:=AVERAGE([.A255:.A304])" office:value-type="float" office:value="-0.0270832288265228" calcext:value-type="float">
            <text:p>-0.027083228826523</text:p>
          </table:table-cell>
          <table:table-cell office:value-type="float" office:value="0" calcext:value-type="float">
            <text:p>0</text:p>
          </table:table-cell>
          <table:table-cell table:formula="of:=AVERAGE([.C255:.C304])" office:value-type="float" office:value="0.12" calcext:value-type="float">
            <text:p>0.12</text:p>
          </table:table-cell>
          <table:table-cell office:value-type="float" office:value="11.1455102247566" calcext:value-type="float">
            <text:p>11.1455102247566</text:p>
          </table:table-cell>
          <table:table-cell office:value-type="float" office:value="283.095959708818" calcext:value-type="float">
            <text:p>283.095959708818</text:p>
          </table:table-cell>
          <table:table-cell table:formula="of:=AVERAGE([.F255:.F304])" office:value-type="float" office:value="286.348311557021" calcext:value-type="float">
            <text:p>286.348311557021</text:p>
          </table:table-cell>
          <table:table-cell table:number-columns-repeated="4"/>
        </table:table-row>
        <table:table-row table:style-name="ro1">
          <table:table-cell office:value-type="float" office:value="-0.986137866973877" calcext:value-type="float">
            <text:p>-0.986137866973877</text:p>
          </table:table-cell>
          <table:table-cell table:formula="of:=AVERAGE([.A256:.A305])" office:value-type="float" office:value="-0.0596941101551056" calcext:value-type="float">
            <text:p>-0.059694110155106</text:p>
          </table:table-cell>
          <table:table-cell office:value-type="float" office:value="0" calcext:value-type="float">
            <text:p>0</text:p>
          </table:table-cell>
          <table:table-cell table:formula="of:=AVERAGE([.C256:.C305])" office:value-type="float" office:value="0.12" calcext:value-type="float">
            <text:p>0.12</text:p>
          </table:table-cell>
          <table:table-cell office:value-type="float" office:value="11.3583130013555" calcext:value-type="float">
            <text:p>11.3583130013555</text:p>
          </table:table-cell>
          <table:table-cell office:value-type="float" office:value="288.50115023443" calcext:value-type="float">
            <text:p>288.50115023443</text:p>
          </table:table-cell>
          <table:table-cell table:formula="of:=AVERAGE([.F256:.F305])" office:value-type="float" office:value="286.370071436439" calcext:value-type="float">
            <text:p>286.370071436439</text:p>
          </table:table-cell>
          <table:table-cell table:number-columns-repeated="4"/>
        </table:table-row>
        <table:table-row table:style-name="ro1">
          <table:table-cell office:value-type="float" office:value="-0.2767094373703" calcext:value-type="float">
            <text:p>-0.2767094373703</text:p>
          </table:table-cell>
          <table:table-cell table:formula="of:=AVERAGE([.A257:.A306])" office:value-type="float" office:value="-0.105228298902512" calcext:value-type="float">
            <text:p>-0.105228298902512</text:p>
          </table:table-cell>
          <table:table-cell office:value-type="float" office:value="0" calcext:value-type="float">
            <text:p>0</text:p>
          </table:table-cell>
          <table:table-cell table:formula="of:=AVERAGE([.C257:.C306])" office:value-type="float" office:value="0.1" calcext:value-type="float">
            <text:p>0.1</text:p>
          </table:table-cell>
          <table:table-cell office:value-type="float" office:value="11.1636790913463" calcext:value-type="float">
            <text:p>11.1636790913463</text:p>
          </table:table-cell>
          <table:table-cell office:value-type="float" office:value="283.557448920195" calcext:value-type="float">
            <text:p>283.557448920195</text:p>
          </table:table-cell>
          <table:table-cell table:formula="of:=AVERAGE([.F257:.F306])" office:value-type="float" office:value="286.455539774829" calcext:value-type="float">
            <text:p>286.455539774829</text:p>
          </table:table-cell>
          <table:table-cell table:number-columns-repeated="4"/>
        </table:table-row>
        <table:table-row table:style-name="ro1">
          <table:table-cell office:value-type="float" office:value="-0.0309387147426605" calcext:value-type="float">
            <text:p>-0.030938714742661</text:p>
          </table:table-cell>
          <table:table-cell table:formula="of:=AVERAGE([.A258:.A307])" office:value-type="float" office:value="-0.0728035837411881" calcext:value-type="float">
            <text:p>-0.072803583741188</text:p>
          </table:table-cell>
          <table:table-cell office:value-type="float" office:value="0" calcext:value-type="float">
            <text:p>0</text:p>
          </table:table-cell>
          <table:table-cell table:formula="of:=AVERAGE([.C258:.C307])" office:value-type="float" office:value="0.1" calcext:value-type="float">
            <text:p>0.1</text:p>
          </table:table-cell>
          <table:table-cell office:value-type="float" office:value="11.4849776331812" calcext:value-type="float">
            <text:p>11.4849776331812</text:p>
          </table:table-cell>
          <table:table-cell office:value-type="float" office:value="291.718431882803" calcext:value-type="float">
            <text:p>291.718431882803</text:p>
          </table:table-cell>
          <table:table-cell table:formula="of:=AVERAGE([.F258:.F307])" office:value-type="float" office:value="286.47492440787" calcext:value-type="float">
            <text:p>286.47492440787</text:p>
          </table:table-cell>
          <table:table-cell table:number-columns-repeated="4"/>
        </table:table-row>
        <table:table-row table:style-name="ro1">
          <table:table-cell office:value-type="float" office:value="0.150943368673325" calcext:value-type="float">
            <text:p>0.150943368673325</text:p>
          </table:table-cell>
          <table:table-cell table:formula="of:=AVERAGE([.A259:.A308])" office:value-type="float" office:value="-0.109784716367722" calcext:value-type="float">
            <text:p>-0.109784716367722</text:p>
          </table:table-cell>
          <table:table-cell office:value-type="float" office:value="0" calcext:value-type="float">
            <text:p>0</text:p>
          </table:table-cell>
          <table:table-cell table:formula="of:=AVERAGE([.C259:.C308])" office:value-type="float" office:value="0.08" calcext:value-type="float">
            <text:p>0.08</text:p>
          </table:table-cell>
          <table:table-cell office:value-type="float" office:value="11.3479737018794" calcext:value-type="float">
            <text:p>11.3479737018794</text:p>
          </table:table-cell>
          <table:table-cell office:value-type="float" office:value="288.238532027736" calcext:value-type="float">
            <text:p>288.238532027736</text:p>
          </table:table-cell>
          <table:table-cell table:formula="of:=AVERAGE([.F259:.F308])" office:value-type="float" office:value="286.649759230522" calcext:value-type="float">
            <text:p>286.649759230522</text:p>
          </table:table-cell>
          <table:table-cell table:number-columns-repeated="4"/>
        </table:table-row>
        <table:table-row table:style-name="ro1">
          <table:table-cell office:value-type="float" office:value="0.0563968122005463" calcext:value-type="float">
            <text:p>0.056396812200546</text:p>
          </table:table-cell>
          <table:table-cell table:formula="of:=AVERAGE([.A260:.A309])" office:value-type="float" office:value="-0.148656780123711" calcext:value-type="float">
            <text:p>-0.148656780123711</text:p>
          </table:table-cell>
          <table:table-cell office:value-type="float" office:value="0" calcext:value-type="float">
            <text:p>0</text:p>
          </table:table-cell>
          <table:table-cell table:formula="of:=AVERAGE([.C260:.C309])" office:value-type="float" office:value="0.06" calcext:value-type="float">
            <text:p>0.06</text:p>
          </table:table-cell>
          <table:table-cell office:value-type="float" office:value="11.2535413551092" calcext:value-type="float">
            <text:p>11.2535413551092</text:p>
          </table:table-cell>
          <table:table-cell office:value-type="float" office:value="285.839950419774" calcext:value-type="float">
            <text:p>285.839950419774</text:p>
          </table:table-cell>
          <table:table-cell table:formula="of:=AVERAGE([.F260:.F309])" office:value-type="float" office:value="286.774138098078" calcext:value-type="float">
            <text:p>286.774138098078</text:p>
          </table:table-cell>
          <table:table-cell table:number-columns-repeated="4"/>
        </table:table-row>
        <table:table-row table:style-name="ro1">
          <table:table-cell office:value-type="float" office:value="0.0715170204639435" calcext:value-type="float">
            <text:p>0.071517020463944</text:p>
          </table:table-cell>
          <table:table-cell table:formula="of:=AVERAGE([.A261:.A310])" office:value-type="float" office:value="-0.132945541143417" calcext:value-type="float">
            <text:p>-0.132945541143417</text:p>
          </table:table-cell>
          <table:table-cell office:value-type="float" office:value="0" calcext:value-type="float">
            <text:p>0</text:p>
          </table:table-cell>
          <table:table-cell table:formula="of:=AVERAGE([.C261:.C310])" office:value-type="float" office:value="0.06" calcext:value-type="float">
            <text:p>0.06</text:p>
          </table:table-cell>
          <table:table-cell office:value-type="float" office:value="11.1789381233126" calcext:value-type="float">
            <text:p>11.1789381233126</text:p>
          </table:table-cell>
          <table:table-cell office:value-type="float" office:value="283.94502833214" calcext:value-type="float">
            <text:p>283.94502833214</text:p>
          </table:table-cell>
          <table:table-cell table:formula="of:=AVERAGE([.F261:.F310])" office:value-type="float" office:value="286.633464503934" calcext:value-type="float">
            <text:p>286.633464503934</text:p>
          </table:table-cell>
          <table:table-cell table:number-columns-repeated="4"/>
        </table:table-row>
        <table:table-row table:style-name="ro1">
          <table:table-cell office:value-type="float" office:value="0.640854716300964" calcext:value-type="float">
            <text:p>0.640854716300964</text:p>
          </table:table-cell>
          <table:table-cell table:formula="of:=AVERAGE([.A262:.A311])" office:value-type="float" office:value="-0.116158520579338" calcext:value-type="float">
            <text:p>-0.116158520579338</text:p>
          </table:table-cell>
          <table:table-cell office:value-type="float" office:value="0" calcext:value-type="float">
            <text:p>0</text:p>
          </table:table-cell>
          <table:table-cell table:formula="of:=AVERAGE([.C262:.C311])" office:value-type="float" office:value="0.06" calcext:value-type="float">
            <text:p>0.06</text:p>
          </table:table-cell>
          <table:table-cell office:value-type="float" office:value="11.1106109824032" calcext:value-type="float">
            <text:p>11.1106109824032</text:p>
          </table:table-cell>
          <table:table-cell office:value-type="float" office:value="282.20951895304" calcext:value-type="float">
            <text:p>282.20951895304</text:p>
          </table:table-cell>
          <table:table-cell table:formula="of:=AVERAGE([.F262:.F311])" office:value-type="float" office:value="286.604199799639" calcext:value-type="float">
            <text:p>286.604199799639</text:p>
          </table:table-cell>
          <table:table-cell table:number-columns-repeated="4"/>
        </table:table-row>
        <table:table-row table:style-name="ro1">
          <table:table-cell office:value-type="float" office:value="-0.183807820081711" calcext:value-type="float">
            <text:p>-0.183807820081711</text:p>
          </table:table-cell>
          <table:table-cell table:formula="of:=AVERAGE([.A263:.A312])" office:value-type="float" office:value="-0.133088361024857" calcext:value-type="float">
            <text:p>-0.133088361024857</text:p>
          </table:table-cell>
          <table:table-cell office:value-type="float" office:value="0" calcext:value-type="float">
            <text:p>0</text:p>
          </table:table-cell>
          <table:table-cell table:formula="of:=AVERAGE([.C263:.C312])" office:value-type="float" office:value="0.06" calcext:value-type="float">
            <text:p>0.06</text:p>
          </table:table-cell>
          <table:table-cell office:value-type="float" office:value="11.3890082366705" calcext:value-type="float">
            <text:p>11.3890082366705</text:p>
          </table:table-cell>
          <table:table-cell office:value-type="float" office:value="289.28080921143" calcext:value-type="float">
            <text:p>289.28080921143</text:p>
          </table:table-cell>
          <table:table-cell table:formula="of:=AVERAGE([.F263:.F312])" office:value-type="float" office:value="286.744326222849" calcext:value-type="float">
            <text:p>286.744326222849</text:p>
          </table:table-cell>
          <table:table-cell table:number-columns-repeated="4"/>
        </table:table-row>
        <table:table-row table:style-name="ro1">
          <table:table-cell office:value-type="float" office:value="-0.913257360458374" calcext:value-type="float">
            <text:p>-0.913257360458374</text:p>
          </table:table-cell>
          <table:table-cell table:formula="of:=AVERAGE([.A264:.A313])" office:value-type="float" office:value="-0.139435185194016" calcext:value-type="float">
            <text:p>-0.139435185194016</text:p>
          </table:table-cell>
          <table:table-cell office:value-type="float" office:value="0" calcext:value-type="float">
            <text:p>0</text:p>
          </table:table-cell>
          <table:table-cell table:formula="of:=AVERAGE([.C264:.C313])" office:value-type="float" office:value="0.06" calcext:value-type="float">
            <text:p>0.06</text:p>
          </table:table-cell>
          <table:table-cell office:value-type="float" office:value="11.4363505419999" calcext:value-type="float">
            <text:p>11.4363505419999</text:p>
          </table:table-cell>
          <table:table-cell office:value-type="float" office:value="290.483303766798" calcext:value-type="float">
            <text:p>290.483303766798</text:p>
          </table:table-cell>
          <table:table-cell table:formula="of:=AVERAGE([.F264:.F313])" office:value-type="float" office:value="286.857897570379" calcext:value-type="float">
            <text:p>286.857897570379</text:p>
          </table:table-cell>
          <table:table-cell table:number-columns-repeated="4"/>
        </table:table-row>
        <table:table-row table:style-name="ro1">
          <table:table-cell office:value-type="float" office:value="-0.552473783493042" calcext:value-type="float">
            <text:p>-0.552473783493042</text:p>
          </table:table-cell>
          <table:table-cell table:formula="of:=AVERAGE([.A265:.A314])" office:value-type="float" office:value="-0.153847633004189" calcext:value-type="float">
            <text:p>-0.153847633004189</text:p>
          </table:table-cell>
          <table:table-cell office:value-type="float" office:value="0" calcext:value-type="float">
            <text:p>0</text:p>
          </table:table-cell>
          <table:table-cell table:formula="of:=AVERAGE([.C265:.C314])" office:value-type="float" office:value="0.06" calcext:value-type="float">
            <text:p>0.06</text:p>
          </table:table-cell>
          <table:table-cell office:value-type="float" office:value="11.5687796970129" calcext:value-type="float">
            <text:p>11.5687796970129</text:p>
          </table:table-cell>
          <table:table-cell office:value-type="float" office:value="293.847004304128" calcext:value-type="float">
            <text:p>293.847004304128</text:p>
          </table:table-cell>
          <table:table-cell table:formula="of:=AVERAGE([.F265:.F314])" office:value-type="float" office:value="286.898181987351" calcext:value-type="float">
            <text:p>286.898181987351</text:p>
          </table:table-cell>
          <table:table-cell table:number-columns-repeated="4"/>
        </table:table-row>
        <table:table-row table:style-name="ro1">
          <table:table-cell office:value-type="float" office:value="-0.562849581241608" calcext:value-type="float">
            <text:p>-0.562849581241608</text:p>
          </table:table-cell>
          <table:table-cell table:formula="of:=AVERAGE([.A266:.A315])" office:value-type="float" office:value="-0.146189348101616" calcext:value-type="float">
            <text:p>-0.146189348101616</text:p>
          </table:table-cell>
          <table:table-cell office:value-type="float" office:value="0" calcext:value-type="float">
            <text:p>0</text:p>
          </table:table-cell>
          <table:table-cell table:formula="of:=AVERAGE([.C266:.C315])" office:value-type="float" office:value="0.06" calcext:value-type="float">
            <text:p>0.06</text:p>
          </table:table-cell>
          <table:table-cell office:value-type="float" office:value="11.2722663755745" calcext:value-type="float">
            <text:p>11.2722663755745</text:p>
          </table:table-cell>
          <table:table-cell office:value-type="float" office:value="286.315565939591" calcext:value-type="float">
            <text:p>286.315565939591</text:p>
          </table:table-cell>
          <table:table-cell table:formula="of:=AVERAGE([.F266:.F315])" office:value-type="float" office:value="286.789489878677" calcext:value-type="float">
            <text:p>286.789489878677</text:p>
          </table:table-cell>
          <table:table-cell table:number-columns-repeated="4"/>
        </table:table-row>
        <table:table-row table:style-name="ro1">
          <table:table-cell office:value-type="float" office:value="-0.420716494321823" calcext:value-type="float">
            <text:p>-0.420716494321823</text:p>
          </table:table-cell>
          <table:table-cell table:formula="of:=AVERAGE([.A267:.A316])" office:value-type="float" office:value="-0.150254194140434" calcext:value-type="float">
            <text:p>-0.150254194140434</text:p>
          </table:table-cell>
          <table:table-cell office:value-type="float" office:value="0" calcext:value-type="float">
            <text:p>0</text:p>
          </table:table-cell>
          <table:table-cell table:formula="of:=AVERAGE([.C267:.C316])" office:value-type="float" office:value="0.06" calcext:value-type="float">
            <text:p>0.06</text:p>
          </table:table-cell>
          <table:table-cell office:value-type="float" office:value="11.564346892494" calcext:value-type="float">
            <text:p>11.564346892494</text:p>
          </table:table-cell>
          <table:table-cell office:value-type="float" office:value="293.734411069347" calcext:value-type="float">
            <text:p>293.734411069347</text:p>
          </table:table-cell>
          <table:table-cell table:formula="of:=AVERAGE([.F267:.F316])" office:value-type="float" office:value="286.880390587324" calcext:value-type="float">
            <text:p>286.880390587324</text:p>
          </table:table-cell>
          <table:table-cell table:number-columns-repeated="4"/>
        </table:table-row>
        <table:table-row table:style-name="ro1">
          <table:table-cell office:value-type="float" office:value="-0.102181673049927" calcext:value-type="float">
            <text:p>-0.102181673049927</text:p>
          </table:table-cell>
          <table:table-cell table:formula="of:=AVERAGE([.A268:.A317])" office:value-type="float" office:value="-0.164340762495995" calcext:value-type="float">
            <text:p>-0.164340762495995</text:p>
          </table:table-cell>
          <table:table-cell office:value-type="float" office:value="0" calcext:value-type="float">
            <text:p>0</text:p>
          </table:table-cell>
          <table:table-cell table:formula="of:=AVERAGE([.C268:.C317])" office:value-type="float" office:value="0.06" calcext:value-type="float">
            <text:p>0.06</text:p>
          </table:table-cell>
          <table:table-cell office:value-type="float" office:value="11.421092683354" calcext:value-type="float">
            <text:p>11.421092683354</text:p>
          </table:table-cell>
          <table:table-cell office:value-type="float" office:value="290.095754157192" calcext:value-type="float">
            <text:p>290.095754157192</text:p>
          </table:table-cell>
          <table:table-cell table:formula="of:=AVERAGE([.F268:.F317])" office:value-type="float" office:value="287.059671918877" calcext:value-type="float">
            <text:p>287.05967191887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69:.A318])" office:value-type="float" office:value="-0.118001735210419" calcext:value-type="float">
            <text:p>-0.118001735210419</text:p>
          </table:table-cell>
          <table:table-cell office:value-type="float" office:value="1" calcext:value-type="float">
            <text:p>1</text:p>
          </table:table-cell>
          <table:table-cell table:formula="of:=AVERAGE([.C269:.C318])" office:value-type="float" office:value="0.08" calcext:value-type="float">
            <text:p>0.08</text:p>
          </table:table-cell>
          <table:table-cell office:value-type="float" office:value="10.9990505042493" calcext:value-type="float">
            <text:p>10.9990505042493</text:p>
          </table:table-cell>
          <table:table-cell office:value-type="float" office:value="279.375882807933" calcext:value-type="float">
            <text:p>279.375882807933</text:p>
          </table:table-cell>
          <table:table-cell table:formula="of:=AVERAGE([.F269:.F318])" office:value-type="float" office:value="286.821767003345" calcext:value-type="float">
            <text:p>286.821767003345</text:p>
          </table:table-cell>
          <table:table-cell table:number-columns-repeated="4"/>
        </table:table-row>
        <table:table-row table:style-name="ro1">
          <table:table-cell office:value-type="float" office:value="-0.135676681995392" calcext:value-type="float">
            <text:p>-0.135676681995392</text:p>
          </table:table-cell>
          <table:table-cell table:formula="of:=AVERAGE([.A270:.A319])" office:value-type="float" office:value="-0.112712470293045" calcext:value-type="float">
            <text:p>-0.112712470293045</text:p>
          </table:table-cell>
          <table:table-cell office:value-type="float" office:value="0" calcext:value-type="float">
            <text:p>0</text:p>
          </table:table-cell>
          <table:table-cell table:formula="of:=AVERAGE([.C270:.C319])" office:value-type="float" office:value="0.08" calcext:value-type="float">
            <text:p>0.08</text:p>
          </table:table-cell>
          <table:table-cell office:value-type="float" office:value="11.4222343241155" calcext:value-type="float">
            <text:p>11.4222343241155</text:p>
          </table:table-cell>
          <table:table-cell office:value-type="float" office:value="290.124751832534" calcext:value-type="float">
            <text:p>290.124751832534</text:p>
          </table:table-cell>
          <table:table-cell table:formula="of:=AVERAGE([.F270:.F319])" office:value-type="float" office:value="286.771095875366" calcext:value-type="float">
            <text:p>286.7710958753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1:.A320])" office:value-type="float" office:value="-0.0727545303106308" calcext:value-type="float">
            <text:p>-0.072754530310631</text:p>
          </table:table-cell>
          <table:table-cell office:value-type="float" office:value="1" calcext:value-type="float">
            <text:p>1</text:p>
          </table:table-cell>
          <table:table-cell table:formula="of:=AVERAGE([.C271:.C320])" office:value-type="float" office:value="0.1" calcext:value-type="float">
            <text:p>0.1</text:p>
          </table:table-cell>
          <table:table-cell office:value-type="float" office:value="10.9971790581912" calcext:value-type="float">
            <text:p>10.9971790581912</text:p>
          </table:table-cell>
          <table:table-cell office:value-type="float" office:value="279.328348078056" calcext:value-type="float">
            <text:p>279.328348078056</text:p>
          </table:table-cell>
          <table:table-cell table:formula="of:=AVERAGE([.F271:.F320])" office:value-type="float" office:value="286.676841807593" calcext:value-type="float">
            <text:p>286.676841807593</text:p>
          </table:table-cell>
          <table:table-cell table:number-columns-repeated="4"/>
        </table:table-row>
        <table:table-row table:style-name="ro1">
          <table:table-cell office:value-type="float" office:value="-0.349661827087402" calcext:value-type="float">
            <text:p>-0.349661827087402</text:p>
          </table:table-cell>
          <table:table-cell table:formula="of:=AVERAGE([.A272:.A321])" office:value-type="float" office:value="-0.0628375643491745" calcext:value-type="float">
            <text:p>-0.062837564349175</text:p>
          </table:table-cell>
          <table:table-cell office:value-type="float" office:value="0" calcext:value-type="float">
            <text:p>0</text:p>
          </table:table-cell>
          <table:table-cell table:formula="of:=AVERAGE([.C272:.C321])" office:value-type="float" office:value="0.1" calcext:value-type="float">
            <text:p>0.1</text:p>
          </table:table-cell>
          <table:table-cell office:value-type="float" office:value="11.5156318022817" calcext:value-type="float">
            <text:p>11.5156318022817</text:p>
          </table:table-cell>
          <table:table-cell office:value-type="float" office:value="292.497047777956" calcext:value-type="float">
            <text:p>292.497047777956</text:p>
          </table:table-cell>
          <table:table-cell table:formula="of:=AVERAGE([.F272:.F321])" office:value-type="float" office:value="286.908548432768" calcext:value-type="float">
            <text:p>286.908548432768</text:p>
          </table:table-cell>
          <table:table-cell table:number-columns-repeated="4"/>
        </table:table-row>
        <table:table-row table:style-name="ro1">
          <table:table-cell office:value-type="float" office:value="0.270561307668686" calcext:value-type="float">
            <text:p>0.270561307668686</text:p>
          </table:table-cell>
          <table:table-cell table:formula="of:=AVERAGE([.A273:.A322])" office:value-type="float" office:value="-0.0437395572662354" calcext:value-type="float">
            <text:p>-0.043739557266235</text:p>
          </table:table-cell>
          <table:table-cell office:value-type="float" office:value="0" calcext:value-type="float">
            <text:p>0</text:p>
          </table:table-cell>
          <table:table-cell table:formula="of:=AVERAGE([.C273:.C322])" office:value-type="float" office:value="0.1" calcext:value-type="float">
            <text:p>0.1</text:p>
          </table:table-cell>
          <table:table-cell office:value-type="float" office:value="11.1157243127614" calcext:value-type="float">
            <text:p>11.1157243127614</text:p>
          </table:table-cell>
          <table:table-cell office:value-type="float" office:value="282.33939754414" calcext:value-type="float">
            <text:p>282.33939754414</text:p>
          </table:table-cell>
          <table:table-cell table:formula="of:=AVERAGE([.F273:.F322])" office:value-type="float" office:value="286.791317954119" calcext:value-type="float">
            <text:p>286.791317954119</text:p>
          </table:table-cell>
          <table:table-cell table:number-columns-repeated="4"/>
        </table:table-row>
        <table:table-row table:style-name="ro1">
          <table:table-cell office:value-type="float" office:value="0.618926763534546" calcext:value-type="float">
            <text:p>0.618926763534546</text:p>
          </table:table-cell>
          <table:table-cell table:formula="of:=AVERAGE([.A274:.A323])" office:value-type="float" office:value="-0.0133904790878296" calcext:value-type="float">
            <text:p>-0.01339047908783</text:p>
          </table:table-cell>
          <table:table-cell office:value-type="float" office:value="0" calcext:value-type="float">
            <text:p>0</text:p>
          </table:table-cell>
          <table:table-cell table:formula="of:=AVERAGE([.C274:.C323])" office:value-type="float" office:value="0.1" calcext:value-type="float">
            <text:p>0.1</text:p>
          </table:table-cell>
          <table:table-cell office:value-type="float" office:value="11.080159797734" calcext:value-type="float">
            <text:p>11.080159797734</text:p>
          </table:table-cell>
          <table:table-cell office:value-type="float" office:value="281.436058862444" calcext:value-type="float">
            <text:p>281.436058862444</text:p>
          </table:table-cell>
          <table:table-cell table:formula="of:=AVERAGE([.F274:.F323])" office:value-type="float" office:value="286.693855366585" calcext:value-type="float">
            <text:p>286.693855366585</text:p>
          </table:table-cell>
          <table:table-cell table:number-columns-repeated="4"/>
        </table:table-row>
        <table:table-row table:style-name="ro1">
          <table:table-cell office:value-type="float" office:value="-1.2769113779068" calcext:value-type="float">
            <text:p>-1.2769113779068</text:p>
          </table:table-cell>
          <table:table-cell table:formula="of:=AVERAGE([.A275:.A324])" office:value-type="float" office:value="-0.0210168361663818" calcext:value-type="float">
            <text:p>-0.021016836166382</text:p>
          </table:table-cell>
          <table:table-cell office:value-type="float" office:value="0" calcext:value-type="float">
            <text:p>0</text:p>
          </table:table-cell>
          <table:table-cell table:formula="of:=AVERAGE([.C275:.C324])" office:value-type="float" office:value="0.1" calcext:value-type="float">
            <text:p>0.1</text:p>
          </table:table-cell>
          <table:table-cell office:value-type="float" office:value="11.4598908694387" calcext:value-type="float">
            <text:p>11.4598908694387</text:p>
          </table:table-cell>
          <table:table-cell office:value-type="float" office:value="291.081228083742" calcext:value-type="float">
            <text:p>291.081228083742</text:p>
          </table:table-cell>
          <table:table-cell table:formula="of:=AVERAGE([.F275:.F324])" office:value-type="float" office:value="286.683956817882" calcext:value-type="float">
            <text:p>286.683956817882</text:p>
          </table:table-cell>
          <table:table-cell table:number-columns-repeated="4"/>
        </table:table-row>
        <table:table-row table:style-name="ro1">
          <table:table-cell office:value-type="float" office:value="0.187114328145981" calcext:value-type="float">
            <text:p>0.187114328145981</text:p>
          </table:table-cell>
          <table:table-cell table:formula="of:=AVERAGE([.A276:.A325])" office:value-type="float" office:value="-0.0195621716976166" calcext:value-type="float">
            <text:p>-0.019562171697617</text:p>
          </table:table-cell>
          <table:table-cell office:value-type="float" office:value="0" calcext:value-type="float">
            <text:p>0</text:p>
          </table:table-cell>
          <table:table-cell table:formula="of:=AVERAGE([.C276:.C325])" office:value-type="float" office:value="0.1" calcext:value-type="float">
            <text:p>0.1</text:p>
          </table:table-cell>
          <table:table-cell office:value-type="float" office:value="11.3592234979957" calcext:value-type="float">
            <text:p>11.3592234979957</text:p>
          </table:table-cell>
          <table:table-cell office:value-type="float" office:value="288.524276849092" calcext:value-type="float">
            <text:p>288.524276849092</text:p>
          </table:table-cell>
          <table:table-cell table:formula="of:=AVERAGE([.F276:.F325])" office:value-type="float" office:value="286.69228061102" calcext:value-type="float">
            <text:p>286.69228061102</text:p>
          </table:table-cell>
          <table:table-cell table:number-columns-repeated="4"/>
        </table:table-row>
        <table:table-row table:style-name="ro1">
          <table:table-cell office:value-type="float" office:value="-0.904943823814392" calcext:value-type="float">
            <text:p>-0.904943823814392</text:p>
          </table:table-cell>
          <table:table-cell table:formula="of:=AVERAGE([.A277:.A326])" office:value-type="float" office:value="-0.0390947049856186" calcext:value-type="float">
            <text:p>-0.039094704985619</text:p>
          </table:table-cell>
          <table:table-cell office:value-type="float" office:value="0" calcext:value-type="float">
            <text:p>0</text:p>
          </table:table-cell>
          <table:table-cell table:formula="of:=AVERAGE([.C277:.C326])" office:value-type="float" office:value="0.1" calcext:value-type="float">
            <text:p>0.1</text:p>
          </table:table-cell>
          <table:table-cell office:value-type="float" office:value="11.3319062521488" calcext:value-type="float">
            <text:p>11.3319062521488</text:p>
          </table:table-cell>
          <table:table-cell office:value-type="float" office:value="287.830418804578" calcext:value-type="float">
            <text:p>287.830418804578</text:p>
          </table:table-cell>
          <table:table-cell table:formula="of:=AVERAGE([.F277:.F326])" office:value-type="float" office:value="286.703151908051" calcext:value-type="float">
            <text:p>286.703151908051</text:p>
          </table:table-cell>
          <table:table-cell table:number-columns-repeated="4"/>
        </table:table-row>
        <table:table-row table:style-name="ro1">
          <table:table-cell office:value-type="float" office:value="0.276459902524948" calcext:value-type="float">
            <text:p>0.276459902524948</text:p>
          </table:table-cell>
          <table:table-cell table:formula="of:=AVERAGE([.A278:.A327])" office:value-type="float" office:value="-0.0178499031066894" calcext:value-type="float">
            <text:p>-0.01784990310669</text:p>
          </table:table-cell>
          <table:table-cell office:value-type="float" office:value="0" calcext:value-type="float">
            <text:p>0</text:p>
          </table:table-cell>
          <table:table-cell table:formula="of:=AVERAGE([.C278:.C327])" office:value-type="float" office:value="0.1" calcext:value-type="float">
            <text:p>0.1</text:p>
          </table:table-cell>
          <table:table-cell office:value-type="float" office:value="11.4139283889145" calcext:value-type="float">
            <text:p>11.4139283889145</text:p>
          </table:table-cell>
          <table:table-cell office:value-type="float" office:value="289.913781078427" calcext:value-type="float">
            <text:p>289.913781078427</text:p>
          </table:table-cell>
          <table:table-cell table:formula="of:=AVERAGE([.F278:.F327])" office:value-type="float" office:value="286.832671678995" calcext:value-type="float">
            <text:p>286.832671678995</text:p>
          </table:table-cell>
          <table:table-cell table:number-columns-repeated="4"/>
        </table:table-row>
        <table:table-row table:style-name="ro1">
          <table:table-cell office:value-type="float" office:value="-0.127759158611298" calcext:value-type="float">
            <text:p>-0.127759158611298</text:p>
          </table:table-cell>
          <table:table-cell table:formula="of:=AVERAGE([.A279:.A328])" office:value-type="float" office:value="-0.0193755012750626" calcext:value-type="float">
            <text:p>-0.019375501275063</text:p>
          </table:table-cell>
          <table:table-cell office:value-type="float" office:value="0" calcext:value-type="float">
            <text:p>0</text:p>
          </table:table-cell>
          <table:table-cell table:formula="of:=AVERAGE([.C279:.C328])" office:value-type="float" office:value="0.1" calcext:value-type="float">
            <text:p>0.1</text:p>
          </table:table-cell>
          <table:table-cell office:value-type="float" office:value="11.1206487385333" calcext:value-type="float">
            <text:p>11.1206487385333</text:p>
          </table:table-cell>
          <table:table-cell office:value-type="float" office:value="282.464477958745" calcext:value-type="float">
            <text:p>282.464477958745</text:p>
          </table:table-cell>
          <table:table-cell table:formula="of:=AVERAGE([.F279:.F328])" office:value-type="float" office:value="286.730929475655" calcext:value-type="float">
            <text:p>286.730929475655</text:p>
          </table:table-cell>
          <table:table-cell table:number-columns-repeated="4"/>
        </table:table-row>
        <table:table-row table:style-name="ro1">
          <table:table-cell office:value-type="float" office:value="-0.0406014621257782" calcext:value-type="float">
            <text:p>-0.040601462125778</text:p>
          </table:table-cell>
          <table:table-cell table:formula="of:=AVERAGE([.A280:.A329])" office:value-type="float" office:value="-0.0601875305175781" calcext:value-type="float">
            <text:p>-0.060187530517578</text:p>
          </table:table-cell>
          <table:table-cell office:value-type="float" office:value="0" calcext:value-type="float">
            <text:p>0</text:p>
          </table:table-cell>
          <table:table-cell table:formula="of:=AVERAGE([.C280:.C329])" office:value-type="float" office:value="0.08" calcext:value-type="float">
            <text:p>0.08</text:p>
          </table:table-cell>
          <table:table-cell office:value-type="float" office:value="11.1884490585774" calcext:value-type="float">
            <text:p>11.1884490585774</text:p>
          </table:table-cell>
          <table:table-cell office:value-type="float" office:value="284.186606087866" calcext:value-type="float">
            <text:p>284.186606087866</text:p>
          </table:table-cell>
          <table:table-cell table:formula="of:=AVERAGE([.F280:.F329])" office:value-type="float" office:value="286.826463255843" calcext:value-type="float">
            <text:p>286.826463255843</text:p>
          </table:table-cell>
          <table:table-cell table:number-columns-repeated="4"/>
        </table:table-row>
        <table:table-row table:style-name="ro1">
          <table:table-cell office:value-type="float" office:value="0.497872263193131" calcext:value-type="float">
            <text:p>0.497872263193131</text:p>
          </table:table-cell>
          <table:table-cell table:formula="of:=AVERAGE([.A281:.A330])" office:value-type="float" office:value="-0.030640315413475" calcext:value-type="float">
            <text:p>-0.030640315413475</text:p>
          </table:table-cell>
          <table:table-cell office:value-type="float" office:value="0" calcext:value-type="float">
            <text:p>0</text:p>
          </table:table-cell>
          <table:table-cell table:formula="of:=AVERAGE([.C281:.C330])" office:value-type="float" office:value="0.08" calcext:value-type="float">
            <text:p>0.08</text:p>
          </table:table-cell>
          <table:table-cell office:value-type="float" office:value="11.2350204923958" calcext:value-type="float">
            <text:p>11.2350204923958</text:p>
          </table:table-cell>
          <table:table-cell office:value-type="float" office:value="285.369520506852" calcext:value-type="float">
            <text:p>285.369520506852</text:p>
          </table:table-cell>
          <table:table-cell table:formula="of:=AVERAGE([.F281:.F330])" office:value-type="float" office:value="286.864057713743" calcext:value-type="float">
            <text:p>286.864057713743</text:p>
          </table:table-cell>
          <table:table-cell table:number-columns-repeated="4"/>
        </table:table-row>
        <table:table-row table:style-name="ro1">
          <table:table-cell office:value-type="float" office:value="-0.806238770484924" calcext:value-type="float">
            <text:p>-0.806238770484924</text:p>
          </table:table-cell>
          <table:table-cell table:formula="of:=AVERAGE([.A282:.A331])" office:value-type="float" office:value="-0.0266745513677597" calcext:value-type="float">
            <text:p>-0.02667455136776</text:p>
          </table:table-cell>
          <table:table-cell office:value-type="float" office:value="0" calcext:value-type="float">
            <text:p>0</text:p>
          </table:table-cell>
          <table:table-cell table:formula="of:=AVERAGE([.C282:.C331])" office:value-type="float" office:value="0.08" calcext:value-type="float">
            <text:p>0.08</text:p>
          </table:table-cell>
          <table:table-cell office:value-type="float" office:value="11.5181075083524" calcext:value-type="float">
            <text:p>11.5181075083524</text:p>
          </table:table-cell>
          <table:table-cell office:value-type="float" office:value="292.559930712151" calcext:value-type="float">
            <text:p>292.559930712151</text:p>
          </table:table-cell>
          <table:table-cell table:formula="of:=AVERAGE([.F282:.F331])" office:value-type="float" office:value="287.037771968468" calcext:value-type="float">
            <text:p>287.037771968468</text:p>
          </table:table-cell>
          <table:table-cell table:number-columns-repeated="4"/>
        </table:table-row>
        <table:table-row table:style-name="ro1">
          <table:table-cell office:value-type="float" office:value="0.0864802598953247" calcext:value-type="float">
            <text:p>0.086480259895325</text:p>
          </table:table-cell>
          <table:table-cell table:formula="of:=AVERAGE([.A283:.A332])" office:value-type="float" office:value="-0.00351477801799774" calcext:value-type="float">
            <text:p>-0.003514778017998</text:p>
          </table:table-cell>
          <table:table-cell office:value-type="float" office:value="0" calcext:value-type="float">
            <text:p>0</text:p>
          </table:table-cell>
          <table:table-cell table:formula="of:=AVERAGE([.C283:.C332])" office:value-type="float" office:value="0.08" calcext:value-type="float">
            <text:p>0.08</text:p>
          </table:table-cell>
          <table:table-cell office:value-type="float" office:value="11.381178669557" calcext:value-type="float">
            <text:p>11.381178669557</text:p>
          </table:table-cell>
          <table:table-cell office:value-type="float" office:value="289.081938206747" calcext:value-type="float">
            <text:p>289.081938206747</text:p>
          </table:table-cell>
          <table:table-cell table:formula="of:=AVERAGE([.F283:.F332])" office:value-type="float" office:value="287.005452524479" calcext:value-type="float">
            <text:p>287.005452524479</text:p>
          </table:table-cell>
          <table:table-cell table:number-columns-repeated="4"/>
        </table:table-row>
        <table:table-row table:style-name="ro1">
          <table:table-cell office:value-type="float" office:value="-0.239116638898849" calcext:value-type="float">
            <text:p>-0.239116638898849</text:p>
          </table:table-cell>
          <table:table-cell table:formula="of:=AVERAGE([.A284:.A333])" office:value-type="float" office:value="-0.0107407420873642" calcext:value-type="float">
            <text:p>-0.010740742087364</text:p>
          </table:table-cell>
          <table:table-cell office:value-type="float" office:value="0" calcext:value-type="float">
            <text:p>0</text:p>
          </table:table-cell>
          <table:table-cell table:formula="of:=AVERAGE([.C284:.C333])" office:value-type="float" office:value="0.08" calcext:value-type="float">
            <text:p>0.08</text:p>
          </table:table-cell>
          <table:table-cell office:value-type="float" office:value="11.2548413941264" calcext:value-type="float">
            <text:p>11.2548413941264</text:p>
          </table:table-cell>
          <table:table-cell office:value-type="float" office:value="285.872971410811" calcext:value-type="float">
            <text:p>285.872971410811</text:p>
          </table:table-cell>
          <table:table-cell table:formula="of:=AVERAGE([.F284:.F333])" office:value-type="float" office:value="286.910874207263" calcext:value-type="float">
            <text:p>286.910874207263</text:p>
          </table:table-cell>
          <table:table-cell table:number-columns-repeated="4"/>
        </table:table-row>
        <table:table-row table:style-name="ro1">
          <table:table-cell office:value-type="float" office:value="0.143669158220291" calcext:value-type="float">
            <text:p>0.143669158220291</text:p>
          </table:table-cell>
          <table:table-cell table:formula="of:=AVERAGE([.A285:.A334])" office:value-type="float" office:value="0.000134223103523254" calcext:value-type="float">
            <text:p>0.000134223103523</text:p>
          </table:table-cell>
          <table:table-cell office:value-type="float" office:value="0" calcext:value-type="float">
            <text:p>0</text:p>
          </table:table-cell>
          <table:table-cell table:formula="of:=AVERAGE([.C285:.C334])" office:value-type="float" office:value="0.08" calcext:value-type="float">
            <text:p>0.08</text:p>
          </table:table-cell>
          <table:table-cell office:value-type="float" office:value="11.4381128692597" calcext:value-type="float">
            <text:p>11.4381128692597</text:p>
          </table:table-cell>
          <table:table-cell office:value-type="float" office:value="290.528066879197" calcext:value-type="float">
            <text:p>290.528066879197</text:p>
          </table:table-cell>
          <table:table-cell table:formula="of:=AVERAGE([.F285:.F334])" office:value-type="float" office:value="287.003610143914" calcext:value-type="float">
            <text:p>287.003610143914</text:p>
          </table:table-cell>
          <table:table-cell table:number-columns-repeated="4"/>
        </table:table-row>
        <table:table-row table:style-name="ro1">
          <table:table-cell office:value-type="float" office:value="0.0890637338161469" calcext:value-type="float">
            <text:p>0.089063733816147</text:p>
          </table:table-cell>
          <table:table-cell table:formula="of:=AVERAGE([.A286:.A335])" office:value-type="float" office:value="0.0152414536476135" calcext:value-type="float">
            <text:p>0.015241453647614</text:p>
          </table:table-cell>
          <table:table-cell office:value-type="float" office:value="0" calcext:value-type="float">
            <text:p>0</text:p>
          </table:table-cell>
          <table:table-cell table:formula="of:=AVERAGE([.C286:.C335])" office:value-type="float" office:value="0.08" calcext:value-type="float">
            <text:p>0.08</text:p>
          </table:table-cell>
          <table:table-cell office:value-type="float" office:value="11.4057902385324" calcext:value-type="float">
            <text:p>11.4057902385324</text:p>
          </table:table-cell>
          <table:table-cell office:value-type="float" office:value="289.707072058724" calcext:value-type="float">
            <text:p>289.707072058724</text:p>
          </table:table-cell>
          <table:table-cell table:formula="of:=AVERAGE([.F286:.F335])" office:value-type="float" office:value="287.002390036177" calcext:value-type="float">
            <text:p>287.002390036177</text:p>
          </table:table-cell>
          <table:table-cell table:number-columns-repeated="4"/>
        </table:table-row>
        <table:table-row table:style-name="ro1">
          <table:table-cell office:value-type="float" office:value="0.199433475732803" calcext:value-type="float">
            <text:p>0.199433475732803</text:p>
          </table:table-cell>
          <table:table-cell table:formula="of:=AVERAGE([.A287:.A336])" office:value-type="float" office:value="0.0204814803600311" calcext:value-type="float">
            <text:p>0.020481480360031</text:p>
          </table:table-cell>
          <table:table-cell office:value-type="float" office:value="0" calcext:value-type="float">
            <text:p>0</text:p>
          </table:table-cell>
          <table:table-cell table:formula="of:=AVERAGE([.C287:.C336])" office:value-type="float" office:value="0.08" calcext:value-type="float">
            <text:p>0.08</text:p>
          </table:table-cell>
          <table:table-cell office:value-type="float" office:value="11.3211680237323" calcext:value-type="float">
            <text:p>11.3211680237323</text:p>
          </table:table-cell>
          <table:table-cell office:value-type="float" office:value="287.557667802801" calcext:value-type="float">
            <text:p>287.557667802801</text:p>
          </table:table-cell>
          <table:table-cell table:formula="of:=AVERAGE([.F287:.F336])" office:value-type="float" office:value="286.967245926546" calcext:value-type="float">
            <text:p>286.967245926546</text:p>
          </table:table-cell>
          <table:table-cell table:number-columns-repeated="4"/>
        </table:table-row>
        <table:table-row table:style-name="ro1">
          <table:table-cell office:value-type="float" office:value="0.0780334770679474" calcext:value-type="float">
            <text:p>0.078033477067947</text:p>
          </table:table-cell>
          <table:table-cell table:formula="of:=AVERAGE([.A288:.A337])" office:value-type="float" office:value="0.0383066302537918" calcext:value-type="float">
            <text:p>0.038306630253792</text:p>
          </table:table-cell>
          <table:table-cell office:value-type="float" office:value="0" calcext:value-type="float">
            <text:p>0</text:p>
          </table:table-cell>
          <table:table-cell table:formula="of:=AVERAGE([.C288:.C337])" office:value-type="float" office:value="0.08" calcext:value-type="float">
            <text:p>0.08</text:p>
          </table:table-cell>
          <table:table-cell office:value-type="float" office:value="11.2857149741441" calcext:value-type="float">
            <text:p>11.2857149741441</text:p>
          </table:table-cell>
          <table:table-cell office:value-type="float" office:value="286.65716034326" calcext:value-type="float">
            <text:p>286.65716034326</text:p>
          </table:table-cell>
          <table:table-cell table:formula="of:=AVERAGE([.F288:.F337])" office:value-type="float" office:value="286.849241779191" calcext:value-type="float">
            <text:p>286.849241779191</text:p>
          </table:table-cell>
          <table:table-cell table:number-columns-repeated="4"/>
        </table:table-row>
        <table:table-row table:style-name="ro1">
          <table:table-cell office:value-type="float" office:value="-0.34403669834137" calcext:value-type="float">
            <text:p>-0.34403669834137</text:p>
          </table:table-cell>
          <table:table-cell table:formula="of:=AVERAGE([.A289:.A338])" office:value-type="float" office:value="0.0396101397275925" calcext:value-type="float">
            <text:p>0.039610139727593</text:p>
          </table:table-cell>
          <table:table-cell office:value-type="float" office:value="0" calcext:value-type="float">
            <text:p>0</text:p>
          </table:table-cell>
          <table:table-cell table:formula="of:=AVERAGE([.C289:.C338])" office:value-type="float" office:value="0.08" calcext:value-type="float">
            <text:p>0.08</text:p>
          </table:table-cell>
          <table:table-cell office:value-type="float" office:value="11.137600871855" calcext:value-type="float">
            <text:p>11.137600871855</text:p>
          </table:table-cell>
          <table:table-cell office:value-type="float" office:value="282.895062145117" calcext:value-type="float">
            <text:p>282.895062145117</text:p>
          </table:table-cell>
          <table:table-cell table:formula="of:=AVERAGE([.F289:.F338])" office:value-type="float" office:value="286.631178068526" calcext:value-type="float">
            <text:p>286.631178068526</text:p>
          </table:table-cell>
          <table:table-cell table:number-columns-repeated="4"/>
        </table:table-row>
        <table:table-row table:style-name="ro1">
          <table:table-cell office:value-type="float" office:value="-0.57628732919693" calcext:value-type="float">
            <text:p>-0.57628732919693</text:p>
          </table:table-cell>
          <table:table-cell table:formula="of:=AVERAGE([.A290:.A339])" office:value-type="float" office:value="0.0277750247716904" calcext:value-type="float">
            <text:p>0.02777502477169</text:p>
          </table:table-cell>
          <table:table-cell office:value-type="float" office:value="0" calcext:value-type="float">
            <text:p>0</text:p>
          </table:table-cell>
          <table:table-cell table:formula="of:=AVERAGE([.C290:.C339])" office:value-type="float" office:value="0.08" calcext:value-type="float">
            <text:p>0.08</text:p>
          </table:table-cell>
          <table:table-cell office:value-type="float" office:value="11.2717970474094" calcext:value-type="float">
            <text:p>11.2717970474094</text:p>
          </table:table-cell>
          <table:table-cell office:value-type="float" office:value="286.303645004199" calcext:value-type="float">
            <text:p>286.303645004199</text:p>
          </table:table-cell>
          <table:table-cell table:formula="of:=AVERAGE([.F290:.F339])" office:value-type="float" office:value="286.711816639941" calcext:value-type="float">
            <text:p>286.7118166399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1:.A340])" office:value-type="float" office:value="0.0277750247716904" calcext:value-type="float">
            <text:p>0.02777502477169</text:p>
          </table:table-cell>
          <table:table-cell office:value-type="float" office:value="1" calcext:value-type="float">
            <text:p>1</text:p>
          </table:table-cell>
          <table:table-cell table:formula="of:=AVERAGE([.C291:.C340])" office:value-type="float" office:value="0.08" calcext:value-type="float">
            <text:p>0.08</text:p>
          </table:table-cell>
          <table:table-cell office:value-type="float" office:value="11.0210420487434" calcext:value-type="float">
            <text:p>11.0210420487434</text:p>
          </table:table-cell>
          <table:table-cell office:value-type="float" office:value="279.934468038082" calcext:value-type="float">
            <text:p>279.934468038082</text:p>
          </table:table-cell>
          <table:table-cell table:formula="of:=AVERAGE([.F291:.F340])" office:value-type="float" office:value="286.72650204025" calcext:value-type="float">
            <text:p>286.72650204025</text:p>
          </table:table-cell>
          <table:table-cell table:number-columns-repeated="4"/>
        </table:table-row>
        <table:table-row table:style-name="ro1">
          <table:table-cell office:value-type="float" office:value="0.0354914367198944" calcext:value-type="float">
            <text:p>0.035491436719895</text:p>
          </table:table-cell>
          <table:table-cell table:formula="of:=AVERAGE([.A292:.A341])" office:value-type="float" office:value="0.0400946366786957" calcext:value-type="float">
            <text:p>0.040094636678696</text:p>
          </table:table-cell>
          <table:table-cell office:value-type="float" office:value="0" calcext:value-type="float">
            <text:p>0</text:p>
          </table:table-cell>
          <table:table-cell table:formula="of:=AVERAGE([.C292:.C341])" office:value-type="float" office:value="0.08" calcext:value-type="float">
            <text:p>0.08</text:p>
          </table:table-cell>
          <table:table-cell office:value-type="float" office:value="11.1748843012869" calcext:value-type="float">
            <text:p>11.1748843012869</text:p>
          </table:table-cell>
          <table:table-cell office:value-type="float" office:value="283.842061252688" calcext:value-type="float">
            <text:p>283.842061252688</text:p>
          </table:table-cell>
          <table:table-cell table:formula="of:=AVERAGE([.F292:.F341])" office:value-type="float" office:value="286.572148576696" calcext:value-type="float">
            <text:p>286.572148576696</text:p>
          </table:table-cell>
          <table:table-cell table:number-columns-repeated="4"/>
        </table:table-row>
        <table:table-row table:style-name="ro1">
          <table:table-cell office:value-type="float" office:value="-1.09985911846161" calcext:value-type="float">
            <text:p>-1.09985911846161</text:p>
          </table:table-cell>
          <table:table-cell table:formula="of:=AVERAGE([.A293:.A342])" office:value-type="float" office:value="-0.0219025456905365" calcext:value-type="float">
            <text:p>-0.021902545690537</text:p>
          </table:table-cell>
          <table:table-cell office:value-type="float" office:value="0" calcext:value-type="float">
            <text:p>0</text:p>
          </table:table-cell>
          <table:table-cell table:formula="of:=AVERAGE([.C293:.C342])" office:value-type="float" office:value="0.06" calcext:value-type="float">
            <text:p>0.06</text:p>
          </table:table-cell>
          <table:table-cell office:value-type="float" office:value="11.1700854207993" calcext:value-type="float">
            <text:p>11.1700854207993</text:p>
          </table:table-cell>
          <table:table-cell office:value-type="float" office:value="283.720169688301" calcext:value-type="float">
            <text:p>283.720169688301</text:p>
          </table:table-cell>
          <table:table-cell table:formula="of:=AVERAGE([.F293:.F342])" office:value-type="float" office:value="286.655703604955" calcext:value-type="float">
            <text:p>286.65570360495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4:.A343])" office:value-type="float" office:value="0.0355073344707489" calcext:value-type="float">
            <text:p>0.035507334470749</text:p>
          </table:table-cell>
          <table:table-cell office:value-type="float" office:value="1" calcext:value-type="float">
            <text:p>1</text:p>
          </table:table-cell>
          <table:table-cell table:formula="of:=AVERAGE([.C294:.C343])" office:value-type="float" office:value="0.08" calcext:value-type="float">
            <text:p>0.08</text:p>
          </table:table-cell>
          <table:table-cell office:value-type="float" office:value="11.0069786302775" calcext:value-type="float">
            <text:p>11.0069786302775</text:p>
          </table:table-cell>
          <table:table-cell office:value-type="float" office:value="279.577257209049" calcext:value-type="float">
            <text:p>279.577257209049</text:p>
          </table:table-cell>
          <table:table-cell table:formula="of:=AVERAGE([.F294:.F343])" office:value-type="float" office:value="286.417368939702" calcext:value-type="float">
            <text:p>286.417368939702</text:p>
          </table:table-cell>
          <table:table-cell table:number-columns-repeated="4"/>
        </table:table-row>
        <table:table-row table:style-name="ro1">
          <table:table-cell office:value-type="float" office:value="-0.990892648696899" calcext:value-type="float">
            <text:p>-0.990892648696899</text:p>
          </table:table-cell>
          <table:table-cell table:formula="of:=AVERAGE([.A295:.A344])" office:value-type="float" office:value="-0.0102759063243866" calcext:value-type="float">
            <text:p>-0.010275906324387</text:p>
          </table:table-cell>
          <table:table-cell office:value-type="float" office:value="0" calcext:value-type="float">
            <text:p>0</text:p>
          </table:table-cell>
          <table:table-cell table:formula="of:=AVERAGE([.C295:.C344])" office:value-type="float" office:value="0.08" calcext:value-type="float">
            <text:p>0.08</text:p>
          </table:table-cell>
          <table:table-cell office:value-type="float" office:value="11.1743574804217" calcext:value-type="float">
            <text:p>11.1743574804217</text:p>
          </table:table-cell>
          <table:table-cell office:value-type="float" office:value="283.82868000271" calcext:value-type="float">
            <text:p>283.82868000271</text:p>
          </table:table-cell>
          <table:table-cell table:formula="of:=AVERAGE([.F295:.F344])" office:value-type="float" office:value="286.467388588562" calcext:value-type="float">
            <text:p>286.467388588562</text:p>
          </table:table-cell>
          <table:table-cell table:number-columns-repeated="4"/>
        </table:table-row>
        <table:table-row table:style-name="ro1">
          <table:table-cell office:value-type="float" office:value="0.593751430511475" calcext:value-type="float">
            <text:p>0.593751430511475</text:p>
          </table:table-cell>
          <table:table-cell table:formula="of:=AVERAGE([.A296:.A345])" office:value-type="float" office:value="0.0138138329982758" calcext:value-type="float">
            <text:p>0.013813832998276</text:p>
          </table:table-cell>
          <table:table-cell office:value-type="float" office:value="0" calcext:value-type="float">
            <text:p>0</text:p>
          </table:table-cell>
          <table:table-cell table:formula="of:=AVERAGE([.C296:.C345])" office:value-type="float" office:value="0.08" calcext:value-type="float">
            <text:p>0.08</text:p>
          </table:table-cell>
          <table:table-cell office:value-type="float" office:value="11.2377414224327" calcext:value-type="float">
            <text:p>11.2377414224327</text:p>
          </table:table-cell>
          <table:table-cell office:value-type="float" office:value="285.43863212979" calcext:value-type="float">
            <text:p>285.43863212979</text:p>
          </table:table-cell>
          <table:table-cell table:formula="of:=AVERAGE([.F296:.F345])" office:value-type="float" office:value="286.377802759088" calcext:value-type="float">
            <text:p>286.377802759088</text:p>
          </table:table-cell>
          <table:table-cell table:number-columns-repeated="4"/>
        </table:table-row>
        <table:table-row table:style-name="ro1">
          <table:table-cell office:value-type="float" office:value="0.833213686943054" calcext:value-type="float">
            <text:p>0.833213686943054</text:p>
          </table:table-cell>
          <table:table-cell table:formula="of:=AVERAGE([.A297:.A346])" office:value-type="float" office:value="0.0152291738986969" calcext:value-type="float">
            <text:p>0.015229173898697</text:p>
          </table:table-cell>
          <table:table-cell office:value-type="float" office:value="0" calcext:value-type="float">
            <text:p>0</text:p>
          </table:table-cell>
          <table:table-cell table:formula="of:=AVERAGE([.C297:.C346])" office:value-type="float" office:value="0.08" calcext:value-type="float">
            <text:p>0.08</text:p>
          </table:table-cell>
          <table:table-cell office:value-type="float" office:value="11.4544372761607" calcext:value-type="float">
            <text:p>11.4544372761607</text:p>
          </table:table-cell>
          <table:table-cell office:value-type="float" office:value="290.942706814482" calcext:value-type="float">
            <text:p>290.942706814482</text:p>
          </table:table-cell>
          <table:table-cell table:formula="of:=AVERAGE([.F297:.F346])" office:value-type="float" office:value="286.492759915357" calcext:value-type="float">
            <text:p>286.492759915357</text:p>
          </table:table-cell>
          <table:table-cell table:number-columns-repeated="4"/>
        </table:table-row>
        <table:table-row table:style-name="ro1">
          <table:table-cell office:value-type="float" office:value="-0.128922462463379" calcext:value-type="float">
            <text:p>-0.128922462463379</text:p>
          </table:table-cell>
          <table:table-cell table:formula="of:=AVERAGE([.A298:.A347])" office:value-type="float" office:value="0.0190557253360748" calcext:value-type="float">
            <text:p>0.019055725336075</text:p>
          </table:table-cell>
          <table:table-cell office:value-type="float" office:value="0" calcext:value-type="float">
            <text:p>0</text:p>
          </table:table-cell>
          <table:table-cell table:formula="of:=AVERAGE([.C298:.C347])" office:value-type="float" office:value="0.08" calcext:value-type="float">
            <text:p>0.08</text:p>
          </table:table-cell>
          <table:table-cell office:value-type="float" office:value="11.3791640784085" calcext:value-type="float">
            <text:p>11.3791640784085</text:p>
          </table:table-cell>
          <table:table-cell office:value-type="float" office:value="289.030767591575" calcext:value-type="float">
            <text:p>289.030767591575</text:p>
          </table:table-cell>
          <table:table-cell table:formula="of:=AVERAGE([.F298:.F347])" office:value-type="float" office:value="286.649151262817" calcext:value-type="float">
            <text:p>286.649151262817</text:p>
          </table:table-cell>
          <table:table-cell table:number-columns-repeated="4"/>
        </table:table-row>
        <table:table-row table:style-name="ro1">
          <table:table-cell office:value-type="float" office:value="-0.364911198616028" calcext:value-type="float">
            <text:p>-0.364911198616028</text:p>
          </table:table-cell>
          <table:table-cell table:formula="of:=AVERAGE([.A299:.A348])" office:value-type="float" office:value="0.0250440967082977" calcext:value-type="float">
            <text:p>0.025044096708298</text:p>
          </table:table-cell>
          <table:table-cell office:value-type="float" office:value="0" calcext:value-type="float">
            <text:p>0</text:p>
          </table:table-cell>
          <table:table-cell table:formula="of:=AVERAGE([.C299:.C348])" office:value-type="float" office:value="0.08" calcext:value-type="float">
            <text:p>0.08</text:p>
          </table:table-cell>
          <table:table-cell office:value-type="float" office:value="11.5678175742745" calcext:value-type="float">
            <text:p>11.5678175742745</text:p>
          </table:table-cell>
          <table:table-cell office:value-type="float" office:value="293.822566386573" calcext:value-type="float">
            <text:p>293.822566386573</text:p>
          </table:table-cell>
          <table:table-cell table:formula="of:=AVERAGE([.F299:.F348])" office:value-type="float" office:value="286.774543409882" calcext:value-type="float">
            <text:p>286.774543409882</text:p>
          </table:table-cell>
          <table:table-cell table:number-columns-repeated="4"/>
        </table:table-row>
        <table:table-row table:style-name="ro1">
          <table:table-cell office:value-type="float" office:value="0.297020941972733" calcext:value-type="float">
            <text:p>0.297020941972733</text:p>
          </table:table-cell>
          <table:table-cell table:formula="of:=AVERAGE([.A300:.A349])" office:value-type="float" office:value="0.043481108546257" calcext:value-type="float">
            <text:p>0.043481108546257</text:p>
          </table:table-cell>
          <table:table-cell office:value-type="float" office:value="0" calcext:value-type="float">
            <text:p>0</text:p>
          </table:table-cell>
          <table:table-cell table:formula="of:=AVERAGE([.C300:.C349])" office:value-type="float" office:value="0.08" calcext:value-type="float">
            <text:p>0.08</text:p>
          </table:table-cell>
          <table:table-cell office:value-type="float" office:value="11.091078717494" calcext:value-type="float">
            <text:p>11.091078717494</text:p>
          </table:table-cell>
          <table:table-cell office:value-type="float" office:value="281.713399424348" calcext:value-type="float">
            <text:p>281.713399424348</text:p>
          </table:table-cell>
          <table:table-cell table:formula="of:=AVERAGE([.F300:.F349])" office:value-type="float" office:value="286.694842420035" calcext:value-type="float">
            <text:p>286.694842420035</text:p>
          </table:table-cell>
          <table:table-cell table:number-columns-repeated="4"/>
        </table:table-row>
        <table:table-row table:style-name="ro1">
          <table:table-cell office:value-type="float" office:value="-0.372491270303726" calcext:value-type="float">
            <text:p>-0.372491270303726</text:p>
          </table:table-cell>
          <table:table-cell table:formula="of:=AVERAGE([.A301:.A350])" office:value-type="float" office:value="0.034664893746376" calcext:value-type="float">
            <text:p>0.034664893746376</text:p>
          </table:table-cell>
          <table:table-cell office:value-type="float" office:value="0" calcext:value-type="float">
            <text:p>0</text:p>
          </table:table-cell>
          <table:table-cell table:formula="of:=AVERAGE([.C301:.C350])" office:value-type="float" office:value="0.08" calcext:value-type="float">
            <text:p>0.08</text:p>
          </table:table-cell>
          <table:table-cell office:value-type="float" office:value="11.300099882403" calcext:value-type="float">
            <text:p>11.300099882403</text:p>
          </table:table-cell>
          <table:table-cell office:value-type="float" office:value="287.022537013037" calcext:value-type="float">
            <text:p>287.022537013037</text:p>
          </table:table-cell>
          <table:table-cell table:formula="of:=AVERAGE([.F301:.F350])" office:value-type="float" office:value="286.712444277189" calcext:value-type="float">
            <text:p>286.712444277189</text:p>
          </table:table-cell>
          <table:table-cell table:number-columns-repeated="4"/>
        </table:table-row>
        <table:table-row table:style-name="ro1">
          <table:table-cell office:value-type="float" office:value="-0.604313850402832" calcext:value-type="float">
            <text:p>-0.604313850402832</text:p>
          </table:table-cell>
          <table:table-cell table:formula="of:=AVERAGE([.A302:.A351])" office:value-type="float" office:value="0.0133201277256012" calcext:value-type="float">
            <text:p>0.013320127725601</text:p>
          </table:table-cell>
          <table:table-cell office:value-type="float" office:value="0" calcext:value-type="float">
            <text:p>0</text:p>
          </table:table-cell>
          <table:table-cell table:formula="of:=AVERAGE([.C302:.C351])" office:value-type="float" office:value="0.08" calcext:value-type="float">
            <text:p>0.08</text:p>
          </table:table-cell>
          <table:table-cell office:value-type="float" office:value="11.3396630733967" calcext:value-type="float">
            <text:p>11.3396630733967</text:p>
          </table:table-cell>
          <table:table-cell office:value-type="float" office:value="288.027442064276" calcext:value-type="float">
            <text:p>288.027442064276</text:p>
          </table:table-cell>
          <table:table-cell table:formula="of:=AVERAGE([.F302:.F351])" office:value-type="float" office:value="286.686065035306" calcext:value-type="float">
            <text:p>286.686065035306</text:p>
          </table:table-cell>
          <table:table-cell table:number-columns-repeated="4"/>
        </table:table-row>
        <table:table-row table:style-name="ro1">
          <table:table-cell office:value-type="float" office:value="0.174023658037186" calcext:value-type="float">
            <text:p>0.174023658037186</text:p>
          </table:table-cell>
          <table:table-cell table:formula="of:=AVERAGE([.A303:.A352])" office:value-type="float" office:value="0.0184611654281616" calcext:value-type="float">
            <text:p>0.018461165428162</text:p>
          </table:table-cell>
          <table:table-cell office:value-type="float" office:value="0" calcext:value-type="float">
            <text:p>0</text:p>
          </table:table-cell>
          <table:table-cell table:formula="of:=AVERAGE([.C303:.C352])" office:value-type="float" office:value="0.08" calcext:value-type="float">
            <text:p>0.08</text:p>
          </table:table-cell>
          <table:table-cell office:value-type="float" office:value="11.2312998933673" calcext:value-type="float">
            <text:p>11.2312998933673</text:p>
          </table:table-cell>
          <table:table-cell office:value-type="float" office:value="285.275017291529" calcext:value-type="float">
            <text:p>285.275017291529</text:p>
          </table:table-cell>
          <table:table-cell table:formula="of:=AVERAGE([.F303:.F352])" office:value-type="float" office:value="286.621357005903" calcext:value-type="float">
            <text:p>286.621357005903</text:p>
          </table:table-cell>
          <table:table-cell table:number-columns-repeated="4"/>
        </table:table-row>
        <table:table-row table:style-name="ro1">
          <table:table-cell office:value-type="float" office:value="-0.568044543266296" calcext:value-type="float">
            <text:p>-0.568044543266296</text:p>
          </table:table-cell>
          <table:table-cell table:formula="of:=AVERAGE([.A304:.A353])" office:value-type="float" office:value="0.00297410666942596" calcext:value-type="float">
            <text:p>0.002974106669426</text:p>
          </table:table-cell>
          <table:table-cell office:value-type="float" office:value="0" calcext:value-type="float">
            <text:p>0</text:p>
          </table:table-cell>
          <table:table-cell table:formula="of:=AVERAGE([.C304:.C353])" office:value-type="float" office:value="0.08" calcext:value-type="float">
            <text:p>0.08</text:p>
          </table:table-cell>
          <table:table-cell office:value-type="float" office:value="11.0222458754867" calcext:value-type="float">
            <text:p>11.0222458754867</text:p>
          </table:table-cell>
          <table:table-cell office:value-type="float" office:value="279.965045237363" calcext:value-type="float">
            <text:p>279.965045237363</text:p>
          </table:table-cell>
          <table:table-cell table:formula="of:=AVERAGE([.F304:.F353])" office:value-type="float" office:value="286.572778598132" calcext:value-type="float">
            <text:p>286.572778598132</text:p>
          </table:table-cell>
          <table:table-cell table:number-columns-repeated="4"/>
        </table:table-row>
        <table:table-row table:style-name="ro1">
          <table:table-cell office:value-type="float" office:value="-0.511526584625244" calcext:value-type="float">
            <text:p>-0.511526584625244</text:p>
          </table:table-cell>
          <table:table-cell table:formula="of:=AVERAGE([.A305:.A354])" office:value-type="float" office:value="-0.00340880870819092" calcext:value-type="float">
            <text:p>-0.003408808708191</text:p>
          </table:table-cell>
          <table:table-cell office:value-type="float" office:value="0" calcext:value-type="float">
            <text:p>0</text:p>
          </table:table-cell>
          <table:table-cell table:formula="of:=AVERAGE([.C305:.C354])" office:value-type="float" office:value="0.08" calcext:value-type="float">
            <text:p>0.08</text:p>
          </table:table-cell>
          <table:table-cell office:value-type="float" office:value="11.4713929294437" calcext:value-type="float">
            <text:p>11.4713929294437</text:p>
          </table:table-cell>
          <table:table-cell office:value-type="float" office:value="291.37338040787" calcext:value-type="float">
            <text:p>291.37338040787</text:p>
          </table:table-cell>
          <table:table-cell table:formula="of:=AVERAGE([.F305:.F354])" office:value-type="float" office:value="286.738327012113" calcext:value-type="float">
            <text:p>286.738327012113</text:p>
          </table:table-cell>
          <table:table-cell table:number-columns-repeated="4"/>
        </table:table-row>
        <table:table-row table:style-name="ro1">
          <table:table-cell office:value-type="float" office:value="-0.441317439079285" calcext:value-type="float">
            <text:p>-0.441317439079285</text:p>
          </table:table-cell>
          <table:table-cell table:formula="of:=AVERAGE([.A306:.A355])" office:value-type="float" office:value="0.00748759984970093" calcext:value-type="float">
            <text:p>0.007487599849701</text:p>
          </table:table-cell>
          <table:table-cell office:value-type="float" office:value="0" calcext:value-type="float">
            <text:p>0</text:p>
          </table:table-cell>
          <table:table-cell table:formula="of:=AVERAGE([.C306:.C355])" office:value-type="float" office:value="0.08" calcext:value-type="float">
            <text:p>0.08</text:p>
          </table:table-cell>
          <table:table-cell office:value-type="float" office:value="11.2877201787293" calcext:value-type="float">
            <text:p>11.2877201787293</text:p>
          </table:table-cell>
          <table:table-cell office:value-type="float" office:value="286.708092539724" calcext:value-type="float">
            <text:p>286.708092539724</text:p>
          </table:table-cell>
          <table:table-cell table:formula="of:=AVERAGE([.F306:.F355])" office:value-type="float" office:value="286.702465858219" calcext:value-type="float">
            <text:p>286.702465858219</text:p>
          </table:table-cell>
          <table:table-cell table:number-columns-repeated="4"/>
        </table:table-row>
        <table:table-row table:style-name="ro1">
          <table:table-cell office:value-type="float" office:value="-0.545497298240662" calcext:value-type="float">
            <text:p>-0.545497298240662</text:p>
          </table:table-cell>
          <table:table-cell table:formula="of:=AVERAGE([.A307:.A356])" office:value-type="float" office:value="0.0021118426322937" calcext:value-type="float">
            <text:p>0.002111842632294</text:p>
          </table:table-cell>
          <table:table-cell office:value-type="float" office:value="0" calcext:value-type="float">
            <text:p>0</text:p>
          </table:table-cell>
          <table:table-cell table:formula="of:=AVERAGE([.C307:.C356])" office:value-type="float" office:value="0.08" calcext:value-type="float">
            <text:p>0.08</text:p>
          </table:table-cell>
          <table:table-cell office:value-type="float" office:value="11.3721429290593" calcext:value-type="float">
            <text:p>11.3721429290593</text:p>
          </table:table-cell>
          <table:table-cell office:value-type="float" office:value="288.852430398105" calcext:value-type="float">
            <text:p>288.852430398105</text:p>
          </table:table-cell>
          <table:table-cell table:formula="of:=AVERAGE([.F307:.F356])" office:value-type="float" office:value="286.808365487777" calcext:value-type="float">
            <text:p>286.808365487777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308:.A357])" office:value-type="float" office:value="-0.0372693830728531" calcext:value-type="float">
            <text:p>-0.037269383072853</text:p>
          </table:table-cell>
          <table:table-cell office:value-type="float" office:value="0" calcext:value-type="float">
            <text:p>0</text:p>
          </table:table-cell>
          <table:table-cell table:formula="of:=AVERAGE([.C308:.C357])" office:value-type="float" office:value="0.08" calcext:value-type="float">
            <text:p>0.08</text:p>
          </table:table-cell>
          <table:table-cell office:value-type="float" office:value="11.4385329179674" calcext:value-type="float">
            <text:p>11.4385329179674</text:p>
          </table:table-cell>
          <table:table-cell office:value-type="float" office:value="290.538736116373" calcext:value-type="float">
            <text:p>290.538736116373</text:p>
          </table:table-cell>
          <table:table-cell table:formula="of:=AVERAGE([.F308:.F357])" office:value-type="float" office:value="286.784771572449" calcext:value-type="float">
            <text:p>286.784771572449</text:p>
          </table:table-cell>
          <table:table-cell table:number-columns-repeated="4"/>
        </table:table-row>
        <table:table-row table:style-name="ro1">
          <table:table-cell office:value-type="float" office:value="-0.633628010749817" calcext:value-type="float">
            <text:p>-0.633628010749817</text:p>
          </table:table-cell>
          <table:table-cell table:formula="of:=AVERAGE([.A309:.A358])" office:value-type="float" office:value="-0.0529608106613159" calcext:value-type="float">
            <text:p>-0.052960810661316</text:p>
          </table:table-cell>
          <table:table-cell office:value-type="float" office:value="0" calcext:value-type="float">
            <text:p>0</text:p>
          </table:table-cell>
          <table:table-cell table:formula="of:=AVERAGE([.C309:.C358])" office:value-type="float" office:value="0.08" calcext:value-type="float">
            <text:p>0.08</text:p>
          </table:table-cell>
          <table:table-cell office:value-type="float" office:value="11.5806302331805" calcext:value-type="float">
            <text:p>11.5806302331805</text:p>
          </table:table-cell>
          <table:table-cell office:value-type="float" office:value="294.148007922785" calcext:value-type="float">
            <text:p>294.148007922785</text:p>
          </table:table-cell>
          <table:table-cell table:formula="of:=AVERAGE([.F309:.F358])" office:value-type="float" office:value="286.90296109035" calcext:value-type="float">
            <text:p>286.90296109035</text:p>
          </table:table-cell>
          <table:table-cell table:number-columns-repeated="4"/>
        </table:table-row>
        <table:table-row table:style-name="ro1">
          <table:table-cell office:value-type="float" office:value="-0.125015765428543" calcext:value-type="float">
            <text:p>-0.125015765428543</text:p>
          </table:table-cell>
          <table:table-cell table:formula="of:=AVERAGE([.A310:.A359])" office:value-type="float" office:value="-0.0565890622138977" calcext:value-type="float">
            <text:p>-0.056589062213898</text:p>
          </table:table-cell>
          <table:table-cell office:value-type="float" office:value="0" calcext:value-type="float">
            <text:p>0</text:p>
          </table:table-cell>
          <table:table-cell table:formula="of:=AVERAGE([.C310:.C359])" office:value-type="float" office:value="0.08" calcext:value-type="float">
            <text:p>0.08</text:p>
          </table:table-cell>
          <table:table-cell office:value-type="float" office:value="11.1719204939246" calcext:value-type="float">
            <text:p>11.1719204939246</text:p>
          </table:table-cell>
          <table:table-cell office:value-type="float" office:value="283.766780545685" calcext:value-type="float">
            <text:p>283.766780545685</text:p>
          </table:table-cell>
          <table:table-cell table:formula="of:=AVERAGE([.F310:.F359])" office:value-type="float" office:value="286.861497692868" calcext:value-type="float">
            <text:p>286.861497692868</text:p>
          </table:table-cell>
          <table:table-cell table:number-columns-repeated="4"/>
        </table:table-row>
        <table:table-row table:style-name="ro1">
          <table:table-cell office:value-type="float" office:value="-1.92907023429871" calcext:value-type="float">
            <text:p>-1.92907023429871</text:p>
          </table:table-cell>
          <table:table-cell table:formula="of:=AVERAGE([.A311:.A360])" office:value-type="float" office:value="-0.0966008073091507" calcext:value-type="float">
            <text:p>-0.096600807309151</text:p>
          </table:table-cell>
          <table:table-cell office:value-type="float" office:value="0" calcext:value-type="float">
            <text:p>0</text:p>
          </table:table-cell>
          <table:table-cell table:formula="of:=AVERAGE([.C311:.C360])" office:value-type="float" office:value="0.08" calcext:value-type="float">
            <text:p>0.08</text:p>
          </table:table-cell>
          <table:table-cell office:value-type="float" office:value="11.4529495058775" calcext:value-type="float">
            <text:p>11.4529495058775</text:p>
          </table:table-cell>
          <table:table-cell office:value-type="float" office:value="290.904917449288" calcext:value-type="float">
            <text:p>290.904917449288</text:p>
          </table:table-cell>
          <table:table-cell table:formula="of:=AVERAGE([.F311:.F360])" office:value-type="float" office:value="287.000695475211" calcext:value-type="float">
            <text:p>287.000695475211</text:p>
          </table:table-cell>
          <table:table-cell table:number-columns-repeated="4"/>
        </table:table-row>
        <table:table-row table:style-name="ro1">
          <table:table-cell office:value-type="float" office:value="-0.855181574821472" calcext:value-type="float">
            <text:p>-0.855181574821472</text:p>
          </table:table-cell>
          <table:table-cell table:formula="of:=AVERAGE([.A312:.A361])" office:value-type="float" office:value="-0.126521533131599" calcext:value-type="float">
            <text:p>-0.126521533131599</text:p>
          </table:table-cell>
          <table:table-cell office:value-type="float" office:value="0" calcext:value-type="float">
            <text:p>0</text:p>
          </table:table-cell>
          <table:table-cell table:formula="of:=AVERAGE([.C312:.C361])" office:value-type="float" office:value="0.08" calcext:value-type="float">
            <text:p>0.08</text:p>
          </table:table-cell>
          <table:table-cell office:value-type="float" office:value="11.4745820143253" calcext:value-type="float">
            <text:p>11.4745820143253</text:p>
          </table:table-cell>
          <table:table-cell office:value-type="float" office:value="291.454383163862" calcext:value-type="float">
            <text:p>291.454383163862</text:p>
          </table:table-cell>
          <table:table-cell table:formula="of:=AVERAGE([.F312:.F361])" office:value-type="float" office:value="287.185592759427" calcext:value-type="float">
            <text:p>287.18559275942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3:.A362])" office:value-type="float" office:value="-0.0828453767299652" calcext:value-type="float">
            <text:p>-0.082845376729965</text:p>
          </table:table-cell>
          <table:table-cell office:value-type="float" office:value="1" calcext:value-type="float">
            <text:p>1</text:p>
          </table:table-cell>
          <table:table-cell table:formula="of:=AVERAGE([.C313:.C362])" office:value-type="float" office:value="0.1" calcext:value-type="float">
            <text:p>0.1</text:p>
          </table:table-cell>
          <table:table-cell office:value-type="float" office:value="11.0157961331785" calcext:value-type="float">
            <text:p>11.0157961331785</text:p>
          </table:table-cell>
          <table:table-cell office:value-type="float" office:value="279.801221782733" calcext:value-type="float">
            <text:p>279.801221782733</text:p>
          </table:table-cell>
          <table:table-cell table:formula="of:=AVERAGE([.F313:.F362])" office:value-type="float" office:value="286.996001010853" calcext:value-type="float">
            <text:p>286.996001010853</text:p>
          </table:table-cell>
          <table:table-cell table:number-columns-repeated="4"/>
        </table:table-row>
        <table:table-row table:style-name="ro1">
          <table:table-cell office:value-type="float" office:value="-0.472316592931747" calcext:value-type="float">
            <text:p>-0.472316592931747</text:p>
          </table:table-cell>
          <table:table-cell table:formula="of:=AVERAGE([.A314:.A363])" office:value-type="float" office:value="-0.0740265613794327" calcext:value-type="float">
            <text:p>-0.074026561379433</text:p>
          </table:table-cell>
          <table:table-cell office:value-type="float" office:value="0" calcext:value-type="float">
            <text:p>0</text:p>
          </table:table-cell>
          <table:table-cell table:formula="of:=AVERAGE([.C314:.C363])" office:value-type="float" office:value="0.1" calcext:value-type="float">
            <text:p>0.1</text:p>
          </table:table-cell>
          <table:table-cell office:value-type="float" office:value="11.3171130283862" calcext:value-type="float">
            <text:p>11.3171130283862</text:p>
          </table:table-cell>
          <table:table-cell office:value-type="float" office:value="287.45467092101" calcext:value-type="float">
            <text:p>287.45467092101</text:p>
          </table:table-cell>
          <table:table-cell table:formula="of:=AVERAGE([.F314:.F363])" office:value-type="float" office:value="286.935428353937" calcext:value-type="float">
            <text:p>286.935428353937</text:p>
          </table:table-cell>
          <table:table-cell table:number-columns-repeated="4"/>
        </table:table-row>
        <table:table-row table:style-name="ro1">
          <table:table-cell office:value-type="float" office:value="-0.711302876472473" calcext:value-type="float">
            <text:p>-0.711302876472473</text:p>
          </table:table-cell>
          <table:table-cell table:formula="of:=AVERAGE([.A315:.A364])" office:value-type="float" office:value="-0.0772031432390213" calcext:value-type="float">
            <text:p>-0.077203143239021</text:p>
          </table:table-cell>
          <table:table-cell office:value-type="float" office:value="0" calcext:value-type="float">
            <text:p>0</text:p>
          </table:table-cell>
          <table:table-cell table:formula="of:=AVERAGE([.C315:.C364])" office:value-type="float" office:value="0.1" calcext:value-type="float">
            <text:p>0.1</text:p>
          </table:table-cell>
          <table:table-cell office:value-type="float" office:value="11.1101545607626" calcext:value-type="float">
            <text:p>11.1101545607626</text:p>
          </table:table-cell>
          <table:table-cell office:value-type="float" office:value="282.197925843371" calcext:value-type="float">
            <text:p>282.197925843371</text:p>
          </table:table-cell>
          <table:table-cell table:formula="of:=AVERAGE([.F315:.F364])" office:value-type="float" office:value="286.702446784722" calcext:value-type="float">
            <text:p>286.702446784722</text:p>
          </table:table-cell>
          <table:table-cell table:number-columns-repeated="4"/>
        </table:table-row>
        <table:table-row table:style-name="ro1">
          <table:table-cell office:value-type="float" office:value="0.989820957183838" calcext:value-type="float">
            <text:p>0.989820957183838</text:p>
          </table:table-cell>
          <table:table-cell table:formula="of:=AVERAGE([.A316:.A365])" office:value-type="float" office:value="-0.0461497324705124" calcext:value-type="float">
            <text:p>-0.046149732470512</text:p>
          </table:table-cell>
          <table:table-cell office:value-type="float" office:value="0" calcext:value-type="float">
            <text:p>0</text:p>
          </table:table-cell>
          <table:table-cell table:formula="of:=AVERAGE([.C316:.C365])" office:value-type="float" office:value="0.1" calcext:value-type="float">
            <text:p>0.1</text:p>
          </table:table-cell>
          <table:table-cell office:value-type="float" office:value="11.3500211459994" calcext:value-type="float">
            <text:p>11.3500211459994</text:p>
          </table:table-cell>
          <table:table-cell office:value-type="float" office:value="288.290537108386" calcext:value-type="float">
            <text:p>288.290537108386</text:p>
          </table:table-cell>
          <table:table-cell table:formula="of:=AVERAGE([.F316:.F365])" office:value-type="float" office:value="286.741946208098" calcext:value-type="float">
            <text:p>286.741946208098</text:p>
          </table:table-cell>
          <table:table-cell table:number-columns-repeated="4"/>
        </table:table-row>
        <table:table-row table:style-name="ro1">
          <table:table-cell office:value-type="float" office:value="-0.409004598855972" calcext:value-type="float">
            <text:p>-0.409004598855972</text:p>
          </table:table-cell>
          <table:table-cell table:formula="of:=AVERAGE([.A317:.A366])" office:value-type="float" office:value="-0.0459154945611954" calcext:value-type="float">
            <text:p>-0.045915494561195</text:p>
          </table:table-cell>
          <table:table-cell office:value-type="float" office:value="0" calcext:value-type="float">
            <text:p>0</text:p>
          </table:table-cell>
          <table:table-cell table:formula="of:=AVERAGE([.C317:.C366])" office:value-type="float" office:value="0.1" calcext:value-type="float">
            <text:p>0.1</text:p>
          </table:table-cell>
          <table:table-cell office:value-type="float" office:value="11.5629506412029" calcext:value-type="float">
            <text:p>11.5629506412029</text:p>
          </table:table-cell>
          <table:table-cell office:value-type="float" office:value="293.698946286554" calcext:value-type="float">
            <text:p>293.698946286554</text:p>
          </table:table-cell>
          <table:table-cell table:formula="of:=AVERAGE([.F317:.F366])" office:value-type="float" office:value="286.741236912442" calcext:value-type="float">
            <text:p>286.741236912442</text:p>
          </table:table-cell>
          <table:table-cell table:number-columns-repeated="4"/>
        </table:table-row>
        <table:table-row table:style-name="ro1">
          <table:table-cell office:value-type="float" office:value="-0.200736105442047" calcext:value-type="float">
            <text:p>-0.200736105442047</text:p>
          </table:table-cell>
          <table:table-cell table:formula="of:=AVERAGE([.A318:.A367])" office:value-type="float" office:value="-0.0478865832090378" calcext:value-type="float">
            <text:p>-0.047886583209038</text:p>
          </table:table-cell>
          <table:table-cell office:value-type="float" office:value="0" calcext:value-type="float">
            <text:p>0</text:p>
          </table:table-cell>
          <table:table-cell table:formula="of:=AVERAGE([.C318:.C367])" office:value-type="float" office:value="0.1" calcext:value-type="float">
            <text:p>0.1</text:p>
          </table:table-cell>
          <table:table-cell office:value-type="float" office:value="11.513781475991" calcext:value-type="float">
            <text:p>11.513781475991</text:p>
          </table:table-cell>
          <table:table-cell office:value-type="float" office:value="292.450049490172" calcext:value-type="float">
            <text:p>292.450049490172</text:p>
          </table:table-cell>
          <table:table-cell table:formula="of:=AVERAGE([.F318:.F367])" office:value-type="float" office:value="286.788322819102" calcext:value-type="float">
            <text:p>286.788322819102</text:p>
          </table:table-cell>
          <table:table-cell table:number-columns-repeated="4"/>
        </table:table-row>
        <table:table-row table:style-name="ro1">
          <table:table-cell office:value-type="float" office:value="0.132132202386856" calcext:value-type="float">
            <text:p>0.132132202386856</text:p>
          </table:table-cell>
          <table:table-cell table:formula="of:=AVERAGE([.A319:.A368])" office:value-type="float" office:value="-0.0852439391613007" calcext:value-type="float">
            <text:p>-0.085243939161301</text:p>
          </table:table-cell>
          <table:table-cell office:value-type="float" office:value="0" calcext:value-type="float">
            <text:p>0</text:p>
          </table:table-cell>
          <table:table-cell table:formula="of:=AVERAGE([.C319:.C368])" office:value-type="float" office:value="0.08" calcext:value-type="float">
            <text:p>0.08</text:p>
          </table:table-cell>
          <table:table-cell office:value-type="float" office:value="11.2104992690921" calcext:value-type="float">
            <text:p>11.2104992690921</text:p>
          </table:table-cell>
          <table:table-cell office:value-type="float" office:value="284.746681434939" calcext:value-type="float">
            <text:p>284.746681434939</text:p>
          </table:table-cell>
          <table:table-cell table:formula="of:=AVERAGE([.F319:.F368])" office:value-type="float" office:value="286.895738791642" calcext:value-type="float">
            <text:p>286.895738791642</text:p>
          </table:table-cell>
          <table:table-cell table:number-columns-repeated="4"/>
        </table:table-row>
        <table:table-row table:style-name="ro1">
          <table:table-cell office:value-type="float" office:value="-0.657524347305298" calcext:value-type="float">
            <text:p>-0.657524347305298</text:p>
          </table:table-cell>
          <table:table-cell table:formula="of:=AVERAGE([.A320:.A369])" office:value-type="float" office:value="-0.0956808924674988" calcext:value-type="float">
            <text:p>-0.095680892467499</text:p>
          </table:table-cell>
          <table:table-cell office:value-type="float" office:value="0" calcext:value-type="float">
            <text:p>0</text:p>
          </table:table-cell>
          <table:table-cell table:formula="of:=AVERAGE([.C320:.C369])" office:value-type="float" office:value="0.08" calcext:value-type="float">
            <text:p>0.08</text:p>
          </table:table-cell>
          <table:table-cell office:value-type="float" office:value="11.0202711772323" calcext:value-type="float">
            <text:p>11.0202711772323</text:p>
          </table:table-cell>
          <table:table-cell office:value-type="float" office:value="279.914887901699" calcext:value-type="float">
            <text:p>279.914887901699</text:p>
          </table:table-cell>
          <table:table-cell table:formula="of:=AVERAGE([.F320:.F369])" office:value-type="float" office:value="286.691541513025" calcext:value-type="float">
            <text:p>286.691541513025</text:p>
          </table:table-cell>
          <table:table-cell table:number-columns-repeated="4"/>
        </table:table-row>
        <table:table-row table:style-name="ro1">
          <table:table-cell office:value-type="float" office:value="0.435432106256485" calcext:value-type="float">
            <text:p>0.435432106256485</text:p>
          </table:table-cell>
          <table:table-cell table:formula="of:=AVERAGE([.A321:.A370])" office:value-type="float" office:value="-0.126972250342369" calcext:value-type="float">
            <text:p>-0.126972250342369</text:p>
          </table:table-cell>
          <table:table-cell office:value-type="float" office:value="0" calcext:value-type="float">
            <text:p>0</text:p>
          </table:table-cell>
          <table:table-cell table:formula="of:=AVERAGE([.C321:.C370])" office:value-type="float" office:value="0.06" calcext:value-type="float">
            <text:p>0.06</text:p>
          </table:table-cell>
          <table:table-cell office:value-type="float" office:value="11.2221221810997" calcext:value-type="float">
            <text:p>11.2221221810997</text:p>
          </table:table-cell>
          <table:table-cell office:value-type="float" office:value="285.041903399931" calcext:value-type="float">
            <text:p>285.041903399931</text:p>
          </table:table-cell>
          <table:table-cell table:formula="of:=AVERAGE([.F321:.F370])" office:value-type="float" office:value="286.805812619463" calcext:value-type="float">
            <text:p>286.805812619463</text:p>
          </table:table-cell>
          <table:table-cell table:number-columns-repeated="4"/>
        </table:table-row>
        <table:table-row table:style-name="ro1">
          <table:table-cell office:value-type="float" office:value="0.109424471855164" calcext:value-type="float">
            <text:p>0.109424471855164</text:p>
          </table:table-cell>
          <table:table-cell table:formula="of:=AVERAGE([.A322:.A371])" office:value-type="float" office:value="-0.117790524363518" calcext:value-type="float">
            <text:p>-0.117790524363518</text:p>
          </table:table-cell>
          <table:table-cell office:value-type="float" office:value="0" calcext:value-type="float">
            <text:p>0</text:p>
          </table:table-cell>
          <table:table-cell table:formula="of:=AVERAGE([.C322:.C371])" office:value-type="float" office:value="0.06" calcext:value-type="float">
            <text:p>0.06</text:p>
          </table:table-cell>
          <table:table-cell office:value-type="float" office:value="11.2975385239422" calcext:value-type="float">
            <text:p>11.2975385239422</text:p>
          </table:table-cell>
          <table:table-cell office:value-type="float" office:value="286.957478508133" calcext:value-type="float">
            <text:p>286.957478508133</text:p>
          </table:table-cell>
          <table:table-cell table:formula="of:=AVERAGE([.F322:.F371])" office:value-type="float" office:value="286.695021234066" calcext:value-type="float">
            <text:p>286.695021234066</text:p>
          </table:table-cell>
          <table:table-cell table:number-columns-repeated="4"/>
        </table:table-row>
        <table:table-row table:style-name="ro1">
          <table:table-cell office:value-type="float" office:value="-1.07746767997742" calcext:value-type="float">
            <text:p>-1.07746767997742</text:p>
          </table:table-cell>
          <table:table-cell table:formula="of:=AVERAGE([.A323:.A372])" office:value-type="float" office:value="-0.14475110411644" calcext:value-type="float">
            <text:p>-0.14475110411644</text:p>
          </table:table-cell>
          <table:table-cell office:value-type="float" office:value="0" calcext:value-type="float">
            <text:p>0</text:p>
          </table:table-cell>
          <table:table-cell table:formula="of:=AVERAGE([.C323:.C372])" office:value-type="float" office:value="0.06" calcext:value-type="float">
            <text:p>0.06</text:p>
          </table:table-cell>
          <table:table-cell office:value-type="float" office:value="11.4500514044583" calcext:value-type="float">
            <text:p>11.4500514044583</text:p>
          </table:table-cell>
          <table:table-cell office:value-type="float" office:value="290.83130567324" calcext:value-type="float">
            <text:p>290.83130567324</text:p>
          </table:table-cell>
          <table:table-cell table:formula="of:=AVERAGE([.F323:.F372])" office:value-type="float" office:value="286.864859396648" calcext:value-type="float">
            <text:p>286.864859396648</text:p>
          </table:table-cell>
          <table:table-cell table:number-columns-repeated="4"/>
        </table:table-row>
        <table:table-row table:style-name="ro1">
          <table:table-cell office:value-type="float" office:value="0.73087215423584" calcext:value-type="float">
            <text:p>0.73087215423584</text:p>
          </table:table-cell>
          <table:table-cell table:formula="of:=AVERAGE([.A324:.A373])" office:value-type="float" office:value="-0.142512196302414" calcext:value-type="float">
            <text:p>-0.142512196302414</text:p>
          </table:table-cell>
          <table:table-cell office:value-type="float" office:value="0" calcext:value-type="float">
            <text:p>0</text:p>
          </table:table-cell>
          <table:table-cell table:formula="of:=AVERAGE([.C324:.C373])" office:value-type="float" office:value="0.06" calcext:value-type="float">
            <text:p>0.06</text:p>
          </table:table-cell>
          <table:table-cell office:value-type="float" office:value="11.3584772662133" calcext:value-type="float">
            <text:p>11.3584772662133</text:p>
          </table:table-cell>
          <table:table-cell office:value-type="float" office:value="288.505322561818" calcext:value-type="float">
            <text:p>288.505322561818</text:p>
          </table:table-cell>
          <table:table-cell table:formula="of:=AVERAGE([.F324:.F373])" office:value-type="float" office:value="287.006244670636" calcext:value-type="float">
            <text:p>287.006244670636</text:p>
          </table:table-cell>
          <table:table-cell table:number-columns-repeated="4"/>
        </table:table-row>
        <table:table-row table:style-name="ro1">
          <table:table-cell office:value-type="float" office:value="-0.764394640922546" calcext:value-type="float">
            <text:p>-0.764394640922546</text:p>
          </table:table-cell>
          <table:table-cell table:formula="of:=AVERAGE([.A325:.A374])" office:value-type="float" office:value="-0.132261861562729" calcext:value-type="float">
            <text:p>-0.132261861562729</text:p>
          </table:table-cell>
          <table:table-cell office:value-type="float" office:value="0" calcext:value-type="float">
            <text:p>0</text:p>
          </table:table-cell>
          <table:table-cell table:formula="of:=AVERAGE([.C325:.C374])" office:value-type="float" office:value="0.06" calcext:value-type="float">
            <text:p>0.06</text:p>
          </table:table-cell>
          <table:table-cell office:value-type="float" office:value="11.4253389299273" calcext:value-type="float">
            <text:p>11.4253389299273</text:p>
          </table:table-cell>
          <table:table-cell office:value-type="float" office:value="290.203608820155" calcext:value-type="float">
            <text:p>290.203608820155</text:p>
          </table:table-cell>
          <table:table-cell table:formula="of:=AVERAGE([.F325:.F374])" office:value-type="float" office:value="286.988692285364" calcext:value-type="float">
            <text:p>286.988692285364</text:p>
          </table:table-cell>
          <table:table-cell table:number-columns-repeated="4"/>
        </table:table-row>
        <table:table-row table:style-name="ro1">
          <table:table-cell office:value-type="float" office:value="-0.430806487798691" calcext:value-type="float">
            <text:p>-0.430806487798691</text:p>
          </table:table-cell>
          <table:table-cell table:formula="of:=AVERAGE([.A326:.A375])" office:value-type="float" office:value="-0.144620277881622" calcext:value-type="float">
            <text:p>-0.144620277881622</text:p>
          </table:table-cell>
          <table:table-cell office:value-type="float" office:value="0" calcext:value-type="float">
            <text:p>0</text:p>
          </table:table-cell>
          <table:table-cell table:formula="of:=AVERAGE([.C326:.C375])" office:value-type="float" office:value="0.06" calcext:value-type="float">
            <text:p>0.06</text:p>
          </table:table-cell>
          <table:table-cell office:value-type="float" office:value="11.4649924665928" calcext:value-type="float">
            <text:p>11.4649924665928</text:p>
          </table:table-cell>
          <table:table-cell office:value-type="float" office:value="291.210808651457" calcext:value-type="float">
            <text:p>291.210808651457</text:p>
          </table:table-cell>
          <table:table-cell table:formula="of:=AVERAGE([.F326:.F375])" office:value-type="float" office:value="287.042422921411" calcext:value-type="float">
            <text:p>287.042422921411</text:p>
          </table:table-cell>
          <table:table-cell table:number-columns-repeated="4"/>
        </table:table-row>
        <table:table-row table:style-name="ro1">
          <table:table-cell office:value-type="float" office:value="-0.665870010852814" calcext:value-type="float">
            <text:p>-0.665870010852814</text:p>
          </table:table-cell>
          <table:table-cell table:formula="of:=AVERAGE([.A327:.A376])" office:value-type="float" office:value="-0.139838801622391" calcext:value-type="float">
            <text:p>-0.139838801622391</text:p>
          </table:table-cell>
          <table:table-cell office:value-type="float" office:value="0" calcext:value-type="float">
            <text:p>0</text:p>
          </table:table-cell>
          <table:table-cell table:formula="of:=AVERAGE([.C327:.C376])" office:value-type="float" office:value="0.06" calcext:value-type="float">
            <text:p>0.06</text:p>
          </table:table-cell>
          <table:table-cell office:value-type="float" office:value="11.418843428123" calcext:value-type="float">
            <text:p>11.418843428123</text:p>
          </table:table-cell>
          <table:table-cell office:value-type="float" office:value="290.038623074324" calcext:value-type="float">
            <text:p>290.038623074324</text:p>
          </table:table-cell>
          <table:table-cell table:formula="of:=AVERAGE([.F327:.F376])" office:value-type="float" office:value="287.086587006806" calcext:value-type="float">
            <text:p>287.086587006806</text:p>
          </table:table-cell>
          <table:table-cell table:number-columns-repeated="4"/>
        </table:table-row>
        <table:table-row table:style-name="ro1">
          <table:table-cell office:value-type="float" office:value="0.657055974006653" calcext:value-type="float">
            <text:p>0.657055974006653</text:p>
          </table:table-cell>
          <table:table-cell table:formula="of:=AVERAGE([.A328:.A377])" office:value-type="float" office:value="-0.132226880192757" calcext:value-type="float">
            <text:p>-0.132226880192757</text:p>
          </table:table-cell>
          <table:table-cell office:value-type="float" office:value="0" calcext:value-type="float">
            <text:p>0</text:p>
          </table:table-cell>
          <table:table-cell table:formula="of:=AVERAGE([.C328:.C377])" office:value-type="float" office:value="0.06" calcext:value-type="float">
            <text:p>0.06</text:p>
          </table:table-cell>
          <table:table-cell office:value-type="float" office:value="11.4039657252908" calcext:value-type="float">
            <text:p>11.4039657252908</text:p>
          </table:table-cell>
          <table:table-cell office:value-type="float" office:value="289.660729422386" calcext:value-type="float">
            <text:p>289.660729422386</text:p>
          </table:table-cell>
          <table:table-cell table:formula="of:=AVERAGE([.F328:.F377])" office:value-type="float" office:value="287.081525973685" calcext:value-type="float">
            <text:p>287.081525973685</text:p>
          </table:table-cell>
          <table:table-cell table:number-columns-repeated="4"/>
        </table:table-row>
        <table:table-row table:style-name="ro1">
          <table:table-cell office:value-type="float" office:value="-0.0834230482578278" calcext:value-type="float">
            <text:p>-0.083423048257828</text:p>
          </table:table-cell>
          <table:table-cell table:formula="of:=AVERAGE([.A329:.A378])" office:value-type="float" office:value="-0.131340157985687" calcext:value-type="float">
            <text:p>-0.131340157985687</text:p>
          </table:table-cell>
          <table:table-cell office:value-type="float" office:value="0" calcext:value-type="float">
            <text:p>0</text:p>
          </table:table-cell>
          <table:table-cell table:formula="of:=AVERAGE([.C329:.C378])" office:value-type="float" office:value="0.06" calcext:value-type="float">
            <text:p>0.06</text:p>
          </table:table-cell>
          <table:table-cell office:value-type="float" office:value="11.4706290978551" calcext:value-type="float">
            <text:p>11.4706290978551</text:p>
          </table:table-cell>
          <table:table-cell office:value-type="float" office:value="291.353979085519" calcext:value-type="float">
            <text:p>291.353979085519</text:p>
          </table:table-cell>
          <table:table-cell table:formula="of:=AVERAGE([.F329:.F378])" office:value-type="float" office:value="287.259315996221" calcext:value-type="float">
            <text:p>287.259315996221</text:p>
          </table:table-cell>
          <table:table-cell table:number-columns-repeated="4"/>
        </table:table-row>
        <table:table-row table:style-name="ro1">
          <table:table-cell office:value-type="float" office:value="0.430425316095352" calcext:value-type="float">
            <text:p>0.430425316095352</text:p>
          </table:table-cell>
          <table:table-cell table:formula="of:=AVERAGE([.A330:.A379])" office:value-type="float" office:value="-0.121919622421265" calcext:value-type="float">
            <text:p>-0.121919622421265</text:p>
          </table:table-cell>
          <table:table-cell office:value-type="float" office:value="0" calcext:value-type="float">
            <text:p>0</text:p>
          </table:table-cell>
          <table:table-cell table:formula="of:=AVERAGE([.C330:.C379])" office:value-type="float" office:value="0.06" calcext:value-type="float">
            <text:p>0.06</text:p>
          </table:table-cell>
          <table:table-cell office:value-type="float" office:value="11.2547487018138" calcext:value-type="float">
            <text:p>11.2547487018138</text:p>
          </table:table-cell>
          <table:table-cell office:value-type="float" office:value="285.870617026071" calcext:value-type="float">
            <text:p>285.870617026071</text:p>
          </table:table-cell>
          <table:table-cell table:formula="of:=AVERAGE([.F330:.F379])" office:value-type="float" office:value="287.292996214985" calcext:value-type="float">
            <text:p>287.292996214985</text:p>
          </table:table-cell>
          <table:table-cell table:number-columns-repeated="4"/>
        </table:table-row>
        <table:table-row table:style-name="ro1">
          <table:table-cell office:value-type="float" office:value="-1.18613946437836" calcext:value-type="float">
            <text:p>-1.18613946437836</text:p>
          </table:table-cell>
          <table:table-cell table:formula="of:=AVERAGE([.A331:.A380])" office:value-type="float" office:value="-0.155599856972694" calcext:value-type="float">
            <text:p>-0.155599856972694</text:p>
          </table:table-cell>
          <table:table-cell office:value-type="float" office:value="0" calcext:value-type="float">
            <text:p>0</text:p>
          </table:table-cell>
          <table:table-cell table:formula="of:=AVERAGE([.C331:.C380])" office:value-type="float" office:value="0.06" calcext:value-type="float">
            <text:p>0.06</text:p>
          </table:table-cell>
          <table:table-cell office:value-type="float" office:value="11.4462686194479" calcext:value-type="float">
            <text:p>11.4462686194479</text:p>
          </table:table-cell>
          <table:table-cell office:value-type="float" office:value="290.735222933978" calcext:value-type="float">
            <text:p>290.735222933978</text:p>
          </table:table-cell>
          <table:table-cell table:formula="of:=AVERAGE([.F331:.F380])" office:value-type="float" office:value="287.400310263527" calcext:value-type="float">
            <text:p>287.400310263527</text:p>
          </table:table-cell>
          <table:table-cell table:number-columns-repeated="4"/>
        </table:table-row>
        <table:table-row table:style-name="ro1">
          <table:table-cell office:value-type="float" office:value="-0.23446598649025" calcext:value-type="float">
            <text:p>-0.23446598649025</text:p>
          </table:table-cell>
          <table:table-cell table:formula="of:=AVERAGE([.A332:.A381])" office:value-type="float" office:value="-0.144164401292801" calcext:value-type="float">
            <text:p>-0.144164401292801</text:p>
          </table:table-cell>
          <table:table-cell office:value-type="float" office:value="0" calcext:value-type="float">
            <text:p>0</text:p>
          </table:table-cell>
          <table:table-cell table:formula="of:=AVERAGE([.C332:.C381])" office:value-type="float" office:value="0.06" calcext:value-type="float">
            <text:p>0.06</text:p>
          </table:table-cell>
          <table:table-cell office:value-type="float" office:value="11.4967202238709" calcext:value-type="float">
            <text:p>11.4967202238709</text:p>
          </table:table-cell>
          <table:table-cell office:value-type="float" office:value="292.01669368632" calcext:value-type="float">
            <text:p>292.01669368632</text:p>
          </table:table-cell>
          <table:table-cell table:formula="of:=AVERAGE([.F332:.F381])" office:value-type="float" office:value="287.389445523011" calcext:value-type="float">
            <text:p>287.389445523011</text:p>
          </table:table-cell>
          <table:table-cell table:number-columns-repeated="4"/>
        </table:table-row>
        <table:table-row table:style-name="ro1">
          <table:table-cell office:value-type="float" office:value="-0.406324744224548" calcext:value-type="float">
            <text:p>-0.406324744224548</text:p>
          </table:table-cell>
          <table:table-cell table:formula="of:=AVERAGE([.A333:.A382])" office:value-type="float" office:value="-0.154020501375198" calcext:value-type="float">
            <text:p>-0.154020501375198</text:p>
          </table:table-cell>
          <table:table-cell office:value-type="float" office:value="0" calcext:value-type="float">
            <text:p>0</text:p>
          </table:table-cell>
          <table:table-cell table:formula="of:=AVERAGE([.C333:.C382])" office:value-type="float" office:value="0.06" calcext:value-type="float">
            <text:p>0.06</text:p>
          </table:table-cell>
          <table:table-cell office:value-type="float" office:value="11.5650954709172" calcext:value-type="float">
            <text:p>11.5650954709172</text:p>
          </table:table-cell>
          <table:table-cell office:value-type="float" office:value="293.753424961297" calcext:value-type="float">
            <text:p>293.753424961297</text:p>
          </table:table-cell>
          <table:table-cell table:formula="of:=AVERAGE([.F333:.F382])" office:value-type="float" office:value="287.482875258102" calcext:value-type="float">
            <text:p>287.482875258102</text:p>
          </table:table-cell>
          <table:table-cell table:number-columns-repeated="4"/>
        </table:table-row>
        <table:table-row table:style-name="ro1">
          <table:table-cell office:value-type="float" office:value="-0.486586064100266" calcext:value-type="float">
            <text:p>-0.486586064100266</text:p>
          </table:table-cell>
          <table:table-cell table:formula="of:=AVERAGE([.A334:.A383])" office:value-type="float" office:value="-0.158969889879227" calcext:value-type="float">
            <text:p>-0.158969889879227</text:p>
          </table:table-cell>
          <table:table-cell office:value-type="float" office:value="0" calcext:value-type="float">
            <text:p>0</text:p>
          </table:table-cell>
          <table:table-cell table:formula="of:=AVERAGE([.C334:.C383])" office:value-type="float" office:value="0.06" calcext:value-type="float">
            <text:p>0.06</text:p>
          </table:table-cell>
          <table:table-cell office:value-type="float" office:value="11.5678715470135" calcext:value-type="float">
            <text:p>11.5678715470135</text:p>
          </table:table-cell>
          <table:table-cell office:value-type="float" office:value="293.823937294143" calcext:value-type="float">
            <text:p>293.823937294143</text:p>
          </table:table-cell>
          <table:table-cell table:formula="of:=AVERAGE([.F334:.F383])" office:value-type="float" office:value="287.641894575769" calcext:value-type="float">
            <text:p>287.641894575769</text:p>
          </table:table-cell>
          <table:table-cell table:number-columns-repeated="4"/>
        </table:table-row>
        <table:table-row table:style-name="ro1">
          <table:table-cell office:value-type="float" office:value="-0.18872743844986" calcext:value-type="float">
            <text:p>-0.18872743844986</text:p>
          </table:table-cell>
          <table:table-cell table:formula="of:=AVERAGE([.A335:.A384])" office:value-type="float" office:value="-0.16561782181263" calcext:value-type="float">
            <text:p>-0.16561782181263</text:p>
          </table:table-cell>
          <table:table-cell office:value-type="float" office:value="0" calcext:value-type="float">
            <text:p>0</text:p>
          </table:table-cell>
          <table:table-cell table:formula="of:=AVERAGE([.C335:.C384])" office:value-type="float" office:value="0.06" calcext:value-type="float">
            <text:p>0.06</text:p>
          </table:table-cell>
          <table:table-cell office:value-type="float" office:value="11.054514533475" calcext:value-type="float">
            <text:p>11.054514533475</text:p>
          </table:table-cell>
          <table:table-cell office:value-type="float" office:value="280.784669150266" calcext:value-type="float">
            <text:p>280.784669150266</text:p>
          </table:table-cell>
          <table:table-cell table:formula="of:=AVERAGE([.F335:.F384])" office:value-type="float" office:value="287.44702662119" calcext:value-type="float">
            <text:p>287.44702662119</text:p>
          </table:table-cell>
          <table:table-cell table:number-columns-repeated="4"/>
        </table:table-row>
        <table:table-row table:style-name="ro1">
          <table:table-cell office:value-type="float" office:value="-0.761636734008789" calcext:value-type="float">
            <text:p>-0.761636734008789</text:p>
          </table:table-cell>
          <table:table-cell table:formula="of:=AVERAGE([.A336:.A385])" office:value-type="float" office:value="-0.182631831169128" calcext:value-type="float">
            <text:p>-0.182631831169128</text:p>
          </table:table-cell>
          <table:table-cell office:value-type="float" office:value="0" calcext:value-type="float">
            <text:p>0</text:p>
          </table:table-cell>
          <table:table-cell table:formula="of:=AVERAGE([.C336:.C385])" office:value-type="float" office:value="0.06" calcext:value-type="float">
            <text:p>0.06</text:p>
          </table:table-cell>
          <table:table-cell office:value-type="float" office:value="11.4776854468167" calcext:value-type="float">
            <text:p>11.4776854468167</text:p>
          </table:table-cell>
          <table:table-cell office:value-type="float" office:value="291.533210349144" calcext:value-type="float">
            <text:p>291.533210349144</text:p>
          </table:table-cell>
          <table:table-cell table:formula="of:=AVERAGE([.F336:.F385])" office:value-type="float" office:value="287.483549386998" calcext:value-type="float">
            <text:p>287.483549386998</text:p>
          </table:table-cell>
          <table:table-cell table:number-columns-repeated="4"/>
        </table:table-row>
        <table:table-row table:style-name="ro1">
          <table:table-cell office:value-type="float" office:value="-1.04839968681335" calcext:value-type="float">
            <text:p>-1.04839968681335</text:p>
          </table:table-cell>
          <table:table-cell table:formula="of:=AVERAGE([.A337:.A386])" office:value-type="float" office:value="-0.207588494420052" calcext:value-type="float">
            <text:p>-0.207588494420052</text:p>
          </table:table-cell>
          <table:table-cell office:value-type="float" office:value="0" calcext:value-type="float">
            <text:p>0</text:p>
          </table:table-cell>
          <table:table-cell table:formula="of:=AVERAGE([.C337:.C386])" office:value-type="float" office:value="0.06" calcext:value-type="float">
            <text:p>0.06</text:p>
          </table:table-cell>
          <table:table-cell office:value-type="float" office:value="11.3686546474725" calcext:value-type="float">
            <text:p>11.3686546474725</text:p>
          </table:table-cell>
          <table:table-cell office:value-type="float" office:value="288.763828045801" calcext:value-type="float">
            <text:p>288.763828045801</text:p>
          </table:table-cell>
          <table:table-cell table:formula="of:=AVERAGE([.F337:.F386])" office:value-type="float" office:value="287.507672591858" calcext:value-type="float">
            <text:p>287.507672591858</text:p>
          </table:table-cell>
          <table:table-cell table:number-columns-repeated="4"/>
        </table:table-row>
        <table:table-row table:style-name="ro1">
          <table:table-cell office:value-type="float" office:value="-0.746973276138306" calcext:value-type="float">
            <text:p>-0.746973276138306</text:p>
          </table:table-cell>
          <table:table-cell table:formula="of:=AVERAGE([.A338:.A387])" office:value-type="float" office:value="-0.224088629484177" calcext:value-type="float">
            <text:p>-0.224088629484177</text:p>
          </table:table-cell>
          <table:table-cell office:value-type="float" office:value="0" calcext:value-type="float">
            <text:p>0</text:p>
          </table:table-cell>
          <table:table-cell table:formula="of:=AVERAGE([.C338:.C387])" office:value-type="float" office:value="0.06" calcext:value-type="float">
            <text:p>0.06</text:p>
          </table:table-cell>
          <table:table-cell office:value-type="float" office:value="11.2452929126084" calcext:value-type="float">
            <text:p>11.2452929126084</text:p>
          </table:table-cell>
          <table:table-cell office:value-type="float" office:value="285.630439980253" calcext:value-type="float">
            <text:p>285.630439980253</text:p>
          </table:table-cell>
          <table:table-cell table:formula="of:=AVERAGE([.F338:.F387])" office:value-type="float" office:value="287.487138184598" calcext:value-type="float">
            <text:p>287.487138184598</text:p>
          </table:table-cell>
          <table:table-cell table:number-columns-repeated="4"/>
        </table:table-row>
        <table:table-row table:style-name="ro1">
          <table:table-cell office:value-type="float" office:value="-0.608879208564758" calcext:value-type="float">
            <text:p>-0.608879208564758</text:p>
          </table:table-cell>
          <table:table-cell table:formula="of:=AVERAGE([.A339:.A388])" office:value-type="float" office:value="-0.229385479688644" calcext:value-type="float">
            <text:p>-0.229385479688644</text:p>
          </table:table-cell>
          <table:table-cell office:value-type="float" office:value="0" calcext:value-type="float">
            <text:p>0</text:p>
          </table:table-cell>
          <table:table-cell table:formula="of:=AVERAGE([.C339:.C388])" office:value-type="float" office:value="0.06" calcext:value-type="float">
            <text:p>0.06</text:p>
          </table:table-cell>
          <table:table-cell office:value-type="float" office:value="11.2765959278971" calcext:value-type="float">
            <text:p>11.2765959278971</text:p>
          </table:table-cell>
          <table:table-cell office:value-type="float" office:value="286.425536568586" calcext:value-type="float">
            <text:p>286.425536568586</text:p>
          </table:table-cell>
          <table:table-cell table:formula="of:=AVERAGE([.F339:.F388])" office:value-type="float" office:value="287.557747673068" calcext:value-type="float">
            <text:p>287.557747673068</text:p>
          </table:table-cell>
          <table:table-cell table:number-columns-repeated="4"/>
        </table:table-row>
        <table:table-row table:style-name="ro1">
          <table:table-cell office:value-type="float" office:value="-0.689049601554871" calcext:value-type="float">
            <text:p>-0.689049601554871</text:p>
          </table:table-cell>
          <table:table-cell table:formula="of:=AVERAGE([.A340:.A389])" office:value-type="float" office:value="-0.231640725135803" calcext:value-type="float">
            <text:p>-0.231640725135803</text:p>
          </table:table-cell>
          <table:table-cell office:value-type="float" office:value="0" calcext:value-type="float">
            <text:p>0</text:p>
          </table:table-cell>
          <table:table-cell table:formula="of:=AVERAGE([.C340:.C389])" office:value-type="float" office:value="0.06" calcext:value-type="float">
            <text:p>0.06</text:p>
          </table:table-cell>
          <table:table-cell office:value-type="float" office:value="11.5037988659203" calcext:value-type="float">
            <text:p>11.5037988659203</text:p>
          </table:table-cell>
          <table:table-cell office:value-type="float" office:value="292.196491194376" calcext:value-type="float">
            <text:p>292.196491194376</text:p>
          </table:table-cell>
          <table:table-cell table:formula="of:=AVERAGE([.F340:.F389])" office:value-type="float" office:value="287.675604596871" calcext:value-type="float">
            <text:p>287.675604596871</text:p>
          </table:table-cell>
          <table:table-cell table:number-columns-repeated="4"/>
        </table:table-row>
        <table:table-row table:style-name="ro1">
          <table:table-cell office:value-type="float" office:value="0.119106233119965" calcext:value-type="float">
            <text:p>0.119106233119965</text:p>
          </table:table-cell>
          <table:table-cell table:formula="of:=AVERAGE([.A341:.A390])" office:value-type="float" office:value="-0.269258600473404" calcext:value-type="float">
            <text:p>-0.269258600473404</text:p>
          </table:table-cell>
          <table:table-cell office:value-type="float" office:value="0" calcext:value-type="float">
            <text:p>0</text:p>
          </table:table-cell>
          <table:table-cell table:formula="of:=AVERAGE([.C341:.C390])" office:value-type="float" office:value="0.04" calcext:value-type="float">
            <text:p>0.04</text:p>
          </table:table-cell>
          <table:table-cell office:value-type="float" office:value="11.4359363598943" calcext:value-type="float">
            <text:p>11.4359363598943</text:p>
          </table:table-cell>
          <table:table-cell office:value-type="float" office:value="290.472783541315" calcext:value-type="float">
            <text:p>290.472783541315</text:p>
          </table:table-cell>
          <table:table-cell table:formula="of:=AVERAGE([.F341:.F390])" office:value-type="float" office:value="287.886370906936" calcext:value-type="float">
            <text:p>287.886370906936</text:p>
          </table:table-cell>
          <table:table-cell table:number-columns-repeated="4"/>
        </table:table-row>
        <table:table-row table:style-name="ro1">
          <table:table-cell office:value-type="float" office:value="-0.635154485702515" calcext:value-type="float">
            <text:p>-0.635154485702515</text:p>
          </table:table-cell>
          <table:table-cell table:formula="of:=AVERAGE([.A342:.A391])" office:value-type="float" office:value="-0.282671518921852" calcext:value-type="float">
            <text:p>-0.282671518921852</text:p>
          </table:table-cell>
          <table:table-cell office:value-type="float" office:value="0" calcext:value-type="float">
            <text:p>0</text:p>
          </table:table-cell>
          <table:table-cell table:formula="of:=AVERAGE([.C342:.C391])" office:value-type="float" office:value="0.04" calcext:value-type="float">
            <text:p>0.04</text:p>
          </table:table-cell>
          <table:table-cell office:value-type="float" office:value="11.3681325198889" calcext:value-type="float">
            <text:p>11.3681325198889</text:p>
          </table:table-cell>
          <table:table-cell office:value-type="float" office:value="288.750566005177" calcext:value-type="float">
            <text:p>288.750566005177</text:p>
          </table:table-cell>
          <table:table-cell table:formula="of:=AVERAGE([.F342:.F391])" office:value-type="float" office:value="287.984541001986" calcext:value-type="float">
            <text:p>287.984541001986</text:p>
          </table:table-cell>
          <table:table-cell table:number-columns-repeated="4"/>
        </table:table-row>
        <table:table-row table:style-name="ro1">
          <table:table-cell office:value-type="float" office:value="-0.497808992862701" calcext:value-type="float">
            <text:p>-0.497808992862701</text:p>
          </table:table-cell>
          <table:table-cell table:formula="of:=AVERAGE([.A343:.A392])" office:value-type="float" office:value="-0.270630516409874" calcext:value-type="float">
            <text:p>-0.270630516409874</text:p>
          </table:table-cell>
          <table:table-cell office:value-type="float" office:value="0" calcext:value-type="float">
            <text:p>0</text:p>
          </table:table-cell>
          <table:table-cell table:formula="of:=AVERAGE([.C343:.C392])" office:value-type="float" office:value="0.04" calcext:value-type="float">
            <text:p>0.04</text:p>
          </table:table-cell>
          <table:table-cell office:value-type="float" office:value="11.3753672135532" calcext:value-type="float">
            <text:p>11.3753672135532</text:p>
          </table:table-cell>
          <table:table-cell office:value-type="float" office:value="288.934327224251" calcext:value-type="float">
            <text:p>288.934327224251</text:p>
          </table:table-cell>
          <table:table-cell table:formula="of:=AVERAGE([.F343:.F392])" office:value-type="float" office:value="288.088824152705" calcext:value-type="float">
            <text:p>288.088824152705</text:p>
          </table:table-cell>
          <table:table-cell table:number-columns-repeated="4"/>
        </table:table-row>
        <table:table-row table:style-name="ro1">
          <table:table-cell office:value-type="float" office:value="0.418978363275528" calcext:value-type="float">
            <text:p>0.418978363275528</text:p>
          </table:table-cell>
          <table:table-cell table:formula="of:=AVERAGE([.A344:.A393])" office:value-type="float" office:value="-0.302250949144363" calcext:value-type="float">
            <text:p>-0.302250949144363</text:p>
          </table:table-cell>
          <table:table-cell office:value-type="float" office:value="0" calcext:value-type="float">
            <text:p>0</text:p>
          </table:table-cell>
          <table:table-cell table:formula="of:=AVERAGE([.C344:.C393])" office:value-type="float" office:value="0.02" calcext:value-type="float">
            <text:p>0.02</text:p>
          </table:table-cell>
          <table:table-cell office:value-type="float" office:value="11.135129859066" calcext:value-type="float">
            <text:p>11.135129859066</text:p>
          </table:table-cell>
          <table:table-cell office:value-type="float" office:value="282.832298420277" calcext:value-type="float">
            <text:p>282.832298420277</text:p>
          </table:table-cell>
          <table:table-cell table:formula="of:=AVERAGE([.F344:.F393])" office:value-type="float" office:value="288.153924976929" calcext:value-type="float">
            <text:p>288.153924976929</text:p>
          </table:table-cell>
          <table:table-cell table:number-columns-repeated="4"/>
        </table:table-row>
        <table:table-row table:style-name="ro1">
          <table:table-cell office:value-type="float" office:value="-0.491069257259369" calcext:value-type="float">
            <text:p>-0.491069257259369</text:p>
          </table:table-cell>
          <table:table-cell table:formula="of:=AVERAGE([.A345:.A394])" office:value-type="float" office:value="-0.292254481315613" calcext:value-type="float">
            <text:p>-0.292254481315613</text:p>
          </table:table-cell>
          <table:table-cell office:value-type="float" office:value="0" calcext:value-type="float">
            <text:p>0</text:p>
          </table:table-cell>
          <table:table-cell table:formula="of:=AVERAGE([.C345:.C394])" office:value-type="float" office:value="0.02" calcext:value-type="float">
            <text:p>0.02</text:p>
          </table:table-cell>
          <table:table-cell office:value-type="float" office:value="11.5644794777006" calcext:value-type="float">
            <text:p>11.5644794777006</text:p>
          </table:table-cell>
          <table:table-cell office:value-type="float" office:value="293.737778733595" calcext:value-type="float">
            <text:p>293.737778733595</text:p>
          </table:table-cell>
          <table:table-cell table:formula="of:=AVERAGE([.F345:.F394])" office:value-type="float" office:value="288.352106951547" calcext:value-type="float">
            <text:p>288.352106951547</text:p>
          </table:table-cell>
          <table:table-cell table:number-columns-repeated="4"/>
        </table:table-row>
        <table:table-row table:style-name="ro1">
          <table:table-cell office:value-type="float" office:value="0.0109665095806122" calcext:value-type="float">
            <text:p>0.010966509580612</text:p>
          </table:table-cell>
          <table:table-cell table:formula="of:=AVERAGE([.A346:.A395])" office:value-type="float" office:value="-0.30391017973423" calcext:value-type="float">
            <text:p>-0.30391017973423</text:p>
          </table:table-cell>
          <table:table-cell office:value-type="float" office:value="0" calcext:value-type="float">
            <text:p>0</text:p>
          </table:table-cell>
          <table:table-cell table:formula="of:=AVERAGE([.C346:.C395])" office:value-type="float" office:value="0.02" calcext:value-type="float">
            <text:p>0.02</text:p>
          </table:table-cell>
          <table:table-cell office:value-type="float" office:value="11.3923381200016" calcext:value-type="float">
            <text:p>11.3923381200016</text:p>
          </table:table-cell>
          <table:table-cell office:value-type="float" office:value="289.365388248039" calcext:value-type="float">
            <text:p>289.365388248039</text:p>
          </table:table-cell>
          <table:table-cell table:formula="of:=AVERAGE([.F346:.F395])" office:value-type="float" office:value="288.430642073912" calcext:value-type="float">
            <text:p>288.4306420739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7:.A396])" office:value-type="float" office:value="-0.280574453473091" calcext:value-type="float">
            <text:p>-0.280574453473091</text:p>
          </table:table-cell>
          <table:table-cell office:value-type="float" office:value="1" calcext:value-type="float">
            <text:p>1</text:p>
          </table:table-cell>
          <table:table-cell table:formula="of:=AVERAGE([.C347:.C396])" office:value-type="float" office:value="0.04" calcext:value-type="float">
            <text:p>0.04</text:p>
          </table:table-cell>
          <table:table-cell office:value-type="float" office:value="11.0130646432579" calcext:value-type="float">
            <text:p>11.0130646432579</text:p>
          </table:table-cell>
          <table:table-cell office:value-type="float" office:value="279.73184193875" calcext:value-type="float">
            <text:p>279.73184193875</text:p>
          </table:table-cell>
          <table:table-cell table:formula="of:=AVERAGE([.F347:.F396])" office:value-type="float" office:value="288.206424776397" calcext:value-type="float">
            <text:p>288.206424776397</text:p>
          </table:table-cell>
          <table:table-cell table:number-columns-repeated="4"/>
        </table:table-row>
        <table:table-row table:style-name="ro1">
          <table:table-cell office:value-type="float" office:value="-0.811732769012451" calcext:value-type="float">
            <text:p>-0.811732769012451</text:p>
          </table:table-cell>
          <table:table-cell table:formula="of:=AVERAGE([.A348:.A397])" office:value-type="float" office:value="-0.294230659604073" calcext:value-type="float">
            <text:p>-0.294230659604073</text:p>
          </table:table-cell>
          <table:table-cell office:value-type="float" office:value="0" calcext:value-type="float">
            <text:p>0</text:p>
          </table:table-cell>
          <table:table-cell table:formula="of:=AVERAGE([.C348:.C397])" office:value-type="float" office:value="0.04" calcext:value-type="float">
            <text:p>0.04</text:p>
          </table:table-cell>
          <table:table-cell office:value-type="float" office:value="11.3886104810506" calcext:value-type="float">
            <text:p>11.3886104810506</text:p>
          </table:table-cell>
          <table:table-cell office:value-type="float" office:value="289.270706218686" calcext:value-type="float">
            <text:p>289.270706218686</text:p>
          </table:table-cell>
          <table:table-cell table:formula="of:=AVERAGE([.F348:.F397])" office:value-type="float" office:value="288.211223548939" calcext:value-type="float">
            <text:p>288.211223548939</text:p>
          </table:table-cell>
          <table:table-cell table:number-columns-repeated="4"/>
        </table:table-row>
        <table:table-row table:style-name="ro1">
          <table:table-cell office:value-type="float" office:value="-0.0167195796966553" calcext:value-type="float">
            <text:p>-0.016719579696655</text:p>
          </table:table-cell>
          <table:table-cell table:formula="of:=AVERAGE([.A349:.A398])" office:value-type="float" office:value="-0.287266827225685" calcext:value-type="float">
            <text:p>-0.287266827225685</text:p>
          </table:table-cell>
          <table:table-cell office:value-type="float" office:value="0" calcext:value-type="float">
            <text:p>0</text:p>
          </table:table-cell>
          <table:table-cell table:formula="of:=AVERAGE([.C349:.C398])" office:value-type="float" office:value="0.04" calcext:value-type="float">
            <text:p>0.04</text:p>
          </table:table-cell>
          <table:table-cell office:value-type="float" office:value="11.4931603697389" calcext:value-type="float">
            <text:p>11.4931603697389</text:p>
          </table:table-cell>
          <table:table-cell office:value-type="float" office:value="291.926273391369" calcext:value-type="float">
            <text:p>291.926273391369</text:p>
          </table:table-cell>
          <table:table-cell table:formula="of:=AVERAGE([.F349:.F398])" office:value-type="float" office:value="288.173297689035" calcext:value-type="float">
            <text:p>288.173297689035</text:p>
          </table:table-cell>
          <table:table-cell table:number-columns-repeated="4"/>
        </table:table-row>
        <table:table-row table:style-name="ro1">
          <table:table-cell office:value-type="float" office:value="-0.796222865581512" calcext:value-type="float">
            <text:p>-0.796222865581512</text:p>
          </table:table-cell>
          <table:table-cell table:formula="of:=AVERAGE([.A350:.A399])" office:value-type="float" office:value="-0.30913170337677" calcext:value-type="float">
            <text:p>-0.30913170337677</text:p>
          </table:table-cell>
          <table:table-cell office:value-type="float" office:value="0" calcext:value-type="float">
            <text:p>0</text:p>
          </table:table-cell>
          <table:table-cell table:formula="of:=AVERAGE([.C350:.C399])" office:value-type="float" office:value="0.04" calcext:value-type="float">
            <text:p>0.04</text:p>
          </table:table-cell>
          <table:table-cell office:value-type="float" office:value="11.481482311672" calcext:value-type="float">
            <text:p>11.481482311672</text:p>
          </table:table-cell>
          <table:table-cell office:value-type="float" office:value="291.629650716468" calcext:value-type="float">
            <text:p>291.629650716468</text:p>
          </table:table-cell>
          <table:table-cell table:formula="of:=AVERAGE([.F350:.F399])" office:value-type="float" office:value="288.371622714878" calcext:value-type="float">
            <text:p>288.371622714878</text:p>
          </table:table-cell>
          <table:table-cell table:number-columns-repeated="4"/>
        </table:table-row>
        <table:table-row table:style-name="ro1">
          <table:table-cell office:value-type="float" office:value="-1.04049587249756" calcext:value-type="float">
            <text:p>-1.04049587249756</text:p>
          </table:table-cell>
          <table:table-cell table:formula="of:=AVERAGE([.A351:.A400])" office:value-type="float" office:value="-0.322491795420647" calcext:value-type="float">
            <text:p>-0.322491795420647</text:p>
          </table:table-cell>
          <table:table-cell office:value-type="float" office:value="0" calcext:value-type="float">
            <text:p>0</text:p>
          </table:table-cell>
          <table:table-cell table:formula="of:=AVERAGE([.C351:.C400])" office:value-type="float" office:value="0.04" calcext:value-type="float">
            <text:p>0.04</text:p>
          </table:table-cell>
          <table:table-cell office:value-type="float" office:value="11.4728736598045" calcext:value-type="float">
            <text:p>11.4728736598045</text:p>
          </table:table-cell>
          <table:table-cell office:value-type="float" office:value="291.410990959033" calcext:value-type="float">
            <text:p>291.410990959033</text:p>
          </table:table-cell>
          <table:table-cell table:formula="of:=AVERAGE([.F351:.F400])" office:value-type="float" office:value="288.459391793798" calcext:value-type="float">
            <text:p>288.459391793798</text:p>
          </table:table-cell>
          <table:table-cell table:number-columns-repeated="4"/>
        </table:table-row>
        <table:table-row table:style-name="ro1">
          <table:table-cell office:value-type="float" office:value="0.889181733131409" calcext:value-type="float">
            <text:p>0.889181733131409</text:p>
          </table:table-cell>
          <table:table-cell table:formula="of:=AVERAGE([.A352:.A401])" office:value-type="float" office:value="-0.292621883749962" calcext:value-type="float">
            <text:p>-0.292621883749962</text:p>
          </table:table-cell>
          <table:table-cell office:value-type="float" office:value="0" calcext:value-type="float">
            <text:p>0</text:p>
          </table:table-cell>
          <table:table-cell table:formula="of:=AVERAGE([.C352:.C401])" office:value-type="float" office:value="0.04" calcext:value-type="float">
            <text:p>0.04</text:p>
          </table:table-cell>
          <table:table-cell office:value-type="float" office:value="11.1367596011192" calcext:value-type="float">
            <text:p>11.1367596011192</text:p>
          </table:table-cell>
          <table:table-cell office:value-type="float" office:value="282.873693868427" calcext:value-type="float">
            <text:p>282.873693868427</text:p>
          </table:table-cell>
          <table:table-cell table:formula="of:=AVERAGE([.F352:.F401])" office:value-type="float" office:value="288.356316829881" calcext:value-type="float">
            <text:p>288.356316829881</text:p>
          </table:table-cell>
          <table:table-cell table:number-columns-repeated="4"/>
        </table:table-row>
        <table:table-row table:style-name="ro1">
          <table:table-cell office:value-type="float" office:value="-0.283534914255142" calcext:value-type="float">
            <text:p>-0.283534914255142</text:p>
          </table:table-cell>
          <table:table-cell table:formula="of:=AVERAGE([.A353:.A402])" office:value-type="float" office:value="-0.301773055195808" calcext:value-type="float">
            <text:p>-0.301773055195808</text:p>
          </table:table-cell>
          <table:table-cell office:value-type="float" office:value="0" calcext:value-type="float">
            <text:p>0</text:p>
          </table:table-cell>
          <table:table-cell table:formula="of:=AVERAGE([.C353:.C402])" office:value-type="float" office:value="0.04" calcext:value-type="float">
            <text:p>0.04</text:p>
          </table:table-cell>
          <table:table-cell office:value-type="float" office:value="11.3686124079376" calcext:value-type="float">
            <text:p>11.3686124079376</text:p>
          </table:table-cell>
          <table:table-cell office:value-type="float" office:value="288.762755161616" calcext:value-type="float">
            <text:p>288.762755161616</text:p>
          </table:table-cell>
          <table:table-cell table:formula="of:=AVERAGE([.F353:.F402])" office:value-type="float" office:value="288.426071587283" calcext:value-type="float">
            <text:p>288.426071587283</text:p>
          </table:table-cell>
          <table:table-cell table:number-columns-repeated="4"/>
        </table:table-row>
        <table:table-row table:style-name="ro1">
          <table:table-cell office:value-type="float" office:value="-0.259283572435379" calcext:value-type="float">
            <text:p>-0.259283572435379</text:p>
          </table:table-cell>
          <table:table-cell table:formula="of:=AVERAGE([.A354:.A403])" office:value-type="float" office:value="-0.29559783577919" calcext:value-type="float">
            <text:p>-0.29559783577919</text:p>
          </table:table-cell>
          <table:table-cell office:value-type="float" office:value="0" calcext:value-type="float">
            <text:p>0</text:p>
          </table:table-cell>
          <table:table-cell table:formula="of:=AVERAGE([.C354:.C403])" office:value-type="float" office:value="0.04" calcext:value-type="float">
            <text:p>0.04</text:p>
          </table:table-cell>
          <table:table-cell office:value-type="float" office:value="11.3972343860835" calcext:value-type="float">
            <text:p>11.3972343860835</text:p>
          </table:table-cell>
          <table:table-cell office:value-type="float" office:value="289.48975340652" calcext:value-type="float">
            <text:p>289.48975340652</text:p>
          </table:table-cell>
          <table:table-cell table:formula="of:=AVERAGE([.F354:.F403])" office:value-type="float" office:value="288.616565750666" calcext:value-type="float">
            <text:p>288.6165657506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5:.A404])" office:value-type="float" office:value="-0.245367304086685" calcext:value-type="float">
            <text:p>-0.245367304086685</text:p>
          </table:table-cell>
          <table:table-cell office:value-type="float" office:value="1" calcext:value-type="float">
            <text:p>1</text:p>
          </table:table-cell>
          <table:table-cell table:formula="of:=AVERAGE([.C355:.C404])" office:value-type="float" office:value="0.06" calcext:value-type="float">
            <text:p>0.06</text:p>
          </table:table-cell>
          <table:table-cell office:value-type="float" office:value="11.0044301783413" calcext:value-type="float">
            <text:p>11.0044301783413</text:p>
          </table:table-cell>
          <table:table-cell office:value-type="float" office:value="279.512526529868" calcext:value-type="float">
            <text:p>279.512526529868</text:p>
          </table:table-cell>
          <table:table-cell table:formula="of:=AVERAGE([.F355:.F404])" office:value-type="float" office:value="288.379348673106" calcext:value-type="float">
            <text:p>288.379348673106</text:p>
          </table:table-cell>
          <table:table-cell table:number-columns-repeated="4"/>
        </table:table-row>
        <table:table-row table:style-name="ro1">
          <table:table-cell office:value-type="float" office:value="0.304099828004837" calcext:value-type="float">
            <text:p>0.304099828004837</text:p>
          </table:table-cell>
          <table:table-cell table:formula="of:=AVERAGE([.A356:.A405])" office:value-type="float" office:value="-0.230458958745003" calcext:value-type="float">
            <text:p>-0.230458958745003</text:p>
          </table:table-cell>
          <table:table-cell office:value-type="float" office:value="0" calcext:value-type="float">
            <text:p>0</text:p>
          </table:table-cell>
          <table:table-cell table:formula="of:=AVERAGE([.C356:.C405])" office:value-type="float" office:value="0.06" calcext:value-type="float">
            <text:p>0.06</text:p>
          </table:table-cell>
          <table:table-cell office:value-type="float" office:value="11.2776918091625" calcext:value-type="float">
            <text:p>11.2776918091625</text:p>
          </table:table-cell>
          <table:table-cell office:value-type="float" office:value="286.453371952727" calcext:value-type="float">
            <text:p>286.453371952727</text:p>
          </table:table-cell>
          <table:table-cell table:formula="of:=AVERAGE([.F356:.F405])" office:value-type="float" office:value="288.374254261366" calcext:value-type="float">
            <text:p>288.3742542613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7:.A406])" office:value-type="float" office:value="-0.179549012780189" calcext:value-type="float">
            <text:p>-0.179549012780189</text:p>
          </table:table-cell>
          <table:table-cell office:value-type="float" office:value="1" calcext:value-type="float">
            <text:p>1</text:p>
          </table:table-cell>
          <table:table-cell table:formula="of:=AVERAGE([.C357:.C406])" office:value-type="float" office:value="0.08" calcext:value-type="float">
            <text:p>0.08</text:p>
          </table:table-cell>
          <table:table-cell office:value-type="float" office:value="11.0047070819587" calcext:value-type="float">
            <text:p>11.0047070819587</text:p>
          </table:table-cell>
          <table:table-cell office:value-type="float" office:value="279.51955988175" calcext:value-type="float">
            <text:p>279.51955988175</text:p>
          </table:table-cell>
          <table:table-cell table:formula="of:=AVERAGE([.F357:.F406])" office:value-type="float" office:value="288.187596851039" calcext:value-type="float">
            <text:p>288.187596851039</text:p>
          </table:table-cell>
          <table:table-cell table:number-columns-repeated="4"/>
        </table:table-row>
        <table:table-row table:style-name="ro1">
          <table:table-cell office:value-type="float" office:value="-0.00937232375144959" calcext:value-type="float">
            <text:p>-0.00937232375145</text:p>
          </table:table-cell>
          <table:table-cell table:formula="of:=AVERAGE([.A358:.A407])" office:value-type="float" office:value="-0.139736459255219" calcext:value-type="float">
            <text:p>-0.139736459255219</text:p>
          </table:table-cell>
          <table:table-cell office:value-type="float" office:value="0" calcext:value-type="float">
            <text:p>0</text:p>
          </table:table-cell>
          <table:table-cell table:formula="of:=AVERAGE([.C358:.C407])" office:value-type="float" office:value="0.08" calcext:value-type="float">
            <text:p>0.08</text:p>
          </table:table-cell>
          <table:table-cell office:value-type="float" office:value="11.157269241932" calcext:value-type="float">
            <text:p>11.157269241932</text:p>
          </table:table-cell>
          <table:table-cell office:value-type="float" office:value="283.394638745074" calcext:value-type="float">
            <text:p>283.394638745074</text:p>
          </table:table-cell>
          <table:table-cell table:formula="of:=AVERAGE([.F358:.F407])" office:value-type="float" office:value="288.044714903613" calcext:value-type="float">
            <text:p>288.044714903613</text:p>
          </table:table-cell>
          <table:table-cell table:number-columns-repeated="4"/>
        </table:table-row>
        <table:table-row table:style-name="ro1">
          <table:table-cell office:value-type="float" office:value="-1.65648937225342" calcext:value-type="float">
            <text:p>-1.65648937225342</text:p>
          </table:table-cell>
          <table:table-cell table:formula="of:=AVERAGE([.A359:.A408])" office:value-type="float" office:value="-0.160193686485291" calcext:value-type="float">
            <text:p>-0.160193686485291</text:p>
          </table:table-cell>
          <table:table-cell office:value-type="float" office:value="0" calcext:value-type="float">
            <text:p>0</text:p>
          </table:table-cell>
          <table:table-cell table:formula="of:=AVERAGE([.C359:.C408])" office:value-type="float" office:value="0.08" calcext:value-type="float">
            <text:p>0.08</text:p>
          </table:table-cell>
          <table:table-cell office:value-type="float" office:value="11.414069187364" calcext:value-type="float">
            <text:p>11.414069187364</text:p>
          </table:table-cell>
          <table:table-cell office:value-type="float" office:value="289.917357359045" calcext:value-type="float">
            <text:p>289.917357359045</text:p>
          </table:table-cell>
          <table:table-cell table:formula="of:=AVERAGE([.F359:.F408])" office:value-type="float" office:value="287.960101892338" calcext:value-type="float">
            <text:p>287.960101892338</text:p>
          </table:table-cell>
          <table:table-cell table:number-columns-repeated="4"/>
        </table:table-row>
        <table:table-row table:style-name="ro1">
          <table:table-cell office:value-type="float" office:value="-0.526175022125244" calcext:value-type="float">
            <text:p>-0.526175022125244</text:p>
          </table:table-cell>
          <table:table-cell table:formula="of:=AVERAGE([.A360:.A409])" office:value-type="float" office:value="-0.168216871619225" calcext:value-type="float">
            <text:p>-0.168216871619225</text:p>
          </table:table-cell>
          <table:table-cell office:value-type="float" office:value="0" calcext:value-type="float">
            <text:p>0</text:p>
          </table:table-cell>
          <table:table-cell table:formula="of:=AVERAGE([.C360:.C409])" office:value-type="float" office:value="0.08" calcext:value-type="float">
            <text:p>0.08</text:p>
          </table:table-cell>
          <table:table-cell office:value-type="float" office:value="11.4119114511251" calcext:value-type="float">
            <text:p>11.4119114511251</text:p>
          </table:table-cell>
          <table:table-cell office:value-type="float" office:value="289.862550858579" calcext:value-type="float">
            <text:p>289.862550858579</text:p>
          </table:table-cell>
          <table:table-cell table:formula="of:=AVERAGE([.F360:.F409])" office:value-type="float" office:value="288.082017298596" calcext:value-type="float">
            <text:p>288.0820172985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1:.A410])" office:value-type="float" office:value="-0.0896354669332504" calcext:value-type="float">
            <text:p>-0.089635466933251</text:p>
          </table:table-cell>
          <table:table-cell office:value-type="float" office:value="1" calcext:value-type="float">
            <text:p>1</text:p>
          </table:table-cell>
          <table:table-cell table:formula="of:=AVERAGE([.C361:.C410])" office:value-type="float" office:value="0.1" calcext:value-type="float">
            <text:p>0.1</text:p>
          </table:table-cell>
          <table:table-cell office:value-type="float" office:value="11.001935699144" calcext:value-type="float">
            <text:p>11.001935699144</text:p>
          </table:table-cell>
          <table:table-cell office:value-type="float" office:value="279.449166758258" calcext:value-type="float">
            <text:p>279.449166758258</text:p>
          </table:table-cell>
          <table:table-cell table:formula="of:=AVERAGE([.F361:.F410])" office:value-type="float" office:value="287.852902284775" calcext:value-type="float">
            <text:p>287.852902284775</text:p>
          </table:table-cell>
          <table:table-cell table:number-columns-repeated="4"/>
        </table:table-row>
        <table:table-row table:style-name="ro1">
          <table:table-cell office:value-type="float" office:value="-0.313072621822357" calcext:value-type="float">
            <text:p>-0.313072621822357</text:p>
          </table:table-cell>
          <table:table-cell table:formula="of:=AVERAGE([.A362:.A411])" office:value-type="float" office:value="-0.0787932878732681" calcext:value-type="float">
            <text:p>-0.078793287873268</text:p>
          </table:table-cell>
          <table:table-cell office:value-type="float" office:value="0" calcext:value-type="float">
            <text:p>0</text:p>
          </table:table-cell>
          <table:table-cell table:formula="of:=AVERAGE([.C362:.C411])" office:value-type="float" office:value="0.1" calcext:value-type="float">
            <text:p>0.1</text:p>
          </table:table-cell>
          <table:table-cell office:value-type="float" office:value="11.5221143975616" calcext:value-type="float">
            <text:p>11.5221143975616</text:p>
          </table:table-cell>
          <table:table-cell office:value-type="float" office:value="292.661705698063" calcext:value-type="float">
            <text:p>292.661705698063</text:p>
          </table:table-cell>
          <table:table-cell table:formula="of:=AVERAGE([.F362:.F411])" office:value-type="float" office:value="287.877048735459" calcext:value-type="float">
            <text:p>287.877048735459</text:p>
          </table:table-cell>
          <table:table-cell table:number-columns-repeated="4"/>
        </table:table-row>
        <table:table-row table:style-name="ro1">
          <table:table-cell office:value-type="float" office:value="-0.52073460817337" calcext:value-type="float">
            <text:p>-0.52073460817337</text:p>
          </table:table-cell>
          <table:table-cell table:formula="of:=AVERAGE([.A363:.A412])" office:value-type="float" office:value="-0.129207980036736" calcext:value-type="float">
            <text:p>-0.129207980036736</text:p>
          </table:table-cell>
          <table:table-cell office:value-type="float" office:value="0" calcext:value-type="float">
            <text:p>0</text:p>
          </table:table-cell>
          <table:table-cell table:formula="of:=AVERAGE([.C363:.C412])" office:value-type="float" office:value="0.08" calcext:value-type="float">
            <text:p>0.08</text:p>
          </table:table-cell>
          <table:table-cell office:value-type="float" office:value="11.5213939788282" calcext:value-type="float">
            <text:p>11.5213939788282</text:p>
          </table:table-cell>
          <table:table-cell office:value-type="float" office:value="292.643407062236" calcext:value-type="float">
            <text:p>292.643407062236</text:p>
          </table:table-cell>
          <table:table-cell table:formula="of:=AVERAGE([.F363:.F412])" office:value-type="float" office:value="288.133892441049" calcext:value-type="float">
            <text:p>288.133892441049</text:p>
          </table:table-cell>
          <table:table-cell table:number-columns-repeated="4"/>
        </table:table-row>
        <table:table-row table:style-name="ro1">
          <table:table-cell office:value-type="float" office:value="-1.31189072132111" calcext:value-type="float">
            <text:p>-1.31189072132111</text:p>
          </table:table-cell>
          <table:table-cell table:formula="of:=AVERAGE([.A364:.A413])" office:value-type="float" office:value="-0.145999462604523" calcext:value-type="float">
            <text:p>-0.145999462604523</text:p>
          </table:table-cell>
          <table:table-cell office:value-type="float" office:value="0" calcext:value-type="float">
            <text:p>0</text:p>
          </table:table-cell>
          <table:table-cell table:formula="of:=AVERAGE([.C364:.C413])" office:value-type="float" office:value="0.08" calcext:value-type="float">
            <text:p>0.08</text:p>
          </table:table-cell>
          <table:table-cell office:value-type="float" office:value="11.3250517142981" calcext:value-type="float">
            <text:p>11.3250517142981</text:p>
          </table:table-cell>
          <table:table-cell office:value-type="float" office:value="287.656313543172" calcext:value-type="float">
            <text:p>287.656313543172</text:p>
          </table:table-cell>
          <table:table-cell table:formula="of:=AVERAGE([.F364:.F413])" office:value-type="float" office:value="288.137925293492" calcext:value-type="float">
            <text:p>288.1379252934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5:.A414])" office:value-type="float" office:value="-0.0917734050750732" calcext:value-type="float">
            <text:p>-0.091773405075073</text:p>
          </table:table-cell>
          <table:table-cell office:value-type="float" office:value="1" calcext:value-type="float">
            <text:p>1</text:p>
          </table:table-cell>
          <table:table-cell table:formula="of:=AVERAGE([.C365:.C414])" office:value-type="float" office:value="0.1" calcext:value-type="float">
            <text:p>0.1</text:p>
          </table:table-cell>
          <table:table-cell office:value-type="float" office:value="11.0021668432653" calcext:value-type="float">
            <text:p>11.0021668432653</text:p>
          </table:table-cell>
          <table:table-cell office:value-type="float" office:value="279.455037818938" calcext:value-type="float">
            <text:p>279.455037818938</text:p>
          </table:table-cell>
          <table:table-cell table:formula="of:=AVERAGE([.F365:.F414])" office:value-type="float" office:value="288.083067533004" calcext:value-type="float">
            <text:p>288.083067533004</text:p>
          </table:table-cell>
          <table:table-cell table:number-columns-repeated="4"/>
        </table:table-row>
        <table:table-row table:style-name="ro1">
          <table:table-cell office:value-type="float" office:value="-0.538333415985107" calcext:value-type="float">
            <text:p>-0.538333415985107</text:p>
          </table:table-cell>
          <table:table-cell table:formula="of:=AVERAGE([.A366:.A415])" office:value-type="float" office:value="-0.122336492538452" calcext:value-type="float">
            <text:p>-0.122336492538452</text:p>
          </table:table-cell>
          <table:table-cell office:value-type="float" office:value="0" calcext:value-type="float">
            <text:p>0</text:p>
          </table:table-cell>
          <table:table-cell table:formula="of:=AVERAGE([.C366:.C415])" office:value-type="float" office:value="0.1" calcext:value-type="float">
            <text:p>0.1</text:p>
          </table:table-cell>
          <table:table-cell office:value-type="float" office:value="11.3734547012806" calcext:value-type="float">
            <text:p>11.3734547012806</text:p>
          </table:table-cell>
          <table:table-cell office:value-type="float" office:value="288.885749412527" calcext:value-type="float">
            <text:p>288.885749412527</text:p>
          </table:table-cell>
          <table:table-cell table:formula="of:=AVERAGE([.F366:.F415])" office:value-type="float" office:value="288.094971779087" calcext:value-type="float">
            <text:p>288.094971779087</text:p>
          </table:table-cell>
          <table:table-cell table:number-columns-repeated="4"/>
        </table:table-row>
        <table:table-row table:style-name="ro1">
          <table:table-cell office:value-type="float" office:value="-0.262082546949387" calcext:value-type="float">
            <text:p>-0.262082546949387</text:p>
          </table:table-cell>
          <table:table-cell table:formula="of:=AVERAGE([.A367:.A416])" office:value-type="float" office:value="-0.11939805150032" calcext:value-type="float">
            <text:p>-0.11939805150032</text:p>
          </table:table-cell>
          <table:table-cell office:value-type="float" office:value="0" calcext:value-type="float">
            <text:p>0</text:p>
          </table:table-cell>
          <table:table-cell table:formula="of:=AVERAGE([.C367:.C416])" office:value-type="float" office:value="0.1" calcext:value-type="float">
            <text:p>0.1</text:p>
          </table:table-cell>
          <table:table-cell office:value-type="float" office:value="11.2109779838204" calcext:value-type="float">
            <text:p>11.2109779838204</text:p>
          </table:table-cell>
          <table:table-cell office:value-type="float" office:value="284.758840789039" calcext:value-type="float">
            <text:p>284.758840789039</text:p>
          </table:table-cell>
          <table:table-cell table:formula="of:=AVERAGE([.F367:.F416])" office:value-type="float" office:value="287.916169669136" calcext:value-type="float">
            <text:p>287.916169669136</text:p>
          </table:table-cell>
          <table:table-cell table:number-columns-repeated="4"/>
        </table:table-row>
        <table:table-row table:style-name="ro1">
          <table:table-cell office:value-type="float" office:value="-0.449893325567246" calcext:value-type="float">
            <text:p>-0.449893325567246</text:p>
          </table:table-cell>
          <table:table-cell table:formula="of:=AVERAGE([.A368:.A417])" office:value-type="float" office:value="-0.124381195902824" calcext:value-type="float">
            <text:p>-0.124381195902824</text:p>
          </table:table-cell>
          <table:table-cell office:value-type="float" office:value="0" calcext:value-type="float">
            <text:p>0</text:p>
          </table:table-cell>
          <table:table-cell table:formula="of:=AVERAGE([.C368:.C417])" office:value-type="float" office:value="0.1" calcext:value-type="float">
            <text:p>0.1</text:p>
          </table:table-cell>
          <table:table-cell office:value-type="float" office:value="11.4725861963034" calcext:value-type="float">
            <text:p>11.4725861963034</text:p>
          </table:table-cell>
          <table:table-cell office:value-type="float" office:value="291.403689386106" calcext:value-type="float">
            <text:p>291.403689386106</text:p>
          </table:table-cell>
          <table:table-cell table:formula="of:=AVERAGE([.F368:.F417])" office:value-type="float" office:value="287.895242467055" calcext:value-type="float">
            <text:p>287.895242467055</text:p>
          </table:table-cell>
          <table:table-cell table:number-columns-repeated="4"/>
        </table:table-row>
        <table:table-row table:style-name="ro1">
          <table:table-cell office:value-type="float" office:value="0.40261510014534" calcext:value-type="float">
            <text:p>0.40261510014534</text:p>
          </table:table-cell>
          <table:table-cell table:formula="of:=AVERAGE([.A369:.A418])" office:value-type="float" office:value="-0.118971537947655" calcext:value-type="float">
            <text:p>-0.118971537947655</text:p>
          </table:table-cell>
          <table:table-cell office:value-type="float" office:value="0" calcext:value-type="float">
            <text:p>0</text:p>
          </table:table-cell>
          <table:table-cell table:formula="of:=AVERAGE([.C369:.C418])" office:value-type="float" office:value="0.1" calcext:value-type="float">
            <text:p>0.1</text:p>
          </table:table-cell>
          <table:table-cell office:value-type="float" office:value="11.0651272166073" calcext:value-type="float">
            <text:p>11.0651272166073</text:p>
          </table:table-cell>
          <table:table-cell office:value-type="float" office:value="281.054231301826" calcext:value-type="float">
            <text:p>281.054231301826</text:p>
          </table:table-cell>
          <table:table-cell table:formula="of:=AVERAGE([.F369:.F418])" office:value-type="float" office:value="287.821393464393" calcext:value-type="float">
            <text:p>287.821393464393</text:p>
          </table:table-cell>
          <table:table-cell table:number-columns-repeated="4"/>
        </table:table-row>
        <table:table-row table:style-name="ro1">
          <table:table-cell office:value-type="float" office:value="0.413112074136734" calcext:value-type="float">
            <text:p>0.413112074136734</text:p>
          </table:table-cell>
          <table:table-cell table:formula="of:=AVERAGE([.A370:.A419])" office:value-type="float" office:value="-0.0975588095188141" calcext:value-type="float">
            <text:p>-0.097558809518814</text:p>
          </table:table-cell>
          <table:table-cell office:value-type="float" office:value="0" calcext:value-type="float">
            <text:p>0</text:p>
          </table:table-cell>
          <table:table-cell table:formula="of:=AVERAGE([.C370:.C419])" office:value-type="float" office:value="0.1" calcext:value-type="float">
            <text:p>0.1</text:p>
          </table:table-cell>
          <table:table-cell office:value-type="float" office:value="11.3807539275676" calcext:value-type="float">
            <text:p>11.3807539275676</text:p>
          </table:table-cell>
          <table:table-cell office:value-type="float" office:value="289.071149760217" calcext:value-type="float">
            <text:p>289.071149760217</text:p>
          </table:table-cell>
          <table:table-cell table:formula="of:=AVERAGE([.F370:.F419])" office:value-type="float" office:value="288.004518701563" calcext:value-type="float">
            <text:p>288.004518701563</text:p>
          </table:table-cell>
          <table:table-cell table:number-columns-repeated="4"/>
        </table:table-row>
        <table:table-row table:style-name="ro1">
          <table:table-cell office:value-type="float" office:value="-0.48574310541153" calcext:value-type="float">
            <text:p>-0.48574310541153</text:p>
          </table:table-cell>
          <table:table-cell table:formula="of:=AVERAGE([.A371:.A420])" office:value-type="float" office:value="-0.115982313752174" calcext:value-type="float">
            <text:p>-0.115982313752174</text:p>
          </table:table-cell>
          <table:table-cell office:value-type="float" office:value="0" calcext:value-type="float">
            <text:p>0</text:p>
          </table:table-cell>
          <table:table-cell table:formula="of:=AVERAGE([.C371:.C420])" office:value-type="float" office:value="0.1" calcext:value-type="float">
            <text:p>0.1</text:p>
          </table:table-cell>
          <table:table-cell office:value-type="float" office:value="11.5586691950172" calcext:value-type="float">
            <text:p>11.5586691950172</text:p>
          </table:table-cell>
          <table:table-cell office:value-type="float" office:value="293.590197553437" calcext:value-type="float">
            <text:p>293.590197553437</text:p>
          </table:table-cell>
          <table:table-cell table:formula="of:=AVERAGE([.F371:.F420])" office:value-type="float" office:value="288.175484584633" calcext:value-type="float">
            <text:p>288.175484584633</text:p>
          </table:table-cell>
          <table:table-cell table:number-columns-repeated="4"/>
        </table:table-row>
        <table:table-row table:style-name="ro1">
          <table:table-cell office:value-type="float" office:value="-0.52167534828186" calcext:value-type="float">
            <text:p>-0.52167534828186</text:p>
          </table:table-cell>
          <table:table-cell table:formula="of:=AVERAGE([.A372:.A421])" office:value-type="float" office:value="-0.128604310154915" calcext:value-type="float">
            <text:p>-0.128604310154915</text:p>
          </table:table-cell>
          <table:table-cell office:value-type="float" office:value="0" calcext:value-type="float">
            <text:p>0</text:p>
          </table:table-cell>
          <table:table-cell table:formula="of:=AVERAGE([.C372:.C421])" office:value-type="float" office:value="0.1" calcext:value-type="float">
            <text:p>0.1</text:p>
          </table:table-cell>
          <table:table-cell office:value-type="float" office:value="11.3159936807126" calcext:value-type="float">
            <text:p>11.3159936807126</text:p>
          </table:table-cell>
          <table:table-cell office:value-type="float" office:value="287.4262394901" calcext:value-type="float">
            <text:p>287.4262394901</text:p>
          </table:table-cell>
          <table:table-cell table:formula="of:=AVERAGE([.F372:.F421])" office:value-type="float" office:value="288.184859804272" calcext:value-type="float">
            <text:p>288.184859804272</text:p>
          </table:table-cell>
          <table:table-cell table:number-columns-repeated="4"/>
        </table:table-row>
        <table:table-row table:style-name="ro1">
          <table:table-cell office:value-type="float" office:value="-0.454220354557037" calcext:value-type="float">
            <text:p>-0.454220354557037</text:p>
          </table:table-cell>
          <table:table-cell table:formula="of:=AVERAGE([.A373:.A422])" office:value-type="float" office:value="-0.116139363646507" calcext:value-type="float">
            <text:p>-0.116139363646507</text:p>
          </table:table-cell>
          <table:table-cell office:value-type="float" office:value="0" calcext:value-type="float">
            <text:p>0</text:p>
          </table:table-cell>
          <table:table-cell table:formula="of:=AVERAGE([.C373:.C422])" office:value-type="float" office:value="0.1" calcext:value-type="float">
            <text:p>0.1</text:p>
          </table:table-cell>
          <table:table-cell office:value-type="float" office:value="11.5662112986296" calcext:value-type="float">
            <text:p>11.5662112986296</text:p>
          </table:table-cell>
          <table:table-cell office:value-type="float" office:value="293.781766985193" calcext:value-type="float">
            <text:p>293.781766985193</text:p>
          </table:table-cell>
          <table:table-cell table:formula="of:=AVERAGE([.F373:.F422])" office:value-type="float" office:value="288.243869030511" calcext:value-type="float">
            <text:p>288.243869030511</text:p>
          </table:table-cell>
          <table:table-cell table:number-columns-repeated="4"/>
        </table:table-row>
        <table:table-row table:style-name="ro1">
          <table:table-cell office:value-type="float" office:value="-0.619103670120239" calcext:value-type="float">
            <text:p>-0.619103670120239</text:p>
          </table:table-cell>
          <table:table-cell table:formula="of:=AVERAGE([.A374:.A423])" office:value-type="float" office:value="-0.143138880133629" calcext:value-type="float">
            <text:p>-0.143138880133629</text:p>
          </table:table-cell>
          <table:table-cell office:value-type="float" office:value="0" calcext:value-type="float">
            <text:p>0</text:p>
          </table:table-cell>
          <table:table-cell table:formula="of:=AVERAGE([.C374:.C423])" office:value-type="float" office:value="0.1" calcext:value-type="float">
            <text:p>0.1</text:p>
          </table:table-cell>
          <table:table-cell office:value-type="float" office:value="11.3875099065036" calcext:value-type="float">
            <text:p>11.3875099065036</text:p>
          </table:table-cell>
          <table:table-cell office:value-type="float" office:value="289.24275162519" calcext:value-type="float">
            <text:p>289.24275162519</text:p>
          </table:table-cell>
          <table:table-cell table:formula="of:=AVERAGE([.F374:.F423])" office:value-type="float" office:value="288.258617611779" calcext:value-type="float">
            <text:p>288.258617611779</text:p>
          </table:table-cell>
          <table:table-cell table:number-columns-repeated="4"/>
        </table:table-row>
        <table:table-row table:style-name="ro1">
          <table:table-cell office:value-type="float" office:value="0.643809676170349" calcext:value-type="float">
            <text:p>0.643809676170349</text:p>
          </table:table-cell>
          <table:table-cell table:formula="of:=AVERAGE([.A375:.A424])" office:value-type="float" office:value="-0.114974793791771" calcext:value-type="float">
            <text:p>-0.114974793791771</text:p>
          </table:table-cell>
          <table:table-cell office:value-type="float" office:value="0" calcext:value-type="float">
            <text:p>0</text:p>
          </table:table-cell>
          <table:table-cell table:formula="of:=AVERAGE([.C375:.C424])" office:value-type="float" office:value="0.1" calcext:value-type="float">
            <text:p>0.1</text:p>
          </table:table-cell>
          <table:table-cell office:value-type="float" office:value="11.0387932132661" calcext:value-type="float">
            <text:p>11.0387932132661</text:p>
          </table:table-cell>
          <table:table-cell office:value-type="float" office:value="280.38534761696" calcext:value-type="float">
            <text:p>280.38534761696</text:p>
          </table:table-cell>
          <table:table-cell table:formula="of:=AVERAGE([.F375:.F424])" office:value-type="float" office:value="288.062252387715" calcext:value-type="float">
            <text:p>288.0622523877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76:.A425])" office:value-type="float" office:value="-0.0663586640357971" calcext:value-type="float">
            <text:p>-0.066358664035797</text:p>
          </table:table-cell>
          <table:table-cell office:value-type="float" office:value="1" calcext:value-type="float">
            <text:p>1</text:p>
          </table:table-cell>
          <table:table-cell table:formula="of:=AVERAGE([.C376:.C425])" office:value-type="float" office:value="0.12" calcext:value-type="float">
            <text:p>0.12</text:p>
          </table:table-cell>
          <table:table-cell office:value-type="float" office:value="11.0034704022437" calcext:value-type="float">
            <text:p>11.0034704022437</text:p>
          </table:table-cell>
          <table:table-cell office:value-type="float" office:value="279.488148216991" calcext:value-type="float">
            <text:p>279.488148216991</text:p>
          </table:table-cell>
          <table:table-cell table:formula="of:=AVERAGE([.F376:.F425])" office:value-type="float" office:value="287.827799179026" calcext:value-type="float">
            <text:p>287.827799179026</text:p>
          </table:table-cell>
          <table:table-cell table:number-columns-repeated="4"/>
        </table:table-row>
        <table:table-row table:style-name="ro1">
          <table:table-cell office:value-type="float" office:value="-0.76779705286026" calcext:value-type="float">
            <text:p>-0.76779705286026</text:p>
          </table:table-cell>
          <table:table-cell table:formula="of:=AVERAGE([.A377:.A426])" office:value-type="float" office:value="-0.068397204875946" calcext:value-type="float">
            <text:p>-0.068397204875946</text:p>
          </table:table-cell>
          <table:table-cell office:value-type="float" office:value="0" calcext:value-type="float">
            <text:p>0</text:p>
          </table:table-cell>
          <table:table-cell table:formula="of:=AVERAGE([.C377:.C426])" office:value-type="float" office:value="0.12" calcext:value-type="float">
            <text:p>0.12</text:p>
          </table:table-cell>
          <table:table-cell office:value-type="float" office:value="11.3555545250654" calcext:value-type="float">
            <text:p>11.3555545250654</text:p>
          </table:table-cell>
          <table:table-cell office:value-type="float" office:value="288.431084936662" calcext:value-type="float">
            <text:p>288.431084936662</text:p>
          </table:table-cell>
          <table:table-cell table:formula="of:=AVERAGE([.F377:.F426])" office:value-type="float" office:value="287.795648416273" calcext:value-type="float">
            <text:p>287.795648416273</text:p>
          </table:table-cell>
          <table:table-cell table:number-columns-repeated="4"/>
        </table:table-row>
        <table:table-row table:style-name="ro1">
          <table:table-cell office:value-type="float" office:value="0.821988821029663" calcext:value-type="float">
            <text:p>0.821988821029663</text:p>
          </table:table-cell>
          <table:table-cell table:formula="of:=AVERAGE([.A378:.A427])" office:value-type="float" office:value="-0.0650985479354858" calcext:value-type="float">
            <text:p>-0.065098547935486</text:p>
          </table:table-cell>
          <table:table-cell office:value-type="float" office:value="0" calcext:value-type="float">
            <text:p>0</text:p>
          </table:table-cell>
          <table:table-cell table:formula="of:=AVERAGE([.C378:.C427])" office:value-type="float" office:value="0.12" calcext:value-type="float">
            <text:p>0.12</text:p>
          </table:table-cell>
          <table:table-cell office:value-type="float" office:value="11.276052680546" calcext:value-type="float">
            <text:p>11.276052680546</text:p>
          </table:table-cell>
          <table:table-cell office:value-type="float" office:value="286.41173808587" calcext:value-type="float">
            <text:p>286.41173808587</text:p>
          </table:table-cell>
          <table:table-cell table:formula="of:=AVERAGE([.F378:.F427])" office:value-type="float" office:value="287.730668589542" calcext:value-type="float">
            <text:p>287.730668589542</text:p>
          </table:table-cell>
          <table:table-cell table:number-columns-repeated="4"/>
        </table:table-row>
        <table:table-row table:style-name="ro1">
          <table:table-cell office:value-type="float" office:value="-1.10207760334015" calcext:value-type="float">
            <text:p>-1.10207760334015</text:p>
          </table:table-cell>
          <table:table-cell table:formula="of:=AVERAGE([.A379:.A428])" office:value-type="float" office:value="-0.0854716390371323" calcext:value-type="float">
            <text:p>-0.085471639037132</text:p>
          </table:table-cell>
          <table:table-cell office:value-type="float" office:value="0" calcext:value-type="float">
            <text:p>0</text:p>
          </table:table-cell>
          <table:table-cell table:formula="of:=AVERAGE([.C379:.C428])" office:value-type="float" office:value="0.12" calcext:value-type="float">
            <text:p>0.12</text:p>
          </table:table-cell>
          <table:table-cell office:value-type="float" office:value="11.3986728769094" calcext:value-type="float">
            <text:p>11.3986728769094</text:p>
          </table:table-cell>
          <table:table-cell office:value-type="float" office:value="289.526291073498" calcext:value-type="float">
            <text:p>289.526291073498</text:p>
          </table:table-cell>
          <table:table-cell table:formula="of:=AVERAGE([.F379:.F428])" office:value-type="float" office:value="287.694114829302" calcext:value-type="float">
            <text:p>287.694114829302</text:p>
          </table:table-cell>
          <table:table-cell table:number-columns-repeated="4"/>
        </table:table-row>
        <table:table-row table:style-name="ro1">
          <table:table-cell office:value-type="float" office:value="0.316827982664108" calcext:value-type="float">
            <text:p>0.316827982664108</text:p>
          </table:table-cell>
          <table:table-cell table:formula="of:=AVERAGE([.A380:.A429])" office:value-type="float" office:value="-0.0877435857057571" calcext:value-type="float">
            <text:p>-0.087743585705757</text:p>
          </table:table-cell>
          <table:table-cell office:value-type="float" office:value="0" calcext:value-type="float">
            <text:p>0</text:p>
          </table:table-cell>
          <table:table-cell table:formula="of:=AVERAGE([.C380:.C429])" office:value-type="float" office:value="0.12" calcext:value-type="float">
            <text:p>0.12</text:p>
          </table:table-cell>
          <table:table-cell office:value-type="float" office:value="11.4565691993505" calcext:value-type="float">
            <text:p>11.4565691993505</text:p>
          </table:table-cell>
          <table:table-cell office:value-type="float" office:value="290.996857663502" calcext:value-type="float">
            <text:p>290.996857663502</text:p>
          </table:table-cell>
          <table:table-cell table:formula="of:=AVERAGE([.F380:.F429])" office:value-type="float" office:value="287.79663964205" calcext:value-type="float">
            <text:p>287.79663964205</text:p>
          </table:table-cell>
          <table:table-cell table:number-columns-repeated="4"/>
        </table:table-row>
        <table:table-row table:style-name="ro1">
          <table:table-cell office:value-type="float" office:value="-1.1717529296875" calcext:value-type="float">
            <text:p>-1.1717529296875</text:p>
          </table:table-cell>
          <table:table-cell table:formula="of:=AVERAGE([.A381:.A430])" office:value-type="float" office:value="-0.08745585501194" calcext:value-type="float">
            <text:p>-0.08745585501194</text:p>
          </table:table-cell>
          <table:table-cell office:value-type="float" office:value="0" calcext:value-type="float">
            <text:p>0</text:p>
          </table:table-cell>
          <table:table-cell table:formula="of:=AVERAGE([.C381:.C430])" office:value-type="float" office:value="0.12" calcext:value-type="float">
            <text:p>0.12</text:p>
          </table:table-cell>
          <table:table-cell office:value-type="float" office:value="11.4281150060236" calcext:value-type="float">
            <text:p>11.4281150060236</text:p>
          </table:table-cell>
          <table:table-cell office:value-type="float" office:value="290.274121153001" calcext:value-type="float">
            <text:p>290.274121153001</text:p>
          </table:table-cell>
          <table:table-cell table:formula="of:=AVERAGE([.F381:.F430])" office:value-type="float" office:value="287.787417606431" calcext:value-type="float">
            <text:p>287.787417606431</text:p>
          </table:table-cell>
          <table:table-cell table:number-columns-repeated="4"/>
        </table:table-row>
        <table:table-row table:style-name="ro1">
          <table:table-cell office:value-type="float" office:value="0.067000538110733" calcext:value-type="float">
            <text:p>0.067000538110733</text:p>
          </table:table-cell>
          <table:table-cell table:formula="of:=AVERAGE([.A382:.A431])" office:value-type="float" office:value="-0.0814265245199204" calcext:value-type="float">
            <text:p>-0.08142652451992</text:p>
          </table:table-cell>
          <table:table-cell office:value-type="float" office:value="0" calcext:value-type="float">
            <text:p>0</text:p>
          </table:table-cell>
          <table:table-cell table:formula="of:=AVERAGE([.C382:.C431])" office:value-type="float" office:value="0.12" calcext:value-type="float">
            <text:p>0.12</text:p>
          </table:table-cell>
          <table:table-cell office:value-type="float" office:value="11.2191020543575" calcext:value-type="float">
            <text:p>11.2191020543575</text:p>
          </table:table-cell>
          <table:table-cell office:value-type="float" office:value="284.965192180681" calcext:value-type="float">
            <text:p>284.965192180681</text:p>
          </table:table-cell>
          <table:table-cell table:formula="of:=AVERAGE([.F382:.F431])" office:value-type="float" office:value="287.646387576318" calcext:value-type="float">
            <text:p>287.646387576318</text:p>
          </table:table-cell>
          <table:table-cell table:number-columns-repeated="4"/>
        </table:table-row>
        <table:table-row table:style-name="ro1">
          <table:table-cell office:value-type="float" office:value="-0.337020337581634" calcext:value-type="float">
            <text:p>-0.337020337581634</text:p>
          </table:table-cell>
          <table:table-cell table:formula="of:=AVERAGE([.A383:.A432])" office:value-type="float" office:value="-0.0800404363870621" calcext:value-type="float">
            <text:p>-0.080040436387062</text:p>
          </table:table-cell>
          <table:table-cell office:value-type="float" office:value="0" calcext:value-type="float">
            <text:p>0</text:p>
          </table:table-cell>
          <table:table-cell table:formula="of:=AVERAGE([.C383:.C432])" office:value-type="float" office:value="0.12" calcext:value-type="float">
            <text:p>0.12</text:p>
          </table:table-cell>
          <table:table-cell office:value-type="float" office:value="11.4482409710616" calcext:value-type="float">
            <text:p>11.4482409710616</text:p>
          </table:table-cell>
          <table:table-cell office:value-type="float" office:value="290.785320664964" calcext:value-type="float">
            <text:p>290.785320664964</text:p>
          </table:table-cell>
          <table:table-cell table:formula="of:=AVERAGE([.F383:.F432])" office:value-type="float" office:value="287.587025490391" calcext:value-type="float">
            <text:p>287.587025490391</text:p>
          </table:table-cell>
          <table:table-cell table:number-columns-repeated="4"/>
        </table:table-row>
        <table:table-row table:style-name="ro1">
          <table:table-cell office:value-type="float" office:value="-0.426551967859268" calcext:value-type="float">
            <text:p>-0.426551967859268</text:p>
          </table:table-cell>
          <table:table-cell table:formula="of:=AVERAGE([.A384:.A433])" office:value-type="float" office:value="-0.0788397544622421" calcext:value-type="float">
            <text:p>-0.078839754462242</text:p>
          </table:table-cell>
          <table:table-cell office:value-type="float" office:value="0" calcext:value-type="float">
            <text:p>0</text:p>
          </table:table-cell>
          <table:table-cell table:formula="of:=AVERAGE([.C384:.C433])" office:value-type="float" office:value="0.12" calcext:value-type="float">
            <text:p>0.12</text:p>
          </table:table-cell>
          <table:table-cell office:value-type="float" office:value="11.5735292980433" calcext:value-type="float">
            <text:p>11.5735292980433</text:p>
          </table:table-cell>
          <table:table-cell office:value-type="float" office:value="293.967644170299" calcext:value-type="float">
            <text:p>293.967644170299</text:p>
          </table:table-cell>
          <table:table-cell table:formula="of:=AVERAGE([.F384:.F433])" office:value-type="float" office:value="287.589899627914" calcext:value-type="float">
            <text:p>287.589899627914</text:p>
          </table:table-cell>
          <table:table-cell table:number-columns-repeated="4"/>
        </table:table-row>
        <table:table-row table:style-name="ro1">
          <table:table-cell office:value-type="float" office:value="-0.411744505167007" calcext:value-type="float">
            <text:p>-0.411744505167007</text:p>
          </table:table-cell>
          <table:table-cell table:formula="of:=AVERAGE([.A385:.A434])" office:value-type="float" office:value="-0.0833000957965851" calcext:value-type="float">
            <text:p>-0.083300095796585</text:p>
          </table:table-cell>
          <table:table-cell office:value-type="float" office:value="0" calcext:value-type="float">
            <text:p>0</text:p>
          </table:table-cell>
          <table:table-cell table:formula="of:=AVERAGE([.C385:.C434])" office:value-type="float" office:value="0.12" calcext:value-type="float">
            <text:p>0.12</text:p>
          </table:table-cell>
          <table:table-cell office:value-type="float" office:value="11.5740666787922" calcext:value-type="float">
            <text:p>11.5740666787922</text:p>
          </table:table-cell>
          <table:table-cell office:value-type="float" office:value="293.981293641323" calcext:value-type="float">
            <text:p>293.981293641323</text:p>
          </table:table-cell>
          <table:table-cell table:formula="of:=AVERAGE([.F385:.F434])" office:value-type="float" office:value="287.853832117736" calcext:value-type="float">
            <text:p>287.853832117736</text:p>
          </table:table-cell>
          <table:table-cell table:number-columns-repeated="4"/>
        </table:table-row>
        <table:table-row table:style-name="ro1">
          <table:table-cell office:value-type="float" office:value="0.36101034283638" calcext:value-type="float">
            <text:p>0.36101034283638</text:p>
          </table:table-cell>
          <table:table-cell table:formula="of:=AVERAGE([.A386:.A435])" office:value-type="float" office:value="-0.0608471542596817" calcext:value-type="float">
            <text:p>-0.060847154259682</text:p>
          </table:table-cell>
          <table:table-cell office:value-type="float" office:value="0" calcext:value-type="float">
            <text:p>0</text:p>
          </table:table-cell>
          <table:table-cell table:formula="of:=AVERAGE([.C386:.C435])" office:value-type="float" office:value="0.12" calcext:value-type="float">
            <text:p>0.12</text:p>
          </table:table-cell>
          <table:table-cell office:value-type="float" office:value="11.4921020347267" calcext:value-type="float">
            <text:p>11.4921020347267</text:p>
          </table:table-cell>
          <table:table-cell office:value-type="float" office:value="291.899391682059" calcext:value-type="float">
            <text:p>291.899391682059</text:p>
          </table:table-cell>
          <table:table-cell table:formula="of:=AVERAGE([.F386:.F435])" office:value-type="float" office:value="287.861155744394" calcext:value-type="float">
            <text:p>287.861155744394</text:p>
          </table:table-cell>
          <table:table-cell table:number-columns-repeated="4"/>
        </table:table-row>
        <table:table-row table:style-name="ro1">
          <table:table-cell office:value-type="float" office:value="-0.251314997673035" calcext:value-type="float">
            <text:p>-0.251314997673035</text:p>
          </table:table-cell>
          <table:table-cell table:formula="of:=AVERAGE([.A387:.A436])" office:value-type="float" office:value="-0.0449054604768753" calcext:value-type="float">
            <text:p>-0.044905460476875</text:p>
          </table:table-cell>
          <table:table-cell office:value-type="float" office:value="0" calcext:value-type="float">
            <text:p>0</text:p>
          </table:table-cell>
          <table:table-cell table:formula="of:=AVERAGE([.C387:.C436])" office:value-type="float" office:value="0.12" calcext:value-type="float">
            <text:p>0.12</text:p>
          </table:table-cell>
          <table:table-cell office:value-type="float" office:value="11.5677377884865" calcext:value-type="float">
            <text:p>11.5677377884865</text:p>
          </table:table-cell>
          <table:table-cell office:value-type="float" office:value="293.820539827557" calcext:value-type="float">
            <text:p>293.820539827557</text:p>
          </table:table-cell>
          <table:table-cell table:formula="of:=AVERAGE([.F387:.F436])" office:value-type="float" office:value="287.962289980029" calcext:value-type="float">
            <text:p>287.9622899800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88:.A437])" office:value-type="float" office:value="0.0100340050458908" calcext:value-type="float">
            <text:p>0.010034005045891</text:p>
          </table:table-cell>
          <table:table-cell office:value-type="float" office:value="1" calcext:value-type="float">
            <text:p>1</text:p>
          </table:table-cell>
          <table:table-cell table:formula="of:=AVERAGE([.C388:.C437])" office:value-type="float" office:value="0.14" calcext:value-type="float">
            <text:p>0.14</text:p>
          </table:table-cell>
          <table:table-cell office:value-type="float" office:value="11.0008468578011" calcext:value-type="float">
            <text:p>11.0008468578011</text:p>
          </table:table-cell>
          <table:table-cell office:value-type="float" office:value="279.421510188147" calcext:value-type="float">
            <text:p>279.421510188147</text:p>
          </table:table-cell>
          <table:table-cell table:formula="of:=AVERAGE([.F388:.F437])" office:value-type="float" office:value="287.838111384187" calcext:value-type="float">
            <text:p>287.838111384187</text:p>
          </table:table-cell>
          <table:table-cell table:number-columns-repeated="4"/>
        </table:table-row>
        <table:table-row table:style-name="ro1">
          <table:table-cell office:value-type="float" office:value="0.337287038564682" calcext:value-type="float">
            <text:p>0.337287038564682</text:p>
          </table:table-cell>
          <table:table-cell table:formula="of:=AVERAGE([.A389:.A438])" office:value-type="float" office:value="0.0289573299884796" calcext:value-type="float">
            <text:p>0.02895732998848</text:p>
          </table:table-cell>
          <table:table-cell office:value-type="float" office:value="0" calcext:value-type="float">
            <text:p>0</text:p>
          </table:table-cell>
          <table:table-cell table:formula="of:=AVERAGE([.C389:.C438])" office:value-type="float" office:value="0.14" calcext:value-type="float">
            <text:p>0.14</text:p>
          </table:table-cell>
          <table:table-cell office:value-type="float" office:value="11.2899447942317" calcext:value-type="float">
            <text:p>11.2899447942317</text:p>
          </table:table-cell>
          <table:table-cell office:value-type="float" office:value="286.764597773484" calcext:value-type="float">
            <text:p>286.764597773484</text:p>
          </table:table-cell>
          <table:table-cell table:formula="of:=AVERAGE([.F389:.F438])" office:value-type="float" office:value="287.844892608285" calcext:value-type="float">
            <text:p>287.844892608285</text:p>
          </table:table-cell>
          <table:table-cell table:number-columns-repeated="4"/>
        </table:table-row>
        <table:table-row table:style-name="ro1">
          <table:table-cell office:value-type="float" office:value="-0.99058198928833" calcext:value-type="float">
            <text:p>-0.99058198928833</text:p>
          </table:table-cell>
          <table:table-cell table:formula="of:=AVERAGE([.A390:.A439])" office:value-type="float" office:value="0.0229266822338104" calcext:value-type="float">
            <text:p>0.022926682233811</text:p>
          </table:table-cell>
          <table:table-cell office:value-type="float" office:value="0" calcext:value-type="float">
            <text:p>0</text:p>
          </table:table-cell>
          <table:table-cell table:formula="of:=AVERAGE([.C390:.C439])" office:value-type="float" office:value="0.14" calcext:value-type="float">
            <text:p>0.14</text:p>
          </table:table-cell>
          <table:table-cell office:value-type="float" office:value="11.4786510895163" calcext:value-type="float">
            <text:p>11.4786510895163</text:p>
          </table:table-cell>
          <table:table-cell office:value-type="float" office:value="291.557737673714" calcext:value-type="float">
            <text:p>291.557737673714</text:p>
          </table:table-cell>
          <table:table-cell table:formula="of:=AVERAGE([.F390:.F439])" office:value-type="float" office:value="287.832117537872" calcext:value-type="float">
            <text:p>287.832117537872</text:p>
          </table:table-cell>
          <table:table-cell table:number-columns-repeated="4"/>
        </table:table-row>
        <table:table-row table:style-name="ro1">
          <table:table-cell office:value-type="float" office:value="-0.397768139839172" calcext:value-type="float">
            <text:p>-0.397768139839172</text:p>
          </table:table-cell>
          <table:table-cell table:formula="of:=AVERAGE([.A391:.A440])" office:value-type="float" office:value="0.0125891947746277" calcext:value-type="float">
            <text:p>0.012589194774628</text:p>
          </table:table-cell>
          <table:table-cell office:value-type="float" office:value="0" calcext:value-type="float">
            <text:p>0</text:p>
          </table:table-cell>
          <table:table-cell table:formula="of:=AVERAGE([.C391:.C440])" office:value-type="float" office:value="0.14" calcext:value-type="float">
            <text:p>0.14</text:p>
          </table:table-cell>
          <table:table-cell office:value-type="float" office:value="11.4730836841583" calcext:value-type="float">
            <text:p>11.4730836841583</text:p>
          </table:table-cell>
          <table:table-cell office:value-type="float" office:value="291.416325577621" calcext:value-type="float">
            <text:p>291.416325577621</text:p>
          </table:table-cell>
          <table:table-cell table:formula="of:=AVERAGE([.F391:.F440])" office:value-type="float" office:value="287.850988378598" calcext:value-type="float">
            <text:p>287.850988378598</text:p>
          </table:table-cell>
          <table:table-cell table:number-columns-repeated="4"/>
        </table:table-row>
        <table:table-row table:style-name="ro1">
          <table:table-cell office:value-type="float" office:value="0.281304389238358" calcext:value-type="float">
            <text:p>0.281304389238358</text:p>
          </table:table-cell>
          <table:table-cell table:formula="of:=AVERAGE([.A392:.A441])" office:value-type="float" office:value="0.0309183722734451" calcext:value-type="float">
            <text:p>0.030918372273445</text:p>
          </table:table-cell>
          <table:table-cell office:value-type="float" office:value="0" calcext:value-type="float">
            <text:p>0</text:p>
          </table:table-cell>
          <table:table-cell table:formula="of:=AVERAGE([.C392:.C441])" office:value-type="float" office:value="0.14" calcext:value-type="float">
            <text:p>0.14</text:p>
          </table:table-cell>
          <table:table-cell office:value-type="float" office:value="11.448497928232" calcext:value-type="float">
            <text:p>11.448497928232</text:p>
          </table:table-cell>
          <table:table-cell office:value-type="float" office:value="290.791847377092" calcext:value-type="float">
            <text:p>290.791847377092</text:p>
          </table:table-cell>
          <table:table-cell table:formula="of:=AVERAGE([.F392:.F441])" office:value-type="float" office:value="287.891814006036" calcext:value-type="float">
            <text:p>287.891814006036</text:p>
          </table:table-cell>
          <table:table-cell table:number-columns-repeated="4"/>
        </table:table-row>
        <table:table-row table:style-name="ro1">
          <table:table-cell office:value-type="float" office:value="-0.570209443569183" calcext:value-type="float">
            <text:p>-0.570209443569183</text:p>
          </table:table-cell>
          <table:table-cell table:formula="of:=AVERAGE([.A393:.A442])" office:value-type="float" office:value="0.0294703632593155" calcext:value-type="float">
            <text:p>0.029470363259316</text:p>
          </table:table-cell>
          <table:table-cell office:value-type="float" office:value="0" calcext:value-type="float">
            <text:p>0</text:p>
          </table:table-cell>
          <table:table-cell table:formula="of:=AVERAGE([.C393:.C442])" office:value-type="float" office:value="0.14" calcext:value-type="float">
            <text:p>0.14</text:p>
          </table:table-cell>
          <table:table-cell office:value-type="float" office:value="11.424169129476" calcext:value-type="float">
            <text:p>11.424169129476</text:p>
          </table:table-cell>
          <table:table-cell office:value-type="float" office:value="290.173895888689" calcext:value-type="float">
            <text:p>290.173895888689</text:p>
          </table:table-cell>
          <table:table-cell table:formula="of:=AVERAGE([.F393:.F442])" office:value-type="float" office:value="287.916605379325" calcext:value-type="float">
            <text:p>287.916605379325</text:p>
          </table:table-cell>
          <table:table-cell table:number-columns-repeated="4"/>
        </table:table-row>
        <table:table-row table:style-name="ro1">
          <table:table-cell office:value-type="float" office:value="0.174613624811173" calcext:value-type="float">
            <text:p>0.174613624811173</text:p>
          </table:table-cell>
          <table:table-cell table:formula="of:=AVERAGE([.A394:.A443])" office:value-type="float" office:value="0.0245830684900284" calcext:value-type="float">
            <text:p>0.024583068490028</text:p>
          </table:table-cell>
          <table:table-cell office:value-type="float" office:value="0" calcext:value-type="float">
            <text:p>0</text:p>
          </table:table-cell>
          <table:table-cell table:formula="of:=AVERAGE([.C394:.C443])" office:value-type="float" office:value="0.14" calcext:value-type="float">
            <text:p>0.14</text:p>
          </table:table-cell>
          <table:table-cell office:value-type="float" office:value="11.458683522734" calcext:value-type="float">
            <text:p>11.458683522734</text:p>
          </table:table-cell>
          <table:table-cell office:value-type="float" office:value="291.050561477445" calcext:value-type="float">
            <text:p>291.050561477445</text:p>
          </table:table-cell>
          <table:table-cell table:formula="of:=AVERAGE([.F394:.F443])" office:value-type="float" office:value="288.080970640468" calcext:value-type="float">
            <text:p>288.080970640468</text:p>
          </table:table-cell>
          <table:table-cell table:number-columns-repeated="4"/>
        </table:table-row>
        <table:table-row table:style-name="ro1">
          <table:table-cell office:value-type="float" office:value="0.678264260292053" calcext:value-type="float">
            <text:p>0.678264260292053</text:p>
          </table:table-cell>
          <table:table-cell table:formula="of:=AVERAGE([.A395:.A444])" office:value-type="float" office:value="0.0479697388410568" calcext:value-type="float">
            <text:p>0.047969738841057</text:p>
          </table:table-cell>
          <table:table-cell office:value-type="float" office:value="0" calcext:value-type="float">
            <text:p>0</text:p>
          </table:table-cell>
          <table:table-cell table:formula="of:=AVERAGE([.C395:.C444])" office:value-type="float" office:value="0.14" calcext:value-type="float">
            <text:p>0.14</text:p>
          </table:table-cell>
          <table:table-cell office:value-type="float" office:value="11.3561458785534" calcext:value-type="float">
            <text:p>11.3561458785534</text:p>
          </table:table-cell>
          <table:table-cell office:value-type="float" office:value="288.446105315256" calcext:value-type="float">
            <text:p>288.446105315256</text:p>
          </table:table-cell>
          <table:table-cell table:formula="of:=AVERAGE([.F395:.F444])" office:value-type="float" office:value="287.975137172101" calcext:value-type="float">
            <text:p>287.975137172101</text:p>
          </table:table-cell>
          <table:table-cell table:number-columns-repeated="4"/>
        </table:table-row>
        <table:table-row table:style-name="ro1">
          <table:table-cell office:value-type="float" office:value="-0.463406443595886" calcext:value-type="float">
            <text:p>-0.463406443595886</text:p>
          </table:table-cell>
          <table:table-cell table:formula="of:=AVERAGE([.A396:.A445])" office:value-type="float" office:value="0.0384822797775269" calcext:value-type="float">
            <text:p>0.038482279777527</text:p>
          </table:table-cell>
          <table:table-cell office:value-type="float" office:value="0" calcext:value-type="float">
            <text:p>0</text:p>
          </table:table-cell>
          <table:table-cell table:formula="of:=AVERAGE([.C396:.C445])" office:value-type="float" office:value="0.14" calcext:value-type="float">
            <text:p>0.14</text:p>
          </table:table-cell>
          <table:table-cell office:value-type="float" office:value="11.5647071018606" calcext:value-type="float">
            <text:p>11.5647071018606</text:p>
          </table:table-cell>
          <table:table-cell office:value-type="float" office:value="293.74356038726" calcext:value-type="float">
            <text:p>293.74356038726</text:p>
          </table:table-cell>
          <table:table-cell table:formula="of:=AVERAGE([.F396:.F445])" office:value-type="float" office:value="288.062700614886" calcext:value-type="float">
            <text:p>288.062700614886</text:p>
          </table:table-cell>
          <table:table-cell table:number-columns-repeated="4"/>
        </table:table-row>
        <table:table-row table:style-name="ro1">
          <table:table-cell office:value-type="float" office:value="0.0211778581142426" calcext:value-type="float">
            <text:p>0.021177858114243</text:p>
          </table:table-cell>
          <table:table-cell table:formula="of:=AVERAGE([.A397:.A446])" office:value-type="float" office:value="-0.00109416306018829" calcext:value-type="float">
            <text:p>-0.001094163060188</text:p>
          </table:table-cell>
          <table:table-cell office:value-type="float" office:value="0" calcext:value-type="float">
            <text:p>0</text:p>
          </table:table-cell>
          <table:table-cell table:formula="of:=AVERAGE([.C397:.C446])" office:value-type="float" office:value="0.12" calcext:value-type="float">
            <text:p>0.12</text:p>
          </table:table-cell>
          <table:table-cell office:value-type="float" office:value="11.0639656293988" calcext:value-type="float">
            <text:p>11.0639656293988</text:p>
          </table:table-cell>
          <table:table-cell office:value-type="float" office:value="281.02472698673" calcext:value-type="float">
            <text:p>281.02472698673</text:p>
          </table:table-cell>
          <table:table-cell table:formula="of:=AVERAGE([.F397:.F446])" office:value-type="float" office:value="288.088558315845" calcext:value-type="float">
            <text:p>288.088558315845</text:p>
          </table:table-cell>
          <table:table-cell table:number-columns-repeated="4"/>
        </table:table-row>
        <table:table-row table:style-name="ro1">
          <table:table-cell office:value-type="float" office:value="-0.79920494556427" calcext:value-type="float">
            <text:p>-0.79920494556427</text:p>
          </table:table-cell>
          <table:table-cell table:formula="of:=AVERAGE([.A398:.A447])" office:value-type="float" office:value="-0.00084360659122467" calcext:value-type="float">
            <text:p>-0.000843606591225</text:p>
          </table:table-cell>
          <table:table-cell office:value-type="float" office:value="0" calcext:value-type="float">
            <text:p>0</text:p>
          </table:table-cell>
          <table:table-cell table:formula="of:=AVERAGE([.C398:.C447])" office:value-type="float" office:value="0.12" calcext:value-type="float">
            <text:p>0.12</text:p>
          </table:table-cell>
          <table:table-cell office:value-type="float" office:value="11.4800391275644" calcext:value-type="float">
            <text:p>11.4800391275644</text:p>
          </table:table-cell>
          <table:table-cell office:value-type="float" office:value="291.592993840136" calcext:value-type="float">
            <text:p>291.592993840136</text:p>
          </table:table-cell>
          <table:table-cell table:formula="of:=AVERAGE([.F398:.F447])" office:value-type="float" office:value="288.135004068274" calcext:value-type="float">
            <text:p>288.135004068274</text:p>
          </table:table-cell>
          <table:table-cell table:number-columns-repeated="4"/>
        </table:table-row>
        <table:table-row table:style-name="ro1">
          <table:table-cell office:value-type="float" office:value="0.476314216852188" calcext:value-type="float">
            <text:p>0.476314216852188</text:p>
          </table:table-cell>
          <table:table-cell table:formula="of:=AVERAGE([.A399:.A448])" office:value-type="float" office:value="0.0090170693397522" calcext:value-type="float">
            <text:p>0.009017069339752</text:p>
          </table:table-cell>
          <table:table-cell office:value-type="float" office:value="0" calcext:value-type="float">
            <text:p>0</text:p>
          </table:table-cell>
          <table:table-cell table:formula="of:=AVERAGE([.C399:.C448])" office:value-type="float" office:value="0.12" calcext:value-type="float">
            <text:p>0.12</text:p>
          </table:table-cell>
          <table:table-cell office:value-type="float" office:value="11.318238242662" calcext:value-type="float">
            <text:p>11.318238242662</text:p>
          </table:table-cell>
          <table:table-cell office:value-type="float" office:value="287.483251363614" calcext:value-type="float">
            <text:p>287.483251363614</text:p>
          </table:table-cell>
          <table:table-cell table:formula="of:=AVERAGE([.F399:.F448])" office:value-type="float" office:value="288.046143627719" calcext:value-type="float">
            <text:p>288.046143627719</text:p>
          </table:table-cell>
          <table:table-cell table:number-columns-repeated="4"/>
        </table:table-row>
        <table:table-row table:style-name="ro1">
          <table:table-cell office:value-type="float" office:value="-0.277983158826828" calcext:value-type="float">
            <text:p>-0.277983158826828</text:p>
          </table:table-cell>
          <table:table-cell table:formula="of:=AVERAGE([.A400:.A449])" office:value-type="float" office:value="0.0193818634748459" calcext:value-type="float">
            <text:p>0.019381863474846</text:p>
          </table:table-cell>
          <table:table-cell office:value-type="float" office:value="0" calcext:value-type="float">
            <text:p>0</text:p>
          </table:table-cell>
          <table:table-cell table:formula="of:=AVERAGE([.C400:.C449])" office:value-type="float" office:value="0.12" calcext:value-type="float">
            <text:p>0.12</text:p>
          </table:table-cell>
          <table:table-cell office:value-type="float" office:value="11.0144984408021" calcext:value-type="float">
            <text:p>11.0144984408021</text:p>
          </table:table-cell>
          <table:table-cell office:value-type="float" office:value="279.768260396373" calcext:value-type="float">
            <text:p>279.768260396373</text:p>
          </table:table-cell>
          <table:table-cell table:formula="of:=AVERAGE([.F400:.F449])" office:value-type="float" office:value="287.808915821317" calcext:value-type="float">
            <text:p>287.808915821317</text:p>
          </table:table-cell>
          <table:table-cell table:number-columns-repeated="4"/>
        </table:table-row>
        <table:table-row table:style-name="ro1">
          <table:table-cell office:value-type="float" office:value="-0.37283119559288" calcext:value-type="float">
            <text:p>-0.37283119559288</text:p>
          </table:table-cell>
          <table:table-cell table:formula="of:=AVERAGE([.A401:.A450])" office:value-type="float" office:value="0.0327351570129395" calcext:value-type="float">
            <text:p>0.03273515701294</text:p>
          </table:table-cell>
          <table:table-cell office:value-type="float" office:value="0" calcext:value-type="float">
            <text:p>0</text:p>
          </table:table-cell>
          <table:table-cell table:formula="of:=AVERAGE([.C401:.C450])" office:value-type="float" office:value="0.12" calcext:value-type="float">
            <text:p>0.12</text:p>
          </table:table-cell>
          <table:table-cell office:value-type="float" office:value="11.518965205574" calcext:value-type="float">
            <text:p>11.518965205574</text:p>
          </table:table-cell>
          <table:table-cell office:value-type="float" office:value="292.581716221581" calcext:value-type="float">
            <text:p>292.581716221581</text:p>
          </table:table-cell>
          <table:table-cell table:formula="of:=AVERAGE([.F401:.F450])" office:value-type="float" office:value="287.832330326568" calcext:value-type="float">
            <text:p>287.83233032656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2:.A451])" office:value-type="float" office:value="0.0549515223503113" calcext:value-type="float">
            <text:p>0.054951522350311</text:p>
          </table:table-cell>
          <table:table-cell office:value-type="float" office:value="1" calcext:value-type="float">
            <text:p>1</text:p>
          </table:table-cell>
          <table:table-cell table:formula="of:=AVERAGE([.C402:.C451])" office:value-type="float" office:value="0.14" calcext:value-type="float">
            <text:p>0.14</text:p>
          </table:table-cell>
          <table:table-cell office:value-type="float" office:value="11.0186461284608" calcext:value-type="float">
            <text:p>11.0186461284608</text:p>
          </table:table-cell>
          <table:table-cell office:value-type="float" office:value="279.873611662903" calcext:value-type="float">
            <text:p>279.873611662903</text:p>
          </table:table-cell>
          <table:table-cell table:formula="of:=AVERAGE([.F402:.F451])" office:value-type="float" office:value="287.772328682458" calcext:value-type="float">
            <text:p>287.772328682458</text:p>
          </table:table-cell>
          <table:table-cell table:number-columns-repeated="4"/>
        </table:table-row>
        <table:table-row table:style-name="ro1">
          <table:table-cell office:value-type="float" office:value="-0.247938811779022" calcext:value-type="float">
            <text:p>-0.247938811779022</text:p>
          </table:table-cell>
          <table:table-cell table:formula="of:=AVERAGE([.A403:.A452])" office:value-type="float" office:value="0.0556634443998337" calcext:value-type="float">
            <text:p>0.055663444399834</text:p>
          </table:table-cell>
          <table:table-cell office:value-type="float" office:value="0" calcext:value-type="float">
            <text:p>0</text:p>
          </table:table-cell>
          <table:table-cell table:formula="of:=AVERAGE([.C403:.C452])" office:value-type="float" office:value="0.14" calcext:value-type="float">
            <text:p>0.14</text:p>
          </table:table-cell>
          <table:table-cell office:value-type="float" office:value="11.306352506882" calcext:value-type="float">
            <text:p>11.306352506882</text:p>
          </table:table-cell>
          <table:table-cell office:value-type="float" office:value="287.181353674802" calcext:value-type="float">
            <text:p>287.181353674802</text:p>
          </table:table-cell>
          <table:table-cell table:formula="of:=AVERAGE([.F403:.F452])" office:value-type="float" office:value="287.740700652722" calcext:value-type="float">
            <text:p>287.740700652722</text:p>
          </table:table-cell>
          <table:table-cell table:number-columns-repeated="4"/>
        </table:table-row>
        <table:table-row table:style-name="ro1">
          <table:table-cell office:value-type="float" office:value="1.11404538154602" calcext:value-type="float">
            <text:p>1.11404538154602</text:p>
          </table:table-cell>
          <table:table-cell table:formula="of:=AVERAGE([.A404:.A453])" office:value-type="float" office:value="0.0831300234794617" calcext:value-type="float">
            <text:p>0.083130023479462</text:p>
          </table:table-cell>
          <table:table-cell office:value-type="float" office:value="0" calcext:value-type="float">
            <text:p>0</text:p>
          </table:table-cell>
          <table:table-cell table:formula="of:=AVERAGE([.C404:.C453])" office:value-type="float" office:value="0.14" calcext:value-type="float">
            <text:p>0.14</text:p>
          </table:table-cell>
          <table:table-cell office:value-type="float" office:value="11.2634148463815" calcext:value-type="float">
            <text:p>11.2634148463815</text:p>
          </table:table-cell>
          <table:table-cell office:value-type="float" office:value="286.090737098091" calcext:value-type="float">
            <text:p>286.090737098091</text:p>
          </table:table-cell>
          <table:table-cell table:formula="of:=AVERAGE([.F404:.F453])" office:value-type="float" office:value="287.672720326553" calcext:value-type="float">
            <text:p>287.672720326553</text:p>
          </table:table-cell>
          <table:table-cell table:number-columns-repeated="4"/>
        </table:table-row>
        <table:table-row table:style-name="ro1">
          <table:table-cell office:value-type="float" office:value="-1.11907267570496" calcext:value-type="float">
            <text:p>-1.11907267570496</text:p>
          </table:table-cell>
          <table:table-cell table:formula="of:=AVERAGE([.A405:.A454])" office:value-type="float" office:value="0.0207485699653625" calcext:value-type="float">
            <text:p>0.020748569965363</text:p>
          </table:table-cell>
          <table:table-cell office:value-type="float" office:value="0" calcext:value-type="float">
            <text:p>0</text:p>
          </table:table-cell>
          <table:table-cell table:formula="of:=AVERAGE([.C405:.C454])" office:value-type="float" office:value="0.12" calcext:value-type="float">
            <text:p>0.12</text:p>
          </table:table-cell>
          <table:table-cell office:value-type="float" office:value="11.3511240671873" calcext:value-type="float">
            <text:p>11.3511240671873</text:p>
          </table:table-cell>
          <table:table-cell office:value-type="float" office:value="288.318551306558" calcext:value-type="float">
            <text:p>288.318551306558</text:p>
          </table:table-cell>
          <table:table-cell table:formula="of:=AVERAGE([.F405:.F454])" office:value-type="float" office:value="287.848840822087" calcext:value-type="float">
            <text:p>287.848840822087</text:p>
          </table:table-cell>
          <table:table-cell table:number-columns-repeated="4"/>
        </table:table-row>
        <table:table-row table:style-name="ro1">
          <table:table-cell office:value-type="float" office:value="-0.4978286921978" calcext:value-type="float">
            <text:p>-0.4978286921978</text:p>
          </table:table-cell>
          <table:table-cell table:formula="of:=AVERAGE([.A406:.A455])" office:value-type="float" office:value="0.00470999956130981" calcext:value-type="float">
            <text:p>0.00470999956131</text:p>
          </table:table-cell>
          <table:table-cell office:value-type="float" office:value="0" calcext:value-type="float">
            <text:p>0</text:p>
          </table:table-cell>
          <table:table-cell table:formula="of:=AVERAGE([.C406:.C455])" office:value-type="float" office:value="0.12" calcext:value-type="float">
            <text:p>0.12</text:p>
          </table:table-cell>
          <table:table-cell office:value-type="float" office:value="11.2296361250222" calcext:value-type="float">
            <text:p>11.2296361250222</text:p>
          </table:table-cell>
          <table:table-cell office:value-type="float" office:value="285.232757575563" calcext:value-type="float">
            <text:p>285.232757575563</text:p>
          </table:table-cell>
          <table:table-cell table:formula="of:=AVERAGE([.F406:.F455])" office:value-type="float" office:value="287.824428534544" calcext:value-type="float">
            <text:p>287.824428534544</text:p>
          </table:table-cell>
          <table:table-cell table:number-columns-repeated="4"/>
        </table:table-row>
        <table:table-row table:style-name="ro1">
          <table:table-cell office:value-type="float" office:value="-0.585338950157166" calcext:value-type="float">
            <text:p>-0.585338950157166</text:p>
          </table:table-cell>
          <table:table-cell table:formula="of:=AVERAGE([.A407:.A456])" office:value-type="float" office:value="-0.0469967794418335" calcext:value-type="float">
            <text:p>-0.046996779441834</text:p>
          </table:table-cell>
          <table:table-cell office:value-type="float" office:value="0" calcext:value-type="float">
            <text:p>0</text:p>
          </table:table-cell>
          <table:table-cell table:formula="of:=AVERAGE([.C407:.C456])" office:value-type="float" office:value="0.1" calcext:value-type="float">
            <text:p>0.1</text:p>
          </table:table-cell>
          <table:table-cell office:value-type="float" office:value="11.5676580026984" calcext:value-type="float">
            <text:p>11.5676580026984</text:p>
          </table:table-cell>
          <table:table-cell office:value-type="float" office:value="293.81851326854" calcext:value-type="float">
            <text:p>293.81851326854</text:p>
          </table:table-cell>
          <table:table-cell table:formula="of:=AVERAGE([.F407:.F456])" office:value-type="float" office:value="288.110407602279" calcext:value-type="float">
            <text:p>288.110407602279</text:p>
          </table:table-cell>
          <table:table-cell table:number-columns-repeated="4"/>
        </table:table-row>
        <table:table-row table:style-name="ro1">
          <table:table-cell office:value-type="float" office:value="-0.192196726799011" calcext:value-type="float">
            <text:p>-0.192196726799011</text:p>
          </table:table-cell>
          <table:table-cell table:formula="of:=AVERAGE([.A408:.A457])" office:value-type="float" office:value="-0.0506532675027847" calcext:value-type="float">
            <text:p>-0.050653267502785</text:p>
          </table:table-cell>
          <table:table-cell office:value-type="float" office:value="0" calcext:value-type="float">
            <text:p>0</text:p>
          </table:table-cell>
          <table:table-cell table:formula="of:=AVERAGE([.C408:.C457])" office:value-type="float" office:value="0.1" calcext:value-type="float">
            <text:p>0.1</text:p>
          </table:table-cell>
          <table:table-cell office:value-type="float" office:value="11.379023279959" calcext:value-type="float">
            <text:p>11.379023279959</text:p>
          </table:table-cell>
          <table:table-cell office:value-type="float" office:value="289.027191310958" calcext:value-type="float">
            <text:p>289.027191310958</text:p>
          </table:table-cell>
          <table:table-cell table:formula="of:=AVERAGE([.F408:.F457])" office:value-type="float" office:value="288.223058653597" calcext:value-type="float">
            <text:p>288.223058653597</text:p>
          </table:table-cell>
          <table:table-cell table:number-columns-repeated="4"/>
        </table:table-row>
        <table:table-row table:style-name="ro1">
          <table:table-cell office:value-type="float" office:value="-0.173784345388413" calcext:value-type="float">
            <text:p>-0.173784345388413</text:p>
          </table:table-cell>
          <table:table-cell table:formula="of:=AVERAGE([.A409:.A458])" office:value-type="float" office:value="-0.0209991669654846" calcext:value-type="float">
            <text:p>-0.020999166965485</text:p>
          </table:table-cell>
          <table:table-cell office:value-type="float" office:value="0" calcext:value-type="float">
            <text:p>0</text:p>
          </table:table-cell>
          <table:table-cell table:formula="of:=AVERAGE([.C409:.C458])" office:value-type="float" office:value="0.1" calcext:value-type="float">
            <text:p>0.1</text:p>
          </table:table-cell>
          <table:table-cell office:value-type="float" office:value="11.3841800231725" calcext:value-type="float">
            <text:p>11.3841800231725</text:p>
          </table:table-cell>
          <table:table-cell office:value-type="float" office:value="289.158172588581" calcext:value-type="float">
            <text:p>289.158172588581</text:p>
          </table:table-cell>
          <table:table-cell table:formula="of:=AVERAGE([.F409:.F458])" office:value-type="float" office:value="288.207874958188" calcext:value-type="float">
            <text:p>288.207874958188</text:p>
          </table:table-cell>
          <table:table-cell table:number-columns-repeated="4"/>
        </table:table-row>
        <table:table-row table:style-name="ro1">
          <table:table-cell office:value-type="float" office:value="-0.450577169656754" calcext:value-type="float">
            <text:p>-0.450577169656754</text:p>
          </table:table-cell>
          <table:table-cell table:formula="of:=AVERAGE([.A410:.A459])" office:value-type="float" office:value="-0.0194872099161148" calcext:value-type="float">
            <text:p>-0.019487209916115</text:p>
          </table:table-cell>
          <table:table-cell office:value-type="float" office:value="0" calcext:value-type="float">
            <text:p>0</text:p>
          </table:table-cell>
          <table:table-cell table:formula="of:=AVERAGE([.C410:.C459])" office:value-type="float" office:value="0.1" calcext:value-type="float">
            <text:p>0.1</text:p>
          </table:table-cell>
          <table:table-cell office:value-type="float" office:value="11.5210959554434" calcext:value-type="float">
            <text:p>11.5210959554434</text:p>
          </table:table-cell>
          <table:table-cell office:value-type="float" office:value="292.635837268262" calcext:value-type="float">
            <text:p>292.635837268262</text:p>
          </table:table-cell>
          <table:table-cell table:formula="of:=AVERAGE([.F410:.F459])" office:value-type="float" office:value="288.263340686381" calcext:value-type="float">
            <text:p>288.263340686381</text:p>
          </table:table-cell>
          <table:table-cell table:number-columns-repeated="4"/>
        </table:table-row>
        <table:table-row table:style-name="ro1">
          <table:table-cell office:value-type="float" office:value="-0.728216886520386" calcext:value-type="float">
            <text:p>-0.728216886520386</text:p>
          </table:table-cell>
          <table:table-cell table:formula="of:=AVERAGE([.A411:.A460])" office:value-type="float" office:value="-0.0740515476465225" calcext:value-type="float">
            <text:p>-0.074051547646523</text:p>
          </table:table-cell>
          <table:table-cell office:value-type="float" office:value="0" calcext:value-type="float">
            <text:p>0</text:p>
          </table:table-cell>
          <table:table-cell table:formula="of:=AVERAGE([.C411:.C460])" office:value-type="float" office:value="0.08" calcext:value-type="float">
            <text:p>0.08</text:p>
          </table:table-cell>
          <table:table-cell office:value-type="float" office:value="11.4070550779372" calcext:value-type="float">
            <text:p>11.4070550779372</text:p>
          </table:table-cell>
          <table:table-cell office:value-type="float" office:value="289.739198979606" calcext:value-type="float">
            <text:p>289.739198979606</text:p>
          </table:table-cell>
          <table:table-cell table:formula="of:=AVERAGE([.F411:.F460])" office:value-type="float" office:value="288.469141330808" calcext:value-type="float">
            <text:p>288.469141330808</text:p>
          </table:table-cell>
          <table:table-cell table:number-columns-repeated="4"/>
        </table:table-row>
        <table:table-row table:style-name="ro1">
          <table:table-cell office:value-type="float" office:value="-0.482118129730225" calcext:value-type="float">
            <text:p>-0.482118129730225</text:p>
          </table:table-cell>
          <table:table-cell table:formula="of:=AVERAGE([.A412:.A461])" office:value-type="float" office:value="-0.0774324578046799" calcext:value-type="float">
            <text:p>-0.07743245780468</text:p>
          </table:table-cell>
          <table:table-cell office:value-type="float" office:value="0" calcext:value-type="float">
            <text:p>0</text:p>
          </table:table-cell>
          <table:table-cell table:formula="of:=AVERAGE([.C412:.C461])" office:value-type="float" office:value="0.08" calcext:value-type="float">
            <text:p>0.08</text:p>
          </table:table-cell>
          <table:table-cell office:value-type="float" office:value="11.474115032801" calcext:value-type="float">
            <text:p>11.474115032801</text:p>
          </table:table-cell>
          <table:table-cell office:value-type="float" office:value="291.442521833146" calcext:value-type="float">
            <text:p>291.442521833146</text:p>
          </table:table-cell>
          <table:table-cell table:formula="of:=AVERAGE([.F412:.F461])" office:value-type="float" office:value="288.44475765351" calcext:value-type="float">
            <text:p>288.44475765351</text:p>
          </table:table-cell>
          <table:table-cell table:number-columns-repeated="4"/>
        </table:table-row>
        <table:table-row table:style-name="ro1">
          <table:table-cell office:value-type="float" office:value="0.433589071035385" calcext:value-type="float">
            <text:p>0.433589071035385</text:p>
          </table:table-cell>
          <table:table-cell table:formula="of:=AVERAGE([.A413:.A462])" office:value-type="float" office:value="-0.0583459842205048" calcext:value-type="float">
            <text:p>-0.058345984220505</text:p>
          </table:table-cell>
          <table:table-cell office:value-type="float" office:value="0" calcext:value-type="float">
            <text:p>0</text:p>
          </table:table-cell>
          <table:table-cell table:formula="of:=AVERAGE([.C413:.C462])" office:value-type="float" office:value="0.08" calcext:value-type="float">
            <text:p>0.08</text:p>
          </table:table-cell>
          <table:table-cell office:value-type="float" office:value="11.3386692710072" calcext:value-type="float">
            <text:p>11.3386692710072</text:p>
          </table:table-cell>
          <table:table-cell office:value-type="float" office:value="288.002199483582" calcext:value-type="float">
            <text:p>288.002199483582</text:p>
          </table:table-cell>
          <table:table-cell table:formula="of:=AVERAGE([.F413:.F462])" office:value-type="float" office:value="288.351933501937" calcext:value-type="float">
            <text:p>288.351933501937</text:p>
          </table:table-cell>
          <table:table-cell table:number-columns-repeated="4"/>
        </table:table-row>
        <table:table-row table:style-name="ro1">
          <table:table-cell office:value-type="float" office:value="0.176996380090714" calcext:value-type="float">
            <text:p>0.176996380090714</text:p>
          </table:table-cell>
          <table:table-cell table:formula="of:=AVERAGE([.A414:.A463])" office:value-type="float" office:value="-0.0285682421922684" calcext:value-type="float">
            <text:p>-0.028568242192268</text:p>
          </table:table-cell>
          <table:table-cell office:value-type="float" office:value="0" calcext:value-type="float">
            <text:p>0</text:p>
          </table:table-cell>
          <table:table-cell table:formula="of:=AVERAGE([.C414:.C463])" office:value-type="float" office:value="0.08" calcext:value-type="float">
            <text:p>0.08</text:p>
          </table:table-cell>
          <table:table-cell office:value-type="float" office:value="11.1530042222321" calcext:value-type="float">
            <text:p>11.1530042222321</text:p>
          </table:table-cell>
          <table:table-cell office:value-type="float" office:value="283.286307244695" calcext:value-type="float">
            <text:p>283.286307244695</text:p>
          </table:table-cell>
          <table:table-cell table:formula="of:=AVERAGE([.F414:.F463])" office:value-type="float" office:value="288.264533375967" calcext:value-type="float">
            <text:p>288.264533375967</text:p>
          </table:table-cell>
          <table:table-cell table:number-columns-repeated="4"/>
        </table:table-row>
        <table:table-row table:style-name="ro1">
          <table:table-cell office:value-type="float" office:value="-0.525320887565613" calcext:value-type="float">
            <text:p>-0.525320887565613</text:p>
          </table:table-cell>
          <table:table-cell table:formula="of:=AVERAGE([.A415:.A464])" office:value-type="float" office:value="-0.0790746599435806" calcext:value-type="float">
            <text:p>-0.079074659943581</text:p>
          </table:table-cell>
          <table:table-cell office:value-type="float" office:value="0" calcext:value-type="float">
            <text:p>0</text:p>
          </table:table-cell>
          <table:table-cell table:formula="of:=AVERAGE([.C415:.C464])" office:value-type="float" office:value="0.06" calcext:value-type="float">
            <text:p>0.06</text:p>
          </table:table-cell>
          <table:table-cell office:value-type="float" office:value="11.3916810605705" calcext:value-type="float">
            <text:p>11.3916810605705</text:p>
          </table:table-cell>
          <table:table-cell office:value-type="float" office:value="289.34869893849" calcext:value-type="float">
            <text:p>289.34869893849</text:p>
          </table:table-cell>
          <table:table-cell table:formula="of:=AVERAGE([.F415:.F464])" office:value-type="float" office:value="288.462406598358" calcext:value-type="float">
            <text:p>288.462406598358</text:p>
          </table:table-cell>
          <table:table-cell table:number-columns-repeated="4"/>
        </table:table-row>
        <table:table-row table:style-name="ro1">
          <table:table-cell office:value-type="float" office:value="0.298019796609879" calcext:value-type="float">
            <text:p>0.298019796609879</text:p>
          </table:table-cell>
          <table:table-cell table:formula="of:=AVERAGE([.A416:.A465])" office:value-type="float" office:value="-0.0623475956916809" calcext:value-type="float">
            <text:p>-0.062347595691681</text:p>
          </table:table-cell>
          <table:table-cell office:value-type="float" office:value="0" calcext:value-type="float">
            <text:p>0</text:p>
          </table:table-cell>
          <table:table-cell table:formula="of:=AVERAGE([.C416:.C465])" office:value-type="float" office:value="0.06" calcext:value-type="float">
            <text:p>0.06</text:p>
          </table:table-cell>
          <table:table-cell office:value-type="float" office:value="11.1383764366478" calcext:value-type="float">
            <text:p>11.1383764366478</text:p>
          </table:table-cell>
          <table:table-cell office:value-type="float" office:value="282.914761490853" calcext:value-type="float">
            <text:p>282.914761490853</text:p>
          </table:table-cell>
          <table:table-cell table:formula="of:=AVERAGE([.F416:.F465])" office:value-type="float" office:value="288.342986839925" calcext:value-type="float">
            <text:p>288.3429868399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7:.A466])" office:value-type="float" office:value="-0.0171059447526932" calcext:value-type="float">
            <text:p>-0.017105944752693</text:p>
          </table:table-cell>
          <table:table-cell office:value-type="float" office:value="1" calcext:value-type="float">
            <text:p>1</text:p>
          </table:table-cell>
          <table:table-cell table:formula="of:=AVERAGE([.C417:.C466])" office:value-type="float" office:value="0.08" calcext:value-type="float">
            <text:p>0.08</text:p>
          </table:table-cell>
          <table:table-cell office:value-type="float" office:value="11.0138671944201" calcext:value-type="float">
            <text:p>11.0138671944201</text:p>
          </table:table-cell>
          <table:table-cell office:value-type="float" office:value="279.752226738271" calcext:value-type="float">
            <text:p>279.752226738271</text:p>
          </table:table-cell>
          <table:table-cell table:formula="of:=AVERAGE([.F417:.F466])" office:value-type="float" office:value="288.24285455891" calcext:value-type="float">
            <text:p>288.24285455891</text:p>
          </table:table-cell>
          <table:table-cell table:number-columns-repeated="4"/>
        </table:table-row>
        <table:table-row table:style-name="ro1">
          <table:table-cell office:value-type="float" office:value="0.0762004554271698" calcext:value-type="float">
            <text:p>0.07620045542717</text:p>
          </table:table-cell>
          <table:table-cell table:formula="of:=AVERAGE([.A418:.A467])" office:value-type="float" office:value="-0.00658406913280487" calcext:value-type="float">
            <text:p>-0.006584069132805</text:p>
          </table:table-cell>
          <table:table-cell office:value-type="float" office:value="0" calcext:value-type="float">
            <text:p>0</text:p>
          </table:table-cell>
          <table:table-cell table:formula="of:=AVERAGE([.C418:.C467])" office:value-type="float" office:value="0.08" calcext:value-type="float">
            <text:p>0.08</text:p>
          </table:table-cell>
          <table:table-cell office:value-type="float" office:value="11.0887191701442" calcext:value-type="float">
            <text:p>11.0887191701442</text:p>
          </table:table-cell>
          <table:table-cell office:value-type="float" office:value="281.653466921663" calcext:value-type="float">
            <text:p>281.653466921663</text:p>
          </table:table-cell>
          <table:table-cell table:formula="of:=AVERAGE([.F418:.F467])" office:value-type="float" office:value="288.047850109621" calcext:value-type="float">
            <text:p>288.047850109621</text:p>
          </table:table-cell>
          <table:table-cell table:number-columns-repeated="4"/>
        </table:table-row>
        <table:table-row table:style-name="ro1">
          <table:table-cell office:value-type="float" office:value="1.52868342399597" calcext:value-type="float">
            <text:p>1.52868342399597</text:p>
          </table:table-cell>
          <table:table-cell table:formula="of:=AVERAGE([.A419:.A468])" office:value-type="float" office:value="0.0159372973442078" calcext:value-type="float">
            <text:p>0.015937297344208</text:p>
          </table:table-cell>
          <table:table-cell office:value-type="float" office:value="0" calcext:value-type="float">
            <text:p>0</text:p>
          </table:table-cell>
          <table:table-cell table:formula="of:=AVERAGE([.C419:.C468])" office:value-type="float" office:value="0.08" calcext:value-type="float">
            <text:p>0.08</text:p>
          </table:table-cell>
          <table:table-cell office:value-type="float" office:value="11.3659571838439" calcext:value-type="float">
            <text:p>11.3659571838439</text:p>
          </table:table-cell>
          <table:table-cell office:value-type="float" office:value="288.695312469634" calcext:value-type="float">
            <text:p>288.695312469634</text:p>
          </table:table-cell>
          <table:table-cell table:formula="of:=AVERAGE([.F419:.F468])" office:value-type="float" office:value="288.200671732977" calcext:value-type="float">
            <text:p>288.200671732977</text:p>
          </table:table-cell>
          <table:table-cell table:number-columns-repeated="4"/>
        </table:table-row>
        <table:table-row table:style-name="ro1">
          <table:table-cell office:value-type="float" office:value="0.564313650131226" calcext:value-type="float">
            <text:p>0.564313650131226</text:p>
          </table:table-cell>
          <table:table-cell table:formula="of:=AVERAGE([.A420:.A469])" office:value-type="float" office:value="0.0189613288640976" calcext:value-type="float">
            <text:p>0.018961328864098</text:p>
          </table:table-cell>
          <table:table-cell office:value-type="float" office:value="0" calcext:value-type="float">
            <text:p>0</text:p>
          </table:table-cell>
          <table:table-cell table:formula="of:=AVERAGE([.C420:.C469])" office:value-type="float" office:value="0.08" calcext:value-type="float">
            <text:p>0.08</text:p>
          </table:table-cell>
          <table:table-cell office:value-type="float" office:value="11.2728952753156" calcext:value-type="float">
            <text:p>11.2728952753156</text:p>
          </table:table-cell>
          <table:table-cell office:value-type="float" office:value="286.331539993017" calcext:value-type="float">
            <text:p>286.331539993017</text:p>
          </table:table-cell>
          <table:table-cell table:formula="of:=AVERAGE([.F420:.F469])" office:value-type="float" office:value="288.145879537633" calcext:value-type="float">
            <text:p>288.145879537633</text:p>
          </table:table-cell>
          <table:table-cell table:number-columns-repeated="4"/>
        </table:table-row>
        <table:table-row table:style-name="ro1">
          <table:table-cell office:value-type="float" office:value="-0.275054931640625" calcext:value-type="float">
            <text:p>-0.275054931640625</text:p>
          </table:table-cell>
          <table:table-cell table:formula="of:=AVERAGE([.A421:.A470])" office:value-type="float" office:value="0.0231750923395157" calcext:value-type="float">
            <text:p>0.023175092339516</text:p>
          </table:table-cell>
          <table:table-cell office:value-type="float" office:value="0" calcext:value-type="float">
            <text:p>0</text:p>
          </table:table-cell>
          <table:table-cell table:formula="of:=AVERAGE([.C421:.C470])" office:value-type="float" office:value="0.08" calcext:value-type="float">
            <text:p>0.08</text:p>
          </table:table-cell>
          <table:table-cell office:value-type="float" office:value="11.2552238965809" calcext:value-type="float">
            <text:p>11.2552238965809</text:p>
          </table:table-cell>
          <table:table-cell office:value-type="float" office:value="285.882686973156" calcext:value-type="float">
            <text:p>285.882686973156</text:p>
          </table:table-cell>
          <table:table-cell table:formula="of:=AVERAGE([.F421:.F470])" office:value-type="float" office:value="287.991729326027" calcext:value-type="float">
            <text:p>287.991729326027</text:p>
          </table:table-cell>
          <table:table-cell table:number-columns-repeated="4"/>
        </table:table-row>
        <table:table-row table:style-name="ro1">
          <table:table-cell office:value-type="float" office:value="-0.928661704063416" calcext:value-type="float">
            <text:p>-0.928661704063416</text:p>
          </table:table-cell>
          <table:table-cell table:formula="of:=AVERAGE([.A422:.A471])" office:value-type="float" office:value="0.0150353652238846" calcext:value-type="float">
            <text:p>0.015035365223885</text:p>
          </table:table-cell>
          <table:table-cell office:value-type="float" office:value="0" calcext:value-type="float">
            <text:p>0</text:p>
          </table:table-cell>
          <table:table-cell table:formula="of:=AVERAGE([.C422:.C471])" office:value-type="float" office:value="0.08" calcext:value-type="float">
            <text:p>0.08</text:p>
          </table:table-cell>
          <table:table-cell office:value-type="float" office:value="11.353397962147" calcext:value-type="float">
            <text:p>11.353397962147</text:p>
          </table:table-cell>
          <table:table-cell office:value-type="float" office:value="288.376308238534" calcext:value-type="float">
            <text:p>288.376308238534</text:p>
          </table:table-cell>
          <table:table-cell table:formula="of:=AVERAGE([.F422:.F471])" office:value-type="float" office:value="288.010730700996" calcext:value-type="float">
            <text:p>288.010730700996</text:p>
          </table:table-cell>
          <table:table-cell table:number-columns-repeated="4"/>
        </table:table-row>
        <table:table-row table:style-name="ro1">
          <table:table-cell office:value-type="float" office:value="-0.600194931030273" calcext:value-type="float">
            <text:p>-0.600194931030273</text:p>
          </table:table-cell>
          <table:table-cell table:formula="of:=AVERAGE([.A423:.A472])" office:value-type="float" office:value="0.0121158736944199" calcext:value-type="float">
            <text:p>0.01211587369442</text:p>
          </table:table-cell>
          <table:table-cell office:value-type="float" office:value="0" calcext:value-type="float">
            <text:p>0</text:p>
          </table:table-cell>
          <table:table-cell table:formula="of:=AVERAGE([.C423:.C472])" office:value-type="float" office:value="0.08" calcext:value-type="float">
            <text:p>0.08</text:p>
          </table:table-cell>
          <table:table-cell office:value-type="float" office:value="11.3464648118287" calcext:value-type="float">
            <text:p>11.3464648118287</text:p>
          </table:table-cell>
          <table:table-cell office:value-type="float" office:value="288.20020622045" calcext:value-type="float">
            <text:p>288.20020622045</text:p>
          </table:table-cell>
          <table:table-cell table:formula="of:=AVERAGE([.F423:.F472])" office:value-type="float" office:value="287.899099485701" calcext:value-type="float">
            <text:p>287.899099485701</text:p>
          </table:table-cell>
          <table:table-cell table:number-columns-repeated="4"/>
        </table:table-row>
        <table:table-row table:style-name="ro1">
          <table:table-cell office:value-type="float" office:value="-0.944154262542725" calcext:value-type="float">
            <text:p>-0.944154262542725</text:p>
          </table:table-cell>
          <table:table-cell table:formula="of:=AVERAGE([.A424:.A473])" office:value-type="float" office:value="0.00561486184597015" calcext:value-type="float">
            <text:p>0.00561486184597</text:p>
          </table:table-cell>
          <table:table-cell office:value-type="float" office:value="0" calcext:value-type="float">
            <text:p>0</text:p>
          </table:table-cell>
          <table:table-cell table:formula="of:=AVERAGE([.C424:.C473])" office:value-type="float" office:value="0.08" calcext:value-type="float">
            <text:p>0.08</text:p>
          </table:table-cell>
          <table:table-cell office:value-type="float" office:value="11.1522415639639" calcext:value-type="float">
            <text:p>11.1522415639639</text:p>
          </table:table-cell>
          <table:table-cell office:value-type="float" office:value="283.266935724683" calcext:value-type="float">
            <text:p>283.266935724683</text:p>
          </table:table-cell>
          <table:table-cell table:formula="of:=AVERAGE([.F424:.F473])" office:value-type="float" office:value="287.779583167691" calcext:value-type="float">
            <text:p>287.779583167691</text:p>
          </table:table-cell>
          <table:table-cell table:number-columns-repeated="4"/>
        </table:table-row>
        <table:table-row table:style-name="ro1">
          <table:table-cell office:value-type="float" office:value="0.503681540489197" calcext:value-type="float">
            <text:p>0.503681540489197</text:p>
          </table:table-cell>
          <table:table-cell table:formula="of:=AVERAGE([.A425:.A474])" office:value-type="float" office:value="0.00281229913234711" calcext:value-type="float">
            <text:p>0.002812299132347</text:p>
          </table:table-cell>
          <table:table-cell office:value-type="float" office:value="0" calcext:value-type="float">
            <text:p>0</text:p>
          </table:table-cell>
          <table:table-cell table:formula="of:=AVERAGE([.C425:.C474])" office:value-type="float" office:value="0.08" calcext:value-type="float">
            <text:p>0.08</text:p>
          </table:table-cell>
          <table:table-cell office:value-type="float" office:value="11.2154671077192" calcext:value-type="float">
            <text:p>11.2154671077192</text:p>
          </table:table-cell>
          <table:table-cell office:value-type="float" office:value="284.872864536067" calcext:value-type="float">
            <text:p>284.872864536067</text:p>
          </table:table-cell>
          <table:table-cell table:formula="of:=AVERAGE([.F425:.F474])" office:value-type="float" office:value="287.869333506073" calcext:value-type="float">
            <text:p>287.869333506073</text:p>
          </table:table-cell>
          <table:table-cell table:number-columns-repeated="4"/>
        </table:table-row>
        <table:table-row table:style-name="ro1">
          <table:table-cell office:value-type="float" office:value="-0.761247515678406" calcext:value-type="float">
            <text:p>-0.761247515678406</text:p>
          </table:table-cell>
          <table:table-cell table:formula="of:=AVERAGE([.A426:.A475])" office:value-type="float" office:value="-0.052412651181221" calcext:value-type="float">
            <text:p>-0.052412651181221</text:p>
          </table:table-cell>
          <table:table-cell office:value-type="float" office:value="0" calcext:value-type="float">
            <text:p>0</text:p>
          </table:table-cell>
          <table:table-cell table:formula="of:=AVERAGE([.C426:.C475])" office:value-type="float" office:value="0.06" calcext:value-type="float">
            <text:p>0.06</text:p>
          </table:table-cell>
          <table:table-cell office:value-type="float" office:value="11.3846035918415" calcext:value-type="float">
            <text:p>11.3846035918415</text:p>
          </table:table-cell>
          <table:table-cell office:value-type="float" office:value="289.168931232773" calcext:value-type="float">
            <text:p>289.168931232773</text:p>
          </table:table-cell>
          <table:table-cell table:formula="of:=AVERAGE([.F426:.F475])" office:value-type="float" office:value="288.062949166389" calcext:value-type="float">
            <text:p>288.062949166389</text:p>
          </table:table-cell>
          <table:table-cell table:number-columns-repeated="4"/>
        </table:table-row>
        <table:table-row table:style-name="ro1">
          <table:table-cell office:value-type="float" office:value="-0.26827746629715" calcext:value-type="float">
            <text:p>-0.26827746629715</text:p>
          </table:table-cell>
          <table:table-cell table:formula="of:=AVERAGE([.A427:.A476])" office:value-type="float" office:value="-0.0424222594499588" calcext:value-type="float">
            <text:p>-0.042422259449959</text:p>
          </table:table-cell>
          <table:table-cell office:value-type="float" office:value="0" calcext:value-type="float">
            <text:p>0</text:p>
          </table:table-cell>
          <table:table-cell table:formula="of:=AVERAGE([.C427:.C476])" office:value-type="float" office:value="0.06" calcext:value-type="float">
            <text:p>0.06</text:p>
          </table:table-cell>
          <table:table-cell office:value-type="float" office:value="11.0828208884299" calcext:value-type="float">
            <text:p>11.0828208884299</text:p>
          </table:table-cell>
          <table:table-cell office:value-type="float" office:value="281.503650566119" calcext:value-type="float">
            <text:p>281.503650566119</text:p>
          </table:table-cell>
          <table:table-cell table:formula="of:=AVERAGE([.F427:.F476])" office:value-type="float" office:value="287.924400478978" calcext:value-type="float">
            <text:p>287.924400478978</text:p>
          </table:table-cell>
          <table:table-cell table:number-columns-repeated="4"/>
        </table:table-row>
        <table:table-row table:style-name="ro1">
          <table:table-cell office:value-type="float" office:value="-1.04137325286865" calcext:value-type="float">
            <text:p>-1.04137325286865</text:p>
          </table:table-cell>
          <table:table-cell table:formula="of:=AVERAGE([.A428:.A477])" office:value-type="float" office:value="-0.0796895009279251" calcext:value-type="float">
            <text:p>-0.079689500927925</text:p>
          </table:table-cell>
          <table:table-cell office:value-type="float" office:value="0" calcext:value-type="float">
            <text:p>0</text:p>
          </table:table-cell>
          <table:table-cell table:formula="of:=AVERAGE([.C428:.C477])" office:value-type="float" office:value="0.06" calcext:value-type="float">
            <text:p>0.06</text:p>
          </table:table-cell>
          <table:table-cell office:value-type="float" office:value="11.0827939020604" calcext:value-type="float">
            <text:p>11.0827939020604</text:p>
          </table:table-cell>
          <table:table-cell office:value-type="float" office:value="281.502965112334" calcext:value-type="float">
            <text:p>281.502965112334</text:p>
          </table:table-cell>
          <table:table-cell table:formula="of:=AVERAGE([.F428:.F477])" office:value-type="float" office:value="287.826225019507" calcext:value-type="float">
            <text:p>287.826225019507</text:p>
          </table:table-cell>
          <table:table-cell table:number-columns-repeated="4"/>
        </table:table-row>
        <table:table-row table:style-name="ro1">
          <table:table-cell office:value-type="float" office:value="-1.21151173114777" calcext:value-type="float">
            <text:p>-1.21151173114777</text:p>
          </table:table-cell>
          <table:table-cell table:formula="of:=AVERAGE([.A429:.A478])" office:value-type="float" office:value="-0.0818781834840775" calcext:value-type="float">
            <text:p>-0.081878183484078</text:p>
          </table:table-cell>
          <table:table-cell office:value-type="float" office:value="0" calcext:value-type="float">
            <text:p>0</text:p>
          </table:table-cell>
          <table:table-cell table:formula="of:=AVERAGE([.C429:.C478])" office:value-type="float" office:value="0.06" calcext:value-type="float">
            <text:p>0.06</text:p>
          </table:table-cell>
          <table:table-cell office:value-type="float" office:value="11.5169893339992" calcext:value-type="float">
            <text:p>11.5169893339992</text:p>
          </table:table-cell>
          <table:table-cell office:value-type="float" office:value="292.531529083579" calcext:value-type="float">
            <text:p>292.531529083579</text:p>
          </table:table-cell>
          <table:table-cell table:formula="of:=AVERAGE([.F429:.F478])" office:value-type="float" office:value="287.886329779709" calcext:value-type="float">
            <text:p>287.886329779709</text:p>
          </table:table-cell>
          <table:table-cell table:number-columns-repeated="4"/>
        </table:table-row>
        <table:table-row table:style-name="ro1">
          <table:table-cell office:value-type="float" office:value="-0.0258601605892181" calcext:value-type="float">
            <text:p>-0.025860160589218</text:p>
          </table:table-cell>
          <table:table-cell table:formula="of:=AVERAGE([.A430:.A479])" office:value-type="float" office:value="-0.088731946349144" calcext:value-type="float">
            <text:p>-0.088731946349144</text:p>
          </table:table-cell>
          <table:table-cell office:value-type="float" office:value="0" calcext:value-type="float">
            <text:p>0</text:p>
          </table:table-cell>
          <table:table-cell table:formula="of:=AVERAGE([.C430:.C479])" office:value-type="float" office:value="0.06" calcext:value-type="float">
            <text:p>0.06</text:p>
          </table:table-cell>
          <table:table-cell office:value-type="float" office:value="11.3177231550008" calcext:value-type="float">
            <text:p>11.3177231550008</text:p>
          </table:table-cell>
          <table:table-cell office:value-type="float" office:value="287.47016813702" calcext:value-type="float">
            <text:p>287.47016813702</text:p>
          </table:table-cell>
          <table:table-cell table:formula="of:=AVERAGE([.F430:.F479])" office:value-type="float" office:value="287.815795989179" calcext:value-type="float">
            <text:p>287.815795989179</text:p>
          </table:table-cell>
          <table:table-cell table:number-columns-repeated="4"/>
        </table:table-row>
        <table:table-row table:style-name="ro1">
          <table:table-cell office:value-type="float" office:value="-0.435593575239182" calcext:value-type="float">
            <text:p>-0.435593575239182</text:p>
          </table:table-cell>
          <table:table-cell table:formula="of:=AVERAGE([.A431:.A480])" office:value-type="float" office:value="-0.0740087592601776" calcext:value-type="float">
            <text:p>-0.074008759260178</text:p>
          </table:table-cell>
          <table:table-cell office:value-type="float" office:value="0" calcext:value-type="float">
            <text:p>0</text:p>
          </table:table-cell>
          <table:table-cell table:formula="of:=AVERAGE([.C431:.C480])" office:value-type="float" office:value="0.06" calcext:value-type="float">
            <text:p>0.06</text:p>
          </table:table-cell>
          <table:table-cell office:value-type="float" office:value="11.4099778190851" calcext:value-type="float">
            <text:p>11.4099778190851</text:p>
          </table:table-cell>
          <table:table-cell office:value-type="float" office:value="289.813436604762" calcext:value-type="float">
            <text:p>289.813436604762</text:p>
          </table:table-cell>
          <table:table-cell table:formula="of:=AVERAGE([.F431:.F480])" office:value-type="float" office:value="287.806582298214" calcext:value-type="float">
            <text:p>287.806582298214</text:p>
          </table:table-cell>
          <table:table-cell table:number-columns-repeated="4"/>
        </table:table-row>
        <table:table-row table:style-name="ro1">
          <table:table-cell office:value-type="float" office:value="-0.130974024534225" calcext:value-type="float">
            <text:p>-0.130974024534225</text:p>
          </table:table-cell>
          <table:table-cell table:formula="of:=AVERAGE([.A432:.A481])" office:value-type="float" office:value="-0.0779682505130768" calcext:value-type="float">
            <text:p>-0.077968250513077</text:p>
          </table:table-cell>
          <table:table-cell office:value-type="float" office:value="0" calcext:value-type="float">
            <text:p>0</text:p>
          </table:table-cell>
          <table:table-cell table:formula="of:=AVERAGE([.C432:.C481])" office:value-type="float" office:value="0.06" calcext:value-type="float">
            <text:p>0.06</text:p>
          </table:table-cell>
          <table:table-cell office:value-type="float" office:value="11.2361175469816" calcext:value-type="float">
            <text:p>11.2361175469816</text:p>
          </table:table-cell>
          <table:table-cell office:value-type="float" office:value="285.397385693332" calcext:value-type="float">
            <text:p>285.397385693332</text:p>
          </table:table-cell>
          <table:table-cell table:formula="of:=AVERAGE([.F432:.F481])" office:value-type="float" office:value="287.815226168467" calcext:value-type="float">
            <text:p>287.815226168467</text:p>
          </table:table-cell>
          <table:table-cell table:number-columns-repeated="4"/>
        </table:table-row>
        <table:table-row table:style-name="ro1">
          <table:table-cell office:value-type="float" office:value="0.106827944517136" calcext:value-type="float">
            <text:p>0.106827944517136</text:p>
          </table:table-cell>
          <table:table-cell table:formula="of:=AVERAGE([.A433:.A482])" office:value-type="float" office:value="-0.0690912848711014" calcext:value-type="float">
            <text:p>-0.069091284871101</text:p>
          </table:table-cell>
          <table:table-cell office:value-type="float" office:value="0" calcext:value-type="float">
            <text:p>0</text:p>
          </table:table-cell>
          <table:table-cell table:formula="of:=AVERAGE([.C433:.C482])" office:value-type="float" office:value="0.06" calcext:value-type="float">
            <text:p>0.06</text:p>
          </table:table-cell>
          <table:table-cell office:value-type="float" office:value="11.3883030711025" calcext:value-type="float">
            <text:p>11.3883030711025</text:p>
          </table:table-cell>
          <table:table-cell office:value-type="float" office:value="289.262898006003" calcext:value-type="float">
            <text:p>289.262898006003</text:p>
          </table:table-cell>
          <table:table-cell table:formula="of:=AVERAGE([.F433:.F482])" office:value-type="float" office:value="287.784777715288" calcext:value-type="float">
            <text:p>287.784777715288</text:p>
          </table:table-cell>
          <table:table-cell table:number-columns-repeated="4"/>
        </table:table-row>
        <table:table-row table:style-name="ro1">
          <table:table-cell office:value-type="float" office:value="-0.472854405641556" calcext:value-type="float">
            <text:p>-0.472854405641556</text:p>
          </table:table-cell>
          <table:table-cell table:formula="of:=AVERAGE([.A434:.A483])" office:value-type="float" office:value="-0.0700173336267471" calcext:value-type="float">
            <text:p>-0.070017333626747</text:p>
          </table:table-cell>
          <table:table-cell office:value-type="float" office:value="0" calcext:value-type="float">
            <text:p>0</text:p>
          </table:table-cell>
          <table:table-cell table:formula="of:=AVERAGE([.C434:.C483])" office:value-type="float" office:value="0.06" calcext:value-type="float">
            <text:p>0.06</text:p>
          </table:table-cell>
          <table:table-cell office:value-type="float" office:value="11.5707344488204" calcext:value-type="float">
            <text:p>11.5707344488204</text:p>
          </table:table-cell>
          <table:table-cell office:value-type="float" office:value="293.896655000037" calcext:value-type="float">
            <text:p>293.896655000037</text:p>
          </table:table-cell>
          <table:table-cell table:formula="of:=AVERAGE([.F434:.F483])" office:value-type="float" office:value="287.783357931883" calcext:value-type="float">
            <text:p>287.783357931883</text:p>
          </table:table-cell>
          <table:table-cell table:number-columns-repeated="4"/>
        </table:table-row>
        <table:table-row table:style-name="ro1">
          <table:table-cell office:value-type="float" office:value="-0.317781805992126" calcext:value-type="float">
            <text:p>-0.317781805992126</text:p>
          </table:table-cell>
          <table:table-cell table:formula="of:=AVERAGE([.A435:.A484])" office:value-type="float" office:value="-0.0681380796432495" calcext:value-type="float">
            <text:p>-0.06813807964325</text:p>
          </table:table-cell>
          <table:table-cell office:value-type="float" office:value="0" calcext:value-type="float">
            <text:p>0</text:p>
          </table:table-cell>
          <table:table-cell table:formula="of:=AVERAGE([.C435:.C484])" office:value-type="float" office:value="0.06" calcext:value-type="float">
            <text:p>0.06</text:p>
          </table:table-cell>
          <table:table-cell office:value-type="float" office:value="11.2731228994757" calcext:value-type="float">
            <text:p>11.2731228994757</text:p>
          </table:table-cell>
          <table:table-cell office:value-type="float" office:value="286.337321646683" calcext:value-type="float">
            <text:p>286.337321646683</text:p>
          </table:table-cell>
          <table:table-cell table:formula="of:=AVERAGE([.F435:.F484])" office:value-type="float" office:value="287.63047849199" calcext:value-type="float">
            <text:p>287.63047849199</text:p>
          </table:table-cell>
          <table:table-cell table:number-columns-repeated="4"/>
        </table:table-row>
        <table:table-row table:style-name="ro1">
          <table:table-cell office:value-type="float" office:value="-0.234441548585892" calcext:value-type="float">
            <text:p>-0.234441548585892</text:p>
          </table:table-cell>
          <table:table-cell table:formula="of:=AVERAGE([.A436:.A485])" office:value-type="float" office:value="-0.0800471174716949" calcext:value-type="float">
            <text:p>-0.080047117471695</text:p>
          </table:table-cell>
          <table:table-cell office:value-type="float" office:value="0" calcext:value-type="float">
            <text:p>0</text:p>
          </table:table-cell>
          <table:table-cell table:formula="of:=AVERAGE([.C436:.C485])" office:value-type="float" office:value="0.06" calcext:value-type="float">
            <text:p>0.06</text:p>
          </table:table-cell>
          <table:table-cell office:value-type="float" office:value="11.3249848350346" calcext:value-type="float">
            <text:p>11.3249848350346</text:p>
          </table:table-cell>
          <table:table-cell office:value-type="float" office:value="287.654614809879" calcext:value-type="float">
            <text:p>287.654614809879</text:p>
          </table:table-cell>
          <table:table-cell table:formula="of:=AVERAGE([.F436:.F485])" office:value-type="float" office:value="287.545582954547" calcext:value-type="float">
            <text:p>287.545582954547</text:p>
          </table:table-cell>
          <table:table-cell table:number-columns-repeated="4"/>
        </table:table-row>
        <table:table-row table:style-name="ro1">
          <table:table-cell office:value-type="float" office:value="-0.650220274925232" calcext:value-type="float">
            <text:p>-0.650220274925232</text:p>
          </table:table-cell>
          <table:table-cell table:formula="of:=AVERAGE([.A437:.A486])" office:value-type="float" office:value="-0.0880252230167389" calcext:value-type="float">
            <text:p>-0.088025223016739</text:p>
          </table:table-cell>
          <table:table-cell office:value-type="float" office:value="0" calcext:value-type="float">
            <text:p>0</text:p>
          </table:table-cell>
          <table:table-cell table:formula="of:=AVERAGE([.C437:.C486])" office:value-type="float" office:value="0.06" calcext:value-type="float">
            <text:p>0.06</text:p>
          </table:table-cell>
          <table:table-cell office:value-type="float" office:value="11.2024385578573" calcext:value-type="float">
            <text:p>11.2024385578573</text:p>
          </table:table-cell>
          <table:table-cell office:value-type="float" office:value="284.541939369575" calcext:value-type="float">
            <text:p>284.541939369575</text:p>
          </table:table-cell>
          <table:table-cell table:formula="of:=AVERAGE([.F437:.F486])" office:value-type="float" office:value="287.360010945387" calcext:value-type="float">
            <text:p>287.360010945387</text:p>
          </table:table-cell>
          <table:table-cell table:number-columns-repeated="4"/>
        </table:table-row>
        <table:table-row table:style-name="ro1">
          <table:table-cell office:value-type="float" office:value="-0.353301227092743" calcext:value-type="float">
            <text:p>-0.353301227092743</text:p>
          </table:table-cell>
          <table:table-cell table:formula="of:=AVERAGE([.A438:.A487])" office:value-type="float" office:value="-0.135091247558594" calcext:value-type="float">
            <text:p>-0.135091247558594</text:p>
          </table:table-cell>
          <table:table-cell office:value-type="float" office:value="0" calcext:value-type="float">
            <text:p>0</text:p>
          </table:table-cell>
          <table:table-cell table:formula="of:=AVERAGE([.C438:.C487])" office:value-type="float" office:value="0.04" calcext:value-type="float">
            <text:p>0.04</text:p>
          </table:table-cell>
          <table:table-cell office:value-type="float" office:value="11.2764246231169" calcext:value-type="float">
            <text:p>11.2764246231169</text:p>
          </table:table-cell>
          <table:table-cell office:value-type="float" office:value="286.421185427168" calcext:value-type="float">
            <text:p>286.421185427168</text:p>
          </table:table-cell>
          <table:table-cell table:formula="of:=AVERAGE([.F438:.F487])" office:value-type="float" office:value="287.500004450167" calcext:value-type="float">
            <text:p>287.500004450167</text:p>
          </table:table-cell>
          <table:table-cell table:number-columns-repeated="4"/>
        </table:table-row>
        <table:table-row table:style-name="ro1">
          <table:table-cell office:value-type="float" office:value="-0.62432724237442" calcext:value-type="float">
            <text:p>-0.62432724237442</text:p>
          </table:table-cell>
          <table:table-cell table:formula="of:=AVERAGE([.A439:.A488])" office:value-type="float" office:value="-0.154323533177376" calcext:value-type="float">
            <text:p>-0.154323533177376</text:p>
          </table:table-cell>
          <table:table-cell office:value-type="float" office:value="0" calcext:value-type="float">
            <text:p>0</text:p>
          </table:table-cell>
          <table:table-cell table:formula="of:=AVERAGE([.C439:.C488])" office:value-type="float" office:value="0.04" calcext:value-type="float">
            <text:p>0.04</text:p>
          </table:table-cell>
          <table:table-cell office:value-type="float" office:value="11.3550535172492" calcext:value-type="float">
            <text:p>11.3550535172492</text:p>
          </table:table-cell>
          <table:table-cell office:value-type="float" office:value="288.41835933813" calcext:value-type="float">
            <text:p>288.41835933813</text:p>
          </table:table-cell>
          <table:table-cell table:formula="of:=AVERAGE([.F439:.F488])" office:value-type="float" office:value="287.53307968146" calcext:value-type="float">
            <text:p>287.53307968146</text:p>
          </table:table-cell>
          <table:table-cell table:number-columns-repeated="4"/>
        </table:table-row>
        <table:table-row table:style-name="ro1">
          <table:table-cell office:value-type="float" office:value="-0.366712749004364" calcext:value-type="float">
            <text:p>-0.366712749004364</text:p>
          </table:table-cell>
          <table:table-cell table:formula="of:=AVERAGE([.A440:.A489])" office:value-type="float" office:value="-0.141846148371696" calcext:value-type="float">
            <text:p>-0.141846148371696</text:p>
          </table:table-cell>
          <table:table-cell office:value-type="float" office:value="0" calcext:value-type="float">
            <text:p>0</text:p>
          </table:table-cell>
          <table:table-cell table:formula="of:=AVERAGE([.C440:.C489])" office:value-type="float" office:value="0.04" calcext:value-type="float">
            <text:p>0.04</text:p>
          </table:table-cell>
          <table:table-cell office:value-type="float" office:value="11.5683795947522" calcext:value-type="float">
            <text:p>11.5683795947522</text:p>
          </table:table-cell>
          <table:table-cell office:value-type="float" office:value="293.836841706706" calcext:value-type="float">
            <text:p>293.836841706706</text:p>
          </table:table-cell>
          <table:table-cell table:formula="of:=AVERAGE([.F440:.F489])" office:value-type="float" office:value="287.57866176212" calcext:value-type="float">
            <text:p>287.57866176212</text:p>
          </table:table-cell>
          <table:table-cell table:number-columns-repeated="4"/>
        </table:table-row>
        <table:table-row table:style-name="ro1">
          <table:table-cell office:value-type="float" office:value="-0.682943940162659" calcext:value-type="float">
            <text:p>-0.682943940162659</text:p>
          </table:table-cell>
          <table:table-cell table:formula="of:=AVERAGE([.A441:.A490])" office:value-type="float" office:value="-0.147549664378166" calcext:value-type="float">
            <text:p>-0.147549664378166</text:p>
          </table:table-cell>
          <table:table-cell office:value-type="float" office:value="0" calcext:value-type="float">
            <text:p>0</text:p>
          </table:table-cell>
          <table:table-cell table:formula="of:=AVERAGE([.C441:.C490])" office:value-type="float" office:value="0.04" calcext:value-type="float">
            <text:p>0.04</text:p>
          </table:table-cell>
          <table:table-cell office:value-type="float" office:value="11.4768899355769" calcext:value-type="float">
            <text:p>11.4768899355769</text:p>
          </table:table-cell>
          <table:table-cell office:value-type="float" office:value="291.513004363654" calcext:value-type="float">
            <text:p>291.513004363654</text:p>
          </table:table-cell>
          <table:table-cell table:formula="of:=AVERAGE([.F441:.F490])" office:value-type="float" office:value="287.580595337841" calcext:value-type="float">
            <text:p>287.580595337841</text:p>
          </table:table-cell>
          <table:table-cell table:number-columns-repeated="4"/>
        </table:table-row>
        <table:table-row table:style-name="ro1">
          <table:table-cell office:value-type="float" office:value="-0.282185524702072" calcext:value-type="float">
            <text:p>-0.282185524702072</text:p>
          </table:table-cell>
          <table:table-cell table:formula="of:=AVERAGE([.A442:.A491])" office:value-type="float" office:value="-0.158819462656975" calcext:value-type="float">
            <text:p>-0.158819462656975</text:p>
          </table:table-cell>
          <table:table-cell office:value-type="float" office:value="0" calcext:value-type="float">
            <text:p>0</text:p>
          </table:table-cell>
          <table:table-cell table:formula="of:=AVERAGE([.C442:.C491])" office:value-type="float" office:value="0.04" calcext:value-type="float">
            <text:p>0.04</text:p>
          </table:table-cell>
          <table:table-cell office:value-type="float" office:value="11.2464814861864" calcext:value-type="float">
            <text:p>11.2464814861864</text:p>
          </table:table-cell>
          <table:table-cell office:value-type="float" office:value="285.660629749134" calcext:value-type="float">
            <text:p>285.660629749134</text:p>
          </table:table-cell>
          <table:table-cell table:formula="of:=AVERAGE([.F442:.F491])" office:value-type="float" office:value="287.477970985282" calcext:value-type="float">
            <text:p>287.477970985282</text:p>
          </table:table-cell>
          <table:table-cell table:number-columns-repeated="4"/>
        </table:table-row>
        <table:table-row table:style-name="ro1">
          <table:table-cell office:value-type="float" office:value="0.624001741409302" calcext:value-type="float">
            <text:p>0.624001741409302</text:p>
          </table:table-cell>
          <table:table-cell table:formula="of:=AVERAGE([.A443:.A492])" office:value-type="float" office:value="-0.134935238957405" calcext:value-type="float">
            <text:p>-0.134935238957405</text:p>
          </table:table-cell>
          <table:table-cell office:value-type="float" office:value="0" calcext:value-type="float">
            <text:p>0</text:p>
          </table:table-cell>
          <table:table-cell table:formula="of:=AVERAGE([.C443:.C492])" office:value-type="float" office:value="0.04" calcext:value-type="float">
            <text:p>0.04</text:p>
          </table:table-cell>
          <table:table-cell office:value-type="float" office:value="11.4322204541475" calcext:value-type="float">
            <text:p>11.4322204541475</text:p>
          </table:table-cell>
          <table:table-cell office:value-type="float" office:value="290.378399535345" calcext:value-type="float">
            <text:p>290.378399535345</text:p>
          </table:table-cell>
          <table:table-cell table:formula="of:=AVERAGE([.F443:.F492])" office:value-type="float" office:value="287.482061058215" calcext:value-type="float">
            <text:p>287.482061058215</text:p>
          </table:table-cell>
          <table:table-cell table:number-columns-repeated="4"/>
        </table:table-row>
        <table:table-row table:style-name="ro1">
          <table:table-cell office:value-type="float" office:value="0.409235209226608" calcext:value-type="float">
            <text:p>0.409235209226608</text:p>
          </table:table-cell>
          <table:table-cell table:formula="of:=AVERAGE([.A444:.A493])" office:value-type="float" office:value="-0.130242807269096" calcext:value-type="float">
            <text:p>-0.130242807269096</text:p>
          </table:table-cell>
          <table:table-cell office:value-type="float" office:value="0" calcext:value-type="float">
            <text:p>0</text:p>
          </table:table-cell>
          <table:table-cell table:formula="of:=AVERAGE([.C444:.C493])" office:value-type="float" office:value="0.04" calcext:value-type="float">
            <text:p>0.04</text:p>
          </table:table-cell>
          <table:table-cell office:value-type="float" office:value="11.1796057426274" calcext:value-type="float">
            <text:p>11.1796057426274</text:p>
          </table:table-cell>
          <table:table-cell office:value-type="float" office:value="283.961985862735" calcext:value-type="float">
            <text:p>283.961985862735</text:p>
          </table:table-cell>
          <table:table-cell table:formula="of:=AVERAGE([.F444:.F493])" office:value-type="float" office:value="287.34028954592" calcext:value-type="float">
            <text:p>287.340289545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45:.A494])" office:value-type="float" office:value="-0.103808092474937" calcext:value-type="float">
            <text:p>-0.103808092474937</text:p>
          </table:table-cell>
          <table:table-cell office:value-type="float" office:value="1" calcext:value-type="float">
            <text:p>1</text:p>
          </table:table-cell>
          <table:table-cell table:formula="of:=AVERAGE([.C445:.C494])" office:value-type="float" office:value="0.06" calcext:value-type="float">
            <text:p>0.06</text:p>
          </table:table-cell>
          <table:table-cell office:value-type="float" office:value="10.9943361028314" calcext:value-type="float">
            <text:p>10.9943361028314</text:p>
          </table:table-cell>
          <table:table-cell office:value-type="float" office:value="279.256137011917" calcext:value-type="float">
            <text:p>279.256137011917</text:p>
          </table:table-cell>
          <table:table-cell table:formula="of:=AVERAGE([.F445:.F494])" office:value-type="float" office:value="287.156490179854" calcext:value-type="float">
            <text:p>287.156490179854</text:p>
          </table:table-cell>
          <table:table-cell table:number-columns-repeated="4"/>
        </table:table-row>
        <table:table-row table:style-name="ro1">
          <table:table-cell office:value-type="float" office:value="0.119375318288803" calcext:value-type="float">
            <text:p>0.119375318288803</text:p>
          </table:table-cell>
          <table:table-cell table:formula="of:=AVERAGE([.A446:.A495])" office:value-type="float" office:value="-0.0921524572372437" calcext:value-type="float">
            <text:p>-0.092152457237244</text:p>
          </table:table-cell>
          <table:table-cell office:value-type="float" office:value="0" calcext:value-type="float">
            <text:p>0</text:p>
          </table:table-cell>
          <table:table-cell table:formula="of:=AVERAGE([.C446:.C495])" office:value-type="float" office:value="0.06" calcext:value-type="float">
            <text:p>0.06</text:p>
          </table:table-cell>
          <table:table-cell office:value-type="float" office:value="11.1058684212953" calcext:value-type="float">
            <text:p>11.1058684212953</text:p>
          </table:table-cell>
          <table:table-cell office:value-type="float" office:value="282.0890579009" calcext:value-type="float">
            <text:p>282.0890579009</text:p>
          </table:table-cell>
          <table:table-cell table:formula="of:=AVERAGE([.F446:.F495])" office:value-type="float" office:value="286.923400130126" calcext:value-type="float">
            <text:p>286.923400130126</text:p>
          </table:table-cell>
          <table:table-cell table:number-columns-repeated="4"/>
        </table:table-row>
        <table:table-row table:style-name="ro1">
          <table:table-cell office:value-type="float" office:value="-0.97980523109436" calcext:value-type="float">
            <text:p>-0.97980523109436</text:p>
          </table:table-cell>
          <table:table-cell table:formula="of:=AVERAGE([.A447:.A496])" office:value-type="float" office:value="-0.112172119021416" calcext:value-type="float">
            <text:p>-0.112172119021416</text:p>
          </table:table-cell>
          <table:table-cell office:value-type="float" office:value="0" calcext:value-type="float">
            <text:p>0</text:p>
          </table:table-cell>
          <table:table-cell table:formula="of:=AVERAGE([.C447:.C496])" office:value-type="float" office:value="0.06" calcext:value-type="float">
            <text:p>0.06</text:p>
          </table:table-cell>
          <table:table-cell office:value-type="float" office:value="11.3824845751762" calcext:value-type="float">
            <text:p>11.3824845751762</text:p>
          </table:table-cell>
          <table:table-cell office:value-type="float" office:value="289.115108209476" calcext:value-type="float">
            <text:p>289.115108209476</text:p>
          </table:table-cell>
          <table:table-cell table:formula="of:=AVERAGE([.F447:.F496])" office:value-type="float" office:value="287.085207754581" calcext:value-type="float">
            <text:p>287.085207754581</text:p>
          </table:table-cell>
          <table:table-cell table:number-columns-repeated="4"/>
        </table:table-row>
        <table:table-row table:style-name="ro1">
          <table:table-cell office:value-type="float" office:value="-0.423285871744156" calcext:value-type="float">
            <text:p>-0.423285871744156</text:p>
          </table:table-cell>
          <table:table-cell table:formula="of:=AVERAGE([.A448:.A497])" office:value-type="float" office:value="-0.104653737545013" calcext:value-type="float">
            <text:p>-0.104653737545013</text:p>
          </table:table-cell>
          <table:table-cell office:value-type="float" office:value="0" calcext:value-type="float">
            <text:p>0</text:p>
          </table:table-cell>
          <table:table-cell table:formula="of:=AVERAGE([.C448:.C497])" office:value-type="float" office:value="0.06" calcext:value-type="float">
            <text:p>0.06</text:p>
          </table:table-cell>
          <table:table-cell office:value-type="float" office:value="11.4799910214275" calcext:value-type="float">
            <text:p>11.4799910214275</text:p>
          </table:table-cell>
          <table:table-cell office:value-type="float" office:value="291.591771944259" calcext:value-type="float">
            <text:p>291.591771944259</text:p>
          </table:table-cell>
          <table:table-cell table:formula="of:=AVERAGE([.F448:.F497])" office:value-type="float" office:value="287.085183316664" calcext:value-type="float">
            <text:p>287.085183316664</text:p>
          </table:table-cell>
          <table:table-cell table:number-columns-repeated="4"/>
        </table:table-row>
        <table:table-row table:style-name="ro1">
          <table:table-cell office:value-type="float" office:value="0.0423847138881683" calcext:value-type="float">
            <text:p>0.042384713888168</text:p>
          </table:table-cell>
          <table:table-cell table:formula="of:=AVERAGE([.A449:.A498])" office:value-type="float" office:value="-0.113332327604294" calcext:value-type="float">
            <text:p>-0.113332327604294</text:p>
          </table:table-cell>
          <table:table-cell office:value-type="float" office:value="0" calcext:value-type="float">
            <text:p>0</text:p>
          </table:table-cell>
          <table:table-cell table:formula="of:=AVERAGE([.C449:.C498])" office:value-type="float" office:value="0.06" calcext:value-type="float">
            <text:p>0.06</text:p>
          </table:table-cell>
          <table:table-cell office:value-type="float" office:value="11.3162107449889" calcext:value-type="float">
            <text:p>11.3162107449889</text:p>
          </table:table-cell>
          <table:table-cell office:value-type="float" office:value="287.431752922718" calcext:value-type="float">
            <text:p>287.431752922718</text:p>
          </table:table-cell>
          <table:table-cell table:formula="of:=AVERAGE([.F449:.F498])" office:value-type="float" office:value="287.084153347846" calcext:value-type="float">
            <text:p>287.084153347846</text:p>
          </table:table-cell>
          <table:table-cell table:number-columns-repeated="4"/>
        </table:table-row>
        <table:table-row table:style-name="ro1">
          <table:table-cell office:value-type="float" office:value="-0.498491048812866" calcext:value-type="float">
            <text:p>-0.498491048812866</text:p>
          </table:table-cell>
          <table:table-cell table:formula="of:=AVERAGE([.A450:.A499])" office:value-type="float" office:value="-0.117742485404015" calcext:value-type="float">
            <text:p>-0.117742485404015</text:p>
          </table:table-cell>
          <table:table-cell office:value-type="float" office:value="0" calcext:value-type="float">
            <text:p>0</text:p>
          </table:table-cell>
          <table:table-cell table:formula="of:=AVERAGE([.C450:.C499])" office:value-type="float" office:value="0.06" calcext:value-type="float">
            <text:p>0.06</text:p>
          </table:table-cell>
          <table:table-cell office:value-type="float" office:value="11.5171946650714" calcext:value-type="float">
            <text:p>11.5171946650714</text:p>
          </table:table-cell>
          <table:table-cell office:value-type="float" office:value="292.536744492813" calcext:value-type="float">
            <text:p>292.536744492813</text:p>
          </table:table-cell>
          <table:table-cell table:formula="of:=AVERAGE([.F450:.F499])" office:value-type="float" office:value="287.339523029775" calcext:value-type="float">
            <text:p>287.339523029775</text:p>
          </table:table-cell>
          <table:table-cell table:number-columns-repeated="4"/>
        </table:table-row>
        <table:table-row table:style-name="ro1">
          <table:table-cell office:value-type="float" office:value="-0.997894167900085" calcext:value-type="float">
            <text:p>-0.997894167900085</text:p>
          </table:table-cell>
          <table:table-cell table:formula="of:=AVERAGE([.A451:.A500])" office:value-type="float" office:value="-0.130243744850159" calcext:value-type="float">
            <text:p>-0.130243744850159</text:p>
          </table:table-cell>
          <table:table-cell office:value-type="float" office:value="0" calcext:value-type="float">
            <text:p>0</text:p>
          </table:table-cell>
          <table:table-cell table:formula="of:=AVERAGE([.C451:.C500])" office:value-type="float" office:value="0.06" calcext:value-type="float">
            <text:p>0.06</text:p>
          </table:table-cell>
          <table:table-cell office:value-type="float" office:value="11.440183779788" calcext:value-type="float">
            <text:p>11.440183779788</text:p>
          </table:table-cell>
          <table:table-cell office:value-type="float" office:value="290.580668006616" calcext:value-type="float">
            <text:p>290.580668006616</text:p>
          </table:table-cell>
          <table:table-cell table:formula="of:=AVERAGE([.F451:.F500])" office:value-type="float" office:value="287.299502065476" calcext:value-type="float">
            <text:p>287.2995020654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52:.A501])" office:value-type="float" office:value="-0.130243744850159" calcext:value-type="float">
            <text:p>-0.130243744850159</text:p>
          </table:table-cell>
          <table:table-cell office:value-type="float" office:value="1" calcext:value-type="float">
            <text:p>1</text:p>
          </table:table-cell>
          <table:table-cell table:formula="of:=AVERAGE([.C452:.C501])" office:value-type="float" office:value="0.06" calcext:value-type="float">
            <text:p>0.06</text:p>
          </table:table-cell>
          <table:table-cell office:value-type="float" office:value="11.0020682843506" calcext:value-type="float">
            <text:p>11.0020682843506</text:p>
          </table:table-cell>
          <table:table-cell office:value-type="float" office:value="279.452534422506" calcext:value-type="float">
            <text:p>279.452534422506</text:p>
          </table:table-cell>
          <table:table-cell table:formula="of:=AVERAGE([.F452:.F501])" office:value-type="float" office:value="287.291080520668" calcext:value-type="float">
            <text:p>287.291080520668</text:p>
          </table:table-cell>
          <table:table-cell table:number-columns-repeated="4"/>
        </table:table-row>
        <table:table-row table:style-name="ro1">
          <table:table-cell office:value-type="float" office:value="-0.176920741796494" calcext:value-type="float">
            <text:p>-0.176920741796494</text:p>
          </table:table-cell>
          <table:table-cell table:formula="of:=AVERAGE([.A453:.A502])" office:value-type="float" office:value="-0.128823383450508" calcext:value-type="float">
            <text:p>-0.128823383450508</text:p>
          </table:table-cell>
          <table:table-cell office:value-type="float" office:value="0" calcext:value-type="float">
            <text:p>0</text:p>
          </table:table-cell>
          <table:table-cell table:formula="of:=AVERAGE([.C453:.C502])" office:value-type="float" office:value="0.06" calcext:value-type="float">
            <text:p>0.06</text:p>
          </table:table-cell>
          <table:table-cell office:value-type="float" office:value="11.3540679281026" calcext:value-type="float">
            <text:p>11.3540679281026</text:p>
          </table:table-cell>
          <table:table-cell office:value-type="float" office:value="288.393325373806" calcext:value-type="float">
            <text:p>288.393325373806</text:p>
          </table:table-cell>
          <table:table-cell table:formula="of:=AVERAGE([.F453:.F502])" office:value-type="float" office:value="287.315319954648" calcext:value-type="float">
            <text:p>287.315319954648</text:p>
          </table:table-cell>
          <table:table-cell table:number-columns-repeated="4"/>
        </table:table-row>
        <table:table-row table:style-name="ro1">
          <table:table-cell office:value-type="float" office:value="0.476526230573654" calcext:value-type="float">
            <text:p>0.476526230573654</text:p>
          </table:table-cell>
          <table:table-cell table:formula="of:=AVERAGE([.A454:.A503])" office:value-type="float" office:value="-0.141573766469955" calcext:value-type="float">
            <text:p>-0.141573766469955</text:p>
          </table:table-cell>
          <table:table-cell office:value-type="float" office:value="0" calcext:value-type="float">
            <text:p>0</text:p>
          </table:table-cell>
          <table:table-cell table:formula="of:=AVERAGE([.C454:.C503])" office:value-type="float" office:value="0.06" calcext:value-type="float">
            <text:p>0.06</text:p>
          </table:table-cell>
          <table:table-cell office:value-type="float" office:value="11.0993177734315" calcext:value-type="float">
            <text:p>11.0993177734315</text:p>
          </table:table-cell>
          <table:table-cell office:value-type="float" office:value="281.922671445161" calcext:value-type="float">
            <text:p>281.922671445161</text:p>
          </table:table-cell>
          <table:table-cell table:formula="of:=AVERAGE([.F454:.F503])" office:value-type="float" office:value="287.231958641589" calcext:value-type="float">
            <text:p>287.231958641589</text:p>
          </table:table-cell>
          <table:table-cell table:number-columns-repeated="4"/>
        </table:table-row>
        <table:table-row table:style-name="ro1">
          <table:table-cell office:value-type="float" office:value="-0.408426344394684" calcext:value-type="float">
            <text:p>-0.408426344394684</text:p>
          </table:table-cell>
          <table:table-cell table:formula="of:=AVERAGE([.A455:.A504])" office:value-type="float" office:value="-0.12736083984375" calcext:value-type="float">
            <text:p>-0.12736083984375</text:p>
          </table:table-cell>
          <table:table-cell office:value-type="float" office:value="0" calcext:value-type="float">
            <text:p>0</text:p>
          </table:table-cell>
          <table:table-cell table:formula="of:=AVERAGE([.C455:.C504])" office:value-type="float" office:value="0.06" calcext:value-type="float">
            <text:p>0.06</text:p>
          </table:table-cell>
          <table:table-cell office:value-type="float" office:value="11.5709820194274" calcext:value-type="float">
            <text:p>11.5709820194274</text:p>
          </table:table-cell>
          <table:table-cell office:value-type="float" office:value="293.902943293456" calcext:value-type="float">
            <text:p>293.902943293456</text:p>
          </table:table-cell>
          <table:table-cell table:formula="of:=AVERAGE([.F455:.F504])" office:value-type="float" office:value="287.343646481327" calcext:value-type="float">
            <text:p>287.34364648132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56:.A505])" office:value-type="float" office:value="-0.077404265999794" calcext:value-type="float">
            <text:p>-0.077404265999794</text:p>
          </table:table-cell>
          <table:table-cell office:value-type="float" office:value="1" calcext:value-type="float">
            <text:p>1</text:p>
          </table:table-cell>
          <table:table-cell table:formula="of:=AVERAGE([.C456:.C505])" office:value-type="float" office:value="0.08" calcext:value-type="float">
            <text:p>0.08</text:p>
          </table:table-cell>
          <table:table-cell office:value-type="float" office:value="11.0058041365445" calcext:value-type="float">
            <text:p>11.0058041365445</text:p>
          </table:table-cell>
          <table:table-cell office:value-type="float" office:value="279.547425068229" calcext:value-type="float">
            <text:p>279.547425068229</text:p>
          </table:table-cell>
          <table:table-cell table:formula="of:=AVERAGE([.F456:.F505])" office:value-type="float" office:value="287.22993983118" calcext:value-type="float">
            <text:p>287.22993983118</text:p>
          </table:table-cell>
          <table:table-cell table:number-columns-repeated="4"/>
        </table:table-row>
        <table:table-row table:style-name="ro1">
          <table:table-cell office:value-type="float" office:value="1.32323932647705" calcext:value-type="float">
            <text:p>1.32323932647705</text:p>
          </table:table-cell>
          <table:table-cell table:formula="of:=AVERAGE([.A457:.A506])" office:value-type="float" office:value="-0.0392327004671097" calcext:value-type="float">
            <text:p>-0.03923270046711</text:p>
          </table:table-cell>
          <table:table-cell office:value-type="float" office:value="0" calcext:value-type="float">
            <text:p>0</text:p>
          </table:table-cell>
          <table:table-cell table:formula="of:=AVERAGE([.C457:.C506])" office:value-type="float" office:value="0.08" calcext:value-type="float">
            <text:p>0.08</text:p>
          </table:table-cell>
          <table:table-cell office:value-type="float" office:value="11.3470913649291" calcext:value-type="float">
            <text:p>11.3470913649291</text:p>
          </table:table-cell>
          <table:table-cell office:value-type="float" office:value="288.216120669199" calcext:value-type="float">
            <text:p>288.216120669199</text:p>
          </table:table-cell>
          <table:table-cell table:formula="of:=AVERAGE([.F457:.F506])" office:value-type="float" office:value="287.117891979194" calcext:value-type="float">
            <text:p>287.117891979194</text:p>
          </table:table-cell>
          <table:table-cell table:number-columns-repeated="4"/>
        </table:table-row>
        <table:table-row table:style-name="ro1">
          <table:table-cell office:value-type="float" office:value="1.23621392250061" calcext:value-type="float">
            <text:p>1.23621392250061</text:p>
          </table:table-cell>
          <table:table-cell table:formula="of:=AVERAGE([.A458:.A507])" office:value-type="float" office:value="-0.0106644874811172" calcext:value-type="float">
            <text:p>-0.010664487481117</text:p>
          </table:table-cell>
          <table:table-cell office:value-type="float" office:value="0" calcext:value-type="float">
            <text:p>0</text:p>
          </table:table-cell>
          <table:table-cell table:formula="of:=AVERAGE([.C458:.C507])" office:value-type="float" office:value="0.08" calcext:value-type="float">
            <text:p>0.08</text:p>
          </table:table-cell>
          <table:table-cell office:value-type="float" office:value="11.0899699297041" calcext:value-type="float">
            <text:p>11.0899699297041</text:p>
          </table:table-cell>
          <table:table-cell office:value-type="float" office:value="281.685236214483" calcext:value-type="float">
            <text:p>281.685236214483</text:p>
          </table:table-cell>
          <table:table-cell table:formula="of:=AVERAGE([.F458:.F507])" office:value-type="float" office:value="286.971052877264" calcext:value-type="float">
            <text:p>286.971052877264</text:p>
          </table:table-cell>
          <table:table-cell table:number-columns-repeated="4"/>
        </table:table-row>
        <table:table-row table:style-name="ro1">
          <table:table-cell office:value-type="float" office:value="1.24493670463562" calcext:value-type="float">
            <text:p>1.24493670463562</text:p>
          </table:table-cell>
          <table:table-cell table:formula="of:=AVERAGE([.A459:.A508])" office:value-type="float" office:value="0.0177099335193634" calcext:value-type="float">
            <text:p>0.017709933519363</text:p>
          </table:table-cell>
          <table:table-cell office:value-type="float" office:value="0" calcext:value-type="float">
            <text:p>0</text:p>
          </table:table-cell>
          <table:table-cell table:formula="of:=AVERAGE([.C459:.C508])" office:value-type="float" office:value="0.08" calcext:value-type="float">
            <text:p>0.08</text:p>
          </table:table-cell>
          <table:table-cell office:value-type="float" office:value="11.1354020694017" calcext:value-type="float">
            <text:p>11.1354020694017</text:p>
          </table:table-cell>
          <table:table-cell office:value-type="float" office:value="282.839212562804" calcext:value-type="float">
            <text:p>282.839212562804</text:p>
          </table:table-cell>
          <table:table-cell table:formula="of:=AVERAGE([.F459:.F508])" office:value-type="float" office:value="286.844673676748" calcext:value-type="float">
            <text:p>286.844673676748</text:p>
          </table:table-cell>
          <table:table-cell table:number-columns-repeated="4"/>
        </table:table-row>
        <table:table-row table:style-name="ro1">
          <table:table-cell office:value-type="float" office:value="-0.606008291244507" calcext:value-type="float">
            <text:p>-0.606008291244507</text:p>
          </table:table-cell>
          <table:table-cell table:formula="of:=AVERAGE([.A460:.A509])" office:value-type="float" office:value="0.0146013110876083" calcext:value-type="float">
            <text:p>0.014601311087608</text:p>
          </table:table-cell>
          <table:table-cell office:value-type="float" office:value="0" calcext:value-type="float">
            <text:p>0</text:p>
          </table:table-cell>
          <table:table-cell table:formula="of:=AVERAGE([.C460:.C509])" office:value-type="float" office:value="0.08" calcext:value-type="float">
            <text:p>0.08</text:p>
          </table:table-cell>
          <table:table-cell office:value-type="float" office:value="11.5071064561635" calcext:value-type="float">
            <text:p>11.5071064561635</text:p>
          </table:table-cell>
          <table:table-cell office:value-type="float" office:value="292.280503986554" calcext:value-type="float">
            <text:p>292.280503986554</text:p>
          </table:table-cell>
          <table:table-cell table:formula="of:=AVERAGE([.F460:.F509])" office:value-type="float" office:value="286.837567011114" calcext:value-type="float">
            <text:p>286.837567011114</text:p>
          </table:table-cell>
          <table:table-cell table:number-columns-repeated="4"/>
        </table:table-row>
        <table:table-row table:style-name="ro1">
          <table:table-cell office:value-type="float" office:value="-0.134007498621941" calcext:value-type="float">
            <text:p>-0.134007498621941</text:p>
          </table:table-cell>
          <table:table-cell table:formula="of:=AVERAGE([.A461:.A510])" office:value-type="float" office:value="0.0264854988455772" calcext:value-type="float">
            <text:p>0.026485498845577</text:p>
          </table:table-cell>
          <table:table-cell office:value-type="float" office:value="0" calcext:value-type="float">
            <text:p>0</text:p>
          </table:table-cell>
          <table:table-cell table:formula="of:=AVERAGE([.C461:.C510])" office:value-type="float" office:value="0.08" calcext:value-type="float">
            <text:p>0.08</text:p>
          </table:table-cell>
          <table:table-cell office:value-type="float" office:value="11.0402164509267" calcext:value-type="float">
            <text:p>11.0402164509267</text:p>
          </table:table-cell>
          <table:table-cell office:value-type="float" office:value="280.421497853537" calcext:value-type="float">
            <text:p>280.421497853537</text:p>
          </table:table-cell>
          <table:table-cell table:formula="of:=AVERAGE([.F461:.F510])" office:value-type="float" office:value="286.651212988593" calcext:value-type="float">
            <text:p>286.651212988593</text:p>
          </table:table-cell>
          <table:table-cell table:number-columns-repeated="4"/>
        </table:table-row>
        <table:table-row table:style-name="ro1">
          <table:table-cell office:value-type="float" office:value="-0.517865002155304" calcext:value-type="float">
            <text:p>-0.517865002155304</text:p>
          </table:table-cell>
          <table:table-cell table:formula="of:=AVERAGE([.A462:.A511])" office:value-type="float" office:value="0.0257705613970757" calcext:value-type="float">
            <text:p>0.025770561397076</text:p>
          </table:table-cell>
          <table:table-cell office:value-type="float" office:value="0" calcext:value-type="float">
            <text:p>0</text:p>
          </table:table-cell>
          <table:table-cell table:formula="of:=AVERAGE([.C462:.C511])" office:value-type="float" office:value="0.08" calcext:value-type="float">
            <text:p>0.08</text:p>
          </table:table-cell>
          <table:table-cell office:value-type="float" office:value="11.5136817437559" calcext:value-type="float">
            <text:p>11.5136817437559</text:p>
          </table:table-cell>
          <table:table-cell office:value-type="float" office:value="292.447516291401" calcext:value-type="float">
            <text:p>292.447516291401</text:p>
          </table:table-cell>
          <table:table-cell table:formula="of:=AVERAGE([.F462:.F511])" office:value-type="float" office:value="286.671312877758" calcext:value-type="float">
            <text:p>286.671312877758</text:p>
          </table:table-cell>
          <table:table-cell table:number-columns-repeated="4"/>
        </table:table-row>
        <table:table-row table:style-name="ro1">
          <table:table-cell office:value-type="float" office:value="0.101153701543808" calcext:value-type="float">
            <text:p>0.101153701543808</text:p>
          </table:table-cell>
          <table:table-cell table:formula="of:=AVERAGE([.A463:.A512])" office:value-type="float" office:value="0.0191218540072441" calcext:value-type="float">
            <text:p>0.019121854007244</text:p>
          </table:table-cell>
          <table:table-cell office:value-type="float" office:value="0" calcext:value-type="float">
            <text:p>0</text:p>
          </table:table-cell>
          <table:table-cell table:formula="of:=AVERAGE([.C463:.C512])" office:value-type="float" office:value="0.08" calcext:value-type="float">
            <text:p>0.08</text:p>
          </table:table-cell>
          <table:table-cell office:value-type="float" office:value="11.4575571351379" calcext:value-type="float">
            <text:p>11.4575571351379</text:p>
          </table:table-cell>
          <table:table-cell office:value-type="float" office:value="291.021951232503" calcext:value-type="float">
            <text:p>291.021951232503</text:p>
          </table:table-cell>
          <table:table-cell table:formula="of:=AVERAGE([.F463:.F512])" office:value-type="float" office:value="286.731707912736" calcext:value-type="float">
            <text:p>286.731707912736</text:p>
          </table:table-cell>
          <table:table-cell table:number-columns-repeated="4"/>
        </table:table-row>
        <table:table-row table:style-name="ro1">
          <table:table-cell office:value-type="float" office:value="-0.61668848991394" calcext:value-type="float">
            <text:p>-0.61668848991394</text:p>
          </table:table-cell>
          <table:table-cell table:formula="of:=AVERAGE([.A464:.A513])" office:value-type="float" office:value="0.00324815660715103" calcext:value-type="float">
            <text:p>0.003248156607151</text:p>
          </table:table-cell>
          <table:table-cell office:value-type="float" office:value="0" calcext:value-type="float">
            <text:p>0</text:p>
          </table:table-cell>
          <table:table-cell table:formula="of:=AVERAGE([.C464:.C513])" office:value-type="float" office:value="0.08" calcext:value-type="float">
            <text:p>0.08</text:p>
          </table:table-cell>
          <table:table-cell office:value-type="float" office:value="11.3746409282178" calcext:value-type="float">
            <text:p>11.3746409282178</text:p>
          </table:table-cell>
          <table:table-cell office:value-type="float" office:value="288.915879576731" calcext:value-type="float">
            <text:p>288.915879576731</text:p>
          </table:table-cell>
          <table:table-cell table:formula="of:=AVERAGE([.F464:.F513])" office:value-type="float" office:value="286.844299359377" calcext:value-type="float">
            <text:p>286.844299359377</text:p>
          </table:table-cell>
          <table:table-cell table:number-columns-repeated="4"/>
        </table:table-row>
        <table:table-row table:style-name="ro1">
          <table:table-cell office:value-type="float" office:value="-1.98535645008087" calcext:value-type="float">
            <text:p>-1.98535645008087</text:p>
          </table:table-cell>
          <table:table-cell table:formula="of:=AVERAGE([.A465:.A514])" office:value-type="float" office:value="-0.0259525546431541" calcext:value-type="float">
            <text:p>-0.025952554643154</text:p>
          </table:table-cell>
          <table:table-cell office:value-type="float" office:value="0" calcext:value-type="float">
            <text:p>0</text:p>
          </table:table-cell>
          <table:table-cell table:formula="of:=AVERAGE([.C465:.C514])" office:value-type="float" office:value="0.08" calcext:value-type="float">
            <text:p>0.08</text:p>
          </table:table-cell>
          <table:table-cell office:value-type="float" office:value="11.397113534081" calcext:value-type="float">
            <text:p>11.397113534081</text:p>
          </table:table-cell>
          <table:table-cell office:value-type="float" office:value="289.486683765657" calcext:value-type="float">
            <text:p>289.486683765657</text:p>
          </table:table-cell>
          <table:table-cell table:formula="of:=AVERAGE([.F465:.F514])" office:value-type="float" office:value="286.84705905592" calcext:value-type="float">
            <text:p>286.84705905592</text:p>
          </table:table-cell>
          <table:table-cell table:number-columns-repeated="4"/>
        </table:table-row>
        <table:table-row table:style-name="ro1">
          <table:table-cell office:value-type="float" office:value="-0.717215895652771" calcext:value-type="float">
            <text:p>-0.717215895652771</text:p>
          </table:table-cell>
          <table:table-cell table:formula="of:=AVERAGE([.A466:.A515])" office:value-type="float" office:value="-0.0462572684884071" calcext:value-type="float">
            <text:p>-0.046257268488407</text:p>
          </table:table-cell>
          <table:table-cell office:value-type="float" office:value="0" calcext:value-type="float">
            <text:p>0</text:p>
          </table:table-cell>
          <table:table-cell table:formula="of:=AVERAGE([.C466:.C515])" office:value-type="float" office:value="0.08" calcext:value-type="float">
            <text:p>0.08</text:p>
          </table:table-cell>
          <table:table-cell office:value-type="float" office:value="11.3583986537457" calcext:value-type="float">
            <text:p>11.3583986537457</text:p>
          </table:table-cell>
          <table:table-cell office:value-type="float" office:value="288.50332580514" calcext:value-type="float">
            <text:p>288.50332580514</text:p>
          </table:table-cell>
          <table:table-cell table:formula="of:=AVERAGE([.F466:.F515])" office:value-type="float" office:value="286.958830342206" calcext:value-type="float">
            <text:p>286.958830342206</text:p>
          </table:table-cell>
          <table:table-cell table:number-columns-repeated="4"/>
        </table:table-row>
        <table:table-row table:style-name="ro1">
          <table:table-cell office:value-type="float" office:value="-0.433307230472565" calcext:value-type="float">
            <text:p>-0.433307230472565</text:p>
          </table:table-cell>
          <table:table-cell table:formula="of:=AVERAGE([.A467:.A516])" office:value-type="float" office:value="-0.0949234130978584" calcext:value-type="float">
            <text:p>-0.094923413097859</text:p>
          </table:table-cell>
          <table:table-cell office:value-type="float" office:value="0" calcext:value-type="float">
            <text:p>0</text:p>
          </table:table-cell>
          <table:table-cell table:formula="of:=AVERAGE([.C467:.C516])" office:value-type="float" office:value="0.06" calcext:value-type="float">
            <text:p>0.06</text:p>
          </table:table-cell>
          <table:table-cell office:value-type="float" office:value="11.5700609629035" calcext:value-type="float">
            <text:p>11.5700609629035</text:p>
          </table:table-cell>
          <table:table-cell office:value-type="float" office:value="293.879548457749" calcext:value-type="float">
            <text:p>293.879548457749</text:p>
          </table:table-cell>
          <table:table-cell table:formula="of:=AVERAGE([.F467:.F516])" office:value-type="float" office:value="287.241376776596" calcext:value-type="float">
            <text:p>287.241376776596</text:p>
          </table:table-cell>
          <table:table-cell table:number-columns-repeated="4"/>
        </table:table-row>
        <table:table-row table:style-name="ro1">
          <table:table-cell office:value-type="float" office:value="0.194053143262863" calcext:value-type="float">
            <text:p>0.194053143262863</text:p>
          </table:table-cell>
          <table:table-cell table:formula="of:=AVERAGE([.A468:.A517])" office:value-type="float" office:value="-0.0925663593411446" calcext:value-type="float">
            <text:p>-0.092566359341145</text:p>
          </table:table-cell>
          <table:table-cell office:value-type="float" office:value="0" calcext:value-type="float">
            <text:p>0</text:p>
          </table:table-cell>
          <table:table-cell table:formula="of:=AVERAGE([.C468:.C517])" office:value-type="float" office:value="0.06" calcext:value-type="float">
            <text:p>0.06</text:p>
          </table:table-cell>
          <table:table-cell office:value-type="float" office:value="11.4692117267966" calcext:value-type="float">
            <text:p>11.4692117267966</text:p>
          </table:table-cell>
          <table:table-cell office:value-type="float" office:value="291.317977860634" calcext:value-type="float">
            <text:p>291.317977860634</text:p>
          </table:table-cell>
          <table:table-cell table:formula="of:=AVERAGE([.F468:.F517])" office:value-type="float" office:value="287.434666995375" calcext:value-type="float">
            <text:p>287.434666995375</text:p>
          </table:table-cell>
          <table:table-cell table:number-columns-repeated="4"/>
        </table:table-row>
        <table:table-row table:style-name="ro1">
          <table:table-cell office:value-type="float" office:value="0.474779635667801" calcext:value-type="float">
            <text:p>0.474779635667801</text:p>
          </table:table-cell>
          <table:table-cell table:formula="of:=AVERAGE([.A469:.A518])" office:value-type="float" office:value="-0.113644435107708" calcext:value-type="float">
            <text:p>-0.113644435107708</text:p>
          </table:table-cell>
          <table:table-cell office:value-type="float" office:value="0" calcext:value-type="float">
            <text:p>0</text:p>
          </table:table-cell>
          <table:table-cell table:formula="of:=AVERAGE([.C469:.C518])" office:value-type="float" office:value="0.06" calcext:value-type="float">
            <text:p>0.06</text:p>
          </table:table-cell>
          <table:table-cell office:value-type="float" office:value="11.2155363336235" calcext:value-type="float">
            <text:p>11.2155363336235</text:p>
          </table:table-cell>
          <table:table-cell office:value-type="float" office:value="284.874622874038" calcext:value-type="float">
            <text:p>284.874622874038</text:p>
          </table:table-cell>
          <table:table-cell table:formula="of:=AVERAGE([.F469:.F518])" office:value-type="float" office:value="287.358253203463" calcext:value-type="float">
            <text:p>287.35825320346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0:.A519])" office:value-type="float" office:value="-0.0849307081103325" calcext:value-type="float">
            <text:p>-0.084930708110333</text:p>
          </table:table-cell>
          <table:table-cell office:value-type="float" office:value="1" calcext:value-type="float">
            <text:p>1</text:p>
          </table:table-cell>
          <table:table-cell table:formula="of:=AVERAGE([.C470:.C519])" office:value-type="float" office:value="0.08" calcext:value-type="float">
            <text:p>0.08</text:p>
          </table:table-cell>
          <table:table-cell office:value-type="float" office:value="10.9904019594878" calcext:value-type="float">
            <text:p>10.9904019594878</text:p>
          </table:table-cell>
          <table:table-cell office:value-type="float" office:value="279.15620977099" calcext:value-type="float">
            <text:p>279.15620977099</text:p>
          </table:table-cell>
          <table:table-cell table:formula="of:=AVERAGE([.F470:.F519])" office:value-type="float" office:value="287.214746599023" calcext:value-type="float">
            <text:p>287.2147465990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4T14:04:54.832603565</dc:date>
    <meta:editing-duration>PT20S</meta:editing-duration>
    <meta:editing-cycles>1</meta:editing-cycles>
    <meta:document-statistic meta:table-count="1" meta:cell-count="363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rewardlist_cylinder_withbutton_train_noposeobs_GRUrewards_10-4_13-2021GRU_lookahead_pos2rewardifbuttonpress10_23_2021'.B2:'rewardlist_cylinder_withbutton_train_noposeobs_GRUrewards_10-4_13-2021GRU_lookahead_pos2rewardifbuttonpress10_23_2021'.B519" svg:x="0.32cm" svg:y="0.18cm" svg:width="12.508cm" svg:height="8.64cm">
          <chartooo:coordinate-region svg:x="1.153cm" svg:y="0.379cm" svg:width="11.67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_pos2rewardifbuttonpress10_23_2021'.B2:'rewardlist_cylinder_withbutton_train_noposeobs_GRUrewards_10-4_13-2021GRU_lookahead_pos2rewardifbuttonpress10_23_2021'.B519" chart:class="chart:line">
            <chart:data-point chart:repeated="5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2307498455048">
                <text:p>0.102307498455048</text:p>
                <draw:g>
                  <svg:desc>'rewardlist_cylinder_withbutton_train_noposeobs_GRUrewards_10-4_13-2021GRU_lookahead_pos2rewardifbuttonpress10_23_2021'.B2:'rewardlist_cylinder_withbutton_train_noposeobs_GRUrewards_10-4_13-2021GRU_lookahead_pos2rewardifbuttonpress10_23_2021'.B5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4644815325737">
                <text:p>0.234644815325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8978481292725">
                <text:p>0.0638978481292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47361171245575">
                <text:p>0.00447361171245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5563147068024">
                <text:p>0.0435563147068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791118890047073">
                <text:p>-0.0791118890047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727752830301012">
                <text:p>-0.0727752830301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03951767086983">
                <text:p>-0.103951767086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2756953901715">
                <text:p>-0.1027569539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7442064881325">
                <text:p>-0.127442064881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1096399263902">
                <text:p>0.0201096399263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19036117196083">
                <text:p>-0.0219036117196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28402298230391">
                <text:p>-0.0728402298230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614393885646548">
                <text:p>-0.0614393885646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29653249184291">
                <text:p>-0.129653249184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44705936312675">
                <text:p>-0.144705936312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6440072620616">
                <text:p>-0.196440072620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46977269649506">
                <text:p>-0.246977269649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49432842982443">
                <text:p>-0.249432842982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86977371573448">
                <text:p>-0.286977371573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11110260940733">
                <text:p>-0.311110260940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31002454866062">
                <text:p>-0.331002454866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67587429025899">
                <text:p>-0.367587429025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70555326342583">
                <text:p>-0.370555326342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92958984375">
                <text:p>-0.392958984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11633963768299">
                <text:p>-0.411633963768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44855252901713">
                <text:p>-0.444855252901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61685223238809">
                <text:p>-0.461685223238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81743664577089">
                <text:p>-0.481743664577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81001379092534">
                <text:p>-0.481001379092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78468027807051">
                <text:p>-0.478468027807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77710653096437">
                <text:p>-0.477710653096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50842166488821">
                <text:p>-0.45084216648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72916949321242">
                <text:p>-0.4729169493212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8973553180695">
                <text:p>-0.468973553180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60121090213458">
                <text:p>-0.460121090213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53310003151765">
                <text:p>-0.453310003151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63518233675706">
                <text:p>-0.463518233675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00351099478893">
                <text:p>-0.4003510994788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0425436347723">
                <text:p>-0.40425436347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5614013148517">
                <text:p>-0.3456140131485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46823963380995">
                <text:p>-0.346823963380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68899258070214">
                <text:p>-0.3688992580702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46789003773169">
                <text:p>-0.346789003773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34777485662036">
                <text:p>-0.334777485662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17464614691942">
                <text:p>-0.317464614691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30460509087177">
                <text:p>-0.330460509087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45870349556208">
                <text:p>-0.345870349556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42358564235726">
                <text:p>-0.342358564235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37665810585022">
                <text:p>-0.337665810585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48697724342346">
                <text:p>-0.348697724342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7880284845829">
                <text:p>-0.37880284845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80642838478088">
                <text:p>-0.3806428384780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8335210621357">
                <text:p>-0.383352106213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86265512108803">
                <text:p>-0.386265512108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683123254776">
                <text:p>-0.36831232547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78009830713272">
                <text:p>-0.378009830713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77927603721619">
                <text:p>-0.377927603721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85269317030907">
                <text:p>-0.385269317030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68299456834793">
                <text:p>-0.3682994568347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84182668924332">
                <text:p>-0.384182668924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1012954115868">
                <text:p>-0.3810129541158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92181641459465">
                <text:p>-0.392181641459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15680032372475">
                <text:p>-0.415680032372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75442379117012">
                <text:p>-0.375442379117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709685921669">
                <text:p>-0.347096859216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07109159231186">
                <text:p>-0.307109159231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89818344712257">
                <text:p>-0.289818344712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90354504585266">
                <text:p>-0.2903545045852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30348036289215">
                <text:p>-0.2303480362892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36852774620056">
                <text:p>-0.236852774620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6850647330284">
                <text:p>-0.216850647330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75485174059868">
                <text:p>-0.175485174059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26708834767342">
                <text:p>-0.1267088347673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9637007713318">
                <text:p>-0.1096370077133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865675014257431">
                <text:p>-0.08656750142574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89169657230377">
                <text:p>-0.05891696572303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64328151941299">
                <text:p>-0.0464328151941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43262392282486">
                <text:p>-0.03432623922824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725245893001556">
                <text:p>-0.007252458930015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25497454404831">
                <text:p>-0.01254974544048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50497800111771">
                <text:p>-0.0250497800111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43091915845871">
                <text:p>-0.043091915845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31651836633682">
                <text:p>-0.0131651836633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54988765716553">
                <text:p>-0.01549887657165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80199998617172">
                <text:p>-0.0180199998617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251978808641434">
                <text:p>-0.0251978808641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834821343421936">
                <text:p>-0.008348213434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23477250337601">
                <text:p>-0.05234772503376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16313409805298">
                <text:p>-0.04163134098052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11002284288406">
                <text:p>-0.0911002284288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430667757988">
                <text:p>-0.0894306677579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556830096244812">
                <text:p>-0.0556830096244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28977966308594">
                <text:p>-0.08289779663085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964646625518799">
                <text:p>-0.09646466255187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14078263640404">
                <text:p>-0.114078263640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03215971589088">
                <text:p>-0.103215971589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618077594041824">
                <text:p>-0.0618077594041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463045001029968">
                <text:p>-0.04630450010299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450640267133713">
                <text:p>-0.04506402671337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606685835123062">
                <text:p>-0.06066858351230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71750402450562">
                <text:p>-0.03717504024505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6832674741745">
                <text:p>-0.056832674741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60669407248497">
                <text:p>-0.060669407248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885431087017059">
                <text:p>-0.08854310870170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957350659370422">
                <text:p>-0.09573506593704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10543117523193">
                <text:p>-0.1105431175231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11155921220779">
                <text:p>-0.1111559212207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00226193070412">
                <text:p>-0.1002261930704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70203891992569">
                <text:p>-0.070203891992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42332136631012">
                <text:p>-0.04423321366310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68392986059189">
                <text:p>-0.0268392986059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167111039161682">
                <text:p>-0.00167111039161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63598090410233">
                <text:p>0.01635980904102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8151017427444">
                <text:p>0.0378151017427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09913456439972">
                <text:p>0.02099134564399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14873707294464">
                <text:p>0.0414873707294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63187485933304">
                <text:p>0.08631874859333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64041775465012">
                <text:p>0.09640417754650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57616204023361">
                <text:p>0.03576162040233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06986832618713">
                <text:p>0.05069868326187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67019563913345">
                <text:p>0.03670195639133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16883879899979">
                <text:p>0.03168838798999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40707945823669">
                <text:p>-0.01407079458236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197769659757614">
                <text:p>-0.01977696597576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47236967086792">
                <text:p>0.01472369670867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32453364133835">
                <text:p>0.05324533641338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15314161777496">
                <text:p>0.07153141617774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0292440652847">
                <text:p>0.1202924406528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2408162355423">
                <text:p>0.1424081623554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0541375279427">
                <text:p>0.1605413752794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9720049500465">
                <text:p>0.1697200495004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54798296093941">
                <text:p>0.1547982960939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509658396244">
                <text:p>0.155096583962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7712922096252">
                <text:p>0.1577129220962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6818935275078">
                <text:p>0.1568189352750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8334092497826">
                <text:p>0.1583340924978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50524786114693">
                <text:p>0.1505247861146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4524297714233">
                <text:p>0.1945242977142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9167673587799">
                <text:p>0.1891676735877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7385462522507">
                <text:p>0.2073854625225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6525824666023">
                <text:p>0.2065258246660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8699399232864">
                <text:p>0.2386993992328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5233713388443">
                <text:p>0.2252337133884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0594743490219">
                <text:p>0.230594743490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78976052999496">
                <text:p>0.278976052999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7852112650871">
                <text:p>0.2878521126508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50159713625908">
                <text:p>0.2501597136259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0674001574516">
                <text:p>0.2306740015745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8145644664764">
                <text:p>0.2381456446647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7481129765511">
                <text:p>0.2574811297655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5438072681427">
                <text:p>0.2754380726814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8574628829956">
                <text:p>0.2885746288299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4739704728126">
                <text:p>0.3047397047281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19450646042824">
                <text:p>0.319450646042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28858477473259">
                <text:p>0.328858477473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45139967799187">
                <text:p>0.3451399677991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53674167394638">
                <text:p>0.3536741673946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5030036568642">
                <text:p>0.365030036568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5030036568642">
                <text:p>0.3650300365686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4229326248169">
                <text:p>0.3242293262481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15008279681206">
                <text:p>0.3150082796812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7018897533417">
                <text:p>0.3070188975334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95184074044228">
                <text:p>0.29518407404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648830652237">
                <text:p>0.2586488306522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5932818651199">
                <text:p>0.255932818651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5907862782478">
                <text:p>0.225907862782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72806349396706">
                <text:p>0.1728063493967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912974357605">
                <text:p>0.209129743576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2014006972313">
                <text:p>0.2220140069723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9457043409347">
                <text:p>0.269457043409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75805395841598">
                <text:p>0.2758053958415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57886776328087">
                <text:p>0.257886776328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308281481266">
                <text:p>0.26308281481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10330094695091">
                <text:p>0.3103300946950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57207227349281">
                <text:p>0.2572072273492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4345237016678">
                <text:p>0.2243452370166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33995035886764">
                <text:p>0.2339950358867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9059807658195">
                <text:p>0.199059807658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0977370142937">
                <text:p>0.1509773701429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0618693828583">
                <text:p>0.1306186938285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3024694919586">
                <text:p>0.183024694919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817754983902">
                <text:p>0.198177549839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8027562499046">
                <text:p>0.1780275624990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7743582129478">
                <text:p>0.1777435821294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7901358008385">
                <text:p>0.147901358008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4618274569511">
                <text:p>0.1746182745695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70369406938553">
                <text:p>0.1703694069385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4054831266403">
                <text:p>0.1440548312664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5876778364182">
                <text:p>0.1458767783641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2097640812397">
                <text:p>0.120976408123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3946511149406">
                <text:p>0.1239465111494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3946511149406">
                <text:p>0.1239465111494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1903363466263">
                <text:p>0.1619033634662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68244352340698">
                <text:p>0.1682443523406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22231016755104">
                <text:p>0.1222310167551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1247693896294">
                <text:p>0.1212476938962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3754093050957">
                <text:p>0.1237540930509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5641995668411">
                <text:p>0.1256419956684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954379278421402">
                <text:p>0.09543792784214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958433526754379">
                <text:p>0.09584335267543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706359171867371">
                <text:p>0.07063591718673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92816919088364">
                <text:p>0.08928169190883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68871867656708">
                <text:p>0.0568871867656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93167984485626">
                <text:p>0.04931679844856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85615319013596">
                <text:p>0.03856153190135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87533688545227">
                <text:p>0.0487533688545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04283428192139">
                <text:p>0.06042834281921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31141167879105">
                <text:p>0.0431141167879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585221827030182">
                <text:p>0.005852218270301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66529285907745">
                <text:p>0.04665292859077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49913328886032">
                <text:p>0.08499133288860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968205761909485">
                <text:p>0.0968205761909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15042966008186">
                <text:p>0.115042966008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03691267371178">
                <text:p>0.1036912673711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229544043541">
                <text:p>0.142295440435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38193410634995">
                <text:p>0.1381934106349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51281539797783">
                <text:p>0.1512815397977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26889635920525">
                <text:p>0.1268896359205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4647929668427">
                <text:p>0.174647929668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28657276630402">
                <text:p>0.1286572766304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4101798534393">
                <text:p>0.1241017985343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14458095431328">
                <text:p>0.1144580954313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07565796375275">
                <text:p>0.0907565796375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98548972606659">
                <text:p>0.02985489726066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56276416778564">
                <text:p>0.02562764167785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68609428405762">
                <text:p>0.01686094284057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92947256565094">
                <text:p>0.003929472565650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3565217256546">
                <text:p>0.00835652172565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60306060314178">
                <text:p>0.002603060603141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20384740829468">
                <text:p>0.01203847408294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141122698783875">
                <text:p>-0.0141122698783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224018633365631">
                <text:p>-0.002240186333656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79743826389313">
                <text:p>0.01797438263893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20775872468948">
                <text:p>0.0220775872468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59071543812752">
                <text:p>0.05590715438127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59236672520638">
                <text:p>0.02592366725206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99508515000343">
                <text:p>0.02995085150003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156845182180405">
                <text:p>-0.001568451821804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204040387272835">
                <text:p>-0.02040403872728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132261201739311">
                <text:p>-0.01322612017393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172816982865334">
                <text:p>-0.01728169828653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709112372994423">
                <text:p>-0.07091123729944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90474599301815">
                <text:p>-0.0904745993018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14882417023182">
                <text:p>-0.1148824170231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30835889279842">
                <text:p>-0.1308358892798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30485983192921">
                <text:p>-0.1304859831929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753055384755135">
                <text:p>-0.0753055384755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68408434689045">
                <text:p>-0.0684084346890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498619171977043">
                <text:p>-0.04986191719770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633290472626686">
                <text:p>-0.0633290472626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60226813852787">
                <text:p>-0.0602268138527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249595984816551">
                <text:p>-0.02495959848165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41799369454384">
                <text:p>0.01417993694543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38287487626076">
                <text:p>0.07382874876260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52205231785774">
                <text:p>0.04522052317857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3947865664959">
                <text:p>0.0839478656649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10713011920452">
                <text:p>0.1107130119204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0666424334049">
                <text:p>0.1006664243340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939583966135979">
                <text:p>0.09395839661359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72120806574822">
                <text:p>0.06721208065748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52937576174736">
                <text:p>0.01529375761747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44989606738091">
                <text:p>0.01449896067380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707184165716171">
                <text:p>-0.007071841657161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353438347578049">
                <text:p>-0.003534383475780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314914485812187">
                <text:p>-0.03149144858121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437034901976585">
                <text:p>-0.04370349019765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516929045319557">
                <text:p>-0.05169290453195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672589406371117">
                <text:p>-0.06725894063711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24169143140316">
                <text:p>-0.1241691431403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31865271031857">
                <text:p>-0.1318652710318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4265931814909">
                <text:p>-0.142659318149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4591163367033">
                <text:p>-0.145911633670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119359351694584">
                <text:p>-0.1193593516945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970240125060082">
                <text:p>-0.09702401250600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953894934058189">
                <text:p>-0.09538949340581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947903892397881">
                <text:p>-0.09479038923978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639570596814156">
                <text:p>-0.06395705968141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930386504530907">
                <text:p>-0.09303865045309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992932912707329">
                <text:p>-0.09929329127073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14586773216724">
                <text:p>-0.1145867732167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25992397964001">
                <text:p>-0.1259923979640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136234017312527">
                <text:p>-0.1362340173125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155821879208088">
                <text:p>-0.1558218792080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54477144181728">
                <text:p>-0.1544771441817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168308159708977">
                <text:p>-0.1683081597089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163400891423225">
                <text:p>-0.1634008914232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55085745453835">
                <text:p>-0.1550857454538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972518664598465">
                <text:p>-0.09725186645984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860781365633011">
                <text:p>-0.08607813656330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371045863628387">
                <text:p>-0.03710458636283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463102757930756">
                <text:p>-0.04631027579307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671534895896912">
                <text:p>-0.006715348958969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872211575508118">
                <text:p>-0.008722115755081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89248955249786">
                <text:p>0.02892489552497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44867026805878">
                <text:p>0.04448670268058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0660605430603">
                <text:p>0.030660605430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218359875679016">
                <text:p>-0.02183598756790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17962944507599">
                <text:p>-0.02179629445075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743795394897461">
                <text:p>-0.007437953948974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921802222728729">
                <text:p>0.009218022227287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67643874883652">
                <text:p>0.01676438748836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270832288265228">
                <text:p>-0.02708322882652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596941101551056">
                <text:p>-0.05969411015510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05228298902512">
                <text:p>-0.1052282989025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728035837411881">
                <text:p>-0.07280358374118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09784716367722">
                <text:p>-0.1097847163677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48656780123711">
                <text:p>-0.1486567801237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32945541143417">
                <text:p>-0.1329455411434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16158520579338">
                <text:p>-0.1161585205793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33088361024857">
                <text:p>-0.1330883610248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39435185194016">
                <text:p>-0.1394351851940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53847633004189">
                <text:p>-0.1538476330041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146189348101616">
                <text:p>-0.1461893481016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50254194140434">
                <text:p>-0.1502541941404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64340762495995">
                <text:p>-0.164340762495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118001735210419">
                <text:p>-0.1180017352104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12712470293045">
                <text:p>-0.1127124702930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727545303106308">
                <text:p>-0.07275453031063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628375643491745">
                <text:p>-0.06283756434917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437395572662354">
                <text:p>-0.04373955726623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133904790878296">
                <text:p>-0.01339047908782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210168361663818">
                <text:p>-0.02101683616638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195621716976166">
                <text:p>-0.01956217169761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390947049856186">
                <text:p>-0.03909470498561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178499031066894">
                <text:p>-0.01784990310668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193755012750626">
                <text:p>-0.01937550127506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601875305175781">
                <text:p>-0.06018753051757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30640315413475">
                <text:p>-0.0306403154134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266745513677597">
                <text:p>-0.02667455136775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0351477801799774">
                <text:p>-0.003514778017997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107407420873642">
                <text:p>-0.01074074208736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134223103523254">
                <text:p>0.0001342231035232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52414536476135">
                <text:p>0.01524145364761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04814803600311">
                <text:p>0.02048148036003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83066302537918">
                <text:p>0.03830663025379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96101397275925">
                <text:p>0.03961013972759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77750247716904">
                <text:p>0.02777502477169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77750247716904">
                <text:p>0.02777502477169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00946366786957">
                <text:p>0.04009463667869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219025456905365">
                <text:p>-0.02190254569053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55073344707489">
                <text:p>0.03550733447074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102759063243866">
                <text:p>-0.01027590632438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38138329982758">
                <text:p>0.01381383299827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52291738986969">
                <text:p>0.01522917389869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0557253360748">
                <text:p>0.01905572533607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50440967082977">
                <text:p>0.02504409670829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43481108546257">
                <text:p>0.0434811085462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4664893746376">
                <text:p>0.0346648937463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33201277256012">
                <text:p>0.01332012772560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84611654281616">
                <text:p>0.01846116542816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7410666942596">
                <text:p>0.002974106669425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340880870819092">
                <text:p>-0.003408808708190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748759984970093">
                <text:p>0.007487599849700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1118426322937">
                <text:p>0.00211184263229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372693830728531">
                <text:p>-0.0372693830728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529608106613159">
                <text:p>-0.05296081066131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565890622138977">
                <text:p>-0.05658906221389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966008073091507">
                <text:p>-0.09660080730915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26521533131599">
                <text:p>-0.1265215331315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828453767299652">
                <text:p>-0.08284537672996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740265613794327">
                <text:p>-0.07402656137943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772031432390213">
                <text:p>-0.07720314323902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461497324705124">
                <text:p>-0.04614973247051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459154945611954">
                <text:p>-0.04591549456119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478865832090378">
                <text:p>-0.04788658320903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852439391613007">
                <text:p>-0.08524393916130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956808924674988">
                <text:p>-0.09568089246749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126972250342369">
                <text:p>-0.1269722503423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17790524363518">
                <text:p>-0.1177905243635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14475110411644">
                <text:p>-0.144751104116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142512196302414">
                <text:p>-0.1425121963024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32261861562729">
                <text:p>-0.1322618615627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44620277881622">
                <text:p>-0.1446202778816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139838801622391">
                <text:p>-0.1398388016223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132226880192757">
                <text:p>-0.1322268801927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131340157985687">
                <text:p>-0.1313401579856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21919622421265">
                <text:p>-0.1219196224212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155599856972694">
                <text:p>-0.1555998569726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144164401292801">
                <text:p>-0.1441644012928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154020501375198">
                <text:p>-0.1540205013751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158969889879227">
                <text:p>-0.1589698898792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16561782181263">
                <text:p>-0.165617821812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182631831169128">
                <text:p>-0.1826318311691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07588494420052">
                <text:p>-0.2075884944200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24088629484177">
                <text:p>-0.2240886294841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229385479688644">
                <text:p>-0.2293854796886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31640725135803">
                <text:p>-0.2316407251358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269258600473404">
                <text:p>-0.2692586004734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282671518921852">
                <text:p>-0.2826715189218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270630516409874">
                <text:p>-0.2706305164098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302250949144363">
                <text:p>-0.3022509491443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92254481315613">
                <text:p>-0.2922544813156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30391017973423">
                <text:p>-0.303910179734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280574453473091">
                <text:p>-0.2805744534730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294230659604073">
                <text:p>-0.2942306596040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287266827225685">
                <text:p>-0.2872668272256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30913170337677">
                <text:p>-0.309131703376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322491795420647">
                <text:p>-0.322491795420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292621883749962">
                <text:p>-0.2926218837499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301773055195808">
                <text:p>-0.3017730551958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29559783577919">
                <text:p>-0.29559783577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245367304086685">
                <text:p>-0.2453673040866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30458958745003">
                <text:p>-0.2304589587450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79549012780189">
                <text:p>-0.1795490127801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39736459255219">
                <text:p>-0.1397364592552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60193686485291">
                <text:p>-0.1601936864852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68216871619225">
                <text:p>-0.1682168716192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896354669332504">
                <text:p>-0.08963546693325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787932878732681">
                <text:p>-0.07879328787326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29207980036736">
                <text:p>-0.1292079800367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45999462604523">
                <text:p>-0.1459994626045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917734050750732">
                <text:p>-0.09177340507507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22336492538452">
                <text:p>-0.1223364925384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1939805150032">
                <text:p>-0.119398051500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24381195902824">
                <text:p>-0.1243811959028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18971537947655">
                <text:p>-0.1189715379476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975588095188141">
                <text:p>-0.09755880951881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15982313752174">
                <text:p>-0.1159823137521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28604310154915">
                <text:p>-0.1286043101549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16139363646507">
                <text:p>-0.1161393636465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43138880133629">
                <text:p>-0.1431388801336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14974793791771">
                <text:p>-0.1149747937917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663586640357971">
                <text:p>-0.06635866403579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68397204875946">
                <text:p>-0.0683972048759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650985479354858">
                <text:p>-0.06509854793548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854716390371323">
                <text:p>-0.08547163903713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877435857057571">
                <text:p>-0.08774358570575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8745585501194">
                <text:p>-0.087455855011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814265245199204">
                <text:p>-0.08142652451992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800404363870621">
                <text:p>-0.08004043638706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788397544622421">
                <text:p>-0.07883975446224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833000957965851">
                <text:p>-0.08330009579658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608471542596817">
                <text:p>-0.06084715425968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449054604768753">
                <text:p>-0.04490546047687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00340050458908">
                <text:p>0.01003400504589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89573299884796">
                <text:p>0.02895732998847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29266822338104">
                <text:p>0.02292668223381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25891947746277">
                <text:p>0.01258919477462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09183722734451">
                <text:p>0.03091837227344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94703632593155">
                <text:p>0.02947036325931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45830684900284">
                <text:p>0.02458306849002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479697388410568">
                <text:p>0.04796973884105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384822797775269">
                <text:p>0.03848227977752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0109416306018829">
                <text:p>-0.001094163060188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0084360659122467">
                <text:p>-0.000843606591224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90170693397522">
                <text:p>0.00901706933975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93818634748459">
                <text:p>0.01938186347484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327351570129395">
                <text:p>0.03273515701293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49515223503113">
                <text:p>0.05495152235031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556634443998337">
                <text:p>0.05566344439983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831300234794617">
                <text:p>0.08313002347946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07485699653625">
                <text:p>0.02074856996536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470999956130981">
                <text:p>0.004709999561309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469967794418335">
                <text:p>-0.04699677944183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506532675027847">
                <text:p>-0.05065326750278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209991669654846">
                <text:p>-0.02099916696548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194872099161148">
                <text:p>-0.01948720991611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740515476465225">
                <text:p>-0.07405154764652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774324578046799">
                <text:p>-0.07743245780467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583459842205048">
                <text:p>-0.05834598422050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285682421922684">
                <text:p>-0.02856824219226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790746599435806">
                <text:p>-0.07907465994358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623475956916809">
                <text:p>-0.06234759569168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171059447526932">
                <text:p>-0.01710594475269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658406913280487">
                <text:p>-0.006584069132804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59372973442078">
                <text:p>0.01593729734420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89613288640976">
                <text:p>0.01896132886409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31750923395157">
                <text:p>0.02317509233951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50353652238846">
                <text:p>0.01503536522388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21158736944199">
                <text:p>0.01211587369441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61486184597015">
                <text:p>0.005614861845970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81229913234711">
                <text:p>0.002812299132347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52412651181221">
                <text:p>-0.0524126511812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424222594499588">
                <text:p>-0.04242225944995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796895009279251">
                <text:p>-0.07968950092792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818781834840775">
                <text:p>-0.08187818348407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88731946349144">
                <text:p>-0.0887319463491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740087592601776">
                <text:p>-0.07400875926017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779682505130768">
                <text:p>-0.07796825051307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690912848711014">
                <text:p>-0.06909128487110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700173336267471">
                <text:p>-0.07001733362674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681380796432495">
                <text:p>-0.06813807964324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800471174716949">
                <text:p>-0.08004711747169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880252230167389">
                <text:p>-0.08802522301673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135091247558594">
                <text:p>-0.1350912475585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54323533177376">
                <text:p>-0.154323533177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41846148371696">
                <text:p>-0.1418461483716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147549664378166">
                <text:p>-0.1475496643781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58819462656975">
                <text:p>-0.1588194626569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34935238957405">
                <text:p>-0.1349352389574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30242807269096">
                <text:p>-0.1302428072690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03808092474937">
                <text:p>-0.1038080924749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921524572372437">
                <text:p>-0.09215245723724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112172119021416">
                <text:p>-0.1121721190214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104653737545013">
                <text:p>-0.1046537375450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113332327604294">
                <text:p>-0.1133323276042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17742485404015">
                <text:p>-0.1177424854040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130243744850159">
                <text:p>-0.1302437448501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130243744850159">
                <text:p>-0.1302437448501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128823383450508">
                <text:p>-0.1288233834505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141573766469955">
                <text:p>-0.1415737664699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2736083984375">
                <text:p>-0.127360839843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77404265999794">
                <text:p>-0.0774042659997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392327004671097">
                <text:p>-0.03923270046710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106644874811172">
                <text:p>-0.01066448748111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77099335193634">
                <text:p>0.01770993351936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46013110876083">
                <text:p>0.01460131108760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264854988455772">
                <text:p>0.02648549884557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57705613970757">
                <text:p>0.02577056139707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91218540072441">
                <text:p>0.01912185400724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324815660715103">
                <text:p>0.00324815660715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259525546431541">
                <text:p>-0.02595255464315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462572684884071">
                <text:p>-0.04625726848840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949234130978584">
                <text:p>-0.09492341309785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925663593411446">
                <text:p>-0.09256635934114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13644435107708">
                <text:p>-0.1136444351077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849307081103325">
                <text:p>-0.0849307081103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3.06cm" svg:y="4.204cm" style:legend-expansion="high" chart:style-name="ch2"/>
        <chart:plot-area chart:style-name="ch3" table:cell-range-address="'rewardlist_cylinder_withbutton_train_noposeobs_GRUrewards_10-4_13-2021GRU_lookahead_pos2rewardifbuttonpress10_23_2021'.A1:'rewardlist_cylinder_withbutton_train_noposeobs_GRUrewards_10-4_13-2021GRU_lookahead_pos2rewardifbuttonpress10_23_2021'.A519" chart:data-source-has-labels="row" svg:x="0.319cm" svg:y="0.18cm" svg:width="12.422cm" svg:height="8.646cm">
          <chartooo:coordinate-region svg:x="1.152cm" svg:y="0.379cm" svg:width="11.58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_pos2rewardifbuttonpress10_23_2021'.A2:'rewardlist_cylinder_withbutton_train_noposeobs_GRUrewards_10-4_13-2021GRU_lookahead_pos2rewardifbuttonpress10_23_2021'.A519" chart:label-cell-address="'rewardlist_cylinder_withbutton_train_noposeobs_GRUrewards_10-4_13-2021GRU_lookahead_pos2rewardifbuttonpress10_23_2021'.A1:'rewardlist_cylinder_withbutton_train_noposeobs_GRUrewards_10-4_13-2021GRU_lookahead_pos2rewardifbuttonpress10_23_2021'.A1" chart:class="chart:line">
            <chart:data-point chart:repeated="5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'rewardlist_cylinder_withbutton_train_noposeobs_GRUrewards_10-4_13-2021GRU_lookahead_pos2rewardifbuttonpress10_23_2021'.A1:'rewardlist_cylinder_withbutton_train_noposeobs_GRUrewards_10-4_13-2021GRU_lookahead_pos2rewardifbuttonpress10_23_202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2307498455048">
                <text:p>0.102307498455048</text:p>
                <draw:g>
                  <svg:desc>'rewardlist_cylinder_withbutton_train_noposeobs_GRUrewards_10-4_13-2021GRU_lookahead_pos2rewardifbuttonpress10_23_2021'.A2:'rewardlist_cylinder_withbutton_train_noposeobs_GRUrewards_10-4_13-2021GRU_lookahead_pos2rewardifbuttonpress10_23_2021'.A5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6982132196426">
                <text:p>0.366982132196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77596086263657">
                <text:p>-0.277596086263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3799097537994">
                <text:p>-0.173799097537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887126684189">
                <text:p>0.199887126684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92452907562256">
                <text:p>-0.69245290756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47556471824646">
                <text:p>-0.0347556471824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2187155485153">
                <text:p>-0.322187155485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931984484195709">
                <text:p>-0.0931984484195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49608063697815">
                <text:p>-0.349608063697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562668800354">
                <text:p>1.49562668800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84049379825592">
                <text:p>-0.484049379825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84079647064209">
                <text:p>-0.684079647064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6771547794342">
                <text:p>0.086771547794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8464729785919">
                <text:p>-1.08464729785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70496243238449">
                <text:p>-0.370496243238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2418625354767">
                <text:p>-1.02418625354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0610961914063">
                <text:p>-1.10610961914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93633162975311">
                <text:p>-0.293633162975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0032341480255">
                <text:p>-1.00032341480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93768048286438">
                <text:p>-0.793768048286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48738527297974">
                <text:p>-0.748738527297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724568605423">
                <text:p>-1.1724568605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38816964626312">
                <text:p>-0.438816964626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30646777153015">
                <text:p>-0.930646777153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78508448600769">
                <text:p>-0.87850844860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30860877037048">
                <text:p>-1.30860877037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16094422340393">
                <text:p>-0.916094422340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04338002204895">
                <text:p>-1.04338002204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59475100040436">
                <text:p>-0.459475100040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02467489242554">
                <text:p>-0.402467489242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54232037067413">
                <text:p>-0.454232037067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894940495491">
                <text:p>0.40894940495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0138478279114">
                <text:p>-1.20138478279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34898084402084">
                <text:p>-0.334898084402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50284886360168">
                <text:p>-0.1502848863601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08110868930817">
                <text:p>-0.2081108689308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41222763061523">
                <text:p>-0.841222763061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56481659412384">
                <text:p>-0.556481659412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6431922912598">
                <text:p>-0.396431922912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2960616350174">
                <text:p>-1.2960616350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3951930999756">
                <text:p>0.6039519309997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3729311227798">
                <text:p>0.193729311227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1614578962326">
                <text:p>0.461614578962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28271651268005">
                <text:p>-0.928271651268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7013285160065">
                <text:p>-1.07013285160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73792868852615">
                <text:p>-0.173792868852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7720881700516">
                <text:p>-0.107720881700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49288189411163">
                <text:p>-0.449288189411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13827407360077">
                <text:p>-1.13827407360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69595587253571">
                <text:p>-0.369595587253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09262484312057">
                <text:p>-0.309262484312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2168319225311">
                <text:p>0.05421683192253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5206423997879">
                <text:p>0.205206423997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519630908966064">
                <text:p>-0.519630908966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18075805902481">
                <text:p>-0.318075805902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60284113883972">
                <text:p>-0.4602841138839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8884946107864">
                <text:p>0.4988849461078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1466083526611">
                <text:p>0.7014660835266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25563639402389">
                <text:p>-0.3255636394023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24251401424408">
                <text:p>-1.2425140142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08814799785614">
                <text:p>-1.08814799785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723536491394">
                <text:p>0.927235364913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4677975177765">
                <text:p>1.046779751777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5198745727539">
                <text:p>0.975198745727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41568893194199">
                <text:p>-0.241568893194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0441156625748">
                <text:p>-0.3204411566257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11900496482849">
                <text:p>-1.11900496482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1367837190628">
                <text:p>0.2513678371906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5816802978516">
                <text:p>0.895816802978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77055424451828">
                <text:p>-0.077055424451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74966865777969">
                <text:p>0.274966865777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39180147647858">
                <text:p>0.07391801476478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91886895895004">
                <text:p>-0.2918868958950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38051223754883">
                <text:p>-0.438051223754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4213914871216">
                <text:p>0.8942139148712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6733181476593">
                <text:p>-0.66733181476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07923376560211">
                <text:p>-1.07923376560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93157386779785">
                <text:p>-0.4931573867797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4951826334">
                <text:p>0.2949518263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51582729816437">
                <text:p>-0.451582729816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76341050863266">
                <text:p>-0.2763410508632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67004919052124">
                <text:p>-0.567004919052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26060843467712">
                <text:p>0.001260608434677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99975579977036">
                <text:p>-0.199975579977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206624567508697">
                <text:p>-0.0206624567508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73444372415543">
                <text:p>-0.4734443724155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12953889369965">
                <text:p>-0.312953889369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1321271657944">
                <text:p>0.391321271657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56787419319153">
                <text:p>-0.756787419319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84613984823227">
                <text:p>-0.484613984823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19065475463867">
                <text:p>-0.4190654754638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8515704870224">
                <text:p>-0.38515704870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027775764465">
                <text:p>1.000277757644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1370096206665">
                <text:p>0.601370096206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456972122192383">
                <text:p>-0.04569721221923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22951602935791">
                <text:p>-1.22951602935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6403089761734">
                <text:p>0.0364030897617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35247731208801">
                <text:p>-1.352477312088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501099109649658">
                <text:p>-0.501099109649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33946824073792">
                <text:p>-1.339468240737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54391437768936">
                <text:p>-0.154391437768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6003348827362">
                <text:p>-1.26003348827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48715990781784">
                <text:p>-0.348715990781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62022936344147">
                <text:p>0.0862022936344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4132113456726">
                <text:p>0.5441321134567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8953964710236">
                <text:p>0.01589539647102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86602026224136">
                <text:p>-0.186602026224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5591946840286">
                <text:p>0.2055919468402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3830291032791">
                <text:p>0.1838302910327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03212785720825">
                <text:p>-1.03212785720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7215182185173">
                <text:p>-0.372151821851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448468506336212">
                <text:p>-0.448468506336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45138382911682">
                <text:p>0.6451383829116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8795912861824">
                <text:p>-0.28795912861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362363994121552">
                <text:p>-0.362363994121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2417092323303">
                <text:p>0.6224170923233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3932883143425">
                <text:p>0.239328831434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20300054550171">
                <text:p>-0.6203000545501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3924505710602">
                <text:p>-1.239245057106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09866219758987">
                <text:p>0.309866219758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20765823125839">
                <text:p>-0.3207658231258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21040391921997">
                <text:p>-0.3210403919219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491247057914734">
                <text:p>-0.4912470579147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38920471072197">
                <text:p>-0.389204710721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88493663072586">
                <text:p>-0.288493663072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3744507431984">
                <text:p>0.437445074319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55935782194138">
                <text:p>-0.3559357821941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43007171154022">
                <text:p>-1.430071711540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16562479734421">
                <text:p>-0.2165624797344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86459338665009">
                <text:p>0.05864593386650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884342193603516">
                <text:p>-0.8843421936035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372915506362915">
                <text:p>-0.3729155063629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7884942293167">
                <text:p>0.3278849422931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62741774320602">
                <text:p>-0.2627417743206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34250235557556">
                <text:p>0.9342502355575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9564950466156">
                <text:p>-0.69564950466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7154685258865">
                <text:p>0.3071546852588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603921175003052">
                <text:p>-0.6039211750030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6000133752823">
                <text:p>0.3160001337528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45958971977234">
                <text:p>-0.445958971977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79939889907837">
                <text:p>0.07799398899078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53995752334595">
                <text:p>0.6539957523345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400355160236359">
                <text:p>-0.04003551602363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830797851085663">
                <text:p>0.08307978510856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83573710918427">
                <text:p>-0.3835737109184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778343200683594">
                <text:p>-0.7783432006835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73237830400467">
                <text:p>0.1732378304004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97913467884064">
                <text:p>0.06979134678840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875220656395">
                <text:p>0.498752206563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655075669288635">
                <text:p>-0.6550756692886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387914687395096">
                <text:p>-0.387914687395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31050884723663">
                <text:p>-0.131050884723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50792592763901">
                <text:p>-0.2507925927639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281572043895721">
                <text:p>-0.02815720438957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656143367290497">
                <text:p>-0.6561433672904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6900483369827">
                <text:p>0.3569004833698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0490703582764">
                <text:p>1.104907035827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53238588571548">
                <text:p>0.2532385885715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404121875762939">
                <text:p>-0.4041218757629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778604984283447">
                <text:p>-0.7786049842834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481602311134338">
                <text:p>-0.481602311134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697633147239685">
                <text:p>-0.6976331472396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34964841604233">
                <text:p>-0.3349648416042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81315159797668">
                <text:p>-1.813151597976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44598770141602">
                <text:p>0.8445987701416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601648092269897">
                <text:p>-0.6016480922698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84271216392517">
                <text:p>0.6842712163925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9739630818367">
                <text:p>-0.197396308183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807573437690735">
                <text:p>-0.8075734376907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207430630922317">
                <text:p>-0.2074306309223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7770904302597">
                <text:p>0.467770904302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048696398735">
                <text:p>0.100486963987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300666779279709">
                <text:p>-0.3006667792797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947979092597961">
                <text:p>0.009479790925979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759022235870361">
                <text:p>-0.7590222358703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78520375490189">
                <text:p>-0.2785203754901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18231844902039">
                <text:p>-1.182318449020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242470532655716">
                <text:p>-0.2424705326557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326121538877487">
                <text:p>-0.3261215388774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36639231443405">
                <text:p>0.2366392314434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31257057189941">
                <text:p>-1.312570571899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98244059085846">
                <text:p>-0.982440590858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22176319360733">
                <text:p>-0.221763193607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36328756809235">
                <text:p>0.06363287568092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61742687225342">
                <text:p>0.6617426872253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211715549230576">
                <text:p>-0.211715549230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6905074119568">
                <text:p>0.1369050741195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7888454198837">
                <text:p>0.2078884541988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2776290178299">
                <text:p>0.1327762901782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94347101449966">
                <text:p>-0.3943471014499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93650716543198">
                <text:p>0.2936507165431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669211149215698">
                <text:p>-0.0006692111492156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80404806137085">
                <text:p>0.7804048061370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99532651901245">
                <text:p>-0.2995326519012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58824789524078">
                <text:p>-0.3588247895240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732977747917175">
                <text:p>-0.7329777479171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21323299407959">
                <text:p>-1.213232994079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04508411884308">
                <text:p>-1.045084118843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867506146430969">
                <text:p>-0.8675061464309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814344584941864">
                <text:p>-0.08143445849418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8333522081375">
                <text:p>0.458333522081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4591046571732">
                <text:p>0.4745910465717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69179493188858">
                <text:p>-0.691794931888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306834310293198">
                <text:p>-0.3068343102931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92462801933289">
                <text:p>0.6924628019332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2001866102219">
                <text:p>0.1120018661022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13095301389694">
                <text:p>0.3130953013896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29804611206055">
                <text:p>-0.129804611206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21673241257668">
                <text:p>-0.1216732412576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65457558631897">
                <text:p>-0.654575586318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400288879871368">
                <text:p>-0.4002888798713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891693949699402">
                <text:p>-0.8916939496994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13917565345764">
                <text:p>-1.13917565345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448677510023117">
                <text:p>-0.4486775100231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410209536552429">
                <text:p>-0.4102095365524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681476950645447">
                <text:p>-0.6814769506454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51039719581604">
                <text:p>-0.510397195816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11990392208099">
                <text:p>-1.119903922080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09834039211273">
                <text:p>-1.098340392112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69750952720642">
                <text:p>0.02697509527206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63348138332367">
                <text:p>0.06633481383323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254992574453354">
                <text:p>-0.2549925744533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915827035903931">
                <text:p>-0.9158270359039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171009868383408">
                <text:p>-0.1710098683834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44406199455261">
                <text:p>0.6444061994552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65217447280884">
                <text:p>-1.652174472808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71404492855072">
                <text:p>-0.714044928550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98496311903">
                <text:p>-0.1984963119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62684202194214">
                <text:p>0.6626842021942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95916152000427">
                <text:p>-0.5959161520004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814860701561">
                <text:p>0.168148607015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945763826370239">
                <text:p>-0.9457638263702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217474192380905">
                <text:p>-0.2174741923809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02146744728088">
                <text:p>0.6021467447280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316951364278793">
                <text:p>-0.3169513642787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400139927864075">
                <text:p>-0.4001399278640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10300087928772">
                <text:p>0.002103000879287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845510125160217">
                <text:p>-0.8455101251602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684339046478272">
                <text:p>-0.6843390464782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898527145385742">
                <text:p>-0.8985271453857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95593523979187">
                <text:p>-0.8955935239791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14381104707718">
                <text:p>0.1143811047077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16828405857086">
                <text:p>0.07168284058570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785780191421509">
                <text:p>-0.7857801914215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514792501926422">
                <text:p>-0.05147925019264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979488492012024">
                <text:p>-0.9794884920120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00452697277069">
                <text:p>-1.004526972770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07150840759277">
                <text:p>-1.071508407592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22181564569473">
                <text:p>0.1221815645694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00079101324081">
                <text:p>-0.4000791013240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666297793388367">
                <text:p>-0.6662977933883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625678598880768">
                <text:p>-0.06256785988807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813224017620087">
                <text:p>-0.8132240176200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409212172031403">
                <text:p>-0.4092121720314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54684185981751">
                <text:p>0.01546841859817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580489158630371">
                <text:p>-0.5804891586303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87049400806427">
                <text:p>-0.870494008064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29826939105988">
                <text:p>1.298269391059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610735535621643">
                <text:p>-0.6107355356216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62446641921997">
                <text:p>0.7624466419219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320250034332275">
                <text:p>-0.3202500343322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664329767227173">
                <text:p>-0.6643297672271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624829649925232">
                <text:p>-0.6248296499252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683194696903229">
                <text:p>0.06831946969032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6292445063591">
                <text:p>0.462924450635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830282270908356">
                <text:p>-0.08302822709083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6308394670486">
                <text:p>0.2063083946704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1923808157444">
                <text:p>-0.19238081574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986137866973877">
                <text:p>-0.9861378669738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2767094373703">
                <text:p>-0.2767094373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309387147426605">
                <text:p>-0.03093871474266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50943368673325">
                <text:p>0.1509433686733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63968122005463">
                <text:p>0.05639681220054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715170204639435">
                <text:p>0.07151702046394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40854716300964">
                <text:p>0.6408547163009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83807820081711">
                <text:p>-0.1838078200817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913257360458374">
                <text:p>-0.9132573604583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552473783493042">
                <text:p>-0.5524737834930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562849581241608">
                <text:p>-0.5628495812416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420716494321823">
                <text:p>-0.4207164943218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02181673049927">
                <text:p>-0.102181673049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35676681995392">
                <text:p>-0.1356766819953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349661827087402">
                <text:p>-0.3496618270874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70561307668686">
                <text:p>0.2705613076686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18926763534546">
                <text:p>0.6189267635345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2769113779068">
                <text:p>-1.27691137790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87114328145981">
                <text:p>0.1871143281459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904943823814392">
                <text:p>-0.9049438238143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76459902524948">
                <text:p>0.2764599025249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127759158611298">
                <text:p>-0.1277591586112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406014621257782">
                <text:p>-0.04060146212577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97872263193131">
                <text:p>0.4978722631931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806238770484924">
                <text:p>-0.8062387704849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64802598953247">
                <text:p>0.08648025989532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239116638898849">
                <text:p>-0.2391166388988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3669158220291">
                <text:p>0.1436691582202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90637338161469">
                <text:p>0.08906373381614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99433475732803">
                <text:p>0.1994334757328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80334770679474">
                <text:p>0.07803347706794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34403669834137">
                <text:p>-0.344036698341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57628732919693">
                <text:p>-0.576287329196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54914367198944">
                <text:p>0.03549143671989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09985911846161">
                <text:p>-1.099859118461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990892648696899">
                <text:p>-0.9908926486968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93751430511475">
                <text:p>0.5937514305114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33213686943054">
                <text:p>0.8332136869430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128922462463379">
                <text:p>-0.1289224624633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364911198616028">
                <text:p>-0.3649111986160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97020941972733">
                <text:p>0.2970209419727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372491270303726">
                <text:p>-0.3724912703037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604313850402832">
                <text:p>-0.6043138504028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74023658037186">
                <text:p>0.1740236580371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568044543266296">
                <text:p>-0.5680445432662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511526584625244">
                <text:p>-0.5115265846252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441317439079285">
                <text:p>-0.4413174390792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545497298240662">
                <text:p>-0.5454972982406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633628010749817">
                <text:p>-0.6336280107498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125015765428543">
                <text:p>-0.1250157654285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92907023429871">
                <text:p>-1.92907023429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855181574821472">
                <text:p>-0.8551815748214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472316592931747">
                <text:p>-0.4723165929317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711302876472473">
                <text:p>-0.7113028764724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89820957183838">
                <text:p>0.9898209571838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409004598855972">
                <text:p>-0.4090045988559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200736105442047">
                <text:p>-0.2007361054420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32132202386856">
                <text:p>0.1321322023868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657524347305298">
                <text:p>-0.6575243473052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35432106256485">
                <text:p>0.4354321062564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09424471855164">
                <text:p>0.1094244718551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07746767997742">
                <text:p>-1.077467679977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3087215423584">
                <text:p>0.730872154235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764394640922546">
                <text:p>-0.7643946409225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430806487798691">
                <text:p>-0.4308064877986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665870010852814">
                <text:p>-0.6658700108528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57055974006653">
                <text:p>0.6570559740066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834230482578278">
                <text:p>-0.08342304825782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30425316095352">
                <text:p>0.4304253160953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18613946437836">
                <text:p>-1.186139464378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3446598649025">
                <text:p>-0.234465986490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406324744224548">
                <text:p>-0.4063247442245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486586064100266">
                <text:p>-0.4865860641002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18872743844986">
                <text:p>-0.188727438449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761636734008789">
                <text:p>-0.7616367340087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04839968681335">
                <text:p>-1.048399686813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746973276138306">
                <text:p>-0.7469732761383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608879208564758">
                <text:p>-0.6088792085647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689049601554871">
                <text:p>-0.6890496015548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19106233119965">
                <text:p>0.1191062331199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635154485702515">
                <text:p>-0.6351544857025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497808992862701">
                <text:p>-0.4978089928627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18978363275528">
                <text:p>0.4189783632755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491069257259369">
                <text:p>-0.4910692572593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09665095806122">
                <text:p>0.01096650958061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811732769012451">
                <text:p>-0.8117327690124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167195796966553">
                <text:p>-0.01671957969665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796222865581512">
                <text:p>-0.7962228655815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04049587249756">
                <text:p>-1.040495872497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89181733131409">
                <text:p>0.8891817331314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283534914255142">
                <text:p>-0.2835349142551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259283572435379">
                <text:p>-0.2592835724353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04099828004837">
                <text:p>0.3040998280048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0937232375144959">
                <text:p>-0.009372323751449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65648937225342">
                <text:p>-1.656489372253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526175022125244">
                <text:p>-0.5261750221252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313072621822357">
                <text:p>-0.3130726218223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52073460817337">
                <text:p>-0.520734608173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31189072132111">
                <text:p>-1.31189072132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538333415985107">
                <text:p>-0.5383334159851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262082546949387">
                <text:p>-0.2620825469493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449893325567246">
                <text:p>-0.4498933255672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261510014534">
                <text:p>0.402615100145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3112074136734">
                <text:p>0.4131120741367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48574310541153">
                <text:p>-0.485743105411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52167534828186">
                <text:p>-0.521675348281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454220354557037">
                <text:p>-0.4542203545570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619103670120239">
                <text:p>-0.6191036701202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43809676170349">
                <text:p>0.6438096761703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76779705286026">
                <text:p>-0.767797052860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21988821029663">
                <text:p>0.8219888210296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10207760334015">
                <text:p>-1.102077603340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16827982664108">
                <text:p>0.3168279826641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1717529296875">
                <text:p>-1.1717529296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67000538110733">
                <text:p>0.0670005381107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337020337581634">
                <text:p>-0.3370203375816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426551967859268">
                <text:p>-0.4265519678592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411744505167007">
                <text:p>-0.4117445051670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6101034283638">
                <text:p>0.361010342836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251314997673035">
                <text:p>-0.2513149976730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37287038564682">
                <text:p>0.3372870385646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99058198928833">
                <text:p>-0.990581989288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397768139839172">
                <text:p>-0.3977681398391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81304389238358">
                <text:p>0.2813043892383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570209443569183">
                <text:p>-0.5702094435691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74613624811173">
                <text:p>0.1746136248111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78264260292053">
                <text:p>0.6782642602920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463406443595886">
                <text:p>-0.463406443595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11778581142426">
                <text:p>0.02117785811424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79920494556427">
                <text:p>-0.799204945564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76314216852188">
                <text:p>0.4763142168521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277983158826828">
                <text:p>-0.2779831588268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37283119559288">
                <text:p>-0.372831195592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247938811779022">
                <text:p>-0.2479388117790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1404538154602">
                <text:p>1.114045381546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11907267570496">
                <text:p>-1.119072675704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4978286921978">
                <text:p>-0.49782869219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585338950157166">
                <text:p>-0.5853389501571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92196726799011">
                <text:p>-0.1921967267990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173784345388413">
                <text:p>-0.1737843453884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450577169656754">
                <text:p>-0.4505771696567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728216886520386">
                <text:p>-0.7282168865203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82118129730225">
                <text:p>-0.4821181297302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33589071035385">
                <text:p>0.4335890710353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76996380090714">
                <text:p>0.1769963800907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525320887565613">
                <text:p>-0.5253208875656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98019796609879">
                <text:p>0.2980197966098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762004554271698">
                <text:p>0.07620045542716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2868342399597">
                <text:p>1.528683423995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64313650131226">
                <text:p>0.5643136501312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275054931640625">
                <text:p>-0.2750549316406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928661704063416">
                <text:p>-0.9286617040634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600194931030273">
                <text:p>-0.6001949310302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944154262542725">
                <text:p>-0.9441542625427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03681540489197">
                <text:p>0.503681540489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761247515678406">
                <text:p>-0.7612475156784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26827746629715">
                <text:p>-0.268277466297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04137325286865">
                <text:p>-1.041373252868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21151173114777">
                <text:p>-1.211511731147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258601605892181">
                <text:p>-0.02586016058921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435593575239182">
                <text:p>-0.4355935752391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30974024534225">
                <text:p>-0.1309740245342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6827944517136">
                <text:p>0.1068279445171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472854405641556">
                <text:p>-0.4728544056415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317781805992126">
                <text:p>-0.3177818059921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234441548585892">
                <text:p>-0.2344415485858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650220274925232">
                <text:p>-0.6502202749252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353301227092743">
                <text:p>-0.3533012270927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62432724237442">
                <text:p>-0.624327242374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366712749004364">
                <text:p>-0.3667127490043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682943940162659">
                <text:p>-0.6829439401626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282185524702072">
                <text:p>-0.2821855247020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24001741409302">
                <text:p>0.6240017414093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09235209226608">
                <text:p>0.4092352092266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19375318288803">
                <text:p>0.1193753182888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97980523109436">
                <text:p>-0.979805231094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423285871744156">
                <text:p>-0.4232858717441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423847138881683">
                <text:p>0.04238471388816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498491048812866">
                <text:p>-0.4984910488128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997894167900085">
                <text:p>-0.9978941679000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176920741796494">
                <text:p>-0.1769207417964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76526230573654">
                <text:p>0.4765262305736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408426344394684">
                <text:p>-0.4084263443946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32323932647705">
                <text:p>1.323239326477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3621392250061">
                <text:p>1.236213922500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4493670463562">
                <text:p>1.244936704635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606008291244507">
                <text:p>-0.6060082912445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34007498621941">
                <text:p>-0.1340074986219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517865002155304">
                <text:p>-0.5178650021553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01153701543808">
                <text:p>0.1011537015438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61668848991394">
                <text:p>-0.616688489913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98535645008087">
                <text:p>-1.985356450080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717215895652771">
                <text:p>-0.7172158956527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433307230472565">
                <text:p>-0.4333072304725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94053143262863">
                <text:p>0.1940531432628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74779635667801">
                <text:p>0.4747796356678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3.113cm" svg:y="4.203cm" style:legend-expansion="high" chart:style-name="ch2"/>
        <chart:plot-area chart:style-name="ch3" table:cell-range-address="'rewardlist_cylinder_withbutton_train_noposeobs_GRUrewards_10-4_13-2021GRU_lookahead_pos2rewardifbuttonpress10_23_2021'.G2:'rewardlist_cylinder_withbutton_train_noposeobs_GRUrewards_10-4_13-2021GRU_lookahead_pos2rewardifbuttonpress10_23_2021'.G519" svg:x="0.319cm" svg:y="0.18cm" svg:width="12.475cm" svg:height="8.645cm">
          <chartooo:coordinate-region svg:x="1.126cm" svg:y="0.301cm" svg:width="11.668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_pos2rewardifbuttonpress10_23_2021'.G2:'rewardlist_cylinder_withbutton_train_noposeobs_GRUrewards_10-4_13-2021GRU_lookahead_pos2rewardifbuttonpress10_23_2021'.G519" chart:class="chart:line">
            <chart:data-point chart:repeated="5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.074465021281">
                <text:p>286.074465021281</text:p>
                <draw:g>
                  <svg:desc>'rewardlist_cylinder_withbutton_train_noposeobs_GRUrewards_10-4_13-2021GRU_lookahead_pos2rewardifbuttonpress10_23_2021'.G2:'rewardlist_cylinder_withbutton_train_noposeobs_GRUrewards_10-4_13-2021GRU_lookahead_pos2rewardifbuttonpress10_23_2021'.G5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5.565500684703">
                <text:p>285.565500684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6.152994183178">
                <text:p>286.152994183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6.1508037113">
                <text:p>286.1508037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.830741083509">
                <text:p>286.830741083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.134549102217">
                <text:p>287.134549102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.582263247001">
                <text:p>287.582263247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.750708725019">
                <text:p>287.750708725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7.832630800368">
                <text:p>287.832630800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302803750904">
                <text:p>288.302803750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7.978295298817">
                <text:p>287.978295298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.143114874033">
                <text:p>288.143114874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.275225583869">
                <text:p>288.275225583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315253890679">
                <text:p>288.315253890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.323295838844">
                <text:p>288.323295838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.446131392302">
                <text:p>288.446131392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.316416056659">
                <text:p>288.316416056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.429344811232">
                <text:p>288.429344811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8.455985574735">
                <text:p>288.455985574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.554848087905">
                <text:p>288.554848087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.617850515286">
                <text:p>288.617850515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8.505322561818">
                <text:p>288.50532256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.682817515287">
                <text:p>288.682817515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.798535352491">
                <text:p>288.798535352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.940356833372">
                <text:p>288.940356833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038411891396">
                <text:p>289.038411891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9.088361162585">
                <text:p>289.0883611625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8.981885370251">
                <text:p>288.9818853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.10434134395">
                <text:p>289.10434134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9.221510505144">
                <text:p>289.2215105051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9.364485525593">
                <text:p>289.364485525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.478924913098">
                <text:p>289.4789249130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.379579579763">
                <text:p>289.379579579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9.332413713589">
                <text:p>289.3324137135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.431093037941">
                <text:p>289.431093037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.307849866546">
                <text:p>289.307849866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9.403718082669">
                <text:p>289.4037180826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.431122795464">
                <text:p>289.431122795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.186622359393">
                <text:p>289.186622359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9.16389463757">
                <text:p>289.16389463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8.921097893511">
                <text:p>288.921097893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8.729272234333">
                <text:p>288.729272234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8.679531091792">
                <text:p>288.679531091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.651757706596">
                <text:p>288.6517577065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8.634122970539">
                <text:p>288.634122970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.444814096548">
                <text:p>288.4448140965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8.501265005138">
                <text:p>288.501265005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.504868076156">
                <text:p>288.504868076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8.523685059799">
                <text:p>288.5236850597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.478849740592">
                <text:p>288.478849740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.551895868256">
                <text:p>288.551895868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.642209470835">
                <text:p>288.6422094708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8.772188197792">
                <text:p>288.772188197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8.724646315354">
                <text:p>288.724646315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8.651519721376">
                <text:p>288.651519721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.474450319385">
                <text:p>288.4744503193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.377636230736">
                <text:p>288.377636230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.241921745715">
                <text:p>288.241921745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8.202918829298">
                <text:p>288.202918829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.104045995107">
                <text:p>288.104045995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8.175794528953">
                <text:p>288.1757945289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.098197584204">
                <text:p>288.098197584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.114507211961">
                <text:p>288.114507211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8.148199947707">
                <text:p>288.1481999477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8.149399193808">
                <text:p>288.1493991938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8.111493599494">
                <text:p>288.111493599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8.133682632586">
                <text:p>288.1336826325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8.134468222229">
                <text:p>288.134468222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.187146239681">
                <text:p>288.187146239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7.96268456299">
                <text:p>287.962684562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.011336284514">
                <text:p>288.0113362845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.101487166325">
                <text:p>288.101487166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7.88612473962">
                <text:p>287.88612473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7.641677614745">
                <text:p>287.6416776147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7.594573230635">
                <text:p>287.594573230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7.550621933937">
                <text:p>287.5506219339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7.519207288944">
                <text:p>287.5192072889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7.499056735804">
                <text:p>287.499056735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7.490123186821">
                <text:p>287.4901231868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7.408000458949">
                <text:p>287.408000458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7.322991672619">
                <text:p>287.322991672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7.213572386887">
                <text:p>287.2135723868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7.364130224612">
                <text:p>287.364130224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7.433659080288">
                <text:p>287.433659080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7.458522575236">
                <text:p>287.4585225752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7.610828022089">
                <text:p>287.6108280220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7.556614588159">
                <text:p>287.556614588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7.409252157165">
                <text:p>287.409252157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7.560997320056">
                <text:p>287.560997320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7.589058009876">
                <text:p>287.589058009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7.745014243193">
                <text:p>287.7450142431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7.914245034117">
                <text:p>287.914245034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7.90825714827">
                <text:p>287.908257148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7.896044746007">
                <text:p>287.896044746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8.019008002486">
                <text:p>288.0190080024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243069135747">
                <text:p>288.2430691357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8.225804045018">
                <text:p>288.225804045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8.277318579176">
                <text:p>288.277318579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8.178469586855">
                <text:p>288.178469586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8.140643862808">
                <text:p>288.1406438628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8.146280677109">
                <text:p>288.146280677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8.157783783716">
                <text:p>288.1577837837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7.974214491702">
                <text:p>287.9742144917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8.177519488305">
                <text:p>288.177519488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8.151096735007">
                <text:p>288.1510967350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8.330971729143">
                <text:p>288.330971729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8.403953483755">
                <text:p>288.4039534837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8.360588697079">
                <text:p>288.360588697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8.385155360735">
                <text:p>288.3851553607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.221944642185">
                <text:p>288.2219446421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8.040603372996">
                <text:p>288.040603372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8.101583725902">
                <text:p>288.1015837259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8.06527017251">
                <text:p>288.06527017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7.937400259023">
                <text:p>287.9374002590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.754098592009">
                <text:p>287.754098592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7.784601285444">
                <text:p>287.7846012854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7.624345170731">
                <text:p>287.6243451707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7.409482231218">
                <text:p>287.4094822312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7.310304817128">
                <text:p>287.310304817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7.368717400551">
                <text:p>287.3687174005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7.279954115619">
                <text:p>287.2799541156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7.314278064894">
                <text:p>287.3142780648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7.422303197233">
                <text:p>287.4223031972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7.615725738395">
                <text:p>287.615725738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7.695677067885">
                <text:p>287.6956770678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7.497719802899">
                <text:p>287.4977198028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7.308731849703">
                <text:p>287.3087318497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7.407803763515">
                <text:p>287.407803763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7.149549811268">
                <text:p>287.1495498112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.971543423755">
                <text:p>286.9715434237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6.940660452481">
                <text:p>286.9406604524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7.068010613184">
                <text:p>287.068010613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7.017769234926">
                <text:p>287.0177692349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6.955797656242">
                <text:p>286.955797656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.79531444771">
                <text:p>286.795314447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6.769001367018">
                <text:p>286.7690013670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6.844567580423">
                <text:p>286.8445675804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6.957164391485">
                <text:p>286.957164391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6.795543329669">
                <text:p>286.7955433296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6.853718686477">
                <text:p>286.8537186864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.811855341613">
                <text:p>286.811855341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6.673072407822">
                <text:p>286.6730724078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.533901447583">
                <text:p>286.5339014475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6.622372073551">
                <text:p>286.6223720735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6.381092937256">
                <text:p>286.3810929372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6.149531151447">
                <text:p>286.1495311514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5.997637572911">
                <text:p>285.9976375729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5.859431612392">
                <text:p>285.8594316123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5.771762073283">
                <text:p>285.7717620732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5.683306348484">
                <text:p>285.6833063484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5.720090778825">
                <text:p>285.7200907788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5.64259814226">
                <text:p>285.64259814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5.741374416874">
                <text:p>285.741374416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5.518512529714">
                <text:p>285.5185125297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5.655134793965">
                <text:p>285.655134793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5.621005751983">
                <text:p>285.6210057519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5.715918451437">
                <text:p>285.7159184514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5.867856137434">
                <text:p>285.8678561374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5.910511628455">
                <text:p>285.910511628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.918715616192">
                <text:p>285.9187156161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6.108030203018">
                <text:p>286.1080302030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6.074064477851">
                <text:p>286.0740644778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6.173383751073">
                <text:p>286.1733837510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6.155444531448">
                <text:p>286.1554445314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6.170044101023">
                <text:p>286.170044101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6.154050974101">
                <text:p>286.154050974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6.340350756366">
                <text:p>286.3403507563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6.582783839207">
                <text:p>286.5827838392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6.439648571904">
                <text:p>286.4396485719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6.522121179229">
                <text:p>286.5221211792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6.364473365179">
                <text:p>286.3644733651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6.18621902221">
                <text:p>286.186219022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6.2211676285">
                <text:p>286.22116762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6.226995773813">
                <text:p>286.2269957738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5.932843116726">
                <text:p>285.9328431167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6.198684148303">
                <text:p>286.1986841483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6.222958749043">
                <text:p>286.2229587490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6.199221186442">
                <text:p>286.1992211864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6.359080930054">
                <text:p>286.3590809300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6.548601153016">
                <text:p>286.5486011530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6.640707068232">
                <text:p>286.6407070682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6.348846210973">
                <text:p>286.3488462109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6.314885254181">
                <text:p>286.3148852541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6.383921179178">
                <text:p>286.3839211791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6.373146441724">
                <text:p>286.3731464417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6.301978457431">
                <text:p>286.3019784574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6.180281204291">
                <text:p>286.180281204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6.260619964181">
                <text:p>286.2606199641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6.451629111973">
                <text:p>286.451629111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6.395290771309">
                <text:p>286.395290771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6.547034742105">
                <text:p>286.5470347421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.611025131198">
                <text:p>286.6110251311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6.611333287378">
                <text:p>286.6113332873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6.57670177797">
                <text:p>286.576701777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6.651265440709">
                <text:p>286.6512654407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6.739718185273">
                <text:p>286.7397181852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6.86440699715">
                <text:p>286.864406997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6.915104947234">
                <text:p>286.9151049472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7.030311251053">
                <text:p>287.0303112510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7.238034742358">
                <text:p>287.2380347423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7.199530717088">
                <text:p>287.1995307170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7.162351107739">
                <text:p>287.162351107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6.992083195436">
                <text:p>286.9920831954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7.122428491157">
                <text:p>287.1224284911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6.934760185509">
                <text:p>286.9347601855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6.965331424322">
                <text:p>286.965331424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6.858415535022">
                <text:p>286.8584155350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6.90979357447">
                <text:p>286.909793574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6.880336347068">
                <text:p>286.8803363470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7.021024842382">
                <text:p>287.0210248423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6.834738769192">
                <text:p>286.8347387691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6.671913692902">
                <text:p>286.6719136929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6.563782464238">
                <text:p>286.5637824642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6.694399557286">
                <text:p>286.694399557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6.944868542675">
                <text:p>286.9448685426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6.747379174403">
                <text:p>286.7473791744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6.599247843077">
                <text:p>286.5992478430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6.548307301958">
                <text:p>286.5483073019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6.735277040793">
                <text:p>286.7352770407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6.594382313297">
                <text:p>286.5943823132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6.820264369439">
                <text:p>286.8202643694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7.002077707669">
                <text:p>287.0020777076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6.861216954839">
                <text:p>286.8612169548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6.75126182306">
                <text:p>286.751261823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6.964896906227">
                <text:p>286.964896906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6.725209810854">
                <text:p>286.7252098108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6.753769987867">
                <text:p>286.7537699878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6.790521039588">
                <text:p>286.7905210395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6.669616528652">
                <text:p>286.6696165286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6.513439161982">
                <text:p>286.5134391619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6.417382052731">
                <text:p>286.4173820527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6.576988476466">
                <text:p>286.5769884764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6.54044127274">
                <text:p>286.540441272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6.37632813938">
                <text:p>286.376328139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6.336704142229">
                <text:p>286.3367041422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6.375022796955">
                <text:p>286.3750227969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6.463824824926">
                <text:p>286.4638248249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6.286152223604">
                <text:p>286.2861522236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6.280769325228">
                <text:p>286.2807693252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6.135367888107">
                <text:p>286.1353678881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6.167238508878">
                <text:p>286.1672385088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6.328976395861">
                <text:p>286.328976395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6.58067979411">
                <text:p>286.580679794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6.616715589708">
                <text:p>286.6167155897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6.726438859293">
                <text:p>286.7264388592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6.854940582355">
                <text:p>286.8549405823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6.764143585845">
                <text:p>286.7641435858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6.618355910418">
                <text:p>286.6183559104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6.501703597135">
                <text:p>286.501703597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6.333237534217">
                <text:p>286.3332375342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6.363389156105">
                <text:p>286.3633891561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6.427928504273">
                <text:p>286.4279285042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6.395432034393">
                <text:p>286.3954320343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6.357563991026">
                <text:p>286.3575639910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6.302830208265">
                <text:p>286.3028302082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6.345494639988">
                <text:p>286.3454946399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6.16589501946">
                <text:p>286.165895019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5.955482165129">
                <text:p>285.9554821651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6.006534166994">
                <text:p>286.0065341669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5.942493113926">
                <text:p>285.9424931139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5.999882881092">
                <text:p>285.9998828810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6.11026239817">
                <text:p>286.110262398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6.178522866321">
                <text:p>286.1785228663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6.21831316052">
                <text:p>286.218313160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6.150416876946">
                <text:p>286.1504168769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6.188162730726">
                <text:p>286.1881627307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6.388664519371">
                <text:p>286.3886645193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6.457432819369">
                <text:p>286.4574328193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6.362208387455">
                <text:p>286.3622083874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6.396249214514">
                <text:p>286.396249214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6.334586984104">
                <text:p>286.3345869841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6.209892211759">
                <text:p>286.2098922117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6.402910633212">
                <text:p>286.4029106332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6.491023035071">
                <text:p>286.4910230350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6.437549295181">
                <text:p>286.4375492951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6.492264004445">
                <text:p>286.4922640044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6.603122743127">
                <text:p>286.6031227431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6.377245455359">
                <text:p>286.3772454553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6.424611504">
                <text:p>286.4246115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6.476493799015">
                <text:p>286.4764937990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6.537220235997">
                <text:p>286.5372202359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6.603050621467">
                <text:p>286.6030506214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6.56705714519">
                <text:p>286.567057145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.694419822876">
                <text:p>286.6944198228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.811011935434">
                <text:p>286.8110119354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.869129475706">
                <text:p>286.8691294757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.899537397705">
                <text:p>286.8995373977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86816924436">
                <text:p>286.868169244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6.678510738548">
                <text:p>286.6785107385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6.859658888583">
                <text:p>286.8596588885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6.568615211446">
                <text:p>286.5686152114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6.525030483511">
                <text:p>286.5250304835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6.312923664262">
                <text:p>286.3129236642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6.284469583574">
                <text:p>286.2844695835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6.165231619405">
                <text:p>286.1652316194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5.98148351336">
                <text:p>285.981483513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6.045849411918">
                <text:p>286.0458494119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6.168115293676">
                <text:p>286.1681152936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6.290390712183">
                <text:p>286.2903907121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6.438704433821">
                <text:p>286.4387044338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6.380308539708">
                <text:p>286.3803085397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6.275373313823">
                <text:p>286.2753733138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6.348311557021">
                <text:p>286.3483115570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6.370071436439">
                <text:p>286.3700714364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6.455539774829">
                <text:p>286.4555397748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6.47492440787">
                <text:p>286.474924407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6.649759230522">
                <text:p>286.6497592305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6.774138098078">
                <text:p>286.7741380980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6.633464503934">
                <text:p>286.6334645039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6.604199799639">
                <text:p>286.6041997996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6.744326222849">
                <text:p>286.7443262228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6.857897570379">
                <text:p>286.8578975703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6.898181987351">
                <text:p>286.8981819873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6.789489878677">
                <text:p>286.7894898786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6.880390587324">
                <text:p>286.8803905873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7.059671918877">
                <text:p>287.0596719188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6.821767003345">
                <text:p>286.8217670033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6.771095875366">
                <text:p>286.7710958753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6.676841807593">
                <text:p>286.6768418075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6.908548432768">
                <text:p>286.9085484327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6.791317954119">
                <text:p>286.7913179541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6.693855366585">
                <text:p>286.6938553665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6.683956817882">
                <text:p>286.6839568178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6.69228061102">
                <text:p>286.692280611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6.703151908051">
                <text:p>286.7031519080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6.832671678995">
                <text:p>286.8326716789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6.730929475655">
                <text:p>286.7309294756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6.826463255843">
                <text:p>286.8264632558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6.864057713743">
                <text:p>286.8640577137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7.037771968468">
                <text:p>287.0377719684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7.005452524479">
                <text:p>287.0054525244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6.910874207263">
                <text:p>286.9108742072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7.003610143914">
                <text:p>287.0036101439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7.002390036177">
                <text:p>287.0023900361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6.967245926546">
                <text:p>286.9672459265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6.849241779191">
                <text:p>286.8492417791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6.631178068526">
                <text:p>286.6311780685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6.711816639941">
                <text:p>286.7118166399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6.72650204025">
                <text:p>286.726502040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6.572148576696">
                <text:p>286.5721485766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6.655703604955">
                <text:p>286.6557036049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6.417368939702">
                <text:p>286.4173689397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6.467388588562">
                <text:p>286.4673885885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6.377802759088">
                <text:p>286.3778027590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6.492759915357">
                <text:p>286.4927599153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649151262817">
                <text:p>286.6491512628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6.774543409882">
                <text:p>286.7745434098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6.694842420035">
                <text:p>286.6948424200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6.712444277189">
                <text:p>286.7124442771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6.686065035306">
                <text:p>286.6860650353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6.621357005903">
                <text:p>286.6213570059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6.572778598132">
                <text:p>286.5727785981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6.738327012113">
                <text:p>286.7383270121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6.702465858219">
                <text:p>286.7024658582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6.808365487777">
                <text:p>286.8083654877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6.784771572449">
                <text:p>286.784771572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6.90296109035">
                <text:p>286.902961090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6.861497692868">
                <text:p>286.861497692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7.000695475211">
                <text:p>287.0006954752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7.185592759427">
                <text:p>287.1855927594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6.996001010853">
                <text:p>286.9960010108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6.935428353937">
                <text:p>286.9354283539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6.702446784722">
                <text:p>286.7024467847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6.741946208098">
                <text:p>286.7419462080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6.741236912442">
                <text:p>286.7412369124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6.788322819102">
                <text:p>286.7883228191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6.895738791642">
                <text:p>286.8957387916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6.691541513025">
                <text:p>286.6915415130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6.805812619463">
                <text:p>286.8058126194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6.695021234066">
                <text:p>286.6950212340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6.864859396648">
                <text:p>286.8648593966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7.006244670636">
                <text:p>287.0062446706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6.988692285364">
                <text:p>286.9886922853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7.042422921411">
                <text:p>287.0424229214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7.086587006806">
                <text:p>287.0865870068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7.081525973685">
                <text:p>287.0815259736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7.259315996221">
                <text:p>287.2593159962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7.292996214985">
                <text:p>287.2929962149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7.400310263527">
                <text:p>287.4003102635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7.389445523011">
                <text:p>287.3894455230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7.482875258102">
                <text:p>287.4828752581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7.641894575769">
                <text:p>287.6418945757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7.44702662119">
                <text:p>287.447026621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7.483549386998">
                <text:p>287.4835493869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7.507672591858">
                <text:p>287.5076725918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7.487138184598">
                <text:p>287.4871381845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7.557747673068">
                <text:p>287.5577476730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7.675604596871">
                <text:p>287.6756045968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7.886370906936">
                <text:p>287.8863709069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7.984541001986">
                <text:p>287.9845410019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8.088824152705">
                <text:p>288.0888241527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8.153924976929">
                <text:p>288.1539249769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8.352106951547">
                <text:p>288.3521069515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8.430642073912">
                <text:p>288.4306420739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8.206424776397">
                <text:p>288.2064247763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8.211223548939">
                <text:p>288.2112235489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8.173297689035">
                <text:p>288.1732976890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8.371622714878">
                <text:p>288.3716227148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8.459391793798">
                <text:p>288.4593917937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8.356316829881">
                <text:p>288.3563168298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8.426071587283">
                <text:p>288.4260715872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8.616565750666">
                <text:p>288.6165657506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8.379348673106">
                <text:p>288.3793486731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8.374254261366">
                <text:p>288.3742542613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8.187596851039">
                <text:p>288.1875968510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8.044714903613">
                <text:p>288.0447149036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7.960101892338">
                <text:p>287.9601018923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8.082017298596">
                <text:p>288.0820172985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7.852902284775">
                <text:p>287.8529022847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7.877048735459">
                <text:p>287.8770487354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8.133892441049">
                <text:p>288.1338924410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8.137925293492">
                <text:p>288.1379252934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8.083067533004">
                <text:p>288.0830675330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8.094971779087">
                <text:p>288.0949717790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7.916169669136">
                <text:p>287.9161696691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7.895242467055">
                <text:p>287.8952424670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7.821393464393">
                <text:p>287.8213934643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8.004518701563">
                <text:p>288.0045187015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8.175484584633">
                <text:p>288.1754845846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8.184859804272">
                <text:p>288.1848598042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8.243869030511">
                <text:p>288.2438690305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8.258617611779">
                <text:p>288.2586176117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8.062252387715">
                <text:p>288.0622523877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7.827799179026">
                <text:p>287.8277991790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7.795648416273">
                <text:p>287.7956484162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7.730668589542">
                <text:p>287.7306685895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7.694114829302">
                <text:p>287.6941148293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7.79663964205">
                <text:p>287.796639642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7.787417606431">
                <text:p>287.7874176064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7.646387576318">
                <text:p>287.646387576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7.587025490391">
                <text:p>287.5870254903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7.589899627914">
                <text:p>287.5898996279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7.853832117736">
                <text:p>287.8538321177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7.861155744394">
                <text:p>287.8611557443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7.962289980029">
                <text:p>287.9622899800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7.838111384187">
                <text:p>287.8381113841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7.844892608285">
                <text:p>287.8448926082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7.832117537872">
                <text:p>287.8321175378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7.850988378598">
                <text:p>287.8509883785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7.891814006036">
                <text:p>287.8918140060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7.916605379325">
                <text:p>287.9166053793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8.080970640468">
                <text:p>288.0809706404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7.975137172101">
                <text:p>287.9751371721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8.062700614886">
                <text:p>288.062700614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8.088558315845">
                <text:p>288.0885583158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8.135004068274">
                <text:p>288.1350040682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8.046143627719">
                <text:p>288.0461436277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7.808915821317">
                <text:p>287.8089158213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7.832330326568">
                <text:p>287.8323303265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7.772328682458">
                <text:p>287.7723286824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7.740700652722">
                <text:p>287.7407006527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7.672720326553">
                <text:p>287.6727203265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7.848840822087">
                <text:p>287.8488408220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7.824428534544">
                <text:p>287.8244285345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8.110407602279">
                <text:p>288.1104076022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8.223058653597">
                <text:p>288.2230586535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8.207874958188">
                <text:p>288.2078749581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8.263340686381">
                <text:p>288.2633406863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8.469141330808">
                <text:p>288.4691413308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8.44475765351">
                <text:p>288.44475765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8.351933501937">
                <text:p>288.3519335019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8.264533375967">
                <text:p>288.2645333759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8.462406598358">
                <text:p>288.4624065983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8.342986839925">
                <text:p>288.3429868399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8.24285455891">
                <text:p>288.242854558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8.047850109621">
                <text:p>288.0478501096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8.200671732977">
                <text:p>288.2006717329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8.145879537633">
                <text:p>288.1458795376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7.991729326027">
                <text:p>287.9917293260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8.010730700996">
                <text:p>288.0107307009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7.899099485701">
                <text:p>287.8990994857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7.779583167691">
                <text:p>287.7795831676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7.869333506073">
                <text:p>287.8693335060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8.062949166389">
                <text:p>288.0629491663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7.924400478978">
                <text:p>287.9244004789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7.826225019507">
                <text:p>287.8262250195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7.886329779709">
                <text:p>287.8863297797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7.815795989179">
                <text:p>287.8157959891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7.806582298214">
                <text:p>287.8065822982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7.815226168467">
                <text:p>287.8152261684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7.784777715288">
                <text:p>287.7847777152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7.783357931883">
                <text:p>287.7833579318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7.63047849199">
                <text:p>287.630478491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7.545582954547">
                <text:p>287.5455829545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7.360010945387">
                <text:p>287.3600109453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7.500004450167">
                <text:p>287.5000044501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7.53307968146">
                <text:p>287.533079681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7.57866176212">
                <text:p>287.578661762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7.580595337841">
                <text:p>287.5805953378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7.477970985282">
                <text:p>287.4779709852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7.482061058215">
                <text:p>287.4820610582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7.34028954592">
                <text:p>287.340289545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7.156490179854">
                <text:p>287.1564901798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6.923400130126">
                <text:p>286.9234001301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7.085207754581">
                <text:p>287.0852077545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7.085183316664">
                <text:p>287.0851833166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7.084153347846">
                <text:p>287.0841533478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7.339523029775">
                <text:p>287.3395230297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7.299502065476">
                <text:p>287.2995020654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7.291080520668">
                <text:p>287.2910805206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7.315319954648">
                <text:p>287.3153199546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7.231958641589">
                <text:p>287.2319586415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7.343646481327">
                <text:p>287.3436464813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7.22993983118">
                <text:p>287.229939831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7.117891979194">
                <text:p>287.1178919791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6.971052877264">
                <text:p>286.9710528772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6.844673676748">
                <text:p>286.8446736767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6.837567011114">
                <text:p>286.8375670111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6.651212988593">
                <text:p>286.6512129885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6.671312877758">
                <text:p>286.67131287775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6.731707912736">
                <text:p>286.7317079127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6.844299359377">
                <text:p>286.8442993593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6.84705905592">
                <text:p>286.847059055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6.958830342206">
                <text:p>286.9588303422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7.241376776596">
                <text:p>287.2413767765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7.434666995375">
                <text:p>287.4346669953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7.358253203463">
                <text:p>287.3582532034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7.214746599023">
                <text:p>287.2147465990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2.452cm" svg:y="4.204cm" style:legend-expansion="high" chart:style-name="ch2"/>
        <chart:plot-area chart:style-name="ch3" table:cell-range-address="'rewardlist_cylinder_withbutton_train_noposeobs_GRUrewards_10-4_13-2021GRU_lookahead_pos2rewardifbuttonpress10_23_2021'.F1:'rewardlist_cylinder_withbutton_train_noposeobs_GRUrewards_10-4_13-2021GRU_lookahead_pos2rewardifbuttonpress10_23_2021'.F519" chart:data-source-has-labels="row" svg:x="0.319cm" svg:y="0.18cm" svg:width="11.814cm" svg:height="8.646cm">
          <chartooo:coordinate-region svg:x="1.126cm" svg:y="0.301cm" svg:width="11.007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_pos2rewardifbuttonpress10_23_2021'.F2:'rewardlist_cylinder_withbutton_train_noposeobs_GRUrewards_10-4_13-2021GRU_lookahead_pos2rewardifbuttonpress10_23_2021'.F519" chart:label-cell-address="'rewardlist_cylinder_withbutton_train_noposeobs_GRUrewards_10-4_13-2021GRU_lookahead_pos2rewardifbuttonpress10_23_2021'.F1:'rewardlist_cylinder_withbutton_train_noposeobs_GRUrewards_10-4_13-2021GRU_lookahead_pos2rewardifbuttonpress10_23_2021'.F1" chart:class="chart:line">
            <chart:data-point chart:repeated="5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position(mm)</text:p>
                <draw:g>
                  <svg:desc>'rewardlist_cylinder_withbutton_train_noposeobs_GRUrewards_10-4_13-2021GRU_lookahead_pos2rewardifbuttonpress10_23_2021'.F1:'rewardlist_cylinder_withbutton_train_noposeobs_GRUrewards_10-4_13-2021GRU_lookahead_pos2rewardifbuttonpress10_23_2021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.074465021281">
                <text:p>286.074465021281</text:p>
                <draw:g>
                  <svg:desc>'rewardlist_cylinder_withbutton_train_noposeobs_GRUrewards_10-4_13-2021GRU_lookahead_pos2rewardifbuttonpress10_23_2021'.F2:'rewardlist_cylinder_withbutton_train_noposeobs_GRUrewards_10-4_13-2021GRU_lookahead_pos2rewardifbuttonpress10_23_2021'.F5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5.056536348125">
                <text:p>285.05653634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.327981180128">
                <text:p>287.327981180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6.144232295665">
                <text:p>286.144232295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.550490572345">
                <text:p>289.550490572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.65358919576">
                <text:p>288.65358919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.268548115705">
                <text:p>290.268548115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8.92982707114">
                <text:p>288.92982707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48800740316">
                <text:p>288.4880074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2.534360305734">
                <text:p>292.534360305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.733210777945">
                <text:p>284.733210777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.956130201409">
                <text:p>289.956130201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.8605541019">
                <text:p>289.8605541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835621879202">
                <text:p>288.835621879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.435883113157">
                <text:p>288.435883113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.288664694179">
                <text:p>290.288664694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.240970686374">
                <text:p>286.240970686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.349133638957">
                <text:p>290.349133638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8.93551931779">
                <text:p>288.935519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.43323583815">
                <text:p>290.43323583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.877899062896">
                <text:p>289.877899062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.142235538986">
                <text:p>286.142235538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.587706491615">
                <text:p>292.587706491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1.460045608173">
                <text:p>291.460045608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.344072374533">
                <text:p>292.344072374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1.489788341977">
                <text:p>291.489788341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.387042213505">
                <text:p>290.387042213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6.10703897724">
                <text:p>286.10703897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2.533108607518">
                <text:p>292.533108607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.619416179759">
                <text:p>292.6194161797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3.653736139079">
                <text:p>293.653736139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.026545925747">
                <text:p>293.026545925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6.200528913055">
                <text:p>286.200528913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.775940129835">
                <text:p>287.775940129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.786190065898">
                <text:p>292.786190065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4.994338867716">
                <text:p>284.994338867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2.854973863112">
                <text:p>292.854973863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0.445097168866">
                <text:p>290.445097168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9.895605788702">
                <text:p>279.895605788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8.277513486469">
                <text:p>288.277513486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9.209228131148">
                <text:p>279.209228131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0.864420208041">
                <text:p>280.864420208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.590403105063">
                <text:p>286.5904031050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7.457502143166">
                <text:p>287.457502143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7.858194584042">
                <text:p>287.858194584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.925914766937">
                <text:p>279.9259147669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1.098006800306">
                <text:p>291.098006800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.674212413989">
                <text:p>288.674212413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9.426900274664">
                <text:p>289.426900274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6.281919099447">
                <text:p>286.2819190994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.726771404459">
                <text:p>289.726771404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9.572216477097">
                <text:p>289.5722164770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.826917527992">
                <text:p>293.826917527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.767138173747">
                <text:p>283.767138173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.894160873471">
                <text:p>285.894160873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9.800119096209">
                <text:p>279.800119096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.427843683259">
                <text:p>285.427843683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2.144102820075">
                <text:p>282.144102820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6.537861582321">
                <text:p>286.5378615823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7.590718596176">
                <text:p>287.590718596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8.320637470251">
                <text:p>288.3206374702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6.076282963928">
                <text:p>286.076282963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0.676035489755">
                <text:p>290.676035489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0.520258666515">
                <text:p>290.520258666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8.495845418181">
                <text:p>288.495845418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8.393384978483">
                <text:p>288.3933849784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7.350422341004">
                <text:p>287.3504223410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0.388413121075">
                <text:p>290.388413121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1.569420190398">
                <text:p>291.569420190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.210152003641">
                <text:p>279.210152003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2.310485139065">
                <text:p>292.310485139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0.649779629553">
                <text:p>290.6497796295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.819585156355">
                <text:p>281.819585156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9.237689364397">
                <text:p>279.237689364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9.988853169061">
                <text:p>289.988853169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9.292223507069">
                <text:p>289.292223507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8.816309963866">
                <text:p>288.8163099638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5.099511320215">
                <text:p>285.099511320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2.086431158366">
                <text:p>292.086431158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8.513279786192">
                <text:p>288.513279786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9.403296822587">
                <text:p>289.40329682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7.555581639107">
                <text:p>287.555581639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3.728420799312">
                <text:p>293.728420799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1.252382913638">
                <text:p>291.2523829136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4.029364813293">
                <text:p>294.029364813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2.609611210399">
                <text:p>292.609611210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0.144302166578">
                <text:p>290.144302166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.076975619205">
                <text:p>283.076975619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7.482863933213">
                <text:p>287.482863933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.680547977475">
                <text:p>289.680547977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7.007039797027">
                <text:p>287.0070397970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9.325959754229">
                <text:p>289.325959754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6.291008812683">
                <text:p>286.2910088126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6.84688203003">
                <text:p>286.84688203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.006357407985">
                <text:p>294.0063574079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1.128971429988">
                <text:p>291.128971429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0.234752263867">
                <text:p>290.234752263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1.249939121882">
                <text:p>291.2499391218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4.484450658645">
                <text:p>284.484450658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4.390632897107">
                <text:p>284.3906328971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.008612119474">
                <text:p>290.008612119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0.147371807441">
                <text:p>290.1473718074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4.648452927306">
                <text:p>284.648452927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3.932388003876">
                <text:p>293.932388003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4.57302320861">
                <text:p>284.573023208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8.79386880299">
                <text:p>288.793868802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9.076931413882">
                <text:p>289.0769314138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9.975863486232">
                <text:p>279.9758634862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7.766194765152">
                <text:p>287.766194765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9.430182668645">
                <text:p>279.430182668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9.253574010807">
                <text:p>279.2535740108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9.125300609237">
                <text:p>289.1253006092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8.860357820141">
                <text:p>288.8603578201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4.126762992197">
                <text:p>284.1267629921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9.330762067473">
                <text:p>279.3307620674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9.918519650246">
                <text:p>289.9185196502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9.337616605324">
                <text:p>279.3376166053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9.645266145462">
                <text:p>279.645266145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6.610549485876">
                <text:p>286.610549485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2.130781174774">
                <text:p>282.1307811747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7.872320892482">
                <text:p>287.8723208924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2.365977093317">
                <text:p>292.365977093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7.220841773289">
                <text:p>287.2208417732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8.908816422511">
                <text:p>288.9088164225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3.986419643541">
                <text:p>293.9864196435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9.394360257791">
                <text:p>279.3943602577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9.36691230405">
                <text:p>279.366912304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0.053107010826">
                <text:p>290.0531070108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9.173733546017">
                <text:p>279.1737335460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9.612960410549">
                <text:p>279.6129604105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7.859148258874">
                <text:p>287.8591482588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3.92308967427">
                <text:p>293.923089674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1.216351886414">
                <text:p>291.2163518864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8.153803979435">
                <text:p>288.1538039794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.005204386651">
                <text:p>286.0052043866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1.293957175819">
                <text:p>291.2939571758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3.922612836854">
                <text:p>293.9226128368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8.706816172287">
                <text:p>288.7068161722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9.401810842411">
                <text:p>279.401810842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2.589315817893">
                <text:p>292.5893158178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4.913872553817">
                <text:p>284.913872553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.386813064663">
                <text:p>282.386813064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9.332460800766">
                <text:p>279.3324608007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1.270413328419">
                <text:p>291.2704133284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1.942400593235">
                <text:p>281.942400593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9.550882139493">
                <text:p>279.5508821394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2.640073337075">
                <text:p>282.6400733370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4.339641095966">
                <text:p>284.3396410959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0.100973703175">
                <text:p>280.1009737031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9.96784665718">
                <text:p>279.9678466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1.847833636487">
                <text:p>291.8478336364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6.272739979194">
                <text:p>286.2727399791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9.58726665803">
                <text:p>289.587266658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2.789293645849">
                <text:p>282.7892936458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1.404136421183">
                <text:p>291.4041364211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7.08741670391">
                <text:p>287.087416703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3.822566386573">
                <text:p>293.8225663865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7.572747786072">
                <text:p>287.5727477860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9.898969316202">
                <text:p>289.8989693162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9.840382055497">
                <text:p>279.8403820554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8.719303352111">
                <text:p>288.7193033521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7.4270143509">
                <text:p>287.42701435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3.826321481222">
                <text:p>293.826321481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3.229802010936">
                <text:p>283.2298020109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.060740546225">
                <text:p>280.060740546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9.118863304125">
                <text:p>289.118863304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8.652605718591">
                <text:p>288.6526057185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1.766920287511">
                <text:p>291.7669202875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9.453786120722">
                <text:p>279.4537861207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6.254411541029">
                <text:p>286.254411541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9.989930189995">
                <text:p>279.9899301899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3.453259944866">
                <text:p>283.4532599448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8.968272087781">
                <text:p>288.9682720877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9.200223688178">
                <text:p>289.2002236881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9.278786789162">
                <text:p>279.2787867891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2.686411836664">
                <text:p>292.6864118366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0.580642341025">
                <text:p>280.5806423410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8.866228880822">
                <text:p>288.8662288808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7.166720726607">
                <text:p>287.1667207266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.088971558629">
                <text:p>289.088971558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2.464444019658">
                <text:p>292.4644440196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9.330046811349">
                <text:p>279.3300468113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9.518304046785">
                <text:p>289.5183040467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1.605600229314">
                <text:p>291.6056002293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5.466467513931">
                <text:p>285.4664675139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7.735557961193">
                <text:p>287.7355579611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7.837750179845">
                <text:p>287.83775017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2.723754166781">
                <text:p>292.7237541667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8.952268232016">
                <text:p>288.9522682320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9.772398784674">
                <text:p>289.7723987846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2.501071093651">
                <text:p>292.5010710936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5.586332519301">
                <text:p>285.5863325193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9.347868609761">
                <text:p>279.3478686097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9.538837857999">
                <text:p>289.538837857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5.670583730187">
                <text:p>285.6705837301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3.973519367728">
                <text:p>283.9735193677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8.87451393092">
                <text:p>288.874513930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6.87453860014">
                <text:p>286.874538600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5.861288894126">
                <text:p>285.8612888941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0.354021222468">
                <text:p>290.3540212224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9.922632372956">
                <text:p>289.9226323729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4.413759511768">
                <text:p>284.4137595117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1.073871042885">
                <text:p>281.0738710428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9.306558431878">
                <text:p>289.3065584318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2.020721138763">
                <text:p>282.0207211387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8.615978644597">
                <text:p>288.6159786445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8.476771921553">
                <text:p>288.4767719215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0.141649758453">
                <text:p>290.1416497584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8.426107946135">
                <text:p>288.4261079461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6.874806821187">
                <text:p>286.8748068211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9.404999692629">
                <text:p>279.4049996926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9.285760536367">
                <text:p>279.2857605363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8.419760048039">
                <text:p>288.4197600480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9.760656663312">
                <text:p>289.760656663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2.584189815674">
                <text:p>292.5841898156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9.244394890555">
                <text:p>279.2443948905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1.24603915229">
                <text:p>281.246039152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9.219893231575">
                <text:p>289.2198932315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8.802273062442">
                <text:p>288.8022730624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9.209675166225">
                <text:p>279.2096751662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1.284032997105">
                <text:p>291.2840329971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2.543926856387">
                <text:p>292.5439268563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1.92523444627">
                <text:p>281.925234446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3.702467099243">
                <text:p>283.7024670992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9.960540947504">
                <text:p>289.9605409475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0.702057067997">
                <text:p>280.7020570679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2.008651191679">
                <text:p>282.0086511916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0.70378146688">
                <text:p>290.703781466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1.121495179778">
                <text:p>281.1214951797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1.280103225173">
                <text:p>281.2801032251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661588557084">
                <text:p>287.6615885570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7.310367998086">
                <text:p>287.3103679980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7.690943860487">
                <text:p>287.6909438604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3.399943561323">
                <text:p>283.3999435613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3.485267656394">
                <text:p>283.4852676563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9.651490697457">
                <text:p>289.6514906974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2.277851578429">
                <text:p>292.2778515784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3.840124100687">
                <text:p>283.8401241006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8.683123313195">
                <text:p>288.6831233131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2.502326928616">
                <text:p>282.5023269286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4.094602132227">
                <text:p>294.0946021322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3.673226868445">
                <text:p>293.6732268684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1.933038522204">
                <text:p>291.9330385222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1.34062763788">
                <text:p>291.340627637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1.156747209452">
                <text:p>291.1567472094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0.398605520836">
                <text:p>290.3986055208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4.33466410544">
                <text:p>284.334664105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9.585154828746">
                <text:p>279.5851548287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0.02867323002">
                <text:p>280.02867323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1.930718076551">
                <text:p>281.9307180765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1.430213467354">
                <text:p>291.4302134673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7.640726920147">
                <text:p>287.6407269201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9.449047548904">
                <text:p>279.4490475489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7.413156263506">
                <text:p>287.4131562635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9.284032000735">
                <text:p>279.2840320007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0.749200230725">
                <text:p>290.7492002307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9.49679089515">
                <text:p>279.496790895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9.621007041939">
                <text:p>279.6210070419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0.978708039367">
                <text:p>290.9787080393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3.672754167778">
                <text:p>283.6727541677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2.274488050929">
                <text:p>282.2744880509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4.8047363903">
                <text:p>284.80473639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1.832783455554">
                <text:p>291.8327834555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1.750171373285">
                <text:p>291.7501713732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9.189375636971">
                <text:p>289.1893756369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1.131687579538">
                <text:p>281.1316875795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1.271128584542">
                <text:p>291.2711285845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2.658308231477">
                <text:p>292.6583082314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4.041051466725">
                <text:p>284.0410514667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0.91171651921">
                <text:p>280.911716519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8.200921476573">
                <text:p>288.2009214765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6.309188239157">
                <text:p>286.3091882391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1.576155518895">
                <text:p>291.5761555188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8.108087192205">
                <text:p>288.1080871922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7.286853953024">
                <text:p>287.2868539530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3.437792531194">
                <text:p>283.4377925311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7.55158812575">
                <text:p>287.551588125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.409917078478">
                <text:p>279.4099170784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3.489797611843">
                <text:p>283.4897976118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3.874217975909">
                <text:p>283.8742179759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0.6979104062">
                <text:p>290.69791040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0.601887271614">
                <text:p>290.6018872716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.891270046638">
                <text:p>285.8912700466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9.768077445594">
                <text:p>289.7680774455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9.314873284314">
                <text:p>289.3148732843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2.557367711042">
                <text:p>292.5573677110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3.798247678373">
                <text:p>293.7982476783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2.27171643345">
                <text:p>282.27171643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9.200198022588">
                <text:p>279.2001980225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.559734430392">
                <text:p>291.5597344303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9.542418275365">
                <text:p>279.5424182753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.493990471703">
                <text:p>291.4939904717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1.327697559727">
                <text:p>281.3276975597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9.917923603476">
                <text:p>289.9179236034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5.194849001015">
                <text:p>285.1948490010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1.211200218605">
                <text:p>281.2112002186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7.552959033321">
                <text:p>287.5529590333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5.698448916667">
                <text:p>285.69844891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6.142444155356">
                <text:p>286.1424441553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.346404158427">
                <text:p>289.3464041584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8.510418761698">
                <text:p>288.5104187616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2.393965625899">
                <text:p>282.3939656258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3.095959708818">
                <text:p>283.0959597088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8.50115023443">
                <text:p>288.501150234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3.557448920195">
                <text:p>283.5574489201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1.718431882803">
                <text:p>291.7184318828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8.238532027736">
                <text:p>288.2385320277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5.839950419774">
                <text:p>285.8399504197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3.94502833214">
                <text:p>283.945028332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2.20951895304">
                <text:p>282.209518953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9.28080921143">
                <text:p>289.280809211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0.483303766798">
                <text:p>290.4833037667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3.847004304128">
                <text:p>293.8470043041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6.315565939591">
                <text:p>286.3155659395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3.734411069347">
                <text:p>293.7344110693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0.095754157192">
                <text:p>290.0957541571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9.375882807933">
                <text:p>279.3758828079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0.124751832534">
                <text:p>290.124751832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9.328348078056">
                <text:p>279.3283480780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2.497047777956">
                <text:p>292.4970477779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2.33939754414">
                <text:p>282.33939754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1.436058862444">
                <text:p>281.4360588624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1.081228083742">
                <text:p>291.0812280837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8.524276849092">
                <text:p>288.5242768490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7.830418804578">
                <text:p>287.8304188045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9.913781078427">
                <text:p>289.9137810784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2.464477958745">
                <text:p>282.4644779587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4.186606087866">
                <text:p>284.1866060878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5.369520506852">
                <text:p>285.3695205068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2.559930712151">
                <text:p>292.5599307121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9.081938206747">
                <text:p>289.0819382067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5.872971410811">
                <text:p>285.8729714108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0.528066879197">
                <text:p>290.5280668791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9.707072058724">
                <text:p>289.7070720587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7.557667802801">
                <text:p>287.5576678028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6.65716034326">
                <text:p>286.657160343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2.895062145117">
                <text:p>282.8950621451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6.303645004199">
                <text:p>286.3036450041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9.934468038082">
                <text:p>279.9344680380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3.842061252688">
                <text:p>283.8420612526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3.720169688301">
                <text:p>283.7201696883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9.577257209049">
                <text:p>279.5772572090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3.82868000271">
                <text:p>283.82868000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5.43863212979">
                <text:p>285.438632129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0.942706814482">
                <text:p>290.9427068144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9.030767591575">
                <text:p>289.0307675915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3.822566386573">
                <text:p>293.8225663865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1.713399424348">
                <text:p>281.7133994243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7.022537013037">
                <text:p>287.0225370130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8.027442064276">
                <text:p>288.0274420642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5.275017291529">
                <text:p>285.275017291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9.965045237363">
                <text:p>279.9650452373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1.37338040787">
                <text:p>291.373380407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6.708092539724">
                <text:p>286.7080925397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8.852430398105">
                <text:p>288.8524303981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0.538736116373">
                <text:p>290.538736116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4.148007922785">
                <text:p>294.1480079227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3.766780545685">
                <text:p>283.7667805456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0.904917449288">
                <text:p>290.9049174492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1.454383163862">
                <text:p>291.4543831638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9.801221782733">
                <text:p>279.8012217827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7.45467092101">
                <text:p>287.454670921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2.197925843371">
                <text:p>282.1979258433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8.290537108386">
                <text:p>288.2905371083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3.698946286554">
                <text:p>293.6989462865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2.450049490172">
                <text:p>292.4500494901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4.746681434939">
                <text:p>284.7466814349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9.914887901699">
                <text:p>279.9148879016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5.041903399931">
                <text:p>285.0419033999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6.957478508133">
                <text:p>286.9574785081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0.83130567324">
                <text:p>290.831305673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8.505322561818">
                <text:p>288.5053225618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0.203608820155">
                <text:p>290.203608820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1.210808651457">
                <text:p>291.2108086514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0.038623074324">
                <text:p>290.0386230743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9.660729422386">
                <text:p>289.6607294223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1.353979085519">
                <text:p>291.3539790855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5.870617026071">
                <text:p>285.8706170260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0.735222933978">
                <text:p>290.7352229339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2.01669368632">
                <text:p>292.016693686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3.753424961297">
                <text:p>293.7534249612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3.823937294143">
                <text:p>293.8239372941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0.784669150266">
                <text:p>280.7846691502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1.533210349144">
                <text:p>291.533210349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8.763828045801">
                <text:p>288.7638280458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5.630439980253">
                <text:p>285.6304399802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6.425536568586">
                <text:p>286.4255365685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2.196491194376">
                <text:p>292.1964911943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0.472783541315">
                <text:p>290.4727835413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8.750566005177">
                <text:p>288.7505660051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8.934327224251">
                <text:p>288.9343272242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2.832298420277">
                <text:p>282.8322984202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3.737778733595">
                <text:p>293.7377787335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9.365388248039">
                <text:p>289.3653882480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9.73184193875">
                <text:p>279.73184193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9.270706218686">
                <text:p>289.2707062186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1.926273391369">
                <text:p>291.9262733913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1.629650716468">
                <text:p>291.6296507164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1.410990959033">
                <text:p>291.4109909590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2.873693868427">
                <text:p>282.8736938684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8.762755161616">
                <text:p>288.7627551616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9.48975340652">
                <text:p>289.489753406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9.512526529868">
                <text:p>279.5125265298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6.453371952727">
                <text:p>286.4533719527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9.51955988175">
                <text:p>279.519559881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3.394638745074">
                <text:p>283.3946387450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9.917357359045">
                <text:p>289.9173573590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9.862550858579">
                <text:p>289.8625508585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79.449166758258">
                <text:p>279.4491667582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2.661705698063">
                <text:p>292.6617056980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2.643407062236">
                <text:p>292.6434070622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7.656313543172">
                <text:p>287.6563135431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9.455037818938">
                <text:p>279.4550378189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8.885749412527">
                <text:p>288.8857494125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4.758840789039">
                <text:p>284.7588407890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1.403689386106">
                <text:p>291.4036893861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1.054231301826">
                <text:p>281.0542313018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9.071149760217">
                <text:p>289.0711497602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3.590197553437">
                <text:p>293.5901975534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7.4262394901">
                <text:p>287.42623949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3.781766985193">
                <text:p>293.7817669851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9.24275162519">
                <text:p>289.242751625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0.38534761696">
                <text:p>280.385347616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9.488148216991">
                <text:p>279.4881482169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8.431084936662">
                <text:p>288.4310849366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6.41173808587">
                <text:p>286.411738085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9.526291073498">
                <text:p>289.5262910734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0.996857663502">
                <text:p>290.9968576635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0.274121153001">
                <text:p>290.274121153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4.965192180681">
                <text:p>284.9651921806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0.785320664964">
                <text:p>290.7853206649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3.967644170299">
                <text:p>293.9676441702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3.981293641323">
                <text:p>293.9812936413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1.899391682059">
                <text:p>291.8993916820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3.820539827557">
                <text:p>293.8205398275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9.421510188147">
                <text:p>279.4215101881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6.764597773484">
                <text:p>286.7645977734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1.557737673714">
                <text:p>291.5577376737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1.416325577621">
                <text:p>291.4163255776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0.791847377092">
                <text:p>290.7918473770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0.173895888689">
                <text:p>290.1738958886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1.050561477445">
                <text:p>291.0505614774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8.446105315256">
                <text:p>288.4461053152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3.74356038726">
                <text:p>293.743560387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1.02472698673">
                <text:p>281.024726986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1.592993840136">
                <text:p>291.5929938401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7.483251363614">
                <text:p>287.4832513636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9.768260396373">
                <text:p>279.7682603963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2.581716221581">
                <text:p>292.5817162215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9.873611662903">
                <text:p>279.8736116629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7.181353674802">
                <text:p>287.1813536748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6.090737098091">
                <text:p>286.0907370980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8.318551306558">
                <text:p>288.3185513065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5.232757575563">
                <text:p>285.2327575755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3.81851326854">
                <text:p>293.818513268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9.027191310958">
                <text:p>289.0271913109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9.158172588581">
                <text:p>289.1581725885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2.635837268262">
                <text:p>292.6358372682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9.739198979606">
                <text:p>289.7391989796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1.442521833146">
                <text:p>291.4425218331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8.002199483582">
                <text:p>288.0021994835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3.286307244695">
                <text:p>283.2863072446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9.34869893849">
                <text:p>289.348698938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2.914761490853">
                <text:p>282.9147614908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79.752226738271">
                <text:p>279.7522267382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1.653466921663">
                <text:p>281.6534669216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8.695312469634">
                <text:p>288.6953124696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6.331539993017">
                <text:p>286.3315399930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5.882686973156">
                <text:p>285.8826869731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8.376308238534">
                <text:p>288.3763082385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8.20020622045">
                <text:p>288.200206220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3.266935724683">
                <text:p>283.2669357246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4.872864536067">
                <text:p>284.8728645360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9.168931232773">
                <text:p>289.1689312327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1.503650566119">
                <text:p>281.5036505661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1.502965112334">
                <text:p>281.5029651123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2.531529083579">
                <text:p>292.5315290835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7.47016813702">
                <text:p>287.470168137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9.813436604762">
                <text:p>289.8134366047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5.397385693332">
                <text:p>285.3973856933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9.262898006003">
                <text:p>289.2628980060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3.896655000037">
                <text:p>293.8966550000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6.337321646683">
                <text:p>286.3373216466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7.654614809879">
                <text:p>287.6546148098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4.541939369575">
                <text:p>284.5419393695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6.421185427168">
                <text:p>286.4211854271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8.41835933813">
                <text:p>288.418359338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3.836841706706">
                <text:p>293.8368417067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1.513004363654">
                <text:p>291.5130043636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5.660629749134">
                <text:p>285.6606297491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0.378399535345">
                <text:p>290.3783995353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3.961985862735">
                <text:p>283.9619858627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9.256137011917">
                <text:p>279.2561370119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2.0890579009">
                <text:p>282.08905790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9.115108209476">
                <text:p>289.115108209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1.591771944259">
                <text:p>291.5917719442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7.431752922718">
                <text:p>287.4317529227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2.536744492813">
                <text:p>292.5367444928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0.580668006616">
                <text:p>290.5806680066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9.452534422506">
                <text:p>279.4525344225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8.393325373806">
                <text:p>288.3933253738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1.922671445161">
                <text:p>281.9226714451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3.902943293456">
                <text:p>293.9029432934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9.547425068229">
                <text:p>279.5474250682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8.216120669199">
                <text:p>288.2161206691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1.685236214483">
                <text:p>281.6852362144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2.839212562804">
                <text:p>282.8392125628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2.280503986554">
                <text:p>292.2805039865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0.421497853537">
                <text:p>280.4214978535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92.447516291401">
                <text:p>292.4475162914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1.021951232503">
                <text:p>291.0219512325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8.915879576731">
                <text:p>288.9158795767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9.486683765657">
                <text:p>289.4866837656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8.50332580514">
                <text:p>288.503325805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3.879548457749">
                <text:p>293.8795484577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1.317977860634">
                <text:p>291.3179778606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4.874622874038">
                <text:p>284.8746228740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79.15620977099">
                <text:p>279.156209770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